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5.14mm"/>
    </style:style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UC by Time by ICU" table:style-name="ta1">
        <table:shapes>
          <draw:frame draw:z-index="0" draw:style-name="gr1" draw:text-style-name="P1" svg:width="159.99mm" svg:height="89.99mm" svg:x="5.49mm" svg:y="58.9mm">
            <loext:p draw:notify-on-update-of-ranges="'AUC by Time by ICU'.A3:'AUC by Time by ICU'.A12 'AUC by Time by ICU'.B2:'AUC by Time by ICU'.B2 'AUC by Time by ICU'.B3:'AUC by Time by ICU'.B12 'AUC by Time by ICU'.C2:'AUC by Time by ICU'.C2 'AUC by Time by ICU'.C3:'AUC by Time by ICU'.C12 'AUC by Time by ICU'.D2:'AUC by Time by ICU'.D2 'AUC by Time by ICU'.D3:'AUC by Time by ICU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.97mm" svg:y="154.6mm">
            <loext:p draw:notify-on-update-of-ranges="'AUC by Time by ICU'.F3:'AUC by Time by ICU'.F12 'AUC by Time by ICU'.G3:'AUC by Time by ICU'.G3 'AUC by Time by ICU'.G3:'AUC by Time by ICU'.G12 'AUC by Time by ICU'.H3:'AUC by Time by ICU'.H3 'AUC by Time by ICU'.H3:'AUC by Time by ICU'.H12 'AUC by Time by ICU'.I3:'AUC by Time by ICU'.I3 'AUC by Time by ICU'.I3:'AUC by Time by ICU'.I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90.27mm" svg:y="59.77mm">
            <loext:p draw:notify-on-update-of-ranges="'AUC by Time by ICU'.K3:'AUC by Time by ICU'.K12 'AUC by Time by ICU'.L3:'AUC by Time by ICU'.L3 'AUC by Time by ICU'.L3:'AUC by Time by ICU'.L12 'AUC by Time by ICU'.M3:'AUC by Time by ICU'.M3 'AUC by Time by ICU'.M3:'AUC by Time by ICU'.M12 'AUC by Time by ICU'.N3:'AUC by Time by ICU'.N3 'AUC by Time by ICU'.N3:'AUC by Time by ICU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90.54mm" svg:y="158.04mm">
            <loext:p draw:notify-on-update-of-ranges="'AUC by Time by ICU'.P3:'AUC by Time by ICU'.P12 'AUC by Time by ICU'.Q3:'AUC by Time by ICU'.Q3 'AUC by Time by ICU'.Q3:'AUC by Time by ICU'.Q12 'AUC by Time by ICU'.R3:'AUC by Time by ICU'.R3 'AUC by Time by ICU'.R3:'AUC by Time by ICU'.R12 'AUC by Time by ICU'.S3:'AUC by Time by ICU'.S3 'AUC by Time by ICU'.S3:'AUC by Time by ICU'.S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ronary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ardiac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Medical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urgic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Fine Tunning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Fine Tunning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Fine Tunning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Fine Tunning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94792917166" calcext:value-type="float">
            <text:p>0,7294792917</text:p>
          </table:table-cell>
          <table:table-cell office:value-type="float" office:value="0.7318985927704" calcext:value-type="float">
            <text:p>0,7318985928</text:p>
          </table:table-cell>
          <table:table-cell office:value-type="float" office:value="0.7434298719486" calcext:value-type="float">
            <text:p>0,74342987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3933017499" calcext:value-type="float">
            <text:p>0,7439330175</text:p>
          </table:table-cell>
          <table:table-cell office:value-type="float" office:value="0.788054513463" calcext:value-type="float">
            <text:p>0,7880545135</text:p>
          </table:table-cell>
          <table:table-cell office:value-type="float" office:value="0.8189443402352" calcext:value-type="float">
            <text:p>0,81894434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60011945178" calcext:value-type="float">
            <text:p>0,6760011945</text:p>
          </table:table-cell>
          <table:table-cell office:value-type="float" office:value="0.6606975983906" calcext:value-type="float">
            <text:p>0,6606975984</text:p>
          </table:table-cell>
          <table:table-cell office:value-type="float" office:value="0.667798629448" calcext:value-type="float">
            <text:p>0,66779862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39089343582" calcext:value-type="float">
            <text:p>0,6839089344</text:p>
          </table:table-cell>
          <table:table-cell office:value-type="float" office:value="0.6554475314918" calcext:value-type="float">
            <text:p>0,6554475315</text:p>
          </table:table-cell>
          <table:table-cell office:value-type="float" office:value="0.6477344971264" calcext:value-type="float">
            <text:p>0,6477344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24558611324" calcext:value-type="float">
            <text:p>0,7324558611</text:p>
          </table:table-cell>
          <table:table-cell office:value-type="float" office:value="0.7694596778104" calcext:value-type="float">
            <text:p>0,7694596778</text:p>
          </table:table-cell>
          <table:table-cell office:value-type="float" office:value="0.7666508269974" calcext:value-type="float">
            <text:p>0,7666508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5072906396" calcext:value-type="float">
            <text:p>0,7950729064</text:p>
          </table:table-cell>
          <table:table-cell office:value-type="float" office:value="0.8221112994894" calcext:value-type="float">
            <text:p>0,8221112995</text:p>
          </table:table-cell>
          <table:table-cell office:value-type="float" office:value="0.8195978524876" calcext:value-type="float">
            <text:p>0,8195978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7227398466" calcext:value-type="float">
            <text:p>0,6872273985</text:p>
          </table:table-cell>
          <table:table-cell office:value-type="float" office:value="0.680492267069" calcext:value-type="float">
            <text:p>0,6804922671</text:p>
          </table:table-cell>
          <table:table-cell office:value-type="float" office:value="0.6845245819186" calcext:value-type="float">
            <text:p>0,6845245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7302956166" calcext:value-type="float">
            <text:p>0,6730295617</text:p>
          </table:table-cell>
          <table:table-cell office:value-type="float" office:value="0.662112416052" calcext:value-type="float">
            <text:p>0,6621124161</text:p>
          </table:table-cell>
          <table:table-cell office:value-type="float" office:value="0.6805217697866" calcext:value-type="float">
            <text:p>0,6805217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66986188416" calcext:value-type="float">
            <text:p>0,7366986188</text:p>
          </table:table-cell>
          <table:table-cell office:value-type="float" office:value="0.80780486437" calcext:value-type="float">
            <text:p>0,8078048644</text:p>
          </table:table-cell>
          <table:table-cell office:value-type="float" office:value="0.782606072732" calcext:value-type="float">
            <text:p>0,7826060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2494669296" calcext:value-type="float">
            <text:p>0,8224946693</text:p>
          </table:table-cell>
          <table:table-cell office:value-type="float" office:value="0.818099944689" calcext:value-type="float">
            <text:p>0,8180999447</text:p>
          </table:table-cell>
          <table:table-cell office:value-type="float" office:value="0.8121421815004" calcext:value-type="float">
            <text:p>0,81214218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88860807246" calcext:value-type="float">
            <text:p>0,6888860807</text:p>
          </table:table-cell>
          <table:table-cell office:value-type="float" office:value="0.685264365648" calcext:value-type="float">
            <text:p>0,6852643656</text:p>
          </table:table-cell>
          <table:table-cell office:value-type="float" office:value="0.6975118823086" calcext:value-type="float">
            <text:p>0,69751188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014020529092" calcext:value-type="float">
            <text:p>0,7014020529</text:p>
          </table:table-cell>
          <table:table-cell office:value-type="float" office:value="0.6761745921978" calcext:value-type="float">
            <text:p>0,6761745922</text:p>
          </table:table-cell>
          <table:table-cell office:value-type="float" office:value="0.6778449296162" calcext:value-type="float">
            <text:p>0,6778449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8886584938" calcext:value-type="float">
            <text:p>0,7458886585</text:p>
          </table:table-cell>
          <table:table-cell office:value-type="float" office:value="0.7898001624894" calcext:value-type="float">
            <text:p>0,7898001625</text:p>
          </table:table-cell>
          <table:table-cell office:value-type="float" office:value="0.7855931008768" calcext:value-type="float">
            <text:p>0,7855931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084893466078" calcext:value-type="float">
            <text:p>0,8084893466</text:p>
          </table:table-cell>
          <table:table-cell office:value-type="float" office:value="0.8145518200546" calcext:value-type="float">
            <text:p>0,8145518201</text:p>
          </table:table-cell>
          <table:table-cell office:value-type="float" office:value="0.8120494953866" calcext:value-type="float">
            <text:p>0,8120494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994249968564" calcext:value-type="float">
            <text:p>0,6994249969</text:p>
          </table:table-cell>
          <table:table-cell office:value-type="float" office:value="0.6920595372814" calcext:value-type="float">
            <text:p>0,6920595373</text:p>
          </table:table-cell>
          <table:table-cell office:value-type="float" office:value="0.7101219036842" calcext:value-type="float">
            <text:p>0,71012190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965217930316" calcext:value-type="float">
            <text:p>0,696521793</text:p>
          </table:table-cell>
          <table:table-cell office:value-type="float" office:value="0.6553828332782" calcext:value-type="float">
            <text:p>0,6553828333</text:p>
          </table:table-cell>
          <table:table-cell office:value-type="float" office:value="0.6809324291082" calcext:value-type="float">
            <text:p>0,6809324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59190342804" calcext:value-type="float">
            <text:p>0,7559190343</text:p>
          </table:table-cell>
          <table:table-cell office:value-type="float" office:value="0.8044764117768" calcext:value-type="float">
            <text:p>0,8044764118</text:p>
          </table:table-cell>
          <table:table-cell office:value-type="float" office:value="0.8004898171392" calcext:value-type="float">
            <text:p>0,80048981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93554858156" calcext:value-type="float">
            <text:p>0,8093554858</text:p>
          </table:table-cell>
          <table:table-cell office:value-type="float" office:value="0.7968789328972" calcext:value-type="float">
            <text:p>0,7968789329</text:p>
          </table:table-cell>
          <table:table-cell office:value-type="float" office:value="0.7923525439082" calcext:value-type="float">
            <text:p>0,79235254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06220922922" calcext:value-type="float">
            <text:p>0,7106220923</text:p>
          </table:table-cell>
          <table:table-cell office:value-type="float" office:value="0.6954967936626" calcext:value-type="float">
            <text:p>0,6954967937</text:p>
          </table:table-cell>
          <table:table-cell office:value-type="float" office:value="0.705043757073" calcext:value-type="float">
            <text:p>0,70504375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22222867913" calcext:value-type="float">
            <text:p>0,7222228679</text:p>
          </table:table-cell>
          <table:table-cell office:value-type="float" office:value="0.6841923280314" calcext:value-type="float">
            <text:p>0,684192328</text:p>
          </table:table-cell>
          <table:table-cell office:value-type="float" office:value="0.7217112871266" calcext:value-type="float">
            <text:p>0,72171128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91733663164" calcext:value-type="float">
            <text:p>0,7591733663</text:p>
          </table:table-cell>
          <table:table-cell office:value-type="float" office:value="0.8028433343034" calcext:value-type="float">
            <text:p>0,8028433343</text:p>
          </table:table-cell>
          <table:table-cell office:value-type="float" office:value="0.8068430402464" calcext:value-type="float">
            <text:p>0,80684304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882116289508" calcext:value-type="float">
            <text:p>0,788211629</text:p>
          </table:table-cell>
          <table:table-cell office:value-type="float" office:value="0.8114889698516" calcext:value-type="float">
            <text:p>0,8114889699</text:p>
          </table:table-cell>
          <table:table-cell office:value-type="float" office:value="0.819974308411" calcext:value-type="float">
            <text:p>0,81997430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03174839683" calcext:value-type="float">
            <text:p>0,7031748397</text:p>
          </table:table-cell>
          <table:table-cell office:value-type="float" office:value="0.6917547466364" calcext:value-type="float">
            <text:p>0,6917547466</text:p>
          </table:table-cell>
          <table:table-cell office:value-type="float" office:value="0.7033243430152" calcext:value-type="float">
            <text:p>0,703324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43371629252" calcext:value-type="float">
            <text:p>0,7433716293</text:p>
          </table:table-cell>
          <table:table-cell office:value-type="float" office:value="0.699328610751" calcext:value-type="float">
            <text:p>0,6993286108</text:p>
          </table:table-cell>
          <table:table-cell office:value-type="float" office:value="0.7317772831786" calcext:value-type="float">
            <text:p>0,7317772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4989283592" calcext:value-type="float">
            <text:p>0,7449892836</text:p>
          </table:table-cell>
          <table:table-cell office:value-type="float" office:value="0.7967765894236" calcext:value-type="float">
            <text:p>0,7967765894</text:p>
          </table:table-cell>
          <table:table-cell office:value-type="float" office:value="0.7998420580352" calcext:value-type="float">
            <text:p>0,7998420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83674518433" calcext:value-type="float">
            <text:p>0,7836745184</text:p>
          </table:table-cell>
          <table:table-cell office:value-type="float" office:value="0.7951796206782" calcext:value-type="float">
            <text:p>0,7951796207</text:p>
          </table:table-cell>
          <table:table-cell office:value-type="float" office:value="0.8549303000426" calcext:value-type="float">
            <text:p>0,85493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004514019868" calcext:value-type="float">
            <text:p>0,700451402</text:p>
          </table:table-cell>
          <table:table-cell office:value-type="float" office:value="0.69577983151" calcext:value-type="float">
            <text:p>0,6957798315</text:p>
          </table:table-cell>
          <table:table-cell office:value-type="float" office:value="0.7203242172764" calcext:value-type="float">
            <text:p>0,7203242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325619911554" calcext:value-type="float">
            <text:p>0,7325619912</text:p>
          </table:table-cell>
          <table:table-cell office:value-type="float" office:value="0.7319640169456" calcext:value-type="float">
            <text:p>0,7319640169</text:p>
          </table:table-cell>
          <table:table-cell office:value-type="float" office:value="0.7293838366816" calcext:value-type="float">
            <text:p>0,7293838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26611250562" calcext:value-type="float">
            <text:p>0,7626611251</text:p>
          </table:table-cell>
          <table:table-cell office:value-type="float" office:value="0.7902876302036" calcext:value-type="float">
            <text:p>0,7902876302</text:p>
          </table:table-cell>
          <table:table-cell office:value-type="float" office:value="0.7920316611494" calcext:value-type="float">
            <text:p>0,79203166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370132225508" calcext:value-type="float">
            <text:p>0,8370132226</text:p>
          </table:table-cell>
          <table:table-cell office:value-type="float" office:value="0.801570152867" calcext:value-type="float">
            <text:p>0,8015701529</text:p>
          </table:table-cell>
          <table:table-cell office:value-type="float" office:value="0.8358477823468" calcext:value-type="float">
            <text:p>0,83584778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195598516282" calcext:value-type="float">
            <text:p>0,7195598516</text:p>
          </table:table-cell>
          <table:table-cell office:value-type="float" office:value="0.710115050924" calcext:value-type="float">
            <text:p>0,7101150509</text:p>
          </table:table-cell>
          <table:table-cell office:value-type="float" office:value="0.7278821199548" calcext:value-type="float">
            <text:p>0,727882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60288275094" calcext:value-type="float">
            <text:p>0,7260288275</text:p>
          </table:table-cell>
          <table:table-cell office:value-type="float" office:value="0.7070997572846" calcext:value-type="float">
            <text:p>0,7070997573</text:p>
          </table:table-cell>
          <table:table-cell office:value-type="float" office:value="0.7399102748124" calcext:value-type="float">
            <text:p>0,7399102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5699992118" calcext:value-type="float">
            <text:p>0,7656999921</text:p>
          </table:table-cell>
          <table:table-cell office:value-type="float" office:value="0.8154946069338" calcext:value-type="float">
            <text:p>0,8154946069</text:p>
          </table:table-cell>
          <table:table-cell office:value-type="float" office:value="0.8084166242254" calcext:value-type="float">
            <text:p>0,80841662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98325838284" calcext:value-type="float">
            <text:p>0,8398325838</text:p>
          </table:table-cell>
          <table:table-cell office:value-type="float" office:value="0.7981414680678" calcext:value-type="float">
            <text:p>0,7981414681</text:p>
          </table:table-cell>
          <table:table-cell office:value-type="float" office:value="0.8149651500212" calcext:value-type="float">
            <text:p>0,814965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355514900038" calcext:value-type="float">
            <text:p>0,73555149</text:p>
          </table:table-cell>
          <table:table-cell office:value-type="float" office:value="0.7260192380234" calcext:value-type="float">
            <text:p>0,726019238</text:p>
          </table:table-cell>
          <table:table-cell office:value-type="float" office:value="0.7346430277882" calcext:value-type="float">
            <text:p>0,73464302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45081482945" calcext:value-type="float">
            <text:p>0,7450814829</text:p>
          </table:table-cell>
          <table:table-cell office:value-type="float" office:value="0.7506860141444" calcext:value-type="float">
            <text:p>0,7506860141</text:p>
          </table:table-cell>
          <table:table-cell office:value-type="float" office:value="0.7428658596824" calcext:value-type="float">
            <text:p>0,7428658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83962524404" calcext:value-type="float">
            <text:p>0,7483962524</text:p>
          </table:table-cell>
          <table:table-cell office:value-type="float" office:value="0.8162497574786" calcext:value-type="float">
            <text:p>0,8162497575</text:p>
          </table:table-cell>
          <table:table-cell office:value-type="float" office:value="0.7820067420906" calcext:value-type="float">
            <text:p>0,78200674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423910211704" calcext:value-type="float">
            <text:p>0,8423910212</text:p>
          </table:table-cell>
          <table:table-cell office:value-type="float" office:value="0.8307758980034" calcext:value-type="float">
            <text:p>0,830775898</text:p>
          </table:table-cell>
          <table:table-cell office:value-type="float" office:value="0.8324919438232" calcext:value-type="float">
            <text:p>0,83249194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459601408272" calcext:value-type="float">
            <text:p>0,7459601408</text:p>
          </table:table-cell>
          <table:table-cell office:value-type="float" office:value="0.7181718848232" calcext:value-type="float">
            <text:p>0,7181718848</text:p>
          </table:table-cell>
          <table:table-cell office:value-type="float" office:value="0.7306288193134" calcext:value-type="float">
            <text:p>0,7306288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47218848488" calcext:value-type="float">
            <text:p>0,7472188485</text:p>
          </table:table-cell>
          <table:table-cell office:value-type="float" office:value="0.721728139655" calcext:value-type="float">
            <text:p>0,7217281397</text:p>
          </table:table-cell>
          <table:table-cell office:value-type="float" office:value="0.749348659449" calcext:value-type="float">
            <text:p>0,7493486594</text:p>
          </table:table-cell>
        </table:table-row>
      </table:table>
      <table:table table:name="AUC" table:style-name="ta1">
        <table:shapes>
          <draw:frame draw:z-index="0" draw:style-name="gr1" draw:text-style-name="P1" svg:width="175.48mm" svg:height="99.68mm" svg:x="98.2mm" svg:y="4.71mm">
            <loext:p draw:notify-on-update-of-ranges="AUC.A2:AUC.A11 AUC.B1:AUC.B1 AUC.B2:AUC.B11 AUC.C1:AUC.C1 AUC.C2:AUC.C11 AUC.D1:AUC.D1 AUC.D2:AUC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7083306095229" calcext:value-type="float">
            <text:p>0,7083306095</text:p>
          </table:table-cell>
          <table:table-cell office:value-type="float" office:value="0.70902455902895" calcext:value-type="float">
            <text:p>0,709024559</text:p>
          </table:table-cell>
          <table:table-cell office:value-type="float" office:value="0.71947683468955" calcext:value-type="float">
            <text:p>0,7194768347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219464319136" calcext:value-type="float">
            <text:p>0,7219464319</text:p>
          </table:table-cell>
          <table:table-cell office:value-type="float" office:value="0.7335439151052" calcext:value-type="float">
            <text:p>0,7335439151</text:p>
          </table:table-cell>
          <table:table-cell office:value-type="float" office:value="0.73782375779755" calcext:value-type="float">
            <text:p>0,737823757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0.73737035544285" calcext:value-type="float">
            <text:p>0,7373703554</text:p>
          </table:table-cell>
          <table:table-cell office:value-type="float" office:value="0.7468359417262" calcext:value-type="float">
            <text:p>0,7468359417</text:p>
          </table:table-cell>
          <table:table-cell office:value-type="float" office:value="0.7425262665393" calcext:value-type="float">
            <text:p>0,7425262665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0.7375811987474" calcext:value-type="float">
            <text:p>0,7375811987</text:p>
          </table:table-cell>
          <table:table-cell office:value-type="float" office:value="0.7379485882759" calcext:value-type="float">
            <text:p>0,7379485883</text:p>
          </table:table-cell>
          <table:table-cell office:value-type="float" office:value="0.74717423226395" calcext:value-type="float">
            <text:p>0,74717423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495298700753" calcext:value-type="float">
            <text:p>0,7495298701</text:p>
          </table:table-cell>
          <table:table-cell office:value-type="float" office:value="0.745261116592" calcext:value-type="float">
            <text:p>0,7452611166</text:p>
          </table:table-cell>
          <table:table-cell office:value-type="float" office:value="0.75489935131175" calcext:value-type="float">
            <text:p>0,7548993513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0.74848286605055" calcext:value-type="float">
            <text:p>0,7484828661</text:p>
          </table:table-cell>
          <table:table-cell office:value-type="float" office:value="0.7513539153856" calcext:value-type="float">
            <text:p>0,7513539154</text:p>
          </table:table-cell>
          <table:table-cell office:value-type="float" office:value="0.7654797437128" calcext:value-type="float">
            <text:p>0,7654797437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0.7404192987918" calcext:value-type="float">
            <text:p>0,7404192988</text:p>
          </table:table-cell>
          <table:table-cell office:value-type="float" office:value="0.75492501463935" calcext:value-type="float">
            <text:p>0,7549250146</text:p>
          </table:table-cell>
          <table:table-cell office:value-type="float" office:value="0.77612010300895" calcext:value-type="float">
            <text:p>0,776120103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0.76131575668615" calcext:value-type="float">
            <text:p>0,7613157567</text:p>
          </table:table-cell>
          <table:table-cell office:value-type="float" office:value="0.7522681478198" calcext:value-type="float">
            <text:p>0,7522681478</text:p>
          </table:table-cell>
          <table:table-cell office:value-type="float" office:value="0.77391795956585" calcext:value-type="float">
            <text:p>0,7739179596</text:p>
          </table:table-cell>
        </table:table-row>
        <table:table-row table:style-name="ro1">
          <table:table-cell office:value-type="float" office:value="43.2" calcext:value-type="float">
            <text:p>43,2</text:p>
          </table:table-cell>
          <table:table-cell office:value-type="float" office:value="0.7715413872238" calcext:value-type="float">
            <text:p>0,7715413872</text:p>
          </table:table-cell>
          <table:table-cell office:value-type="float" office:value="0.77258533179235" calcext:value-type="float">
            <text:p>0,7725853318</text:p>
          </table:table-cell>
          <table:table-cell office:value-type="float" office:value="0.7752226654293" calcext:value-type="float">
            <text:p>0,77522266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709915657315" calcext:value-type="float">
            <text:p>0,7709915657</text:p>
          </table:table-cell>
          <table:table-cell office:value-type="float" office:value="0.77173141999005" calcext:value-type="float">
            <text:p>0,77173142</text:p>
          </table:table-cell>
          <table:table-cell office:value-type="float" office:value="0.77361904116905" calcext:value-type="float">
            <text:p>0,7736190412</text:p>
          </table:table-cell>
        </table:table-row>
      </table:table>
      <table:table table:name="lo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y_true</text:p>
          </table:table-cell>
          <table:table-cell office:value-type="string" calcext:value-type="string">
            <text:p>y_fals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92671520134" calcext:value-type="float">
            <text:p>0,7926715201</text:p>
          </table:table-cell>
          <table:table-cell office:value-type="float" office:value="0.7586206876" calcext:value-type="float">
            <text:p>0,7586206876</text:p>
          </table:table-cell>
          <table:table-cell office:value-type="float" office:value="0.22222222953" calcext:value-type="float">
            <text:p>0,2222222295</text:p>
          </table:table-cell>
          <table:table-cell office:value-type="float" office:value="0.288998365402" calcext:value-type="float">
            <text:p>0,2889983654</text:p>
          </table:table-cell>
          <table:table-cell office:value-type="float" office:value="0.251231497732" calcext:value-type="float">
            <text:p>0,2512314977</text:p>
          </table:table-cell>
          <table:table-cell office:value-type="float" office:value="0.741532976827" calcext:value-type="float">
            <text:p>0,741532976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13147354126" calcext:value-type="float">
            <text:p>0,9131473541</text:p>
          </table:table-cell>
          <table:table-cell office:value-type="float" office:value="0.686956523812" calcext:value-type="float">
            <text:p>0,6869565238</text:p>
          </table:table-cell>
          <table:table-cell office:value-type="float" office:value="0.26039324027" calcext:value-type="float">
            <text:p>0,2603932403</text:p>
          </table:table-cell>
          <table:table-cell office:value-type="float" office:value="0.713333345496" calcext:value-type="float">
            <text:p>0,7133333455</text:p>
          </table:table-cell>
          <table:table-cell office:value-type="float" office:value="0.373671443825" calcext:value-type="float">
            <text:p>0,3736714438</text:p>
          </table:table-cell>
          <table:table-cell office:value-type="float" office:value="0.704545454545" calcext:value-type="float">
            <text:p>0,704545454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02148449939" calcext:value-type="float">
            <text:p>0,8021484499</text:p>
          </table:table-cell>
          <table:table-cell office:value-type="float" office:value="0.739130436856" calcext:value-type="float">
            <text:p>0,7391304369</text:p>
          </table:table-cell>
          <table:table-cell office:value-type="float" office:value="0.255652181869" calcext:value-type="float">
            <text:p>0,2556521819</text:p>
          </table:table-cell>
          <table:table-cell office:value-type="float" office:value="0.522153220229" calcext:value-type="float">
            <text:p>0,5221532202</text:p>
          </table:table-cell>
          <table:table-cell office:value-type="float" office:value="0.334472012779" calcext:value-type="float">
            <text:p>0,3344720128</text:p>
          </table:table-cell>
          <table:table-cell office:value-type="float" office:value="0.758838383838" calcext:value-type="float">
            <text:p>0,758838383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27019836592" calcext:value-type="float">
            <text:p>0,8270198366</text:p>
          </table:table-cell>
          <table:table-cell office:value-type="float" office:value="0.747826084365" calcext:value-type="float">
            <text:p>0,7478260844</text:p>
          </table:table-cell>
          <table:table-cell office:value-type="float" office:value="0.383395456231" calcext:value-type="float">
            <text:p>0,3833954562</text:p>
          </table:table-cell>
          <table:table-cell office:value-type="float" office:value="0.564927540655" calcext:value-type="float">
            <text:p>0,5649275407</text:p>
          </table:table-cell>
          <table:table-cell office:value-type="float" office:value="0.389514017623" calcext:value-type="float">
            <text:p>0,3895140176</text:p>
          </table:table-cell>
          <table:table-cell office:value-type="float" office:value="0.699494949495" calcext:value-type="float">
            <text:p>0,699494949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71063736238" calcext:value-type="float">
            <text:p>0,7106373624</text:p>
          </table:table-cell>
          <table:table-cell office:value-type="float" office:value="0.789473682119" calcext:value-type="float">
            <text:p>0,7894736821</text:p>
          </table:table-cell>
          <table:table-cell office:value-type="float" office:value="0.318067910378" calcext:value-type="float">
            <text:p>0,3180679104</text:p>
          </table:table-cell>
          <table:table-cell office:value-type="float" office:value="0.481203012299" calcext:value-type="float">
            <text:p>0,4812030123</text:p>
          </table:table-cell>
          <table:table-cell office:value-type="float" office:value="0.37923083389" calcext:value-type="float">
            <text:p>0,3792308339</text:p>
          </table:table-cell>
          <table:table-cell office:value-type="float" office:value="0.742984693878" calcext:value-type="float">
            <text:p>0,742984693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74416656386" calcext:value-type="float">
            <text:p>0,5744166564</text:p>
          </table:table-cell>
          <table:table-cell office:value-type="float" office:value="0.857954545455" calcext:value-type="float">
            <text:p>0,8579545455</text:p>
          </table:table-cell>
          <table:table-cell office:value-type="float" office:value="0.121212124825" calcext:value-type="float">
            <text:p>0,1212121248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124675311825" calcext:value-type="float">
            <text:p>0,1246753118</text:p>
          </table:table-cell>
          <table:table-cell office:value-type="float" office:value="0.757817697937" calcext:value-type="float">
            <text:p>0,757817697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79184122767" calcext:value-type="float">
            <text:p>0,5791841228</text:p>
          </table:table-cell>
          <table:table-cell office:value-type="float" office:value="0.862857144901" calcext:value-type="float">
            <text:p>0,8628571449</text:p>
          </table:table-cell>
          <table:table-cell office:value-type="float" office:value="0.158476194654" calcext:value-type="float">
            <text:p>0,1584761947</text:p>
          </table:table-cell>
          <table:table-cell office:value-type="float" office:value="0.457142835345" calcext:value-type="float">
            <text:p>0,4571428353</text:p>
          </table:table-cell>
          <table:table-cell office:value-type="float" office:value="0.235102010454" calcext:value-type="float">
            <text:p>0,2351020105</text:p>
          </table:table-cell>
          <table:table-cell office:value-type="float" office:value="0.803882195448" calcext:value-type="float">
            <text:p>0,803882195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711329069478" calcext:value-type="float">
            <text:p>0,7113290695</text:p>
          </table:table-cell>
          <table:table-cell office:value-type="float" office:value="0.822857143198" calcext:value-type="float">
            <text:p>0,8228571432</text:p>
          </table:table-cell>
          <table:table-cell office:value-type="float" office:value="0.207238100597" calcext:value-type="float">
            <text:p>0,2072381006</text:p>
          </table:table-cell>
          <table:table-cell office:value-type="float" office:value="0.426666668483" calcext:value-type="float">
            <text:p>0,4266666685</text:p>
          </table:table-cell>
          <table:table-cell office:value-type="float" office:value="0.272376747131" calcext:value-type="float">
            <text:p>0,2723767471</text:p>
          </table:table-cell>
          <table:table-cell office:value-type="float" office:value="0.778447121821" calcext:value-type="float">
            <text:p>0,778447121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72205820988" calcext:value-type="float">
            <text:p>0,572205821</text:p>
          </table:table-cell>
          <table:table-cell office:value-type="float" office:value="0.85632183908" calcext:value-type="float">
            <text:p>0,8563218391</text:p>
          </table:table-cell>
          <table:table-cell office:value-type="float" office:value="0.168582376392" calcext:value-type="float">
            <text:p>0,1685823764</text:p>
          </table:table-cell>
          <table:table-cell office:value-type="float" office:value="0.459770093019" calcext:value-type="float">
            <text:p>0,459770093</text:p>
          </table:table-cell>
          <table:table-cell office:value-type="float" office:value="0.242145565735" calcext:value-type="float">
            <text:p>0,2421455657</text:p>
          </table:table-cell>
          <table:table-cell office:value-type="float" office:value="0.738704819277" calcext:value-type="float">
            <text:p>0,738704819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44333008857" calcext:value-type="float">
            <text:p>0,5443330089</text:p>
          </table:table-cell>
          <table:table-cell office:value-type="float" office:value="0.862068963462" calcext:value-type="float">
            <text:p>0,8620689635</text:p>
          </table:table-cell>
          <table:table-cell office:value-type="float" office:value="0.0766283534039" calcext:value-type="float">
            <text:p>0,0766283534</text:p>
          </table:table-cell>
          <table:table-cell office:value-type="float" office:value="0.153256706808" calcext:value-type="float">
            <text:p>0,1532567068</text:p>
          </table:table-cell>
          <table:table-cell office:value-type="float" office:value="0.102171119602" calcext:value-type="float">
            <text:p>0,1021711196</text:p>
          </table:table-cell>
          <table:table-cell office:value-type="float" office:value="0.640813253012" calcext:value-type="float">
            <text:p>0,64081325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20431118398" calcext:value-type="float">
            <text:p>0,7204311184</text:p>
          </table:table-cell>
          <table:table-cell office:value-type="float" office:value="0.709459459459" calcext:value-type="float">
            <text:p>0,7094594595</text:p>
          </table:table-cell>
          <table:table-cell office:value-type="float" office:value="0.337819846901" calcext:value-type="float">
            <text:p>0,3378198469</text:p>
          </table:table-cell>
          <table:table-cell office:value-type="float" office:value="0.487001295025" calcext:value-type="float">
            <text:p>0,487001295</text:p>
          </table:table-cell>
          <table:table-cell office:value-type="float" office:value="0.37644105022" calcext:value-type="float">
            <text:p>0,3764410502</text:p>
          </table:table-cell>
          <table:table-cell office:value-type="float" office:value="0.674236137307" calcext:value-type="float">
            <text:p>0,674236137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61636820999" calcext:value-type="float">
            <text:p>0,761636821</text:p>
          </table:table-cell>
          <table:table-cell office:value-type="float" office:value="0.712837837838" calcext:value-type="float">
            <text:p>0,7128378378</text:p>
          </table:table-cell>
          <table:table-cell office:value-type="float" office:value="0.304375816036" calcext:value-type="float">
            <text:p>0,304375816</text:p>
          </table:table-cell>
          <table:table-cell office:value-type="float" office:value="0.385371088982" calcext:value-type="float">
            <text:p>0,385371089</text:p>
          </table:table-cell>
          <table:table-cell office:value-type="float" office:value="0.33084004473" calcext:value-type="float">
            <text:p>0,3308400447</text:p>
          </table:table-cell>
          <table:table-cell office:value-type="float" office:value="0.651603168616" calcext:value-type="float">
            <text:p>0,651603168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081343966" calcext:value-type="float">
            <text:p>0,7708134397</text:p>
          </table:table-cell>
          <table:table-cell office:value-type="float" office:value="0.749152542575" calcext:value-type="float">
            <text:p>0,7491525426</text:p>
          </table:table-cell>
          <table:table-cell office:value-type="float" office:value="0.387529538446" calcext:value-type="float">
            <text:p>0,3875295384</text:p>
          </table:table-cell>
          <table:table-cell office:value-type="float" office:value="0.504519785865" calcext:value-type="float">
            <text:p>0,5045197859</text:p>
          </table:table-cell>
          <table:table-cell office:value-type="float" office:value="0.424266178123" calcext:value-type="float">
            <text:p>0,4242661781</text:p>
          </table:table-cell>
          <table:table-cell office:value-type="float" office:value="0.674015151515" calcext:value-type="float">
            <text:p>0,674015151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18937298403" calcext:value-type="float">
            <text:p>0,7189372984</text:p>
          </table:table-cell>
          <table:table-cell office:value-type="float" office:value="0.749152542777" calcext:value-type="float">
            <text:p>0,7491525428</text:p>
          </table:table-cell>
          <table:table-cell office:value-type="float" office:value="0.310424345631" calcext:value-type="float">
            <text:p>0,3104243456</text:p>
          </table:table-cell>
          <table:table-cell office:value-type="float" office:value="0.403962151479" calcext:value-type="float">
            <text:p>0,4039621515</text:p>
          </table:table-cell>
          <table:table-cell office:value-type="float" office:value="0.335105895996" calcext:value-type="float">
            <text:p>0,335105896</text:p>
          </table:table-cell>
          <table:table-cell office:value-type="float" office:value="0.678636363636" calcext:value-type="float">
            <text:p>0,678636363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4509351799" calcext:value-type="float">
            <text:p>0,745093518</text:p>
          </table:table-cell>
          <table:table-cell office:value-type="float" office:value="0.742372881558" calcext:value-type="float">
            <text:p>0,7423728816</text:p>
          </table:table-cell>
          <table:table-cell office:value-type="float" office:value="0.291374767433" calcext:value-type="float">
            <text:p>0,2913747674</text:p>
          </table:table-cell>
          <table:table-cell office:value-type="float" office:value="0.3688135729" calcext:value-type="float">
            <text:p>0,3688135729</text:p>
          </table:table-cell>
          <table:table-cell office:value-type="float" office:value="0.318485770791" calcext:value-type="float">
            <text:p>0,3184857708</text:p>
          </table:table-cell>
          <table:table-cell office:value-type="float" office:value="0.701515151515" calcext:value-type="float">
            <text:p>0,701515151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12819523343" calcext:value-type="float">
            <text:p>0,7128195233</text:p>
          </table:table-cell>
          <table:table-cell office:value-type="float" office:value="0.691588782819" calcext:value-type="float">
            <text:p>0,6915887828</text:p>
          </table:table-cell>
          <table:table-cell office:value-type="float" office:value="0.242665439148" calcext:value-type="float">
            <text:p>0,2426654391</text:p>
          </table:table-cell>
          <table:table-cell office:value-type="float" office:value="0.648598119477" calcext:value-type="float">
            <text:p>0,6485981195</text:p>
          </table:table-cell>
          <table:table-cell office:value-type="float" office:value="0.337267225312" calcext:value-type="float">
            <text:p>0,3372672253</text:p>
          </table:table-cell>
          <table:table-cell office:value-type="float" office:value="0.693283976732" calcext:value-type="float">
            <text:p>0,693283976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00392367684" calcext:value-type="float">
            <text:p>0,7003923677</text:p>
          </table:table-cell>
          <table:table-cell office:value-type="float" office:value="0.785046731757" calcext:value-type="float">
            <text:p>0,7850467318</text:p>
          </table:table-cell>
          <table:table-cell office:value-type="float" office:value="0.276635519812" calcext:value-type="float">
            <text:p>0,2766355198</text:p>
          </table:table-cell>
          <table:table-cell office:value-type="float" office:value="0.36813530298" calcext:value-type="float">
            <text:p>0,368135303</text:p>
          </table:table-cell>
          <table:table-cell office:value-type="float" office:value="0.299302725034" calcext:value-type="float">
            <text:p>0,299302725</text:p>
          </table:table-cell>
          <table:table-cell office:value-type="float" office:value="0.638815441565" calcext:value-type="float">
            <text:p>0,638815441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05275473751" calcext:value-type="float">
            <text:p>0,7052754738</text:p>
          </table:table-cell>
          <table:table-cell office:value-type="float" office:value="0.719626170453" calcext:value-type="float">
            <text:p>0,7196261705</text:p>
          </table:table-cell>
          <table:table-cell office:value-type="float" office:value="0.211927019408" calcext:value-type="float">
            <text:p>0,2119270194</text:p>
          </table:table-cell>
          <table:table-cell office:value-type="float" office:value="0.350778820637" calcext:value-type="float">
            <text:p>0,3507788206</text:p>
          </table:table-cell>
          <table:table-cell office:value-type="float" office:value="0.243769435404" calcext:value-type="float">
            <text:p>0,2437694354</text:p>
          </table:table-cell>
          <table:table-cell office:value-type="float" office:value="0.665609025207" calcext:value-type="float">
            <text:p>0,665609025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79003150306" calcext:value-type="float">
            <text:p>0,7790031503</text:p>
          </table:table-cell>
          <table:table-cell office:value-type="float" office:value="0.680751176507" calcext:value-type="float">
            <text:p>0,6807511765</text:p>
          </table:table-cell>
          <table:table-cell office:value-type="float" office:value="0.258626514477" calcext:value-type="float">
            <text:p>0,2586265145</text:p>
          </table:table-cell>
          <table:table-cell office:value-type="float" office:value="0.57098145748" calcext:value-type="float">
            <text:p>0,5709814575</text:p>
          </table:table-cell>
          <table:table-cell office:value-type="float" office:value="0.348057724361" calcext:value-type="float">
            <text:p>0,3480577244</text:p>
          </table:table-cell>
          <table:table-cell office:value-type="float" office:value="0.701524282169" calcext:value-type="float">
            <text:p>0,701524282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3698767418" calcext:value-type="float">
            <text:p>0,7369876742</text:p>
          </table:table-cell>
          <table:table-cell office:value-type="float" office:value="0.737089202438" calcext:value-type="float">
            <text:p>0,7370892024</text:p>
          </table:table-cell>
          <table:table-cell office:value-type="float" office:value="0.294732371406" calcext:value-type="float">
            <text:p>0,2947323714</text:p>
          </table:table-cell>
          <table:table-cell office:value-type="float" office:value="0.521428578336" calcext:value-type="float">
            <text:p>0,5214285783</text:p>
          </table:table-cell>
          <table:table-cell office:value-type="float" office:value="0.354511875222" calcext:value-type="float">
            <text:p>0,3545118752</text:p>
          </table:table-cell>
          <table:table-cell office:value-type="float" office:value="0.720311946118" calcext:value-type="float">
            <text:p>0,720311946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660897234391" calcext:value-type="float">
            <text:p>0,6608972344</text:p>
          </table:table-cell>
          <table:table-cell office:value-type="float" office:value="0.767241377255" calcext:value-type="float">
            <text:p>0,7672413773</text:p>
          </table:table-cell>
          <table:table-cell office:value-type="float" office:value="0.214559390627" calcext:value-type="float">
            <text:p>0,2145593906</text:p>
          </table:table-cell>
          <table:table-cell office:value-type="float" office:value="0.249589500756" calcext:value-type="float">
            <text:p>0,2495895008</text:p>
          </table:table-cell>
          <table:table-cell office:value-type="float" office:value="0.229885027326" calcext:value-type="float">
            <text:p>0,2298850273</text:p>
          </table:table-cell>
          <table:table-cell office:value-type="float" office:value="0.710635769459" calcext:value-type="float">
            <text:p>0,710635769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25085956117" calcext:value-type="float">
            <text:p>0,7250859561</text:p>
          </table:table-cell>
          <table:table-cell office:value-type="float" office:value="0.678260865419" calcext:value-type="float">
            <text:p>0,6782608654</text:p>
          </table:table-cell>
          <table:table-cell office:value-type="float" office:value="0.239551950408" calcext:value-type="float">
            <text:p>0,2395519504</text:p>
          </table:table-cell>
          <table:table-cell office:value-type="float" office:value="0.564927548948" calcext:value-type="float">
            <text:p>0,5649275489</text:p>
          </table:table-cell>
          <table:table-cell office:value-type="float" office:value="0.324913688587" calcext:value-type="float">
            <text:p>0,3249136886</text:p>
          </table:table-cell>
          <table:table-cell office:value-type="float" office:value="0.708964646465" calcext:value-type="float">
            <text:p>0,708964646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85615461287" calcext:value-type="float">
            <text:p>0,6856154613</text:p>
          </table:table-cell>
          <table:table-cell office:value-type="float" office:value="0.695652169767" calcext:value-type="float">
            <text:p>0,6956521698</text:p>
          </table:table-cell>
          <table:table-cell office:value-type="float" office:value="0.25870680822" calcext:value-type="float">
            <text:p>0,2587068082</text:p>
          </table:table-cell>
          <table:table-cell office:value-type="float" office:value="0.701035205437" calcext:value-type="float">
            <text:p>0,7010352054</text:p>
          </table:table-cell>
          <table:table-cell office:value-type="float" office:value="0.358624582964" calcext:value-type="float">
            <text:p>0,358624583</text:p>
          </table:table-cell>
          <table:table-cell office:value-type="float" office:value="0.745580808081" calcext:value-type="float">
            <text:p>0,745580808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24556724403" calcext:value-type="float">
            <text:p>0,7245567244</text:p>
          </table:table-cell>
          <table:table-cell office:value-type="float" office:value="0.67826086801" calcext:value-type="float">
            <text:p>0,678260868</text:p>
          </table:table-cell>
          <table:table-cell office:value-type="float" office:value="0.221863364007" calcext:value-type="float">
            <text:p>0,221863364</text:p>
          </table:table-cell>
          <table:table-cell office:value-type="float" office:value="0.527826093591" calcext:value-type="float">
            <text:p>0,5278260936</text:p>
          </table:table-cell>
          <table:table-cell office:value-type="float" office:value="0.297639712303" calcext:value-type="float">
            <text:p>0,2976397123</text:p>
          </table:table-cell>
          <table:table-cell office:value-type="float" office:value="0.682449494949" calcext:value-type="float">
            <text:p>0,682449494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44207069748" calcext:value-type="float">
            <text:p>0,6442070697</text:p>
          </table:table-cell>
          <table:table-cell office:value-type="float" office:value="0.728070178576" calcext:value-type="float">
            <text:p>0,7280701786</text:p>
          </table:table-cell>
          <table:table-cell office:value-type="float" office:value="0.299248138279" calcext:value-type="float">
            <text:p>0,2992481383</text:p>
          </table:table-cell>
          <table:table-cell office:value-type="float" office:value="0.749373433883" calcext:value-type="float">
            <text:p>0,7493734339</text:p>
          </table:table-cell>
          <table:table-cell office:value-type="float" office:value="0.414957794704" calcext:value-type="float">
            <text:p>0,4149577947</text:p>
          </table:table-cell>
          <table:table-cell office:value-type="float" office:value="0.811862244898" calcext:value-type="float">
            <text:p>0,811862244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48241097819" calcext:value-type="float">
            <text:p>0,5482410978</text:p>
          </table:table-cell>
          <table:table-cell office:value-type="float" office:value="0.869318181818" calcext:value-type="float">
            <text:p>0,8693181818</text:p>
          </table:table-cell>
          <table:table-cell office:value-type="float" office:value="0.166666670279" calcext:value-type="float">
            <text:p>0,166666670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164502149278" calcext:value-type="float">
            <text:p>0,1645021493</text:p>
          </table:table-cell>
          <table:table-cell office:value-type="float" office:value="0.678642714571" calcext:value-type="float">
            <text:p>0,6786427146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8264820167" calcext:value-type="float">
            <text:p>0,4826482017</text:p>
          </table:table-cell>
          <table:table-cell office:value-type="float" office:value="0.857142859186" calcext:value-type="float">
            <text:p>0,8571428592</text:p>
          </table:table-cell>
          <table:table-cell office:value-type="float" office:value="0.209333335757" calcext:value-type="float">
            <text:p>0,2093333358</text:p>
          </table:table-cell>
          <table:table-cell office:value-type="float" office:value="0.499999978202" calcext:value-type="float">
            <text:p>0,4999999782</text:p>
          </table:table-cell>
          <table:table-cell office:value-type="float" office:value="0.293537382569" calcext:value-type="float">
            <text:p>0,2935373826</text:p>
          </table:table-cell>
          <table:table-cell office:value-type="float" office:value="0.825970548862" calcext:value-type="float">
            <text:p>0,825970548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51481938532" calcext:value-type="float">
            <text:p>0,5514819385</text:p>
          </table:table-cell>
          <table:table-cell office:value-type="float" office:value="0.845714286395" calcext:value-type="float">
            <text:p>0,8457142864</text:p>
          </table:table-cell>
          <table:table-cell office:value-type="float" office:value="0.217904763903" calcext:value-type="float">
            <text:p>0,2179047639</text:p>
          </table:table-cell>
          <table:table-cell office:value-type="float" office:value="0.518095239912" calcext:value-type="float">
            <text:p>0,5180952399</text:p>
          </table:table-cell>
          <table:table-cell office:value-type="float" office:value="0.303600878034" calcext:value-type="float">
            <text:p>0,303600878</text:p>
          </table:table-cell>
          <table:table-cell office:value-type="float" office:value="0.876171352075" calcext:value-type="float">
            <text:p>0,876171352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07019041941" calcext:value-type="float">
            <text:p>0,5070190419</text:p>
          </table:table-cell>
          <table:table-cell office:value-type="float" office:value="0.913793103448" calcext:value-type="float">
            <text:p>0,9137931034</text:p>
          </table:table-cell>
          <table:table-cell office:value-type="float" office:value="0.367816075511" calcext:value-type="float">
            <text:p>0,3678160755</text:p>
          </table:table-cell>
          <table:table-cell office:value-type="float" office:value="0.551724116007" calcext:value-type="float">
            <text:p>0,551724116</text:p>
          </table:table-cell>
          <table:table-cell office:value-type="float" office:value="0.422988464092" calcext:value-type="float">
            <text:p>0,4229884641</text:p>
          </table:table-cell>
          <table:table-cell office:value-type="float" office:value="0.894578313253" calcext:value-type="float">
            <text:p>0,894578313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75150427599" calcext:value-type="float">
            <text:p>0,4751504276</text:p>
          </table:table-cell>
          <table:table-cell office:value-type="float" office:value="0.85632183908" calcext:value-type="float">
            <text:p>0,8563218391</text:p>
          </table:table-cell>
          <table:table-cell office:value-type="float" office:value="0.137383681604" calcext:value-type="float">
            <text:p>0,1373836816</text:p>
          </table:table-cell>
          <table:table-cell office:value-type="float" office:value="0.233716467331" calcext:value-type="float">
            <text:p>0,2337164673</text:p>
          </table:table-cell>
          <table:table-cell office:value-type="float" office:value="0.163218365318" calcext:value-type="float">
            <text:p>0,1632183653</text:p>
          </table:table-cell>
          <table:table-cell office:value-type="float" office:value="0.664909638554" calcext:value-type="float">
            <text:p>0,664909638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53284027448" calcext:value-type="float">
            <text:p>0,7532840274</text:p>
          </table:table-cell>
          <table:table-cell office:value-type="float" office:value="0.685810810811" calcext:value-type="float">
            <text:p>0,6858108108</text:p>
          </table:table-cell>
          <table:table-cell office:value-type="float" office:value="0.336546369501" calcext:value-type="float">
            <text:p>0,3365463695</text:p>
          </table:table-cell>
          <table:table-cell office:value-type="float" office:value="0.668211083154" calcext:value-type="float">
            <text:p>0,6682110832</text:p>
          </table:table-cell>
          <table:table-cell office:value-type="float" office:value="0.436102706033" calcext:value-type="float">
            <text:p>0,436102706</text:p>
          </table:table-cell>
          <table:table-cell office:value-type="float" office:value="0.689626556017" calcext:value-type="float">
            <text:p>0,68962655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2215622148" calcext:value-type="float">
            <text:p>0,8221562215</text:p>
          </table:table-cell>
          <table:table-cell office:value-type="float" office:value="0.597972972973" calcext:value-type="float">
            <text:p>0,597972973</text:p>
          </table:table-cell>
          <table:table-cell office:value-type="float" office:value="0.255684936772" calcext:value-type="float">
            <text:p>0,2556849368</text:p>
          </table:table-cell>
          <table:table-cell office:value-type="float" office:value="0.588030902115" calcext:value-type="float">
            <text:p>0,5880309021</text:p>
          </table:table-cell>
          <table:table-cell office:value-type="float" office:value="0.347619874252" calcext:value-type="float">
            <text:p>0,3476198743</text:p>
          </table:table-cell>
          <table:table-cell office:value-type="float" office:value="0.655073557148" calcext:value-type="float">
            <text:p>0,6550735571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5913230403" calcext:value-type="float">
            <text:p>0,759132304</text:p>
          </table:table-cell>
          <table:table-cell office:value-type="float" office:value="0.718644068201" calcext:value-type="float">
            <text:p>0,7186440682</text:p>
          </table:table-cell>
          <table:table-cell office:value-type="float" office:value="0.323090965465" calcext:value-type="float">
            <text:p>0,3230909655</text:p>
          </table:table-cell>
          <table:table-cell office:value-type="float" office:value="0.391826747636" calcext:value-type="float">
            <text:p>0,3918267476</text:p>
          </table:table-cell>
          <table:table-cell office:value-type="float" office:value="0.349012105142" calcext:value-type="float">
            <text:p>0,3490121051</text:p>
          </table:table-cell>
          <table:table-cell office:value-type="float" office:value="0.645378787879" calcext:value-type="float">
            <text:p>0,645378787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24705960993" calcext:value-type="float">
            <text:p>0,724705961</text:p>
          </table:table-cell>
          <table:table-cell office:value-type="float" office:value="0.72542372942" calcext:value-type="float">
            <text:p>0,7254237294</text:p>
          </table:table-cell>
          <table:table-cell office:value-type="float" office:value="0.319381718716" calcext:value-type="float">
            <text:p>0,3193817187</text:p>
          </table:table-cell>
          <table:table-cell office:value-type="float" office:value="0.483674527831" calcext:value-type="float">
            <text:p>0,4836745278</text:p>
          </table:table-cell>
          <table:table-cell office:value-type="float" office:value="0.371024477684" calcext:value-type="float">
            <text:p>0,3710244777</text:p>
          </table:table-cell>
          <table:table-cell office:value-type="float" office:value="0.663484848485" calcext:value-type="float">
            <text:p>0,663484848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698605295359" calcext:value-type="float">
            <text:p>0,6986052954</text:p>
          </table:table-cell>
          <table:table-cell office:value-type="float" office:value="0.732203390033" calcext:value-type="float">
            <text:p>0,73220339</text:p>
          </table:table-cell>
          <table:table-cell office:value-type="float" office:value="0.286252363658" calcext:value-type="float">
            <text:p>0,2862523637</text:p>
          </table:table-cell>
          <table:table-cell office:value-type="float" office:value="0.359687932871" calcext:value-type="float">
            <text:p>0,3596879329</text:p>
          </table:table-cell>
          <table:table-cell office:value-type="float" office:value="0.301969621949" calcext:value-type="float">
            <text:p>0,3019696219</text:p>
          </table:table-cell>
          <table:table-cell office:value-type="float" office:value="0.649924242424" calcext:value-type="float">
            <text:p>0,649924242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44788756994" calcext:value-type="float">
            <text:p>0,744788757</text:p>
          </table:table-cell>
          <table:table-cell office:value-type="float" office:value="0.672897196819" calcext:value-type="float">
            <text:p>0,6728971968</text:p>
          </table:table-cell>
          <table:table-cell office:value-type="float" office:value="0.220101162652" calcext:value-type="float">
            <text:p>0,2201011627</text:p>
          </table:table-cell>
          <table:table-cell office:value-type="float" office:value="0.568847343186" calcext:value-type="float">
            <text:p>0,5688473432</text:p>
          </table:table-cell>
          <table:table-cell office:value-type="float" office:value="0.300735571256" calcext:value-type="float">
            <text:p>0,3007355713</text:p>
          </table:table-cell>
          <table:table-cell office:value-type="float" office:value="0.674951524766" calcext:value-type="float">
            <text:p>0,674951524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39848698411" calcext:value-type="float">
            <text:p>0,7398486984</text:p>
          </table:table-cell>
          <table:table-cell office:value-type="float" office:value="0.719626167667" calcext:value-type="float">
            <text:p>0,7196261677</text:p>
          </table:table-cell>
          <table:table-cell office:value-type="float" office:value="0.24259888903" calcext:value-type="float">
            <text:p>0,242598889</text:p>
          </table:table-cell>
          <table:table-cell office:value-type="float" office:value="0.47080553135" calcext:value-type="float">
            <text:p>0,4708055314</text:p>
          </table:table-cell>
          <table:table-cell office:value-type="float" office:value="0.309657273727" calcext:value-type="float">
            <text:p>0,3096572737</text:p>
          </table:table-cell>
          <table:table-cell office:value-type="float" office:value="0.647452846818" calcext:value-type="float">
            <text:p>0,647452846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61999548039" calcext:value-type="float">
            <text:p>0,761999548</text:p>
          </table:table-cell>
          <table:table-cell office:value-type="float" office:value="0.696261681686" calcext:value-type="float">
            <text:p>0,6962616817</text:p>
          </table:table-cell>
          <table:table-cell office:value-type="float" office:value="0.236036868574" calcext:value-type="float">
            <text:p>0,2360368686</text:p>
          </table:table-cell>
          <table:table-cell office:value-type="float" office:value="0.513395644237" calcext:value-type="float">
            <text:p>0,5133956442</text:p>
          </table:table-cell>
          <table:table-cell office:value-type="float" office:value="0.311125911842" calcext:value-type="float">
            <text:p>0,3111259118</text:p>
          </table:table-cell>
          <table:table-cell office:value-type="float" office:value="0.575180680416" calcext:value-type="float">
            <text:p>0,575180680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51693395102" calcext:value-type="float">
            <text:p>0,7516933951</text:p>
          </table:table-cell>
          <table:table-cell office:value-type="float" office:value="0.657276997824" calcext:value-type="float">
            <text:p>0,6572769978</text:p>
          </table:table-cell>
          <table:table-cell office:value-type="float" office:value="0.220758693319" calcext:value-type="float">
            <text:p>0,2207586933</text:p>
          </table:table-cell>
          <table:table-cell office:value-type="float" office:value="0.595573452157" calcext:value-type="float">
            <text:p>0,5955734522</text:p>
          </table:table-cell>
          <table:table-cell office:value-type="float" office:value="0.317448136952" calcext:value-type="float">
            <text:p>0,317448137</text:p>
          </table:table-cell>
          <table:table-cell office:value-type="float" office:value="0.661290322581" calcext:value-type="float">
            <text:p>0,661290322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39152767009" calcext:value-type="float">
            <text:p>0,739152767</text:p>
          </table:table-cell>
          <table:table-cell office:value-type="float" office:value="0.652582160464" calcext:value-type="float">
            <text:p>0,6525821605</text:p>
          </table:table-cell>
          <table:table-cell office:value-type="float" office:value="0.227422038434" calcext:value-type="float">
            <text:p>0,2274220384</text:p>
          </table:table-cell>
          <table:table-cell office:value-type="float" office:value="0.583635151106" calcext:value-type="float">
            <text:p>0,5836351511</text:p>
          </table:table-cell>
          <table:table-cell office:value-type="float" office:value="0.315519004361" calcext:value-type="float">
            <text:p>0,3155190044</text:p>
          </table:table-cell>
          <table:table-cell office:value-type="float" office:value="0.718362282878" calcext:value-type="float">
            <text:p>0,718362282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48959204246" calcext:value-type="float">
            <text:p>0,7489592042</text:p>
          </table:table-cell>
          <table:table-cell office:value-type="float" office:value="0.715517243435" calcext:value-type="float">
            <text:p>0,7155172434</text:p>
          </table:table-cell>
          <table:table-cell office:value-type="float" office:value="0.227586212343" calcext:value-type="float">
            <text:p>0,2275862123</text:p>
          </table:table-cell>
          <table:table-cell office:value-type="float" office:value="0.474548434389" calcext:value-type="float">
            <text:p>0,4745484344</text:p>
          </table:table-cell>
          <table:table-cell office:value-type="float" office:value="0.29118769436" calcext:value-type="float">
            <text:p>0,2911876944</text:p>
          </table:table-cell>
          <table:table-cell office:value-type="float" office:value="0.645276292335" calcext:value-type="float">
            <text:p>0,645276292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29276310879" calcext:value-type="float">
            <text:p>0,7292763109</text:p>
          </table:table-cell>
          <table:table-cell office:value-type="float" office:value="0.713043476706" calcext:value-type="float">
            <text:p>0,7130434767</text:p>
          </table:table-cell>
          <table:table-cell office:value-type="float" office:value="0.301366464858" calcext:value-type="float">
            <text:p>0,3013664649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17537397146" calcext:value-type="float">
            <text:p>0,4175373971</text:p>
          </table:table-cell>
          <table:table-cell office:value-type="float" office:value="0.797348484848" calcext:value-type="float">
            <text:p>0,797348484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71249717733" calcext:value-type="float">
            <text:p>0,6712497177</text:p>
          </table:table-cell>
          <table:table-cell office:value-type="float" office:value="0.765217387158" calcext:value-type="float">
            <text:p>0,7652173872</text:p>
          </table:table-cell>
          <table:table-cell office:value-type="float" office:value="0.346618357949" calcext:value-type="float">
            <text:p>0,3466183579</text:p>
          </table:table-cell>
          <table:table-cell office:value-type="float" office:value="0.756107670846" calcext:value-type="float">
            <text:p>0,7561076708</text:p>
          </table:table-cell>
          <table:table-cell office:value-type="float" office:value="0.448801003591" calcext:value-type="float">
            <text:p>0,4488010036</text:p>
          </table:table-cell>
          <table:table-cell office:value-type="float" office:value="0.824494949495" calcext:value-type="float">
            <text:p>0,8244949495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44638090548" calcext:value-type="float">
            <text:p>0,8446380905</text:p>
          </table:table-cell>
          <table:table-cell office:value-type="float" office:value="0.591304349899" calcext:value-type="float">
            <text:p>0,5913043499</text:p>
          </table:table-cell>
          <table:table-cell office:value-type="float" office:value="0.217536237965" calcext:value-type="float">
            <text:p>0,217536238</text:p>
          </table:table-cell>
          <table:table-cell office:value-type="float" office:value="0.758840585792" calcext:value-type="float">
            <text:p>0,7588405858</text:p>
          </table:table-cell>
          <table:table-cell office:value-type="float" office:value="0.329538383691" calcext:value-type="float">
            <text:p>0,3295383837</text:p>
          </table:table-cell>
          <table:table-cell office:value-type="float" office:value="0.647095959596" calcext:value-type="float">
            <text:p>0,647095959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97231894" calcext:value-type="float">
            <text:p>0,697231894</text:p>
          </table:table-cell>
          <table:table-cell office:value-type="float" office:value="0.771929826653" calcext:value-type="float">
            <text:p>0,7719298267</text:p>
          </table:table-cell>
          <table:table-cell office:value-type="float" office:value="0.2816014499" calcext:value-type="float">
            <text:p>0,2816014499</text:p>
          </table:table-cell>
          <table:table-cell office:value-type="float" office:value="0.521303277267" calcext:value-type="float">
            <text:p>0,5213032773</text:p>
          </table:table-cell>
          <table:table-cell office:value-type="float" office:value="0.364912221306" calcext:value-type="float">
            <text:p>0,3649122213</text:p>
          </table:table-cell>
          <table:table-cell office:value-type="float" office:value="0.802933673469" calcext:value-type="float">
            <text:p>0,802933673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15155507218" calcext:value-type="float">
            <text:p>0,6151555072</text:p>
          </table:table-cell>
          <table:table-cell office:value-type="float" office:value="0.914772727273" calcext:value-type="float">
            <text:p>0,9147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18181796507" calcext:value-type="float">
            <text:p>0,3181817965</text:p>
          </table:table-cell>
          <table:table-cell office:value-type="float" office:value="0.209090893919" calcext:value-type="float">
            <text:p>0,2090908939</text:p>
          </table:table-cell>
          <table:table-cell office:value-type="float" office:value="0.734530938124" calcext:value-type="float">
            <text:p>0,734530938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15248326915" calcext:value-type="float">
            <text:p>0,5152483269</text:p>
          </table:table-cell>
          <table:table-cell office:value-type="float" office:value="0.891428572791" calcext:value-type="float">
            <text:p>0,8914285728</text:p>
          </table:table-cell>
          <table:table-cell table:number-columns-repeated="2" office:value-type="float" office:value="0.274285692487" calcext:value-type="float">
            <text:p>0,2742856925</text:p>
          </table:table-cell>
          <table:table-cell office:value-type="float" office:value="0.274285681588" calcext:value-type="float">
            <text:p>0,2742856816</text:p>
          </table:table-cell>
          <table:table-cell office:value-type="float" office:value="0.773092369478" calcext:value-type="float">
            <text:p>0,773092369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61740600041" calcext:value-type="float">
            <text:p>0,5617406</text:p>
          </table:table-cell>
          <table:table-cell office:value-type="float" office:value="0.891428571429" calcext:value-type="float">
            <text:p>0,8914285714</text:p>
          </table:table-cell>
          <table:table-cell office:value-type="float" office:value="0.256000003815" calcext:value-type="float">
            <text:p>0,2560000038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301714254107" calcext:value-type="float">
            <text:p>0,3017142541</text:p>
          </table:table-cell>
          <table:table-cell office:value-type="float" office:value="0.911646586345" calcext:value-type="float">
            <text:p>0,911646586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38375259131" calcext:value-type="float">
            <text:p>0,5383752591</text:p>
          </table:table-cell>
          <table:table-cell office:value-type="float" office:value="0.908045977011" calcext:value-type="float">
            <text:p>0,908045977</text:p>
          </table:table-cell>
          <table:table-cell office:value-type="float" office:value="0.153256706808" calcext:value-type="float">
            <text:p>0,1532567068</text:p>
          </table:table-cell>
          <table:table-cell office:value-type="float" office:value="0.36781607003" calcext:value-type="float">
            <text:p>0,36781607</text:p>
          </table:table-cell>
          <table:table-cell office:value-type="float" office:value="0.214559357742" calcext:value-type="float">
            <text:p>0,2145593577</text:p>
          </table:table-cell>
          <table:table-cell office:value-type="float" office:value="0.923192771084" calcext:value-type="float">
            <text:p>0,923192771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69498987033" calcext:value-type="float">
            <text:p>0,569498987</text:p>
          </table:table-cell>
          <table:table-cell office:value-type="float" office:value="0.913793103448" calcext:value-type="float">
            <text:p>0,9137931034</text:p>
          </table:table-cell>
          <table:table-cell office:value-type="float" office:value="0.126436772018" calcext:value-type="float">
            <text:p>0,126436772</text:p>
          </table:table-cell>
          <table:table-cell office:value-type="float" office:value="0.141762444343" calcext:value-type="float">
            <text:p>0,1417624443</text:p>
          </table:table-cell>
          <table:table-cell office:value-type="float" office:value="0.133004907904" calcext:value-type="float">
            <text:p>0,1330049079</text:p>
          </table:table-cell>
          <table:table-cell office:value-type="float" office:value="0.752259036145" calcext:value-type="float">
            <text:p>0,752259036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08327603985" calcext:value-type="float">
            <text:p>0,808327604</text:p>
          </table:table-cell>
          <table:table-cell office:value-type="float" office:value="0.614864864865" calcext:value-type="float">
            <text:p>0,6148648649</text:p>
          </table:table-cell>
          <table:table-cell office:value-type="float" office:value="0.264711417056" calcext:value-type="float">
            <text:p>0,2647114171</text:p>
          </table:table-cell>
          <table:table-cell office:value-type="float" office:value="0.604118414827" calcext:value-type="float">
            <text:p>0,6041184148</text:p>
          </table:table-cell>
          <table:table-cell office:value-type="float" office:value="0.361763860728" calcext:value-type="float">
            <text:p>0,3617638607</text:p>
          </table:table-cell>
          <table:table-cell office:value-type="float" office:value="0.663070539419" calcext:value-type="float">
            <text:p>0,6630705394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1015908557" calcext:value-type="float">
            <text:p>0,8101590856</text:p>
          </table:table-cell>
          <table:table-cell office:value-type="float" office:value="0.608108108108" calcext:value-type="float">
            <text:p>0,6081081081</text:p>
          </table:table-cell>
          <table:table-cell office:value-type="float" office:value="0.23747604441" calcext:value-type="float">
            <text:p>0,2374760444</text:p>
          </table:table-cell>
          <table:table-cell office:value-type="float" office:value="0.520077231768" calcext:value-type="float">
            <text:p>0,5200772318</text:p>
          </table:table-cell>
          <table:table-cell office:value-type="float" office:value="0.321467828912" calcext:value-type="float">
            <text:p>0,3214678289</text:p>
          </table:table-cell>
          <table:table-cell office:value-type="float" office:value="0.6513013957" calcext:value-type="float">
            <text:p>0,651301395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96174520355" calcext:value-type="float">
            <text:p>0,7961745204</text:p>
          </table:table-cell>
          <table:table-cell office:value-type="float" office:value="0.667796610372" calcext:value-type="float">
            <text:p>0,6677966104</text:p>
          </table:table-cell>
          <table:table-cell office:value-type="float" office:value="0.315562113463" calcext:value-type="float">
            <text:p>0,3155621135</text:p>
          </table:table-cell>
          <table:table-cell office:value-type="float" office:value="0.628474587909" calcext:value-type="float">
            <text:p>0,6284745879</text:p>
          </table:table-cell>
          <table:table-cell office:value-type="float" office:value="0.415172052181" calcext:value-type="float">
            <text:p>0,4151720522</text:p>
          </table:table-cell>
          <table:table-cell office:value-type="float" office:value="0.685378787879" calcext:value-type="float">
            <text:p>0,685378787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29727919425" calcext:value-type="float">
            <text:p>0,8297279194</text:p>
          </table:table-cell>
          <table:table-cell office:value-type="float" office:value="0.616949153149" calcext:value-type="float">
            <text:p>0,6169491531</text:p>
          </table:table-cell>
          <table:table-cell office:value-type="float" office:value="0.257985584615" calcext:value-type="float">
            <text:p>0,2579855846</text:p>
          </table:table-cell>
          <table:table-cell office:value-type="float" office:value="0.627368122036" calcext:value-type="float">
            <text:p>0,627368122</text:p>
          </table:table-cell>
          <table:table-cell office:value-type="float" office:value="0.353173369068" calcext:value-type="float">
            <text:p>0,3531733691</text:p>
          </table:table-cell>
          <table:table-cell office:value-type="float" office:value="0.671818181818" calcext:value-type="float">
            <text:p>0,671818181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56347194567" calcext:value-type="float">
            <text:p>0,7563471946</text:p>
          </table:table-cell>
          <table:table-cell office:value-type="float" office:value="0.732203390033" calcext:value-type="float">
            <text:p>0,73220339</text:p>
          </table:table-cell>
          <table:table-cell office:value-type="float" office:value="0.322970142203" calcext:value-type="float">
            <text:p>0,3229701422</text:p>
          </table:table-cell>
          <table:table-cell office:value-type="float" office:value="0.407726672544" calcext:value-type="float">
            <text:p>0,4077266725</text:p>
          </table:table-cell>
          <table:table-cell office:value-type="float" office:value="0.348955720158" calcext:value-type="float">
            <text:p>0,3489557202</text:p>
          </table:table-cell>
          <table:table-cell office:value-type="float" office:value="0.667424242424" calcext:value-type="float">
            <text:p>0,667424242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78466237483" calcext:value-type="float">
            <text:p>0,7784662375</text:p>
          </table:table-cell>
          <table:table-cell office:value-type="float" office:value="0.668224301294" calcext:value-type="float">
            <text:p>0,6682243013</text:p>
          </table:table-cell>
          <table:table-cell office:value-type="float" office:value="0.213812362368" calcext:value-type="float">
            <text:p>0,2138123624</text:p>
          </table:table-cell>
          <table:table-cell office:value-type="float" office:value="0.421183804485" calcext:value-type="float">
            <text:p>0,4211838045</text:p>
          </table:table-cell>
          <table:table-cell office:value-type="float" office:value="0.281432740042" calcext:value-type="float">
            <text:p>0,28143274</text:p>
          </table:table-cell>
          <table:table-cell office:value-type="float" office:value="0.642164639521" calcext:value-type="float">
            <text:p>0,6421646395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99035119788" calcext:value-type="float">
            <text:p>0,6990351198</text:p>
          </table:table-cell>
          <table:table-cell office:value-type="float" office:value="0.747663549174" calcext:value-type="float">
            <text:p>0,7476635492</text:p>
          </table:table-cell>
          <table:table-cell office:value-type="float" office:value="0.20925679594" calcext:value-type="float">
            <text:p>0,2092567959</text:p>
          </table:table-cell>
          <table:table-cell office:value-type="float" office:value="0.32340900029" calcext:value-type="float">
            <text:p>0,3234090003</text:p>
          </table:table-cell>
          <table:table-cell office:value-type="float" office:value="0.247345140326" calcext:value-type="float">
            <text:p>0,2473451403</text:p>
          </table:table-cell>
          <table:table-cell office:value-type="float" office:value="0.648334214701" calcext:value-type="float">
            <text:p>0,648334214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36070148856" calcext:value-type="float">
            <text:p>0,7360701489</text:p>
          </table:table-cell>
          <table:table-cell office:value-type="float" office:value="0.700934581667" calcext:value-type="float">
            <text:p>0,7009345817</text:p>
          </table:table-cell>
          <table:table-cell office:value-type="float" office:value="0.195846316831" calcext:value-type="float">
            <text:p>0,1958463168</text:p>
          </table:table-cell>
          <table:table-cell office:value-type="float" office:value="0.350778820637" calcext:value-type="float">
            <text:p>0,3507788206</text:p>
          </table:table-cell>
          <table:table-cell office:value-type="float" office:value="0.245015540134" calcext:value-type="float">
            <text:p>0,2450155401</text:p>
          </table:table-cell>
          <table:table-cell office:value-type="float" office:value="0.561431341442" calcext:value-type="float">
            <text:p>0,561431341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20303475297" calcext:value-type="float">
            <text:p>0,7203034753</text:p>
          </table:table-cell>
          <table:table-cell office:value-type="float" office:value="0.708920189752" calcext:value-type="float">
            <text:p>0,7089201898</text:p>
          </table:table-cell>
          <table:table-cell office:value-type="float" office:value="0.215943475284" calcext:value-type="float">
            <text:p>0,2159434753</text:p>
          </table:table-cell>
          <table:table-cell office:value-type="float" office:value="0.424770856687" calcext:value-type="float">
            <text:p>0,4247708567</text:p>
          </table:table-cell>
          <table:table-cell office:value-type="float" office:value="0.276416662154" calcext:value-type="float">
            <text:p>0,2764166622</text:p>
          </table:table-cell>
          <table:table-cell office:value-type="float" office:value="0.706841545551" calcext:value-type="float">
            <text:p>0,706841545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09781065233" calcext:value-type="float">
            <text:p>0,7097810652</text:p>
          </table:table-cell>
          <table:table-cell office:value-type="float" office:value="0.765258217082" calcext:value-type="float">
            <text:p>0,7652582171</text:p>
          </table:table-cell>
          <table:table-cell office:value-type="float" office:value="0.204299877507" calcext:value-type="float">
            <text:p>0,2042998775</text:p>
          </table:table-cell>
          <table:table-cell office:value-type="float" office:value="0.211368211558" calcext:value-type="float">
            <text:p>0,2113682116</text:p>
          </table:table-cell>
          <table:table-cell office:value-type="float" office:value="0.188806777409" calcext:value-type="float">
            <text:p>0,1888067774</text:p>
          </table:table-cell>
          <table:table-cell office:value-type="float" office:value="0.679900744417" calcext:value-type="float">
            <text:p>0,679900744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72556370702" calcext:value-type="float">
            <text:p>0,7725563707</text:p>
          </table:table-cell>
          <table:table-cell office:value-type="float" office:value="0.801724135876" calcext:value-type="float">
            <text:p>0,8017241359</text:p>
          </table:table-cell>
          <table:table-cell office:value-type="float" office:value="0.291187746771" calcext:value-type="float">
            <text:p>0,2911877468</text:p>
          </table:table-cell>
          <table:table-cell office:value-type="float" office:value="0.426929408106" calcext:value-type="float">
            <text:p>0,4269294081</text:p>
          </table:table-cell>
          <table:table-cell office:value-type="float" office:value="0.346179814174" calcext:value-type="float">
            <text:p>0,3461798142</text:p>
          </table:table-cell>
          <table:table-cell office:value-type="float" office:value="0.729649435532" calcext:value-type="float">
            <text:p>0,729649435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98284927658" calcext:value-type="float">
            <text:p>0,8982849277</text:p>
          </table:table-cell>
          <table:table-cell office:value-type="float" office:value="0.721739132508" calcext:value-type="float">
            <text:p>0,7217391325</text:p>
          </table:table-cell>
          <table:table-cell office:value-type="float" office:value="0.282608704075" calcext:value-type="float">
            <text:p>0,2826087041</text:p>
          </table:table-cell>
          <table:table-cell office:value-type="float" office:value="0.574202919006" calcext:value-type="float">
            <text:p>0,574202919</text:p>
          </table:table-cell>
          <table:table-cell office:value-type="float" office:value="0.371398066697" calcext:value-type="float">
            <text:p>0,3713980667</text:p>
          </table:table-cell>
          <table:table-cell office:value-type="float" office:value="0.737373737374" calcext:value-type="float">
            <text:p>0,737373737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47848265067" calcext:value-type="float">
            <text:p>0,8478482651</text:p>
          </table:table-cell>
          <table:table-cell office:value-type="float" office:value="0.782608697725" calcext:value-type="float">
            <text:p>0,7826086977</text:p>
          </table:table-cell>
          <table:table-cell office:value-type="float" office:value="0.300703947311" calcext:value-type="float">
            <text:p>0,3007039473</text:p>
          </table:table-cell>
          <table:table-cell office:value-type="float" office:value="0.452588002837" calcext:value-type="float">
            <text:p>0,4525880028</text:p>
          </table:table-cell>
          <table:table-cell office:value-type="float" office:value="0.351366411344" calcext:value-type="float">
            <text:p>0,3513664113</text:p>
          </table:table-cell>
          <table:table-cell office:value-type="float" office:value="0.745580808081" calcext:value-type="float">
            <text:p>0,745580808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24506376101" calcext:value-type="float">
            <text:p>0,9245063761</text:p>
          </table:table-cell>
          <table:table-cell office:value-type="float" office:value="0.704347823495" calcext:value-type="float">
            <text:p>0,7043478235</text:p>
          </table:table-cell>
          <table:table-cell office:value-type="float" office:value="0.166243039007" calcext:value-type="float">
            <text:p>0,166243039</text:p>
          </table:table-cell>
          <table:table-cell office:value-type="float" office:value="0.42666667026" calcext:value-type="float">
            <text:p>0,4266666703</text:p>
          </table:table-cell>
          <table:table-cell office:value-type="float" office:value="0.221835708618" calcext:value-type="float">
            <text:p>0,2218357086</text:p>
          </table:table-cell>
          <table:table-cell office:value-type="float" office:value="0.681818181818" calcext:value-type="float">
            <text:p>0,681818181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852878268351" calcext:value-type="float">
            <text:p>0,8528782684</text:p>
          </table:table-cell>
          <table:table-cell office:value-type="float" office:value="0.745614037179" calcext:value-type="float">
            <text:p>0,7456140372</text:p>
          </table:table-cell>
          <table:table-cell office:value-type="float" office:value="0.257309947098" calcext:value-type="float">
            <text:p>0,2573099471</text:p>
          </table:table-cell>
          <table:table-cell office:value-type="float" office:value="0.481203012299" calcext:value-type="float">
            <text:p>0,4812030123</text:p>
          </table:table-cell>
          <table:table-cell office:value-type="float" office:value="0.327321755259" calcext:value-type="float">
            <text:p>0,3273217553</text:p>
          </table:table-cell>
          <table:table-cell office:value-type="float" office:value="0.767857142857" calcext:value-type="float">
            <text:p>0,767857142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83304497329" calcext:value-type="float">
            <text:p>0,5833044973</text:p>
          </table:table-cell>
          <table:table-cell office:value-type="float" office:value="0.886363636364" calcext:value-type="float">
            <text:p>0,8863636364</text:p>
          </table:table-cell>
          <table:table-cell office:value-type="float" office:value="0.151515153321" calcext:value-type="float">
            <text:p>0,151515153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163636348464" calcext:value-type="float">
            <text:p>0,1636363485</text:p>
          </table:table-cell>
          <table:table-cell office:value-type="float" office:value="0.811709913506" calcext:value-type="float">
            <text:p>0,811709913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4613554818" calcext:value-type="float">
            <text:p>0,5246135548</text:p>
          </table:table-cell>
          <table:table-cell office:value-type="float" office:value="0.908571429593" calcext:value-type="float">
            <text:p>0,9085714296</text:p>
          </table:table-cell>
          <table:table-cell office:value-type="float" office:value="0.228571428571" calcext:value-type="float">
            <text:p>0,2285714286</text:p>
          </table:table-cell>
          <table:table-cell office:value-type="float" office:value="0.365714263916" calcext:value-type="float">
            <text:p>0,3657142639</text:p>
          </table:table-cell>
          <table:table-cell office:value-type="float" office:value="0.274285676139" calcext:value-type="float">
            <text:p>0,2742856761</text:p>
          </table:table-cell>
          <table:table-cell office:value-type="float" office:value="0.801204819277" calcext:value-type="float">
            <text:p>0,801204819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03171282836" calcext:value-type="float">
            <text:p>0,6031712828</text:p>
          </table:table-cell>
          <table:table-cell office:value-type="float" office:value="0.822857143198" calcext:value-type="float">
            <text:p>0,8228571432</text:p>
          </table:table-cell>
          <table:table-cell office:value-type="float" office:value="0.174149665833" calcext:value-type="float">
            <text:p>0,1741496658</text:p>
          </table:table-cell>
          <table:table-cell office:value-type="float" office:value="0.365714285714" calcext:value-type="float">
            <text:p>0,3657142857</text:p>
          </table:table-cell>
          <table:table-cell office:value-type="float" office:value="0.227555547442" calcext:value-type="float">
            <text:p>0,2275555474</text:p>
          </table:table-cell>
          <table:table-cell office:value-type="float" office:value="0.841365461847" calcext:value-type="float">
            <text:p>0,841365461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83685392278" calcext:value-type="float">
            <text:p>0,5836853923</text:p>
          </table:table-cell>
          <table:table-cell office:value-type="float" office:value="0.879310344828" calcext:value-type="float">
            <text:p>0,8793103448</text:p>
          </table:table-cell>
          <table:table-cell office:value-type="float" office:value="0.144061305057" calcext:value-type="float">
            <text:p>0,1440613051</text:p>
          </table:table-cell>
          <table:table-cell office:value-type="float" office:value="0.36781607003" calcext:value-type="float">
            <text:p>0,36781607</text:p>
          </table:table-cell>
          <table:table-cell office:value-type="float" office:value="0.205801832265" calcext:value-type="float">
            <text:p>0,2058018323</text:p>
          </table:table-cell>
          <table:table-cell office:value-type="float" office:value="0.78765060241" calcext:value-type="float">
            <text:p>0,787650602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76602671338" calcext:value-type="float">
            <text:p>0,5766026713</text:p>
          </table:table-cell>
          <table:table-cell office:value-type="float" office:value="0.885057469894" calcext:value-type="float">
            <text:p>0,8850574699</text:p>
          </table:table-cell>
          <table:table-cell office:value-type="float" office:value="0.0613026838193" calcext:value-type="float">
            <text:p>0,0613026838</text:p>
          </table:table-cell>
          <table:table-cell office:value-type="float" office:value="0.0919540229885" calcext:value-type="float">
            <text:p>0,091954023</text:p>
          </table:table-cell>
          <table:table-cell office:value-type="float" office:value="0.0735632140061" calcext:value-type="float">
            <text:p>0,073563214</text:p>
          </table:table-cell>
          <table:table-cell office:value-type="float" office:value="0.73343373494" calcext:value-type="float">
            <text:p>0,7334337349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79814037117" calcext:value-type="float">
            <text:p>0,7798140371</text:p>
          </table:table-cell>
          <table:table-cell office:value-type="float" office:value="0.716216216216" calcext:value-type="float">
            <text:p>0,7162162162</text:p>
          </table:table-cell>
          <table:table-cell office:value-type="float" office:value="0.279513286578" calcext:value-type="float">
            <text:p>0,2795132866</text:p>
          </table:table-cell>
          <table:table-cell office:value-type="float" office:value="0.430244534402" calcext:value-type="float">
            <text:p>0,4302445344</text:p>
          </table:table-cell>
          <table:table-cell office:value-type="float" office:value="0.332478586081" calcext:value-type="float">
            <text:p>0,3324785861</text:p>
          </table:table-cell>
          <table:table-cell office:value-type="float" office:value="0.658242172765" calcext:value-type="float">
            <text:p>0,658242172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13796207712" calcext:value-type="float">
            <text:p>0,8137962077</text:p>
          </table:table-cell>
          <table:table-cell office:value-type="float" office:value="0.75" calcext:value-type="float">
            <text:p>0,75</text:p>
          </table:table-cell>
          <table:table-cell office:value-type="float" office:value="0.351565859608" calcext:value-type="float">
            <text:p>0,3515658596</text:p>
          </table:table-cell>
          <table:table-cell office:value-type="float" office:value="0.407035611771" calcext:value-type="float">
            <text:p>0,4070356118</text:p>
          </table:table-cell>
          <table:table-cell office:value-type="float" office:value="0.355027504869" calcext:value-type="float">
            <text:p>0,3550275049</text:p>
          </table:table-cell>
          <table:table-cell office:value-type="float" office:value="0.705243304413" calcext:value-type="float">
            <text:p>0,7052433044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0441792496" calcext:value-type="float">
            <text:p>0,8404417925</text:p>
          </table:table-cell>
          <table:table-cell office:value-type="float" office:value="0.711864407184" calcext:value-type="float">
            <text:p>0,7118644072</text:p>
          </table:table-cell>
          <table:table-cell office:value-type="float" office:value="0.326041426093" calcext:value-type="float">
            <text:p>0,3260414261</text:p>
          </table:table-cell>
          <table:table-cell office:value-type="float" office:value="0.466440684108" calcext:value-type="float">
            <text:p>0,4664406841</text:p>
          </table:table-cell>
          <table:table-cell office:value-type="float" office:value="0.375755104776" calcext:value-type="float">
            <text:p>0,3757551048</text:p>
          </table:table-cell>
          <table:table-cell office:value-type="float" office:value="0.710454545455" calcext:value-type="float">
            <text:p>0,710454545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90321337975" calcext:value-type="float">
            <text:p>0,790321338</text:p>
          </table:table-cell>
          <table:table-cell office:value-type="float" office:value="0.766101695117" calcext:value-type="float">
            <text:p>0,7661016951</text:p>
          </table:table-cell>
          <table:table-cell office:value-type="float" office:value="0.36304547423" calcext:value-type="float">
            <text:p>0,3630454742</text:p>
          </table:table-cell>
          <table:table-cell office:value-type="float" office:value="0.409597193185" calcext:value-type="float">
            <text:p>0,4095971932</text:p>
          </table:table-cell>
          <table:table-cell office:value-type="float" office:value="0.365085108806" calcext:value-type="float">
            <text:p>0,3650851088</text:p>
          </table:table-cell>
          <table:table-cell office:value-type="float" office:value="0.684545454545" calcext:value-type="float">
            <text:p>0,684545454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96934670513" calcext:value-type="float">
            <text:p>0,7969346705</text:p>
          </table:table-cell>
          <table:table-cell office:value-type="float" office:value="0.728813559726" calcext:value-type="float">
            <text:p>0,7288135597</text:p>
          </table:table-cell>
          <table:table-cell office:value-type="float" office:value="0.341311427294" calcext:value-type="float">
            <text:p>0,3413114273</text:p>
          </table:table-cell>
          <table:table-cell office:value-type="float" office:value="0.500360517987" calcext:value-type="float">
            <text:p>0,500360518</text:p>
          </table:table-cell>
          <table:table-cell office:value-type="float" office:value="0.396940155353" calcext:value-type="float">
            <text:p>0,3969401554</text:p>
          </table:table-cell>
          <table:table-cell office:value-type="float" office:value="0.677651515152" calcext:value-type="float">
            <text:p>0,677651515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63730033536" calcext:value-type="float">
            <text:p>0,7637300335</text:p>
          </table:table-cell>
          <table:table-cell office:value-type="float" office:value="0.789719627282" calcext:value-type="float">
            <text:p>0,7897196273</text:p>
          </table:table-cell>
          <table:table-cell office:value-type="float" office:value="0.249221195684" calcext:value-type="float">
            <text:p>0,2492211957</text:p>
          </table:table-cell>
          <table:table-cell office:value-type="float" office:value="0.228037384069" calcext:value-type="float">
            <text:p>0,2280373841</text:p>
          </table:table-cell>
          <table:table-cell office:value-type="float" office:value="0.236662989465" calcext:value-type="float">
            <text:p>0,2366629895</text:p>
          </table:table-cell>
          <table:table-cell office:value-type="float" office:value="0.720958928257" calcext:value-type="float">
            <text:p>0,720958928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77119573589" calcext:value-type="float">
            <text:p>0,7771195736</text:p>
          </table:table-cell>
          <table:table-cell office:value-type="float" office:value="0.757009346908" calcext:value-type="float">
            <text:p>0,7570093469</text:p>
          </table:table-cell>
          <table:table-cell office:value-type="float" office:value="0.252188105449" calcext:value-type="float">
            <text:p>0,2521881054</text:p>
          </table:table-cell>
          <table:table-cell office:value-type="float" office:value="0.356030272546" calcext:value-type="float">
            <text:p>0,3560302725</text:p>
          </table:table-cell>
          <table:table-cell office:value-type="float" office:value="0.285471497295" calcext:value-type="float">
            <text:p>0,2854714973</text:p>
          </table:table-cell>
          <table:table-cell office:value-type="float" office:value="0.649215582584" calcext:value-type="float">
            <text:p>0,649215582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41862712508" calcext:value-type="float">
            <text:p>0,8418627125</text:p>
          </table:table-cell>
          <table:table-cell office:value-type="float" office:value="0.700934579996" calcext:value-type="float">
            <text:p>0,70093458</text:p>
          </table:table-cell>
          <table:table-cell office:value-type="float" office:value="0.197997335101" calcext:value-type="float">
            <text:p>0,1979973351</text:p>
          </table:table-cell>
          <table:table-cell office:value-type="float" office:value="0.361993774354" calcext:value-type="float">
            <text:p>0,3619937744</text:p>
          </table:table-cell>
          <table:table-cell office:value-type="float" office:value="0.24164866092" calcext:value-type="float">
            <text:p>0,2416486609</text:p>
          </table:table-cell>
          <table:table-cell office:value-type="float" office:value="0.624537281861" calcext:value-type="float">
            <text:p>0,624537281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08147258322" calcext:value-type="float">
            <text:p>0,8081472583</text:p>
          </table:table-cell>
          <table:table-cell office:value-type="float" office:value="0.69014084647" calcext:value-type="float">
            <text:p>0,6901408465</text:p>
          </table:table-cell>
          <table:table-cell office:value-type="float" office:value="0.218944987221" calcext:value-type="float">
            <text:p>0,2189449872</text:p>
          </table:table-cell>
          <table:table-cell office:value-type="float" office:value="0.419181766504" calcext:value-type="float">
            <text:p>0,4191817665</text:p>
          </table:table-cell>
          <table:table-cell office:value-type="float" office:value="0.281537373721" calcext:value-type="float">
            <text:p>0,2815373737</text:p>
          </table:table-cell>
          <table:table-cell office:value-type="float" office:value="0.661999291032" calcext:value-type="float">
            <text:p>0,66199929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81714905596" calcext:value-type="float">
            <text:p>0,7817149056</text:p>
          </table:table-cell>
          <table:table-cell office:value-type="float" office:value="0.788732395765" calcext:value-type="float">
            <text:p>0,7887323958</text:p>
          </table:table-cell>
          <table:table-cell office:value-type="float" office:value="0.30739996117" calcext:value-type="float">
            <text:p>0,3073999612</text:p>
          </table:table-cell>
          <table:table-cell office:value-type="float" office:value="0.395942325323" calcext:value-type="float">
            <text:p>0,3959423253</text:p>
          </table:table-cell>
          <table:table-cell office:value-type="float" office:value="0.33961131749" calcext:value-type="float">
            <text:p>0,3396113175</text:p>
          </table:table-cell>
          <table:table-cell office:value-type="float" office:value="0.708436724566" calcext:value-type="float">
            <text:p>0,708436724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0235200586" calcext:value-type="float">
            <text:p>0,7023520059</text:p>
          </table:table-cell>
          <table:table-cell office:value-type="float" office:value="0.732758618634" calcext:value-type="float">
            <text:p>0,7327586186</text:p>
          </table:table-cell>
          <table:table-cell office:value-type="float" office:value="0.220689658461" calcext:value-type="float">
            <text:p>0,2206896585</text:p>
          </table:table-cell>
          <table:table-cell office:value-type="float" office:value="0.334975374156" calcext:value-type="float">
            <text:p>0,3349753742</text:p>
          </table:table-cell>
          <table:table-cell office:value-type="float" office:value="0.265720063242" calcext:value-type="float">
            <text:p>0,2657200632</text:p>
          </table:table-cell>
          <table:table-cell office:value-type="float" office:value="0.73440285205" calcext:value-type="float">
            <text:p>0,734402852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9954726696" calcext:value-type="float">
            <text:p>0,799547267</text:p>
          </table:table-cell>
          <table:table-cell office:value-type="float" office:value="0.669565213245" calcext:value-type="float">
            <text:p>0,6695652132</text:p>
          </table:table-cell>
          <table:table-cell office:value-type="float" office:value="0.250135384306" calcext:value-type="float">
            <text:p>0,2501353843</text:p>
          </table:table-cell>
          <table:table-cell office:value-type="float" office:value="0.70405798373" calcext:value-type="float">
            <text:p>0,7040579837</text:p>
          </table:table-cell>
          <table:table-cell office:value-type="float" office:value="0.361125270439" calcext:value-type="float">
            <text:p>0,3611252704</text:p>
          </table:table-cell>
          <table:table-cell office:value-type="float" office:value="0.746843434343" calcext:value-type="float">
            <text:p>0,746843434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40535306412" calcext:value-type="float">
            <text:p>0,6405353064</text:p>
          </table:table-cell>
          <table:table-cell office:value-type="float" office:value="0.791304349899" calcext:value-type="float">
            <text:p>0,7913043499</text:p>
          </table:table-cell>
          <table:table-cell office:value-type="float" office:value="0.380274805556" calcext:value-type="float">
            <text:p>0,3802748056</text:p>
          </table:table-cell>
          <table:table-cell office:value-type="float" office:value="0.825672888237" calcext:value-type="float">
            <text:p>0,8256728882</text:p>
          </table:table-cell>
          <table:table-cell office:value-type="float" office:value="0.50202891412" calcext:value-type="float">
            <text:p>0,5020289141</text:p>
          </table:table-cell>
          <table:table-cell office:value-type="float" office:value="0.820075757576" calcext:value-type="float">
            <text:p>0,820075757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06548273563" calcext:value-type="float">
            <text:p>0,7065482736</text:p>
          </table:table-cell>
          <table:table-cell office:value-type="float" office:value="0.773913040887" calcext:value-type="float">
            <text:p>0,7739130409</text:p>
          </table:table-cell>
          <table:table-cell office:value-type="float" office:value="0.407246386487" calcext:value-type="float">
            <text:p>0,4072463865</text:p>
          </table:table-cell>
          <table:table-cell office:value-type="float" office:value="0.647536236307" calcext:value-type="float">
            <text:p>0,6475362363</text:p>
          </table:table-cell>
          <table:table-cell office:value-type="float" office:value="0.450241494179" calcext:value-type="float">
            <text:p>0,4502414942</text:p>
          </table:table-cell>
          <table:table-cell office:value-type="float" office:value="0.744318181818" calcext:value-type="float">
            <text:p>0,744318181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49638170736" calcext:value-type="float">
            <text:p>0,6496381707</text:p>
          </table:table-cell>
          <table:table-cell office:value-type="float" office:value="0.754385967004" calcext:value-type="float">
            <text:p>0,754385967</text:p>
          </table:table-cell>
          <table:table-cell office:value-type="float" office:value="0.293233086404" calcext:value-type="float">
            <text:p>0,2932330864</text:p>
          </table:table-cell>
          <table:table-cell office:value-type="float" office:value="0.639097730319" calcext:value-type="float">
            <text:p>0,6390977303</text:p>
          </table:table-cell>
          <table:table-cell office:value-type="float" office:value="0.389028081246" calcext:value-type="float">
            <text:p>0,3890280812</text:p>
          </table:table-cell>
          <table:table-cell office:value-type="float" office:value="0.801658163265" calcext:value-type="float">
            <text:p>0,801658163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76299147714" calcext:value-type="float">
            <text:p>0,4762991477</text:p>
          </table:table-cell>
          <table:table-cell office:value-type="float" office:value="0.869318181818" calcext:value-type="float">
            <text:p>0,8693181818</text:p>
          </table:table-cell>
          <table:table-cell office:value-type="float" office:value="0.145454550331" calcext:value-type="float">
            <text:p>0,1454545503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17316015742" calcext:value-type="float">
            <text:p>0,1731601574</text:p>
          </table:table-cell>
          <table:table-cell office:value-type="float" office:value="0.800399201597" calcext:value-type="float">
            <text:p>0,8003992016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46859288897" calcext:value-type="float">
            <text:p>0,4468592889</text:p>
          </table:table-cell>
          <table:table-cell office:value-type="float" office:value="0.86285714422" calcext:value-type="float">
            <text:p>0,8628571442</text:p>
          </table:table-cell>
          <table:table-cell office:value-type="float" office:value="0.0914285741534" calcext:value-type="float">
            <text:p>0,0914285742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118857133048" calcext:value-type="float">
            <text:p>0,118857133</text:p>
          </table:table-cell>
          <table:table-cell office:value-type="float" office:value="0.831994645248" calcext:value-type="float">
            <text:p>0,831994645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32255331789" calcext:value-type="float">
            <text:p>0,5322553318</text:p>
          </table:table-cell>
          <table:table-cell office:value-type="float" office:value="0.868571428571" calcext:value-type="float">
            <text:p>0,8685714286</text:p>
          </table:table-cell>
          <table:table-cell office:value-type="float" office:value="0.26253061567" calcext:value-type="float">
            <text:p>0,2625306157</text:p>
          </table:table-cell>
          <table:table-cell office:value-type="float" office:value="0.670476194109" calcext:value-type="float">
            <text:p>0,6704761941</text:p>
          </table:table-cell>
          <table:table-cell office:value-type="float" office:value="0.372680249895" calcext:value-type="float">
            <text:p>0,3726802499</text:p>
          </table:table-cell>
          <table:table-cell office:value-type="float" office:value="0.879518072289" calcext:value-type="float">
            <text:p>0,879518072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32948523075" calcext:value-type="float">
            <text:p>0,5329485231</text:p>
          </table:table-cell>
          <table:table-cell office:value-type="float" office:value="0.850574713329" calcext:value-type="float">
            <text:p>0,8505747133</text:p>
          </table:table-cell>
          <table:table-cell office:value-type="float" office:value="0.137931034483" calcext:value-type="float">
            <text:p>0,1379310345</text:p>
          </table:table-cell>
          <table:table-cell office:value-type="float" office:value="0.367816091954" calcext:value-type="float">
            <text:p>0,367816092</text:p>
          </table:table-cell>
          <table:table-cell office:value-type="float" office:value="0.196168559721" calcext:value-type="float">
            <text:p>0,1961685597</text:p>
          </table:table-cell>
          <table:table-cell office:value-type="float" office:value="0.785391566265" calcext:value-type="float">
            <text:p>0,785391566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75087976319" calcext:value-type="float">
            <text:p>0,4750879763</text:p>
          </table:table-cell>
          <table:table-cell office:value-type="float" office:value="0.890804597701" calcext:value-type="float">
            <text:p>0,8908045977</text:p>
          </table:table-cell>
          <table:table-cell office:value-type="float" office:value="0.180295559182" calcext:value-type="float">
            <text:p>0,1802955592</text:p>
          </table:table-cell>
          <table:table-cell office:value-type="float" office:value="0.417624491385" calcext:value-type="float">
            <text:p>0,4176244914</text:p>
          </table:table-cell>
          <table:table-cell office:value-type="float" office:value="0.224958919931" calcext:value-type="float">
            <text:p>0,2249589199</text:p>
          </table:table-cell>
          <table:table-cell office:value-type="float" office:value="0.813253012048" calcext:value-type="float">
            <text:p>0,81325301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86362103514" calcext:value-type="float">
            <text:p>0,7863621035</text:p>
          </table:table-cell>
          <table:table-cell office:value-type="float" office:value="0.726351351351" calcext:value-type="float">
            <text:p>0,7263513514</text:p>
          </table:table-cell>
          <table:table-cell office:value-type="float" office:value="0.431285825936" calcext:value-type="float">
            <text:p>0,4312858259</text:p>
          </table:table-cell>
          <table:table-cell office:value-type="float" office:value="0.523037332135" calcext:value-type="float">
            <text:p>0,5230373321</text:p>
          </table:table-cell>
          <table:table-cell office:value-type="float" office:value="0.412871283454" calcext:value-type="float">
            <text:p>0,4128712835</text:p>
          </table:table-cell>
          <table:table-cell office:value-type="float" office:value="0.705771407016" calcext:value-type="float">
            <text:p>0,70577140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76898667297" calcext:value-type="float">
            <text:p>0,8768986673</text:p>
          </table:table-cell>
          <table:table-cell office:value-type="float" office:value="0.628378378378" calcext:value-type="float">
            <text:p>0,6283783784</text:p>
          </table:table-cell>
          <table:table-cell office:value-type="float" office:value="0.265496443252" calcext:value-type="float">
            <text:p>0,2654964433</text:p>
          </table:table-cell>
          <table:table-cell office:value-type="float" office:value="0.506992717047" calcext:value-type="float">
            <text:p>0,506992717</text:p>
          </table:table-cell>
          <table:table-cell office:value-type="float" office:value="0.335894214946" calcext:value-type="float">
            <text:p>0,3358942149</text:p>
          </table:table-cell>
          <table:table-cell office:value-type="float" office:value="0.648962655602" calcext:value-type="float">
            <text:p>0,648962655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6712754541" calcext:value-type="float">
            <text:p>0,8467127545</text:p>
          </table:table-cell>
          <table:table-cell office:value-type="float" office:value="0.64406779661" calcext:value-type="float">
            <text:p>0,6440677966</text:p>
          </table:table-cell>
          <table:table-cell office:value-type="float" office:value="0.279775598494" calcext:value-type="float">
            <text:p>0,2797755985</text:p>
          </table:table-cell>
          <table:table-cell office:value-type="float" office:value="0.492278722989" calcext:value-type="float">
            <text:p>0,492278723</text:p>
          </table:table-cell>
          <table:table-cell office:value-type="float" office:value="0.344665881335" calcext:value-type="float">
            <text:p>0,3446658813</text:p>
          </table:table-cell>
          <table:table-cell office:value-type="float" office:value="0.666136363636" calcext:value-type="float">
            <text:p>0,666136363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0428394261" calcext:value-type="float">
            <text:p>0,7704283943</text:p>
          </table:table-cell>
          <table:table-cell office:value-type="float" office:value="0.7593220341" calcext:value-type="float">
            <text:p>0,7593220341</text:p>
          </table:table-cell>
          <table:table-cell office:value-type="float" office:value="0.322324465089" calcext:value-type="float">
            <text:p>0,3223244651</text:p>
          </table:table-cell>
          <table:table-cell office:value-type="float" office:value="0.392457268602" calcext:value-type="float">
            <text:p>0,3924572686</text:p>
          </table:table-cell>
          <table:table-cell office:value-type="float" office:value="0.340541021703" calcext:value-type="float">
            <text:p>0,3405410217</text:p>
          </table:table-cell>
          <table:table-cell office:value-type="float" office:value="0.708106060606" calcext:value-type="float">
            <text:p>0,708106060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6957401462" calcext:value-type="float">
            <text:p>0,8069574015</text:p>
          </table:table-cell>
          <table:table-cell office:value-type="float" office:value="0.708474576473" calcext:value-type="float">
            <text:p>0,7084745765</text:p>
          </table:table-cell>
          <table:table-cell office:value-type="float" office:value="0.301803513705" calcext:value-type="float">
            <text:p>0,3018035137</text:p>
          </table:table-cell>
          <table:table-cell office:value-type="float" office:value="0.47281141766" calcext:value-type="float">
            <text:p>0,4728114177</text:p>
          </table:table-cell>
          <table:table-cell office:value-type="float" office:value="0.350634067341" calcext:value-type="float">
            <text:p>0,3506340673</text:p>
          </table:table-cell>
          <table:table-cell office:value-type="float" office:value="0.673484848485" calcext:value-type="float">
            <text:p>0,673484848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42095688236" calcext:value-type="float">
            <text:p>0,7420956882</text:p>
          </table:table-cell>
          <table:table-cell office:value-type="float" office:value="0.775700935694" calcext:value-type="float">
            <text:p>0,7757009357</text:p>
          </table:table-cell>
          <table:table-cell office:value-type="float" office:value="0.236729791231" calcext:value-type="float">
            <text:p>0,2367297912</text:p>
          </table:table-cell>
          <table:table-cell office:value-type="float" office:value="0.342056066076" calcext:value-type="float">
            <text:p>0,3420560661</text:p>
          </table:table-cell>
          <table:table-cell office:value-type="float" office:value="0.261447969998" calcext:value-type="float">
            <text:p>0,26144797</text:p>
          </table:table-cell>
          <table:table-cell office:value-type="float" office:value="0.659439450026" calcext:value-type="float">
            <text:p>0,6594394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50980807242" calcext:value-type="float">
            <text:p>0,7509808072</text:p>
          </table:table-cell>
          <table:table-cell office:value-type="float" office:value="0.705607476078" calcext:value-type="float">
            <text:p>0,7056074761</text:p>
          </table:table-cell>
          <table:table-cell office:value-type="float" office:value="0.189408101768" calcext:value-type="float">
            <text:p>0,1894081018</text:p>
          </table:table-cell>
          <table:table-cell office:value-type="float" office:value="0.343213183858" calcext:value-type="float">
            <text:p>0,3432131839</text:p>
          </table:table-cell>
          <table:table-cell office:value-type="float" office:value="0.228516618782" calcext:value-type="float">
            <text:p>0,2285166188</text:p>
          </table:table-cell>
          <table:table-cell office:value-type="float" office:value="0.64375110171" calcext:value-type="float">
            <text:p>0,643751101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79838173746" calcext:value-type="float">
            <text:p>0,7798381737</text:p>
          </table:table-cell>
          <table:table-cell office:value-type="float" office:value="0.668224299622" calcext:value-type="float">
            <text:p>0,6682242996</text:p>
          </table:table-cell>
          <table:table-cell office:value-type="float" office:value="0.188854503854" calcext:value-type="float">
            <text:p>0,1888545039</text:p>
          </table:table-cell>
          <table:table-cell office:value-type="float" office:value="0.422429912001" calcext:value-type="float">
            <text:p>0,422429912</text:p>
          </table:table-cell>
          <table:table-cell office:value-type="float" office:value="0.253300348453" calcext:value-type="float">
            <text:p>0,2533003485</text:p>
          </table:table-cell>
          <table:table-cell office:value-type="float" office:value="0.626123744051" calcext:value-type="float">
            <text:p>0,626123744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55181287432" calcext:value-type="float">
            <text:p>0,8551812874</text:p>
          </table:table-cell>
          <table:table-cell office:value-type="float" office:value="0.638497654541" calcext:value-type="float">
            <text:p>0,6384976545</text:p>
          </table:table-cell>
          <table:table-cell office:value-type="float" office:value="0.205344529709" calcext:value-type="float">
            <text:p>0,2053445297</text:p>
          </table:table-cell>
          <table:table-cell office:value-type="float" office:value="0.554214187491" calcext:value-type="float">
            <text:p>0,5542141875</text:p>
          </table:table-cell>
          <table:table-cell office:value-type="float" office:value="0.293856655348" calcext:value-type="float">
            <text:p>0,2938566553</text:p>
          </table:table-cell>
          <table:table-cell office:value-type="float" office:value="0.644629563984" calcext:value-type="float">
            <text:p>0,64462956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89816503514" calcext:value-type="float">
            <text:p>0,7898165035</text:p>
          </table:table-cell>
          <table:table-cell office:value-type="float" office:value="0.680751175388" calcext:value-type="float">
            <text:p>0,6807511754</text:p>
          </table:table-cell>
          <table:table-cell office:value-type="float" office:value="0.279166855303" calcext:value-type="float">
            <text:p>0,2791668553</text:p>
          </table:table-cell>
          <table:table-cell office:value-type="float" office:value="0.761770633465" calcext:value-type="float">
            <text:p>0,7617706335</text:p>
          </table:table-cell>
          <table:table-cell office:value-type="float" office:value="0.396666527914" calcext:value-type="float">
            <text:p>0,3966665279</text:p>
          </table:table-cell>
          <table:table-cell office:value-type="float" office:value="0.736618220489" calcext:value-type="float">
            <text:p>0,7366182205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29101723638" calcext:value-type="float">
            <text:p>0,7291017236</text:p>
          </table:table-cell>
          <table:table-cell office:value-type="float" office:value="0.758620685545" calcext:value-type="float">
            <text:p>0,7586206855</text:p>
          </table:table-cell>
          <table:table-cell office:value-type="float" office:value="0.308045983315" calcext:value-type="float">
            <text:p>0,3080459833</text:p>
          </table:table-cell>
          <table:table-cell office:value-type="float" office:value="0.518883433835" calcext:value-type="float">
            <text:p>0,5188834338</text:p>
          </table:table-cell>
          <table:table-cell office:value-type="float" office:value="0.384494000468" calcext:value-type="float">
            <text:p>0,3844940005</text:p>
          </table:table-cell>
          <table:table-cell office:value-type="float" office:value="0.769459298871" calcext:value-type="float">
            <text:p>0,769459298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7402504838" calcext:value-type="float">
            <text:p>0,7740250484</text:p>
          </table:table-cell>
          <table:table-cell office:value-type="float" office:value="0.713043480334" calcext:value-type="float">
            <text:p>0,7130434803</text:p>
          </table:table-cell>
          <table:table-cell office:value-type="float" office:value="0.270382085183" calcext:value-type="float">
            <text:p>0,2703820852</text:p>
          </table:table-cell>
          <table:table-cell office:value-type="float" office:value="0.602028991865" calcext:value-type="float">
            <text:p>0,6020289919</text:p>
          </table:table-cell>
          <table:table-cell office:value-type="float" office:value="0.356666634653" calcext:value-type="float">
            <text:p>0,3566666347</text:p>
          </table:table-cell>
          <table:table-cell office:value-type="float" office:value="0.710858585859" calcext:value-type="float">
            <text:p>0,710858585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15489574619" calcext:value-type="float">
            <text:p>0,7154895746</text:p>
          </table:table-cell>
          <table:table-cell office:value-type="float" office:value="0.77391304296" calcext:value-type="float">
            <text:p>0,773913043</text:p>
          </table:table-cell>
          <table:table-cell office:value-type="float" office:value="0.364444450062" calcext:value-type="float">
            <text:p>0,3644444501</text:p>
          </table:table-cell>
          <table:table-cell office:value-type="float" office:value="0.756107670846" calcext:value-type="float">
            <text:p>0,7561076708</text:p>
          </table:table-cell>
          <table:table-cell office:value-type="float" office:value="0.481637144866" calcext:value-type="float">
            <text:p>0,4816371449</text:p>
          </table:table-cell>
          <table:table-cell office:value-type="float" office:value="0.842803030303" calcext:value-type="float">
            <text:p>0,842803030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41988825798" calcext:value-type="float">
            <text:p>0,8419888258</text:p>
          </table:table-cell>
          <table:table-cell office:value-type="float" office:value="0.67826087423" calcext:value-type="float">
            <text:p>0,6782608742</text:p>
          </table:table-cell>
          <table:table-cell office:value-type="float" office:value="0.282764779226" calcext:value-type="float">
            <text:p>0,2827647792</text:p>
          </table:table-cell>
          <table:table-cell office:value-type="float" office:value="0.805217394621" calcext:value-type="float">
            <text:p>0,8052173946</text:p>
          </table:table-cell>
          <table:table-cell office:value-type="float" office:value="0.411251589008" calcext:value-type="float">
            <text:p>0,411251589</text:p>
          </table:table-cell>
          <table:table-cell office:value-type="float" office:value="0.694444444444" calcext:value-type="float">
            <text:p>0,6944444444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56242551302" calcext:value-type="float">
            <text:p>0,7562425513</text:p>
          </table:table-cell>
          <table:table-cell office:value-type="float" office:value="0.763157897874" calcext:value-type="float">
            <text:p>0,7631578979</text:p>
          </table:table-cell>
          <table:table-cell office:value-type="float" office:value="0.341687565571" calcext:value-type="float">
            <text:p>0,3416875656</text:p>
          </table:table-cell>
          <table:table-cell office:value-type="float" office:value="0.749373433883" calcext:value-type="float">
            <text:p>0,7493734339</text:p>
          </table:table-cell>
          <table:table-cell office:value-type="float" office:value="0.452506211243" calcext:value-type="float">
            <text:p>0,4525062112</text:p>
          </table:table-cell>
          <table:table-cell office:value-type="float" office:value="0.81568877551" calcext:value-type="float">
            <text:p>0,815688775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54952323437" calcext:value-type="float">
            <text:p>0,5549523234</text:p>
          </table:table-cell>
          <table:table-cell office:value-type="float" office:value="0.892045454545" calcext:value-type="float">
            <text:p>0,8920454545</text:p>
          </table:table-cell>
          <table:table-cell office:value-type="float" office:value="0.172727273269" calcext:value-type="float">
            <text:p>0,1727272733</text:p>
          </table:table-cell>
          <table:table-cell office:value-type="float" office:value="0.318181796507" calcext:value-type="float">
            <text:p>0,3181817965</text:p>
          </table:table-cell>
          <table:table-cell office:value-type="float" office:value="0.196969677101" calcext:value-type="float">
            <text:p>0,1969696771</text:p>
          </table:table-cell>
          <table:table-cell office:value-type="float" office:value="0.719893546241" calcext:value-type="float">
            <text:p>0,719893546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53239361559" calcext:value-type="float">
            <text:p>0,5532393616</text:p>
          </table:table-cell>
          <table:table-cell office:value-type="float" office:value="0.897142858846" calcext:value-type="float">
            <text:p>0,8971428588</text:p>
          </table:table-cell>
          <table:table-cell table:number-columns-repeated="2" office:value-type="float" office:value="0.274285692487" calcext:value-type="float">
            <text:p>0,2742856925</text:p>
          </table:table-cell>
          <table:table-cell office:value-type="float" office:value="0.274285681588" calcext:value-type="float">
            <text:p>0,2742856816</text:p>
          </table:table-cell>
          <table:table-cell office:value-type="float" office:value="0.800535475234" calcext:value-type="float">
            <text:p>0,800535475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88042804854" calcext:value-type="float">
            <text:p>0,5880428049</text:p>
          </table:table-cell>
          <table:table-cell office:value-type="float" office:value="0.88" calcext:value-type="float">
            <text:p>0,88</text:p>
          </table:table-cell>
          <table:table-cell office:value-type="float" office:value="0.233360549382" calcext:value-type="float">
            <text:p>0,2333605494</text:p>
          </table:table-cell>
          <table:table-cell office:value-type="float" office:value="0.487619051252" calcext:value-type="float">
            <text:p>0,4876190513</text:p>
          </table:table-cell>
          <table:table-cell office:value-type="float" office:value="0.309696115766" calcext:value-type="float">
            <text:p>0,3096961158</text:p>
          </table:table-cell>
          <table:table-cell office:value-type="float" office:value="0.927710843373" calcext:value-type="float">
            <text:p>0,9277108434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493697399723" calcext:value-type="float">
            <text:p>0,4936973997</text:p>
          </table:table-cell>
          <table:table-cell office:value-type="float" office:value="0.942528735632" calcext:value-type="float">
            <text:p>0,9425287356</text:p>
          </table:table-cell>
          <table:table-cell office:value-type="float" office:value="0.245210729796" calcext:value-type="float">
            <text:p>0,2452107298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257471259983" calcext:value-type="float">
            <text:p>0,25747126</text:p>
          </table:table-cell>
          <table:table-cell office:value-type="float" office:value="0.859186746988" calcext:value-type="float">
            <text:p>0,859186747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25814060165" calcext:value-type="float">
            <text:p>0,5258140602</text:p>
          </table:table-cell>
          <table:table-cell office:value-type="float" office:value="0.890804597701" calcext:value-type="float">
            <text:p>0,8908045977</text:p>
          </table:table-cell>
          <table:table-cell office:value-type="float" office:value="0.126436772018" calcext:value-type="float">
            <text:p>0,126436772</text:p>
          </table:table-cell>
          <table:table-cell office:value-type="float" office:value="0.141762444343" calcext:value-type="float">
            <text:p>0,1417624443</text:p>
          </table:table-cell>
          <table:table-cell office:value-type="float" office:value="0.133004907904" calcext:value-type="float">
            <text:p>0,1330049079</text:p>
          </table:table-cell>
          <table:table-cell office:value-type="float" office:value="0.790662650602" calcext:value-type="float">
            <text:p>0,790662650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13680226738" calcext:value-type="float">
            <text:p>0,8136802267</text:p>
          </table:table-cell>
          <table:table-cell office:value-type="float" office:value="0.662162162162" calcext:value-type="float">
            <text:p>0,6621621622</text:p>
          </table:table-cell>
          <table:table-cell office:value-type="float" office:value="0.307289120313" calcext:value-type="float">
            <text:p>0,3072891203</text:p>
          </table:table-cell>
          <table:table-cell office:value-type="float" office:value="0.568082377717" calcext:value-type="float">
            <text:p>0,5680823777</text:p>
          </table:table-cell>
          <table:table-cell office:value-type="float" office:value="0.387570645358" calcext:value-type="float">
            <text:p>0,3875706454</text:p>
          </table:table-cell>
          <table:table-cell office:value-type="float" office:value="0.703357223689" calcext:value-type="float">
            <text:p>0,703357223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59507322311" calcext:value-type="float">
            <text:p>0,8595073223</text:p>
          </table:table-cell>
          <table:table-cell office:value-type="float" office:value="0.655405405405" calcext:value-type="float">
            <text:p>0,6554054054</text:p>
          </table:table-cell>
          <table:table-cell office:value-type="float" office:value="0.287184970604" calcext:value-type="float">
            <text:p>0,2871849706</text:p>
          </table:table-cell>
          <table:table-cell office:value-type="float" office:value="0.589146298331" calcext:value-type="float">
            <text:p>0,5891462983</text:p>
          </table:table-cell>
          <table:table-cell office:value-type="float" office:value="0.379506787738" calcext:value-type="float">
            <text:p>0,3795067877</text:p>
          </table:table-cell>
          <table:table-cell office:value-type="float" office:value="0.667144473783" calcext:value-type="float">
            <text:p>0,667144473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876306964381" calcext:value-type="float">
            <text:p>0,8763069644</text:p>
          </table:table-cell>
          <table:table-cell office:value-type="float" office:value="0.62711864427" calcext:value-type="float">
            <text:p>0,6271186443</text:p>
          </table:table-cell>
          <table:table-cell office:value-type="float" office:value="0.283838466264" calcext:value-type="float">
            <text:p>0,2838384663</text:p>
          </table:table-cell>
          <table:table-cell office:value-type="float" office:value="0.62335217686" calcext:value-type="float">
            <text:p>0,6233521769</text:p>
          </table:table-cell>
          <table:table-cell office:value-type="float" office:value="0.38545980999" calcext:value-type="float">
            <text:p>0,38545981</text:p>
          </table:table-cell>
          <table:table-cell office:value-type="float" office:value="0.691590909091" calcext:value-type="float">
            <text:p>0,691590909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51882903657" calcext:value-type="float">
            <text:p>0,8518829037</text:p>
          </table:table-cell>
          <table:table-cell office:value-type="float" office:value="0.640677966506" calcext:value-type="float">
            <text:p>0,6406779665</text:p>
          </table:table-cell>
          <table:table-cell office:value-type="float" office:value="0.260914348344" calcext:value-type="float">
            <text:p>0,2609143483</text:p>
          </table:table-cell>
          <table:table-cell office:value-type="float" office:value="0.584753110853" calcext:value-type="float">
            <text:p>0,5847531109</text:p>
          </table:table-cell>
          <table:table-cell office:value-type="float" office:value="0.343681577909" calcext:value-type="float">
            <text:p>0,3436815779</text:p>
          </table:table-cell>
          <table:table-cell office:value-type="float" office:value="0.675833333333" calcext:value-type="float">
            <text:p>0,675833333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804373881574" calcext:value-type="float">
            <text:p>0,8043738816</text:p>
          </table:table-cell>
          <table:table-cell office:value-type="float" office:value="0.681355932405" calcext:value-type="float">
            <text:p>0,6813559324</text:p>
          </table:table-cell>
          <table:table-cell office:value-type="float" office:value="0.313210863178" calcext:value-type="float">
            <text:p>0,3132108632</text:p>
          </table:table-cell>
          <table:table-cell office:value-type="float" office:value="0.56992199623" calcext:value-type="float">
            <text:p>0,5699219962</text:p>
          </table:table-cell>
          <table:table-cell office:value-type="float" office:value="0.388690846653" calcext:value-type="float">
            <text:p>0,3886908467</text:p>
          </table:table-cell>
          <table:table-cell office:value-type="float" office:value="0.684696969697" calcext:value-type="float">
            <text:p>0,684696969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87302728568" calcext:value-type="float">
            <text:p>0,7873027286</text:p>
          </table:table-cell>
          <table:table-cell office:value-type="float" office:value="0.719626167667" calcext:value-type="float">
            <text:p>0,7196261677</text:p>
          </table:table-cell>
          <table:table-cell office:value-type="float" office:value="0.280907887025" calcext:value-type="float">
            <text:p>0,280907887</text:p>
          </table:table-cell>
          <table:table-cell office:value-type="float" office:value="0.572585664063" calcext:value-type="float">
            <text:p>0,5725856641</text:p>
          </table:table-cell>
          <table:table-cell office:value-type="float" office:value="0.366626673491" calcext:value-type="float">
            <text:p>0,3666266735</text:p>
          </table:table-cell>
          <table:table-cell office:value-type="float" office:value="0.680239732064" calcext:value-type="float">
            <text:p>0,680239732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38169823852" calcext:value-type="float">
            <text:p>0,7381698239</text:p>
          </table:table-cell>
          <table:table-cell office:value-type="float" office:value="0.803738320542" calcext:value-type="float">
            <text:p>0,8037383205</text:p>
          </table:table-cell>
          <table:table-cell office:value-type="float" office:value="0.334668453609" calcext:value-type="float">
            <text:p>0,3346684536</text:p>
          </table:table-cell>
          <table:table-cell office:value-type="float" office:value="0.376680028773" calcext:value-type="float">
            <text:p>0,3766800288</text:p>
          </table:table-cell>
          <table:table-cell office:value-type="float" office:value="0.336826177401" calcext:value-type="float">
            <text:p>0,3368261774</text:p>
          </table:table-cell>
          <table:table-cell office:value-type="float" office:value="0.729948880663" calcext:value-type="float">
            <text:p>0,729948880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98691043787" calcext:value-type="float">
            <text:p>0,7986910438</text:p>
          </table:table-cell>
          <table:table-cell office:value-type="float" office:value="0.7149532688" calcext:value-type="float">
            <text:p>0,7149532688</text:p>
          </table:table-cell>
          <table:table-cell office:value-type="float" office:value="0.151043145456" calcext:value-type="float">
            <text:p>0,1510431455</text:p>
          </table:table-cell>
          <table:table-cell office:value-type="float" office:value="0.235514019137" calcext:value-type="float">
            <text:p>0,2355140191</text:p>
          </table:table-cell>
          <table:table-cell office:value-type="float" office:value="0.181805777773" calcext:value-type="float">
            <text:p>0,1818057778</text:p>
          </table:table-cell>
          <table:table-cell office:value-type="float" office:value="0.605323462013" calcext:value-type="float">
            <text:p>0,60532346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41732793515" calcext:value-type="float">
            <text:p>0,7417327935</text:p>
          </table:table-cell>
          <table:table-cell office:value-type="float" office:value="0.737089204117" calcext:value-type="float">
            <text:p>0,7370892041</text:p>
          </table:table-cell>
          <table:table-cell office:value-type="float" office:value="0.26291080148" calcext:value-type="float">
            <text:p>0,2629108015</text:p>
          </table:table-cell>
          <table:table-cell office:value-type="float" office:value="0.414934059824" calcext:value-type="float">
            <text:p>0,4149340598</text:p>
          </table:table-cell>
          <table:table-cell office:value-type="float" office:value="0.310214893359" calcext:value-type="float">
            <text:p>0,3102148934</text:p>
          </table:table-cell>
          <table:table-cell office:value-type="float" office:value="0.693193902871" calcext:value-type="float">
            <text:p>0,693193902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28209461964" calcext:value-type="float">
            <text:p>0,728209462</text:p>
          </table:table-cell>
          <table:table-cell office:value-type="float" office:value="0.75117370976" calcext:value-type="float">
            <text:p>0,7511737098</text:p>
          </table:table-cell>
          <table:table-cell office:value-type="float" office:value="0.244757439329" calcext:value-type="float">
            <text:p>0,2447574393</text:p>
          </table:table-cell>
          <table:table-cell office:value-type="float" office:value="0.273574784328" calcext:value-type="float">
            <text:p>0,2735747843</text:p>
          </table:table-cell>
          <table:table-cell office:value-type="float" office:value="0.240438502719" calcext:value-type="float">
            <text:p>0,2404385027</text:p>
          </table:table-cell>
          <table:table-cell office:value-type="float" office:value="0.693902871322" calcext:value-type="float">
            <text:p>0,6939028713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66622917405" calcext:value-type="float">
            <text:p>0,7666229174</text:p>
          </table:table-cell>
          <table:table-cell office:value-type="float" office:value="0.810344825531" calcext:value-type="float">
            <text:p>0,8103448255</text:p>
          </table:table-cell>
          <table:table-cell office:value-type="float" office:value="0.29556650951" calcext:value-type="float">
            <text:p>0,2955665095</text:p>
          </table:table-cell>
          <table:table-cell office:value-type="float" office:value="0.341543526485" calcext:value-type="float">
            <text:p>0,3415435265</text:p>
          </table:table-cell>
          <table:table-cell office:value-type="float" office:value="0.315270900726" calcext:value-type="float">
            <text:p>0,3152709007</text:p>
          </table:table-cell>
          <table:table-cell office:value-type="float" office:value="0.747474747475" calcext:value-type="float">
            <text:p>0,747474747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0257644757" calcext:value-type="float">
            <text:p>0,8025764476</text:p>
          </table:table-cell>
          <table:table-cell office:value-type="float" office:value="0.817391309013" calcext:value-type="float">
            <text:p>0,817391309</text:p>
          </table:table-cell>
          <table:table-cell office:value-type="float" office:value="0.393768123958" calcext:value-type="float">
            <text:p>0,393768124</text:p>
          </table:table-cell>
          <table:table-cell office:value-type="float" office:value="0.58347827248" calcext:value-type="float">
            <text:p>0,5834782725</text:p>
          </table:table-cell>
          <table:table-cell office:value-type="float" office:value="0.45855067165" calcext:value-type="float">
            <text:p>0,4585506717</text:p>
          </table:table-cell>
          <table:table-cell office:value-type="float" office:value="0.765151515152" calcext:value-type="float">
            <text:p>0,7651515152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9904373936" calcext:value-type="float">
            <text:p>0,7990437394</text:p>
          </table:table-cell>
          <table:table-cell office:value-type="float" office:value="0.843478256723" calcext:value-type="float">
            <text:p>0,8434782567</text:p>
          </table:table-cell>
          <table:table-cell office:value-type="float" office:value="0.500579724234" calcext:value-type="float">
            <text:p>0,5005797242</text:p>
          </table:table-cell>
          <table:table-cell office:value-type="float" office:value="0.522153220229" calcext:value-type="float">
            <text:p>0,5221532202</text:p>
          </table:table-cell>
          <table:table-cell office:value-type="float" office:value="0.500483032154" calcext:value-type="float">
            <text:p>0,5004830322</text:p>
          </table:table-cell>
          <table:table-cell office:value-type="float" office:value="0.752525252525" calcext:value-type="float">
            <text:p>0,752525252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46427477443" calcext:value-type="float">
            <text:p>0,9464274774</text:p>
          </table:table-cell>
          <table:table-cell office:value-type="float" office:value="0.747826084365" calcext:value-type="float">
            <text:p>0,7478260844</text:p>
          </table:table-cell>
          <table:table-cell office:value-type="float" office:value="0.272909703462" calcext:value-type="float">
            <text:p>0,2729097035</text:p>
          </table:table-cell>
          <table:table-cell office:value-type="float" office:value="0.528695653832" calcext:value-type="float">
            <text:p>0,5286956538</text:p>
          </table:table-cell>
          <table:table-cell office:value-type="float" office:value="0.322847664875" calcext:value-type="float">
            <text:p>0,3228476649</text:p>
          </table:table-cell>
          <table:table-cell office:value-type="float" office:value="0.690025252525" calcext:value-type="float">
            <text:p>0,690025252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912605743659" calcext:value-type="float">
            <text:p>0,9126057437</text:p>
          </table:table-cell>
          <table:table-cell office:value-type="float" office:value="0.771929821424" calcext:value-type="float">
            <text:p>0,7719298214</text:p>
          </table:table-cell>
          <table:table-cell office:value-type="float" office:value="0.276845973835" calcext:value-type="float">
            <text:p>0,2768459738</text:p>
          </table:table-cell>
          <table:table-cell office:value-type="float" office:value="0.441102764063" calcext:value-type="float">
            <text:p>0,4411027641</text:p>
          </table:table-cell>
          <table:table-cell office:value-type="float" office:value="0.335566119144" calcext:value-type="float">
            <text:p>0,3355661191</text:p>
          </table:table-cell>
          <table:table-cell office:value-type="float" office:value="0.728316326531" calcext:value-type="float">
            <text:p>0,728316326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58651425622" calcext:value-type="float">
            <text:p>0,5586514256</text:p>
          </table:table-cell>
          <table:table-cell office:value-type="float" office:value="0.880681818182" calcext:value-type="float">
            <text:p>0,8806818182</text:p>
          </table:table-cell>
          <table:table-cell office:value-type="float" office:value="0.0969696993178" calcext:value-type="float">
            <text:p>0,0969696993</text:p>
          </table:table-cell>
          <table:table-cell office:value-type="float" office:value="0.272727251053" calcext:value-type="float">
            <text:p>0,2727272511</text:p>
          </table:table-cell>
          <table:table-cell office:value-type="float" office:value="0.133333319967" calcext:value-type="float">
            <text:p>0,13333332</text:p>
          </table:table-cell>
          <table:table-cell office:value-type="float" office:value="0.787757817698" calcext:value-type="float">
            <text:p>0,7877578177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7397233759" calcext:value-type="float">
            <text:p>0,5273972338</text:p>
          </table:table-cell>
          <table:table-cell office:value-type="float" office:value="0.931428571769" calcext:value-type="float">
            <text:p>0,9314285718</text:p>
          </table:table-cell>
          <table:table-cell office:value-type="float" office:value="0.146666658265" calcext:value-type="float">
            <text:p>0,1466666583</text:p>
          </table:table-cell>
          <table:table-cell office:value-type="float" office:value="0.134285714286" calcext:value-type="float">
            <text:p>0,1342857143</text:p>
          </table:table-cell>
          <table:table-cell office:value-type="float" office:value="0.130285701411" calcext:value-type="float">
            <text:p>0,1302857014</text:p>
          </table:table-cell>
          <table:table-cell office:value-type="float" office:value="0.821285140562" calcext:value-type="float">
            <text:p>0,821285140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55647711243" calcext:value-type="float">
            <text:p>0,5556477112</text:p>
          </table:table-cell>
          <table:table-cell office:value-type="float" office:value="0.908571428571" calcext:value-type="float">
            <text:p>0,9085714286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274285714286" calcext:value-type="float">
            <text:p>0,2742857143</text:p>
          </table:table-cell>
          <table:table-cell office:value-type="float" office:value="0.213333315168" calcext:value-type="float">
            <text:p>0,2133333152</text:p>
          </table:table-cell>
          <table:table-cell office:value-type="float" office:value="0.840026773762" calcext:value-type="float">
            <text:p>0,840026773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38092296151" calcext:value-type="float">
            <text:p>0,4380922962</text:p>
          </table:table-cell>
          <table:table-cell office:value-type="float" office:value="0.925287354267" calcext:value-type="float">
            <text:p>0,9252873543</text:p>
          </table:table-cell>
          <table:table-cell office:value-type="float" office:value="0.153256706808" calcext:value-type="float">
            <text:p>0,1532567068</text:p>
          </table:table-cell>
          <table:table-cell office:value-type="float" office:value="0.275862047042" calcext:value-type="float">
            <text:p>0,275862047</text:p>
          </table:table-cell>
          <table:table-cell office:value-type="float" office:value="0.196168559721" calcext:value-type="float">
            <text:p>0,1961685597</text:p>
          </table:table-cell>
          <table:table-cell office:value-type="float" office:value="0.89156626506" calcext:value-type="float">
            <text:p>0,8915662651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7521601381" calcext:value-type="float">
            <text:p>0,5752160138</text:p>
          </table:table-cell>
          <table:table-cell office:value-type="float" office:value="0.902298848519" calcext:value-type="float">
            <text:p>0,9022988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1837349398" calcext:value-type="float">
            <text:p>0,7718373494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60912709945" calcext:value-type="float">
            <text:p>0,7609127099</text:p>
          </table:table-cell>
          <table:table-cell office:value-type="float" office:value="0.763513513514" calcext:value-type="float">
            <text:p>0,7635135135</text:p>
          </table:table-cell>
          <table:table-cell office:value-type="float" office:value="0.351410764295" calcext:value-type="float">
            <text:p>0,3514107643</text:p>
          </table:table-cell>
          <table:table-cell office:value-type="float" office:value="0.44993566178" calcext:value-type="float">
            <text:p>0,4499356618</text:p>
          </table:table-cell>
          <table:table-cell office:value-type="float" office:value="0.377526386364" calcext:value-type="float">
            <text:p>0,3775263864</text:p>
          </table:table-cell>
          <table:table-cell office:value-type="float" office:value="0.686231610713" calcext:value-type="float">
            <text:p>0,686231610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49454402924" calcext:value-type="float">
            <text:p>0,8494544029</text:p>
          </table:table-cell>
          <table:table-cell office:value-type="float" office:value="0.706081081081" calcext:value-type="float">
            <text:p>0,7060810811</text:p>
          </table:table-cell>
          <table:table-cell office:value-type="float" office:value="0.3237375319" calcext:value-type="float">
            <text:p>0,3237375319</text:p>
          </table:table-cell>
          <table:table-cell office:value-type="float" office:value="0.512998722695" calcext:value-type="float">
            <text:p>0,5129987227</text:p>
          </table:table-cell>
          <table:table-cell office:value-type="float" office:value="0.389843720037" calcext:value-type="float">
            <text:p>0,38984372</text:p>
          </table:table-cell>
          <table:table-cell office:value-type="float" office:value="0.686835156545" calcext:value-type="float">
            <text:p>0,686835156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904219868426" calcext:value-type="float">
            <text:p>0,9042198684</text:p>
          </table:table-cell>
          <table:table-cell office:value-type="float" office:value="0.654237288742" calcext:value-type="float">
            <text:p>0,6542372887</text:p>
          </table:table-cell>
          <table:table-cell office:value-type="float" office:value="0.281206940493" calcext:value-type="float">
            <text:p>0,2812069405</text:p>
          </table:table-cell>
          <table:table-cell office:value-type="float" office:value="0.575028259471" calcext:value-type="float">
            <text:p>0,5750282595</text:p>
          </table:table-cell>
          <table:table-cell office:value-type="float" office:value="0.371541927224" calcext:value-type="float">
            <text:p>0,3715419272</text:p>
          </table:table-cell>
          <table:table-cell office:value-type="float" office:value="0.685151515152" calcext:value-type="float">
            <text:p>0,6851515152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58375085208" calcext:value-type="float">
            <text:p>0,7583750852</text:p>
          </table:table-cell>
          <table:table-cell office:value-type="float" office:value="0.762711864609" calcext:value-type="float">
            <text:p>0,7627118646</text:p>
          </table:table-cell>
          <table:table-cell office:value-type="float" office:value="0.347376930108" calcext:value-type="float">
            <text:p>0,3473769301</text:p>
          </table:table-cell>
          <table:table-cell office:value-type="float" office:value="0.412179917804" calcext:value-type="float">
            <text:p>0,4121799178</text:p>
          </table:table-cell>
          <table:table-cell office:value-type="float" office:value="0.365948420056" calcext:value-type="float">
            <text:p>0,3659484201</text:p>
          </table:table-cell>
          <table:table-cell office:value-type="float" office:value="0.683257575758" calcext:value-type="float">
            <text:p>0,683257575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8999216152" calcext:value-type="float">
            <text:p>0,8089992162</text:p>
          </table:table-cell>
          <table:table-cell office:value-type="float" office:value="0.74237288176" calcext:value-type="float">
            <text:p>0,7423728818</text:p>
          </table:table-cell>
          <table:table-cell office:value-type="float" office:value="0.356416477591" calcext:value-type="float">
            <text:p>0,3564164776</text:p>
          </table:table-cell>
          <table:table-cell office:value-type="float" office:value="0.414613948434" calcext:value-type="float">
            <text:p>0,4146139484</text:p>
          </table:table-cell>
          <table:table-cell office:value-type="float" office:value="0.367911406695" calcext:value-type="float">
            <text:p>0,3679114067</text:p>
          </table:table-cell>
          <table:table-cell office:value-type="float" office:value="0.702954545455" calcext:value-type="float">
            <text:p>0,702954545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470124804" calcext:value-type="float">
            <text:p>0,724701248</text:p>
          </table:table-cell>
          <table:table-cell office:value-type="float" office:value="0.76635513963" calcext:value-type="float">
            <text:p>0,7663551396</text:p>
          </table:table-cell>
          <table:table-cell office:value-type="float" office:value="0.296929225743" calcext:value-type="float">
            <text:p>0,2969292257</text:p>
          </table:table-cell>
          <table:table-cell office:value-type="float" office:value="0.229283491028" calcext:value-type="float">
            <text:p>0,229283491</text:p>
          </table:table-cell>
          <table:table-cell office:value-type="float" office:value="0.224072474186" calcext:value-type="float">
            <text:p>0,2240724742</text:p>
          </table:table-cell>
          <table:table-cell office:value-type="float" office:value="0.681121099947" calcext:value-type="float">
            <text:p>0,681121099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12406166246" calcext:value-type="float">
            <text:p>0,7124061662</text:p>
          </table:table-cell>
          <table:table-cell office:value-type="float" office:value="0.785046731757" calcext:value-type="float">
            <text:p>0,7850467318</text:p>
          </table:table-cell>
          <table:table-cell office:value-type="float" office:value="0.264886524076" calcext:value-type="float">
            <text:p>0,2648865241</text:p>
          </table:table-cell>
          <table:table-cell office:value-type="float" office:value="0.318291064735" calcext:value-type="float">
            <text:p>0,3182910647</text:p>
          </table:table-cell>
          <table:table-cell office:value-type="float" office:value="0.278901117984" calcext:value-type="float">
            <text:p>0,278901118</text:p>
          </table:table-cell>
          <table:table-cell office:value-type="float" office:value="0.743345672484" calcext:value-type="float">
            <text:p>0,743345672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88576162864" calcext:value-type="float">
            <text:p>0,7885761629</text:p>
          </table:table-cell>
          <table:table-cell office:value-type="float" office:value="0.700934579996" calcext:value-type="float">
            <text:p>0,70093458</text:p>
          </table:table-cell>
          <table:table-cell office:value-type="float" office:value="0.150051924809" calcext:value-type="float">
            <text:p>0,1500519248</text:p>
          </table:table-cell>
          <table:table-cell office:value-type="float" office:value="0.243613709078" calcext:value-type="float">
            <text:p>0,2436137091</text:p>
          </table:table-cell>
          <table:table-cell office:value-type="float" office:value="0.181420036844" calcext:value-type="float">
            <text:p>0,1814200368</text:p>
          </table:table-cell>
          <table:table-cell office:value-type="float" office:value="0.622245725366" calcext:value-type="float">
            <text:p>0,622245725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7873717071" calcext:value-type="float">
            <text:p>0,7478737171</text:p>
          </table:table-cell>
          <table:table-cell office:value-type="float" office:value="0.82159624581" calcext:value-type="float">
            <text:p>0,8215962458</text:p>
          </table:table-cell>
          <table:table-cell office:value-type="float" office:value="0.370579036748" calcext:value-type="float">
            <text:p>0,3705790367</text:p>
          </table:table-cell>
          <table:table-cell office:value-type="float" office:value="0.265593566805" calcext:value-type="float">
            <text:p>0,2655935668</text:p>
          </table:table-cell>
          <table:table-cell office:value-type="float" office:value="0.304706817502" calcext:value-type="float">
            <text:p>0,3047068175</text:p>
          </table:table-cell>
          <table:table-cell office:value-type="float" office:value="0.708791208791" calcext:value-type="float">
            <text:p>0,708791208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51587546767" calcext:value-type="float">
            <text:p>0,7515875468</text:p>
          </table:table-cell>
          <table:table-cell office:value-type="float" office:value="0.788732395206" calcext:value-type="float">
            <text:p>0,7887323952</text:p>
          </table:table-cell>
          <table:table-cell office:value-type="float" office:value="0.389567036864" calcext:value-type="float">
            <text:p>0,3895670369</text:p>
          </table:table-cell>
          <table:table-cell office:value-type="float" office:value="0.571898061905" calcext:value-type="float">
            <text:p>0,5718980619</text:p>
          </table:table-cell>
          <table:table-cell office:value-type="float" office:value="0.441115013311" calcext:value-type="float">
            <text:p>0,4411150133</text:p>
          </table:table-cell>
          <table:table-cell office:value-type="float" office:value="0.751506557958" calcext:value-type="float">
            <text:p>0,75150655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629342792363" calcext:value-type="float">
            <text:p>0,6293427924</text:p>
          </table:table-cell>
          <table:table-cell office:value-type="float" office:value="0.80172413382" calcext:value-type="float">
            <text:p>0,8017241338</text:p>
          </table:table-cell>
          <table:table-cell office:value-type="float" office:value="0.40591133874" calcext:value-type="float">
            <text:p>0,4059113387</text:p>
          </table:table-cell>
          <table:table-cell office:value-type="float" office:value="0.571428594918" calcext:value-type="float">
            <text:p>0,5714285949</text:p>
          </table:table-cell>
          <table:table-cell office:value-type="float" office:value="0.467980236843" calcext:value-type="float">
            <text:p>0,4679802368</text:p>
          </table:table-cell>
          <table:table-cell office:value-type="float" office:value="0.825311942959" calcext:value-type="float">
            <text:p>0,82531194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38515148474" calcext:value-type="float">
            <text:p>0,6385151485</text:p>
          </table:table-cell>
          <table:table-cell office:value-type="float" office:value="0.826086957558" calcext:value-type="float">
            <text:p>0,8260869576</text:p>
          </table:table-cell>
          <table:table-cell office:value-type="float" office:value="0.398260875629" calcext:value-type="float">
            <text:p>0,3982608756</text:p>
          </table:table-cell>
          <table:table-cell office:value-type="float" office:value="0.564927548948" calcext:value-type="float">
            <text:p>0,5649275489</text:p>
          </table:table-cell>
          <table:table-cell office:value-type="float" office:value="0.460068977397" calcext:value-type="float">
            <text:p>0,4600689774</text:p>
          </table:table-cell>
          <table:table-cell office:value-type="float" office:value="0.861111111111" calcext:value-type="float">
            <text:p>0,861111111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51105695704" calcext:value-type="float">
            <text:p>0,6511056957</text:p>
          </table:table-cell>
          <table:table-cell office:value-type="float" office:value="0.782608698762" calcext:value-type="float">
            <text:p>0,7826086988</text:p>
          </table:table-cell>
          <table:table-cell office:value-type="float" office:value="0.376759844241" calcext:value-type="float">
            <text:p>0,3767598442</text:p>
          </table:table-cell>
          <table:table-cell office:value-type="float" office:value="0.701035205437" calcext:value-type="float">
            <text:p>0,7010352054</text:p>
          </table:table-cell>
          <table:table-cell office:value-type="float" office:value="0.467306543174" calcext:value-type="float">
            <text:p>0,4673065432</text:p>
          </table:table-cell>
          <table:table-cell office:value-type="float" office:value="0.84595959596" calcext:value-type="float">
            <text:p>0,84595959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57940853679" calcext:value-type="float">
            <text:p>0,7579408537</text:p>
          </table:table-cell>
          <table:table-cell office:value-type="float" office:value="0.791304348863" calcext:value-type="float">
            <text:p>0,7913043489</text:p>
          </table:table-cell>
          <table:table-cell office:value-type="float" office:value="0.321545903579" calcext:value-type="float">
            <text:p>0,3215459036</text:p>
          </table:table-cell>
          <table:table-cell office:value-type="float" office:value="0.537971023891" calcext:value-type="float">
            <text:p>0,5379710239</text:p>
          </table:table-cell>
          <table:table-cell office:value-type="float" office:value="0.380289790941" calcext:value-type="float">
            <text:p>0,3802897909</text:p>
          </table:table-cell>
          <table:table-cell office:value-type="float" office:value="0.724116161616" calcext:value-type="float">
            <text:p>0,724116161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46977029349" calcext:value-type="float">
            <text:p>0,6469770293</text:p>
          </table:table-cell>
          <table:table-cell office:value-type="float" office:value="0.798245609852" calcext:value-type="float">
            <text:p>0,7982456099</text:p>
          </table:table-cell>
          <table:table-cell office:value-type="float" office:value="0.35363409812" calcext:value-type="float">
            <text:p>0,3536340981</text:p>
          </table:table-cell>
          <table:table-cell office:value-type="float" office:value="0.558897233846" calcext:value-type="float">
            <text:p>0,5588972338</text:p>
          </table:table-cell>
          <table:table-cell office:value-type="float" office:value="0.427619776182" calcext:value-type="float">
            <text:p>0,4276197762</text:p>
          </table:table-cell>
          <table:table-cell office:value-type="float" office:value="0.782525510204" calcext:value-type="float">
            <text:p>0,782525510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36653595079" calcext:value-type="float">
            <text:p>0,4366535951</text:p>
          </table:table-cell>
          <table:table-cell office:value-type="float" office:value="0.897727272727" calcext:value-type="float">
            <text:p>0,8977272727</text:p>
          </table:table-cell>
          <table:table-cell office:value-type="float" office:value="0.127272727815" calcext:value-type="float">
            <text:p>0,1272727278</text:p>
          </table:table-cell>
          <table:table-cell office:value-type="float" office:value="0.227272705598" calcext:value-type="float">
            <text:p>0,2272727056</text:p>
          </table:table-cell>
          <table:table-cell office:value-type="float" office:value="0.12121210315" calcext:value-type="float">
            <text:p>0,1212121032</text:p>
          </table:table-cell>
          <table:table-cell office:value-type="float" office:value="0.810379241517" calcext:value-type="float">
            <text:p>0,810379241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09085982868" calcext:value-type="float">
            <text:p>0,5090859829</text:p>
          </table:table-cell>
          <table:table-cell office:value-type="float" office:value="0.880000000681" calcext:value-type="float">
            <text:p>0,8800000007</text:p>
          </table:table-cell>
          <table:table-cell office:value-type="float" office:value="0.121904762813" calcext:value-type="float">
            <text:p>0,1219047628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167619024004" calcext:value-type="float">
            <text:p>0,167619024</text:p>
          </table:table-cell>
          <table:table-cell office:value-type="float" office:value="0.751673360107" calcext:value-type="float">
            <text:p>0,751673360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44420444625" calcext:value-type="float">
            <text:p>0,5444204446</text:p>
          </table:table-cell>
          <table:table-cell office:value-type="float" office:value="0.857142857483" calcext:value-type="float">
            <text:p>0,8571428575</text:p>
          </table:table-cell>
          <table:table-cell office:value-type="float" office:value="0.24526077543" calcext:value-type="float">
            <text:p>0,2452607754</text:p>
          </table:table-cell>
          <table:table-cell office:value-type="float" office:value="0.579047622681" calcext:value-type="float">
            <text:p>0,5790476227</text:p>
          </table:table-cell>
          <table:table-cell office:value-type="float" office:value="0.320461725507" calcext:value-type="float">
            <text:p>0,3204617255</text:p>
          </table:table-cell>
          <table:table-cell office:value-type="float" office:value="0.862784471218" calcext:value-type="float">
            <text:p>0,862784471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39114858364" calcext:value-type="float">
            <text:p>0,4391148584</text:p>
          </table:table-cell>
          <table:table-cell office:value-type="float" office:value="0.931034482759" calcext:value-type="float">
            <text:p>0,9310344828</text:p>
          </table:table-cell>
          <table:table-cell office:value-type="float" office:value="0.122605367639" calcext:value-type="float">
            <text:p>0,1226053676</text:p>
          </table:table-cell>
          <table:table-cell office:value-type="float" office:value="0.183908045977" calcext:value-type="float">
            <text:p>0,183908046</text:p>
          </table:table-cell>
          <table:table-cell office:value-type="float" office:value="0.147126438974" calcext:value-type="float">
            <text:p>0,147126439</text:p>
          </table:table-cell>
          <table:table-cell office:value-type="float" office:value="0.873493975904" calcext:value-type="float">
            <text:p>0,873493975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59469753435" calcext:value-type="float">
            <text:p>0,4594697534</text:p>
          </table:table-cell>
          <table:table-cell office:value-type="float" office:value="0.856321839766" calcext:value-type="float">
            <text:p>0,8563218398</text:p>
          </table:table-cell>
          <table:table-cell office:value-type="float" office:value="0.0262725791712" calcext:value-type="float">
            <text:p>0,0262725792</text:p>
          </table:table-cell>
          <table:table-cell office:value-type="float" office:value="0.183908024053" calcext:value-type="float">
            <text:p>0,1839080241</text:p>
          </table:table-cell>
          <table:table-cell office:value-type="float" office:value="0.0459770060134" calcext:value-type="float">
            <text:p>0,045977006</text:p>
          </table:table-cell>
          <table:table-cell office:value-type="float" office:value="0.792168674699" calcext:value-type="float">
            <text:p>0,792168674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5372173464" calcext:value-type="float">
            <text:p>0,8537217346</text:p>
          </table:table-cell>
          <table:table-cell office:value-type="float" office:value="0.675675675676" calcext:value-type="float">
            <text:p>0,6756756757</text:p>
          </table:table-cell>
          <table:table-cell office:value-type="float" office:value="0.322208735588" calcext:value-type="float">
            <text:p>0,3222087356</text:p>
          </table:table-cell>
          <table:table-cell office:value-type="float" office:value="0.523037332135" calcext:value-type="float">
            <text:p>0,5230373321</text:p>
          </table:table-cell>
          <table:table-cell office:value-type="float" office:value="0.375139961372" calcext:value-type="float">
            <text:p>0,3751399614</text:p>
          </table:table-cell>
          <table:table-cell office:value-type="float" office:value="0.687589588834" calcext:value-type="float">
            <text:p>0,687589588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33234216716" calcext:value-type="float">
            <text:p>0,8332342167</text:p>
          </table:table-cell>
          <table:table-cell office:value-type="float" office:value="0.662162162162" calcext:value-type="float">
            <text:p>0,6621621622</text:p>
          </table:table-cell>
          <table:table-cell office:value-type="float" office:value="0.304217856478" calcext:value-type="float">
            <text:p>0,3042178565</text:p>
          </table:table-cell>
          <table:table-cell office:value-type="float" office:value="0.60158730842" calcext:value-type="float">
            <text:p>0,6015873084</text:p>
          </table:table-cell>
          <table:table-cell office:value-type="float" office:value="0.39319943093" calcext:value-type="float">
            <text:p>0,3931994309</text:p>
          </table:table-cell>
          <table:table-cell office:value-type="float" office:value="0.686080724255" calcext:value-type="float">
            <text:p>0,6860807243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39357229006" calcext:value-type="float">
            <text:p>0,839357229</text:p>
          </table:table-cell>
          <table:table-cell office:value-type="float" office:value="0.667796610574" calcext:value-type="float">
            <text:p>0,6677966106</text:p>
          </table:table-cell>
          <table:table-cell office:value-type="float" office:value="0.301497945947" calcext:value-type="float">
            <text:p>0,3014979459</text:p>
          </table:table-cell>
          <table:table-cell office:value-type="float" office:value="0.539472699569" calcext:value-type="float">
            <text:p>0,5394726996</text:p>
          </table:table-cell>
          <table:table-cell office:value-type="float" office:value="0.378011574381" calcext:value-type="float">
            <text:p>0,3780115744</text:p>
          </table:table-cell>
          <table:table-cell office:value-type="float" office:value="0.710909090909" calcext:value-type="float">
            <text:p>0,710909090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812510547" calcext:value-type="float">
            <text:p>0,7781251055</text:p>
          </table:table-cell>
          <table:table-cell office:value-type="float" office:value="0.752542373083" calcext:value-type="float">
            <text:p>0,7525423731</text:p>
          </table:table-cell>
          <table:table-cell office:value-type="float" office:value="0.312897506003" calcext:value-type="float">
            <text:p>0,312897506</text:p>
          </table:table-cell>
          <table:table-cell office:value-type="float" office:value="0.347259531183" calcext:value-type="float">
            <text:p>0,3472595312</text:p>
          </table:table-cell>
          <table:table-cell office:value-type="float" office:value="0.310113085731" calcext:value-type="float">
            <text:p>0,3101130857</text:p>
          </table:table-cell>
          <table:table-cell office:value-type="float" office:value="0.682121212121" calcext:value-type="float">
            <text:p>0,6821212121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36476504803" calcext:value-type="float">
            <text:p>0,8364765048</text:p>
          </table:table-cell>
          <table:table-cell office:value-type="float" office:value="0.718644067999" calcext:value-type="float">
            <text:p>0,718644068</text:p>
          </table:table-cell>
          <table:table-cell office:value-type="float" office:value="0.337549314661" calcext:value-type="float">
            <text:p>0,3375493147</text:p>
          </table:table-cell>
          <table:table-cell office:value-type="float" office:value="0.53290290186" calcext:value-type="float">
            <text:p>0,5329029019</text:p>
          </table:table-cell>
          <table:table-cell office:value-type="float" office:value="0.403199239505" calcext:value-type="float">
            <text:p>0,4031992395</text:p>
          </table:table-cell>
          <table:table-cell office:value-type="float" office:value="0.659621212121" calcext:value-type="float">
            <text:p>0,659621212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65695214272" calcext:value-type="float">
            <text:p>0,7656952143</text:p>
          </table:table-cell>
          <table:table-cell office:value-type="float" office:value="0.719626170453" calcext:value-type="float">
            <text:p>0,7196261705</text:p>
          </table:table-cell>
          <table:table-cell office:value-type="float" office:value="0.230038917928" calcext:value-type="float">
            <text:p>0,2300389179</text:p>
          </table:table-cell>
          <table:table-cell office:value-type="float" office:value="0.485358248247" calcext:value-type="float">
            <text:p>0,4853582482</text:p>
          </table:table-cell>
          <table:table-cell office:value-type="float" office:value="0.297645207042" calcext:value-type="float">
            <text:p>0,297645207</text:p>
          </table:table-cell>
          <table:table-cell office:value-type="float" office:value="0.679710911334" calcext:value-type="float">
            <text:p>0,679710911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2241340954" calcext:value-type="float">
            <text:p>0,722241341</text:p>
          </table:table-cell>
          <table:table-cell office:value-type="float" office:value="0.78037383289" calcext:value-type="float">
            <text:p>0,7803738329</text:p>
          </table:table-cell>
          <table:table-cell office:value-type="float" office:value="0.27503338484" calcext:value-type="float">
            <text:p>0,2750333848</text:p>
          </table:table-cell>
          <table:table-cell office:value-type="float" office:value="0.338228762707" calcext:value-type="float">
            <text:p>0,3382287627</text:p>
          </table:table-cell>
          <table:table-cell office:value-type="float" office:value="0.290958847955" calcext:value-type="float">
            <text:p>0,290958848</text:p>
          </table:table-cell>
          <table:table-cell office:value-type="float" office:value="0.724660673365" calcext:value-type="float">
            <text:p>0,724660673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21051246095" calcext:value-type="float">
            <text:p>0,8210512461</text:p>
          </table:table-cell>
          <table:table-cell office:value-type="float" office:value="0.644859813641" calcext:value-type="float">
            <text:p>0,6448598136</text:p>
          </table:table-cell>
          <table:table-cell office:value-type="float" office:value="0.202329036788" calcext:value-type="float">
            <text:p>0,2023290368</text:p>
          </table:table-cell>
          <table:table-cell office:value-type="float" office:value="0.511526482128" calcext:value-type="float">
            <text:p>0,5115264821</text:p>
          </table:table-cell>
          <table:table-cell office:value-type="float" office:value="0.284234103755" calcext:value-type="float">
            <text:p>0,2842341038</text:p>
          </table:table-cell>
          <table:table-cell office:value-type="float" office:value="0.599330160409" calcext:value-type="float">
            <text:p>0,599330160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92018144623" calcext:value-type="float">
            <text:p>0,7920181446</text:p>
          </table:table-cell>
          <table:table-cell office:value-type="float" office:value="0.765258217362" calcext:value-type="float">
            <text:p>0,7652582174</text:p>
          </table:table-cell>
          <table:table-cell office:value-type="float" office:value="0.221059700693" calcext:value-type="float">
            <text:p>0,2210597007</text:p>
          </table:table-cell>
          <table:table-cell office:value-type="float" office:value="0.270959097455" calcext:value-type="float">
            <text:p>0,2709590975</text:p>
          </table:table-cell>
          <table:table-cell office:value-type="float" office:value="0.238825500291" calcext:value-type="float">
            <text:p>0,2388255003</text:p>
          </table:table-cell>
          <table:table-cell office:value-type="float" office:value="0.655086848635" calcext:value-type="float">
            <text:p>0,655086848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36479808187" calcext:value-type="float">
            <text:p>0,7364798082</text:p>
          </table:table-cell>
          <table:table-cell office:value-type="float" office:value="0.760563381401" calcext:value-type="float">
            <text:p>0,7605633814</text:p>
          </table:table-cell>
          <table:table-cell office:value-type="float" office:value="0.260160972255" calcext:value-type="float">
            <text:p>0,2601609723</text:p>
          </table:table-cell>
          <table:table-cell office:value-type="float" office:value="0.35405768587" calcext:value-type="float">
            <text:p>0,3540576859</text:p>
          </table:table-cell>
          <table:table-cell office:value-type="float" office:value="0.291303895169" calcext:value-type="float">
            <text:p>0,2913038952</text:p>
          </table:table-cell>
          <table:table-cell office:value-type="float" office:value="0.722084367246" calcext:value-type="float">
            <text:p>0,722084367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61429209134" calcext:value-type="float">
            <text:p>0,7614292091</text:p>
          </table:table-cell>
          <table:table-cell office:value-type="float" office:value="0.758620685545" calcext:value-type="float">
            <text:p>0,7586206855</text:p>
          </table:table-cell>
          <table:table-cell office:value-type="float" office:value="0.243618463648" calcext:value-type="float">
            <text:p>0,2436184636</text:p>
          </table:table-cell>
          <table:table-cell office:value-type="float" office:value="0.334975374156" calcext:value-type="float">
            <text:p>0,3349753742</text:p>
          </table:table-cell>
          <table:table-cell office:value-type="float" office:value="0.280577610279" calcext:value-type="float">
            <text:p>0,2805776103</text:p>
          </table:table-cell>
          <table:table-cell office:value-type="float" office:value="0.705882352941" calcext:value-type="float">
            <text:p>0,705882352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0137381139" calcext:value-type="float">
            <text:p>0,8013738114</text:p>
          </table:table-cell>
          <table:table-cell office:value-type="float" office:value="0.70434782816" calcext:value-type="float">
            <text:p>0,7043478282</text:p>
          </table:table-cell>
          <table:table-cell office:value-type="float" office:value="0.282608702001" calcext:value-type="float">
            <text:p>0,282608702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05407751384" calcext:value-type="float">
            <text:p>0,4054077514</text:p>
          </table:table-cell>
          <table:table-cell office:value-type="float" office:value="0.820075757576" calcext:value-type="float">
            <text:p>0,820075757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81216823018" calcext:value-type="float">
            <text:p>0,681216823</text:p>
          </table:table-cell>
          <table:table-cell office:value-type="float" office:value="0.80000000311" calcext:value-type="float">
            <text:p>0,8000000031</text:p>
          </table:table-cell>
          <table:table-cell office:value-type="float" office:value="0.407125614" calcext:value-type="float">
            <text:p>0,407125614</text:p>
          </table:table-cell>
          <table:table-cell office:value-type="float" office:value="0.740786755862" calcext:value-type="float">
            <text:p>0,7407867559</text:p>
          </table:table-cell>
          <table:table-cell office:value-type="float" office:value="0.510039461955" calcext:value-type="float">
            <text:p>0,510039462</text:p>
          </table:table-cell>
          <table:table-cell office:value-type="float" office:value="0.851641414141" calcext:value-type="float">
            <text:p>0,8516414141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96022069454" calcext:value-type="float">
            <text:p>0,7960220695</text:p>
          </table:table-cell>
          <table:table-cell office:value-type="float" office:value="0.669565218428" calcext:value-type="float">
            <text:p>0,6695652184</text:p>
          </table:table-cell>
          <table:table-cell office:value-type="float" office:value="0.268152485982" calcext:value-type="float">
            <text:p>0,268152486</text:p>
          </table:table-cell>
          <table:table-cell office:value-type="float" office:value="0.666956528373" calcext:value-type="float">
            <text:p>0,6669565284</text:p>
          </table:table-cell>
          <table:table-cell office:value-type="float" office:value="0.365314509558" calcext:value-type="float">
            <text:p>0,3653145096</text:p>
          </table:table-cell>
          <table:table-cell office:value-type="float" office:value="0.715277777778" calcext:value-type="float">
            <text:p>0,715277777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02746883819" calcext:value-type="float">
            <text:p>0,7027468838</text:p>
          </table:table-cell>
          <table:table-cell office:value-type="float" office:value="0.798245616126" calcext:value-type="float">
            <text:p>0,7982456161</text:p>
          </table:table-cell>
          <table:table-cell office:value-type="float" office:value="0.405847964841" calcext:value-type="float">
            <text:p>0,4058479648</text:p>
          </table:table-cell>
          <table:table-cell office:value-type="float" office:value="0.669172920679" calcext:value-type="float">
            <text:p>0,6691729207</text:p>
          </table:table-cell>
          <table:table-cell office:value-type="float" office:value="0.482712578878" calcext:value-type="float">
            <text:p>0,4827125789</text:p>
          </table:table-cell>
          <table:table-cell office:value-type="float" office:value="0.820153061224" calcext:value-type="float">
            <text:p>0,820153061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43104036288" calcext:value-type="float">
            <text:p>0,5431040363</text:p>
          </table:table-cell>
          <table:table-cell office:value-type="float" office:value="0.920454545455" calcext:value-type="float">
            <text:p>0,9204545455</text:p>
          </table:table-cell>
          <table:table-cell office:value-type="float" office:value="0.166666670279" calcext:value-type="float">
            <text:p>0,1666666703</text:p>
          </table:table-cell>
          <table:table-cell office:value-type="float" office:value="0.272727251053" calcext:value-type="float">
            <text:p>0,2727272511</text:p>
          </table:table-cell>
          <table:table-cell office:value-type="float" office:value="0.176623366096" calcext:value-type="float">
            <text:p>0,1766233661</text:p>
          </table:table-cell>
          <table:table-cell office:value-type="float" office:value="0.671989354624" calcext:value-type="float">
            <text:p>0,67198935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67124725751" calcext:value-type="float">
            <text:p>0,6671247258</text:p>
          </table:table-cell>
          <table:table-cell office:value-type="float" office:value="0.880000001703" calcext:value-type="float">
            <text:p>0,8800000017</text:p>
          </table:table-cell>
          <table:table-cell office:value-type="float" office:value="0.182857145582" calcext:value-type="float">
            <text:p>0,1828571456</text:p>
          </table:table-cell>
          <table:table-cell office:value-type="float" office:value="0.365714263916" calcext:value-type="float">
            <text:p>0,3657142639</text:p>
          </table:table-cell>
          <table:table-cell office:value-type="float" office:value="0.228571401324" calcext:value-type="float">
            <text:p>0,2285714013</text:p>
          </table:table-cell>
          <table:table-cell office:value-type="float" office:value="0.78313253012" calcext:value-type="float">
            <text:p>0,783132530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39933098214" calcext:value-type="float">
            <text:p>0,5399330982</text:p>
          </table:table-cell>
          <table:table-cell office:value-type="float" office:value="0.902857142857" calcext:value-type="float">
            <text:p>0,9028571429</text:p>
          </table:table-cell>
          <table:table-cell office:value-type="float" office:value="0.249904766083" calcext:value-type="float">
            <text:p>0,2499047661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303020384652" calcext:value-type="float">
            <text:p>0,3030203847</text:p>
          </table:table-cell>
          <table:table-cell office:value-type="float" office:value="0.938420348059" calcext:value-type="float">
            <text:p>0,938420348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486986835798" calcext:value-type="float">
            <text:p>0,4869868358</text:p>
          </table:table-cell>
          <table:table-cell office:value-type="float" office:value="0.902298848519" calcext:value-type="float">
            <text:p>0,9022988485</text:p>
          </table:table-cell>
          <table:table-cell office:value-type="float" office:value="0.47509574342" calcext:value-type="float">
            <text:p>0,4750957434</text:p>
          </table:table-cell>
          <table:table-cell office:value-type="float" office:value="0.643678117072" calcext:value-type="float">
            <text:p>0,6436781171</text:p>
          </table:table-cell>
          <table:table-cell office:value-type="float" office:value="0.46633819602" calcext:value-type="float">
            <text:p>0,466338196</text:p>
          </table:table-cell>
          <table:table-cell office:value-type="float" office:value="0.907379518072" calcext:value-type="float">
            <text:p>0,907379518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484751348865" calcext:value-type="float">
            <text:p>0,4847513489</text:p>
          </table:table-cell>
          <table:table-cell office:value-type="float" office:value="0.925287354267" calcext:value-type="float">
            <text:p>0,9252873543</text:p>
          </table:table-cell>
          <table:table-cell office:value-type="float" office:value="0.0613026838193" calcext:value-type="float">
            <text:p>0,0613026838</text:p>
          </table:table-cell>
          <table:table-cell office:value-type="float" office:value="0.183908024053" calcext:value-type="float">
            <text:p>0,1839080241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759789156627" calcext:value-type="float">
            <text:p>0,759789156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36005914856" calcext:value-type="float">
            <text:p>0,8360059149</text:p>
          </table:table-cell>
          <table:table-cell office:value-type="float" office:value="0.652027027027" calcext:value-type="float">
            <text:p>0,652027027</text:p>
          </table:table-cell>
          <table:table-cell office:value-type="float" office:value="0.282239391192" calcext:value-type="float">
            <text:p>0,2822393912</text:p>
          </table:table-cell>
          <table:table-cell office:value-type="float" office:value="0.559974269287" calcext:value-type="float">
            <text:p>0,5599742693</text:p>
          </table:table-cell>
          <table:table-cell office:value-type="float" office:value="0.369481895421" calcext:value-type="float">
            <text:p>0,3694818954</text:p>
          </table:table-cell>
          <table:table-cell office:value-type="float" office:value="0.707883817427" calcext:value-type="float">
            <text:p>0,7078838174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41904910835" calcext:value-type="float">
            <text:p>0,8419049108</text:p>
          </table:table-cell>
          <table:table-cell office:value-type="float" office:value="0.679054054054" calcext:value-type="float">
            <text:p>0,6790540541</text:p>
          </table:table-cell>
          <table:table-cell office:value-type="float" office:value="0.317725079285" calcext:value-type="float">
            <text:p>0,3177250793</text:p>
          </table:table-cell>
          <table:table-cell office:value-type="float" office:value="0.633247539804" calcext:value-type="float">
            <text:p>0,6332475398</text:p>
          </table:table-cell>
          <table:table-cell office:value-type="float" office:value="0.420100727597" calcext:value-type="float">
            <text:p>0,4201007276</text:p>
          </table:table-cell>
          <table:table-cell office:value-type="float" office:value="0.714221048661" calcext:value-type="float">
            <text:p>0,714221048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99338788703" calcext:value-type="float">
            <text:p>0,7993387887</text:p>
          </table:table-cell>
          <table:table-cell office:value-type="float" office:value="0.708474576675" calcext:value-type="float">
            <text:p>0,7084745767</text:p>
          </table:table-cell>
          <table:table-cell office:value-type="float" office:value="0.345552875228" calcext:value-type="float">
            <text:p>0,3455528752</text:p>
          </table:table-cell>
          <table:table-cell office:value-type="float" office:value="0.513559330116" calcext:value-type="float">
            <text:p>0,5135593301</text:p>
          </table:table-cell>
          <table:table-cell office:value-type="float" office:value="0.406574754594" calcext:value-type="float">
            <text:p>0,4065747546</text:p>
          </table:table-cell>
          <table:table-cell office:value-type="float" office:value="0.691363636364" calcext:value-type="float">
            <text:p>0,6913636364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77613631345" calcext:value-type="float">
            <text:p>0,7776136313</text:p>
          </table:table-cell>
          <table:table-cell office:value-type="float" office:value="0.705084746167" calcext:value-type="float">
            <text:p>0,7050847462</text:p>
          </table:table-cell>
          <table:table-cell office:value-type="float" office:value="0.312773791006" calcext:value-type="float">
            <text:p>0,312773791</text:p>
          </table:table-cell>
          <table:table-cell office:value-type="float" office:value="0.566674012653" calcext:value-type="float">
            <text:p>0,5666740127</text:p>
          </table:table-cell>
          <table:table-cell office:value-type="float" office:value="0.384679309392" calcext:value-type="float">
            <text:p>0,3846793094</text:p>
          </table:table-cell>
          <table:table-cell office:value-type="float" office:value="0.691287878788" calcext:value-type="float">
            <text:p>0,691287878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832476617118" calcext:value-type="float">
            <text:p>0,8324766171</text:p>
          </table:table-cell>
          <table:table-cell office:value-type="float" office:value="0.684745762914" calcext:value-type="float">
            <text:p>0,6847457629</text:p>
          </table:table-cell>
          <table:table-cell office:value-type="float" office:value="0.291308251074" calcext:value-type="float">
            <text:p>0,2913082511</text:p>
          </table:table-cell>
          <table:table-cell office:value-type="float" office:value="0.5397901729" calcext:value-type="float">
            <text:p>0,5397901729</text:p>
          </table:table-cell>
          <table:table-cell office:value-type="float" office:value="0.366790393247" calcext:value-type="float">
            <text:p>0,3667903932</text:p>
          </table:table-cell>
          <table:table-cell office:value-type="float" office:value="0.682803030303" calcext:value-type="float">
            <text:p>0,682803030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98444903343" calcext:value-type="float">
            <text:p>0,7984449033</text:p>
          </table:table-cell>
          <table:table-cell office:value-type="float" office:value="0.72897196206" calcext:value-type="float">
            <text:p>0,7289719621</text:p>
          </table:table-cell>
          <table:table-cell office:value-type="float" office:value="0.278059643006" calcext:value-type="float">
            <text:p>0,278059643</text:p>
          </table:table-cell>
          <table:table-cell office:value-type="float" office:value="0.383800626915" calcext:value-type="float">
            <text:p>0,3838006269</text:p>
          </table:table-cell>
          <table:table-cell office:value-type="float" office:value="0.31719056691" calcext:value-type="float">
            <text:p>0,3171905669</text:p>
          </table:table-cell>
          <table:table-cell office:value-type="float" office:value="0.647805393971" calcext:value-type="float">
            <text:p>0,64780539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58912485337" calcext:value-type="float">
            <text:p>0,7589124853</text:p>
          </table:table-cell>
          <table:table-cell office:value-type="float" office:value="0.771028040168" calcext:value-type="float">
            <text:p>0,7710280402</text:p>
          </table:table-cell>
          <table:table-cell office:value-type="float" office:value="0.244770814325" calcext:value-type="float">
            <text:p>0,2447708143</text:p>
          </table:table-cell>
          <table:table-cell office:value-type="float" office:value="0.296929250254" calcext:value-type="float">
            <text:p>0,2969292503</text:p>
          </table:table-cell>
          <table:table-cell office:value-type="float" office:value="0.256250448316" calcext:value-type="float">
            <text:p>0,2562504483</text:p>
          </table:table-cell>
          <table:table-cell office:value-type="float" office:value="0.705094306363" calcext:value-type="float">
            <text:p>0,705094306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45223751135" calcext:value-type="float">
            <text:p>0,7452237511</text:p>
          </table:table-cell>
          <table:table-cell office:value-type="float" office:value="0.757009346908" calcext:value-type="float">
            <text:p>0,7570093469</text:p>
          </table:table-cell>
          <table:table-cell office:value-type="float" office:value="0.165331559761" calcext:value-type="float">
            <text:p>0,1653315598</text:p>
          </table:table-cell>
          <table:table-cell office:value-type="float" office:value="0.202492212859" calcext:value-type="float">
            <text:p>0,2024922129</text:p>
          </table:table-cell>
          <table:table-cell office:value-type="float" office:value="0.173953109255" calcext:value-type="float">
            <text:p>0,1739531093</text:p>
          </table:table-cell>
          <table:table-cell office:value-type="float" office:value="0.582407897056" calcext:value-type="float">
            <text:p>0,582407897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92875301894" calcext:value-type="float">
            <text:p>0,6928753019</text:p>
          </table:table-cell>
          <table:table-cell office:value-type="float" office:value="0.774647888723" calcext:value-type="float">
            <text:p>0,7746478887</text:p>
          </table:table-cell>
          <table:table-cell office:value-type="float" office:value="0.309557352827" calcext:value-type="float">
            <text:p>0,3095573528</text:p>
          </table:table-cell>
          <table:table-cell office:value-type="float" office:value="0.532752078324" calcext:value-type="float">
            <text:p>0,5327520783</text:p>
          </table:table-cell>
          <table:table-cell office:value-type="float" office:value="0.382376263259" calcext:value-type="float">
            <text:p>0,3823762633</text:p>
          </table:table-cell>
          <table:table-cell office:value-type="float" office:value="0.7646224743" calcext:value-type="float">
            <text:p>0,764622474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33212960438" calcext:value-type="float">
            <text:p>0,7332129604</text:p>
          </table:table-cell>
          <table:table-cell office:value-type="float" office:value="0.765258217641" calcext:value-type="float">
            <text:p>0,7652582176</text:p>
          </table:table-cell>
          <table:table-cell office:value-type="float" office:value="0.201505334165" calcext:value-type="float">
            <text:p>0,2015053342</text:p>
          </table:table-cell>
          <table:table-cell office:value-type="float" office:value="0.208182431163" calcext:value-type="float">
            <text:p>0,2081824312</text:p>
          </table:table-cell>
          <table:table-cell office:value-type="float" office:value="0.183713595072" calcext:value-type="float">
            <text:p>0,1837135951</text:p>
          </table:table-cell>
          <table:table-cell office:value-type="float" office:value="0.689294576391" calcext:value-type="float">
            <text:p>0,689294576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95907885864" calcext:value-type="float">
            <text:p>0,7959078859</text:p>
          </table:table-cell>
          <table:table-cell office:value-type="float" office:value="0.844827586207" calcext:value-type="float">
            <text:p>0,8448275862</text:p>
          </table:table-cell>
          <table:table-cell office:value-type="float" office:value="0.44827587029" calcext:value-type="float">
            <text:p>0,4482758703</text:p>
          </table:table-cell>
          <table:table-cell office:value-type="float" office:value="0.47290641686" calcext:value-type="float">
            <text:p>0,4729064169</text:p>
          </table:table-cell>
          <table:table-cell office:value-type="float" office:value="0.459770046431" calcext:value-type="float">
            <text:p>0,4597700464</text:p>
          </table:table-cell>
          <table:table-cell office:value-type="float" office:value="0.729649435532" calcext:value-type="float">
            <text:p>0,729649435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92827837364" calcext:value-type="float">
            <text:p>0,8928278374</text:p>
          </table:table-cell>
          <table:table-cell office:value-type="float" office:value="0.782608694097" calcext:value-type="float">
            <text:p>0,7826086941</text:p>
          </table:table-cell>
          <table:table-cell office:value-type="float" office:value="0.344099387786" calcext:value-type="float">
            <text:p>0,3440993878</text:p>
          </table:table-cell>
          <table:table-cell office:value-type="float" office:value="0.481449284761" calcext:value-type="float">
            <text:p>0,4814492848</text:p>
          </table:table-cell>
          <table:table-cell office:value-type="float" office:value="0.383063816247" calcext:value-type="float">
            <text:p>0,3830638162</text:p>
          </table:table-cell>
          <table:table-cell office:value-type="float" office:value="0.746212121212" calcext:value-type="float">
            <text:p>0,7462121212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9823424246" calcext:value-type="float">
            <text:p>0,7982342425</text:p>
          </table:table-cell>
          <table:table-cell office:value-type="float" office:value="0.773913039332" calcext:value-type="float">
            <text:p>0,7739130393</text:p>
          </table:table-cell>
          <table:table-cell office:value-type="float" office:value="0.364541070487" calcext:value-type="float">
            <text:p>0,3645410705</text:p>
          </table:table-cell>
          <table:table-cell office:value-type="float" office:value="0.522153220229" calcext:value-type="float">
            <text:p>0,5221532202</text:p>
          </table:table-cell>
          <table:table-cell office:value-type="float" office:value="0.401243152048" calcext:value-type="float">
            <text:p>0,401243152</text:p>
          </table:table-cell>
          <table:table-cell office:value-type="float" office:value="0.792297979798" calcext:value-type="float">
            <text:p>0,792297979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59728342554" calcext:value-type="float">
            <text:p>0,7597283426</text:p>
          </table:table-cell>
          <table:table-cell office:value-type="float" office:value="0.817391301756" calcext:value-type="float">
            <text:p>0,8173913018</text:p>
          </table:table-cell>
          <table:table-cell office:value-type="float" office:value="0.327950320037" calcext:value-type="float">
            <text:p>0,32795032</text:p>
          </table:table-cell>
          <table:table-cell office:value-type="float" office:value="0.482318845003" calcext:value-type="float">
            <text:p>0,482318845</text:p>
          </table:table-cell>
          <table:table-cell office:value-type="float" office:value="0.370131069681" calcext:value-type="float">
            <text:p>0,3701310697</text:p>
          </table:table-cell>
          <table:table-cell office:value-type="float" office:value="0.731691919192" calcext:value-type="float">
            <text:p>0,7316919192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996854942096" calcext:value-type="float">
            <text:p>0,9968549421</text:p>
          </table:table-cell>
          <table:table-cell office:value-type="float" office:value="0.789473686302" calcext:value-type="float">
            <text:p>0,7894736863</text:p>
          </table:table-cell>
          <table:table-cell office:value-type="float" office:value="0.37777778271" calcext:value-type="float">
            <text:p>0,3777777827</text:p>
          </table:table-cell>
          <table:table-cell office:value-type="float" office:value="0.669172920679" calcext:value-type="float">
            <text:p>0,6691729207</text:p>
          </table:table-cell>
          <table:table-cell office:value-type="float" office:value="0.46399911297" calcext:value-type="float">
            <text:p>0,463999113</text:p>
          </table:table-cell>
          <table:table-cell office:value-type="float" office:value="0.729591836735" calcext:value-type="float">
            <text:p>0,7295918367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26803008535" calcext:value-type="float">
            <text:p>0,5268030085</text:p>
          </table:table-cell>
          <table:table-cell office:value-type="float" office:value="0.920454545455" calcext:value-type="float">
            <text:p>0,9204545455</text:p>
          </table:table-cell>
          <table:table-cell office:value-type="float" office:value="0.0606060624123" calcext:value-type="float">
            <text:p>0,060606062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0727272683924" calcext:value-type="float">
            <text:p>0,0727272684</text:p>
          </table:table-cell>
          <table:table-cell office:value-type="float" office:value="0.801064537591" calcext:value-type="float">
            <text:p>0,801064537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07264453343" calcext:value-type="float">
            <text:p>0,5072644533</text:p>
          </table:table-cell>
          <table:table-cell office:value-type="float" office:value="0.925714286736" calcext:value-type="float">
            <text:p>0,9257142867</text:p>
          </table:table-cell>
          <table:table-cell table:number-columns-repeated="2" office:value-type="float" office:value="0.0914285714286" calcext:value-type="float">
            <text:p>0,0914285714</text:p>
          </table:table-cell>
          <table:table-cell office:value-type="float" office:value="0.0914285605294" calcext:value-type="float">
            <text:p>0,0914285605</text:p>
          </table:table-cell>
          <table:table-cell office:value-type="float" office:value="0.803882195448" calcext:value-type="float">
            <text:p>0,803882195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14583459582" calcext:value-type="float">
            <text:p>0,6145834596</text:p>
          </table:table-cell>
          <table:table-cell office:value-type="float" office:value="0.862857143198" calcext:value-type="float">
            <text:p>0,8628571432</text:p>
          </table:table-cell>
          <table:table-cell office:value-type="float" office:value="0.24555102757" calcext:value-type="float">
            <text:p>0,2455510276</text:p>
          </table:table-cell>
          <table:table-cell office:value-type="float" office:value="0.518095239912" calcext:value-type="float">
            <text:p>0,5180952399</text:p>
          </table:table-cell>
          <table:table-cell office:value-type="float" office:value="0.326530584608" calcext:value-type="float">
            <text:p>0,3265305846</text:p>
          </table:table-cell>
          <table:table-cell office:value-type="float" office:value="0.873493975904" calcext:value-type="float">
            <text:p>0,873493975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8594910523" calcext:value-type="float">
            <text:p>0,4859491052</text:p>
          </table:table-cell>
          <table:table-cell office:value-type="float" office:value="0.931034482759" calcext:value-type="float">
            <text:p>0,9310344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8192771084" calcext:value-type="float">
            <text:p>0,7981927711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02518322276" calcext:value-type="float">
            <text:p>0,5025183223</text:p>
          </table:table-cell>
          <table:table-cell office:value-type="float" office:value="0.896551722083" calcext:value-type="float">
            <text:p>0,8965517221</text:p>
          </table:table-cell>
          <table:table-cell office:value-type="float" office:value="0.073563219487" calcext:value-type="float">
            <text:p>0,0735632195</text:p>
          </table:table-cell>
          <table:table-cell office:value-type="float" office:value="0.183908045977" calcext:value-type="float">
            <text:p>0,183908046</text:p>
          </table:table-cell>
          <table:table-cell office:value-type="float" office:value="0.105090305723" calcext:value-type="float">
            <text:p>0,1050903057</text:p>
          </table:table-cell>
          <table:table-cell office:value-type="float" office:value="0.765813253012" calcext:value-type="float">
            <text:p>0,76581325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78438845196" calcext:value-type="float">
            <text:p>0,7784388452</text:p>
          </table:table-cell>
          <table:table-cell office:value-type="float" office:value="0.75" calcext:value-type="float">
            <text:p>0,75</text:p>
          </table:table-cell>
          <table:table-cell office:value-type="float" office:value="0.303003009107" calcext:value-type="float">
            <text:p>0,3030030091</text:p>
          </table:table-cell>
          <table:table-cell office:value-type="float" office:value="0.308494215076" calcext:value-type="float">
            <text:p>0,3084942151</text:p>
          </table:table-cell>
          <table:table-cell office:value-type="float" office:value="0.30008906126" calcext:value-type="float">
            <text:p>0,3000890613</text:p>
          </table:table-cell>
          <table:table-cell office:value-type="float" office:value="0.693398717465" calcext:value-type="float">
            <text:p>0,693398717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90017835192" calcext:value-type="float">
            <text:p>0,7900178352</text:p>
          </table:table-cell>
          <table:table-cell office:value-type="float" office:value="0.72972972973" calcext:value-type="float">
            <text:p>0,7297297297</text:p>
          </table:table-cell>
          <table:table-cell office:value-type="float" office:value="0.347268056225" calcext:value-type="float">
            <text:p>0,3472680562</text:p>
          </table:table-cell>
          <table:table-cell office:value-type="float" office:value="0.541527255161" calcext:value-type="float">
            <text:p>0,5415272552</text:p>
          </table:table-cell>
          <table:table-cell office:value-type="float" office:value="0.415139539822" calcext:value-type="float">
            <text:p>0,4151395398</text:p>
          </table:table-cell>
          <table:table-cell office:value-type="float" office:value="0.705695963787" calcext:value-type="float">
            <text:p>0,705695963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7602466951" calcext:value-type="float">
            <text:p>0,8760246695</text:p>
          </table:table-cell>
          <table:table-cell office:value-type="float" office:value="0.715254237692" calcext:value-type="float">
            <text:p>0,7152542377</text:p>
          </table:table-cell>
          <table:table-cell office:value-type="float" office:value="0.356783529055" calcext:value-type="float">
            <text:p>0,3567835291</text:p>
          </table:table-cell>
          <table:table-cell office:value-type="float" office:value="0.514161966615" calcext:value-type="float">
            <text:p>0,5141619666</text:p>
          </table:table-cell>
          <table:table-cell office:value-type="float" office:value="0.409486769216" calcext:value-type="float">
            <text:p>0,4094867692</text:p>
          </table:table-cell>
          <table:table-cell office:value-type="float" office:value="0.685303030303" calcext:value-type="float">
            <text:p>0,685303030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5495462014" calcext:value-type="float">
            <text:p>0,845495462</text:p>
          </table:table-cell>
          <table:table-cell office:value-type="float" office:value="0.735593220339" calcext:value-type="float">
            <text:p>0,7355932203</text:p>
          </table:table-cell>
          <table:table-cell office:value-type="float" office:value="0.350195274111" calcext:value-type="float">
            <text:p>0,3501952741</text:p>
          </table:table-cell>
          <table:table-cell office:value-type="float" office:value="0.519847388591" calcext:value-type="float">
            <text:p>0,5198473886</text:p>
          </table:table-cell>
          <table:table-cell office:value-type="float" office:value="0.395336486121" calcext:value-type="float">
            <text:p>0,3953364861</text:p>
          </table:table-cell>
          <table:table-cell office:value-type="float" office:value="0.702121212121" calcext:value-type="float">
            <text:p>0,7021212121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89911555234" calcext:value-type="float">
            <text:p>0,7899115552</text:p>
          </table:table-cell>
          <table:table-cell office:value-type="float" office:value="0.749152542575" calcext:value-type="float">
            <text:p>0,7491525426</text:p>
          </table:table-cell>
          <table:table-cell office:value-type="float" office:value="0.35271456282" calcext:value-type="float">
            <text:p>0,3527145628</text:p>
          </table:table-cell>
          <table:table-cell office:value-type="float" office:value="0.401528127315" calcext:value-type="float">
            <text:p>0,4015281273</text:p>
          </table:table-cell>
          <table:table-cell office:value-type="float" office:value="0.370476929616" calcext:value-type="float">
            <text:p>0,3704769296</text:p>
          </table:table-cell>
          <table:table-cell office:value-type="float" office:value="0.710606060606" calcext:value-type="float">
            <text:p>0,710606060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48203213527" calcext:value-type="float">
            <text:p>0,7482032135</text:p>
          </table:table-cell>
          <table:table-cell office:value-type="float" office:value="0.766355137959" calcext:value-type="float">
            <text:p>0,766355138</text:p>
          </table:table-cell>
          <table:table-cell office:value-type="float" office:value="0.156178610347" calcext:value-type="float">
            <text:p>0,1561786103</text:p>
          </table:table-cell>
          <table:table-cell office:value-type="float" office:value="0.142056075212" calcext:value-type="float">
            <text:p>0,1420560752</text:p>
          </table:table-cell>
          <table:table-cell office:value-type="float" office:value="0.146284918919" calcext:value-type="float">
            <text:p>0,1462849189</text:p>
          </table:table-cell>
          <table:table-cell office:value-type="float" office:value="0.692402608849" calcext:value-type="float">
            <text:p>0,692402608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1259704817" calcext:value-type="float">
            <text:p>0,7212597048</text:p>
          </table:table-cell>
          <table:table-cell office:value-type="float" office:value="0.789719628953" calcext:value-type="float">
            <text:p>0,789719629</text:p>
          </table:table-cell>
          <table:table-cell office:value-type="float" office:value="0.247975079813" calcext:value-type="float">
            <text:p>0,2479750798</text:p>
          </table:table-cell>
          <table:table-cell office:value-type="float" office:value="0.316866943769" calcext:value-type="float">
            <text:p>0,3168669438</text:p>
          </table:table-cell>
          <table:table-cell office:value-type="float" office:value="0.26304739658" calcext:value-type="float">
            <text:p>0,2630473966</text:p>
          </table:table-cell>
          <table:table-cell office:value-type="float" office:value="0.742464304601" calcext:value-type="float">
            <text:p>0,742464304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69955800404" calcext:value-type="float">
            <text:p>0,8699558004</text:p>
          </table:table-cell>
          <table:table-cell office:value-type="float" office:value="0.677570092344" calcext:value-type="float">
            <text:p>0,6775700923</text:p>
          </table:table-cell>
          <table:table-cell office:value-type="float" office:value="0.183703527133" calcext:value-type="float">
            <text:p>0,1837035271</text:p>
          </table:table-cell>
          <table:table-cell office:value-type="float" office:value="0.368224302463" calcext:value-type="float">
            <text:p>0,3682243025</text:p>
          </table:table-cell>
          <table:table-cell office:value-type="float" office:value="0.23851824517" calcext:value-type="float">
            <text:p>0,2385182452</text:p>
          </table:table-cell>
          <table:table-cell office:value-type="float" office:value="0.633527234268" calcext:value-type="float">
            <text:p>0,633527234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63549510078" calcext:value-type="float">
            <text:p>0,8635495101</text:p>
          </table:table-cell>
          <table:table-cell office:value-type="float" office:value="0.69483568243" calcext:value-type="float">
            <text:p>0,6948356824</text:p>
          </table:table-cell>
          <table:table-cell office:value-type="float" office:value="0.21485140416" calcext:value-type="float">
            <text:p>0,2148514042</text:p>
          </table:table-cell>
          <table:table-cell office:value-type="float" office:value="0.458305401142" calcext:value-type="float">
            <text:p>0,4583054011</text:p>
          </table:table-cell>
          <table:table-cell office:value-type="float" office:value="0.285346656338" calcext:value-type="float">
            <text:p>0,2853466563</text:p>
          </table:table-cell>
          <table:table-cell office:value-type="float" office:value="0.701524282169" calcext:value-type="float">
            <text:p>0,701524282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77354626029" calcext:value-type="float">
            <text:p>0,777354626</text:p>
          </table:table-cell>
          <table:table-cell office:value-type="float" office:value="0.769953052483" calcext:value-type="float">
            <text:p>0,7699530525</text:p>
          </table:table-cell>
          <table:table-cell office:value-type="float" office:value="0.343840826005" calcext:value-type="float">
            <text:p>0,343840826</text:p>
          </table:table-cell>
          <table:table-cell office:value-type="float" office:value="0.502146217185" calcext:value-type="float">
            <text:p>0,5021462172</text:p>
          </table:table-cell>
          <table:table-cell office:value-type="float" office:value="0.389592608376" calcext:value-type="float">
            <text:p>0,3895926084</text:p>
          </table:table-cell>
          <table:table-cell office:value-type="float" office:value="0.712690535271" calcext:value-type="float">
            <text:p>0,712690535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685953351958" calcext:value-type="float">
            <text:p>0,685953352</text:p>
          </table:table-cell>
          <table:table-cell office:value-type="float" office:value="0.801724137931" calcext:value-type="float">
            <text:p>0,8017241379</text:p>
          </table:table-cell>
          <table:table-cell office:value-type="float" office:value="0.390804603182" calcext:value-type="float">
            <text:p>0,3908046032</text:p>
          </table:table-cell>
          <table:table-cell office:value-type="float" office:value="0.610837459564" calcext:value-type="float">
            <text:p>0,6108374596</text:p>
          </table:table-cell>
          <table:table-cell office:value-type="float" office:value="0.473163950032" calcext:value-type="float">
            <text:p>0,47316395</text:p>
          </table:table-cell>
          <table:table-cell office:value-type="float" office:value="0.816399286988" calcext:value-type="float">
            <text:p>0,81639928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46934001342" calcext:value-type="float">
            <text:p>0,7469340013</text:p>
          </table:table-cell>
          <table:table-cell office:value-type="float" office:value="0.739130430636" calcext:value-type="float">
            <text:p>0,7391304306</text:p>
          </table:table-cell>
          <table:table-cell office:value-type="float" office:value="0.295900634968" calcext:value-type="float">
            <text:p>0,295900635</text:p>
          </table:table-cell>
          <table:table-cell office:value-type="float" office:value="0.574202910714" calcext:value-type="float">
            <text:p>0,5742029107</text:p>
          </table:table-cell>
          <table:table-cell office:value-type="float" office:value="0.377633144804" calcext:value-type="float">
            <text:p>0,3776331448</text:p>
          </table:table-cell>
          <table:table-cell office:value-type="float" office:value="0.744318181818" calcext:value-type="float">
            <text:p>0,744318181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10469274936" calcext:value-type="float">
            <text:p>0,6104692749</text:p>
          </table:table-cell>
          <table:table-cell office:value-type="float" office:value="0.843478256723" calcext:value-type="float">
            <text:p>0,8434782567</text:p>
          </table:table-cell>
          <table:table-cell office:value-type="float" office:value="0.483188417165" calcext:value-type="float">
            <text:p>0,4831884172</text:p>
          </table:table-cell>
          <table:table-cell office:value-type="float" office:value="0.711801246975" calcext:value-type="float">
            <text:p>0,711801247</text:p>
          </table:table-cell>
          <table:table-cell office:value-type="float" office:value="0.558572971303" calcext:value-type="float">
            <text:p>0,5585729713</text:p>
          </table:table-cell>
          <table:table-cell office:value-type="float" office:value="0.850378787879" calcext:value-type="float">
            <text:p>0,850378787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83775935484" calcext:value-type="float">
            <text:p>0,7837759355</text:p>
          </table:table-cell>
          <table:table-cell office:value-type="float" office:value="0.756521742759" calcext:value-type="float">
            <text:p>0,7565217428</text:p>
          </table:table-cell>
          <table:table-cell office:value-type="float" office:value="0.414938674802" calcext:value-type="float">
            <text:p>0,4149386748</text:p>
          </table:table-cell>
          <table:table-cell office:value-type="float" office:value="0.666956528373" calcext:value-type="float">
            <text:p>0,6669565284</text:p>
          </table:table-cell>
          <table:table-cell office:value-type="float" office:value="0.45640182236" calcext:value-type="float">
            <text:p>0,4564018224</text:p>
          </table:table-cell>
          <table:table-cell office:value-type="float" office:value="0.722853535354" calcext:value-type="float">
            <text:p>0,722853535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68538733533" calcext:value-type="float">
            <text:p>0,6685387335</text:p>
          </table:table-cell>
          <table:table-cell office:value-type="float" office:value="0.789473685256" calcext:value-type="float">
            <text:p>0,7894736853</text:p>
          </table:table-cell>
          <table:table-cell office:value-type="float" office:value="0.320802010988" calcext:value-type="float">
            <text:p>0,320802011</text:p>
          </table:table-cell>
          <table:table-cell office:value-type="float" office:value="0.551378450896" calcext:value-type="float">
            <text:p>0,5513784509</text:p>
          </table:table-cell>
          <table:table-cell office:value-type="float" office:value="0.404161871525" calcext:value-type="float">
            <text:p>0,4041618715</text:p>
          </table:table-cell>
          <table:table-cell office:value-type="float" office:value="0.815051020408" calcext:value-type="float">
            <text:p>0,815051020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68967421488" calcext:value-type="float">
            <text:p>0,4689674215</text:p>
          </table:table-cell>
          <table:table-cell office:value-type="float" office:value="0.875" calcext:value-type="float">
            <text:p>0,875</text:p>
          </table:table-cell>
          <table:table-cell office:value-type="float" office:value="0.0969696993178" calcext:value-type="float">
            <text:p>0,0969696993</text:p>
          </table:table-cell>
          <table:table-cell office:value-type="float" office:value="0.227272705598" calcext:value-type="float">
            <text:p>0,2272727056</text:p>
          </table:table-cell>
          <table:table-cell office:value-type="float" office:value="0.112554095008" calcext:value-type="float">
            <text:p>0,112554095</text:p>
          </table:table-cell>
          <table:table-cell office:value-type="float" office:value="0.783100465735" calcext:value-type="float">
            <text:p>0,783100465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9485284056" calcext:value-type="float">
            <text:p>0,4948528406</text:p>
          </table:table-cell>
          <table:table-cell office:value-type="float" office:value="0.840000001022" calcext:value-type="float">
            <text:p>0,840000001</text:p>
          </table:table-cell>
          <table:table-cell office:value-type="float" office:value="0.136979594401" calcext:value-type="float">
            <text:p>0,1369795944</text:p>
          </table:table-cell>
          <table:table-cell office:value-type="float" office:value="0.408571406773" calcext:value-type="float">
            <text:p>0,4085714068</text:p>
          </table:table-cell>
          <table:table-cell office:value-type="float" office:value="0.200308367184" calcext:value-type="float">
            <text:p>0,2003083672</text:p>
          </table:table-cell>
          <table:table-cell office:value-type="float" office:value="0.815261044177" calcext:value-type="float">
            <text:p>0,815261044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99696571316" calcext:value-type="float">
            <text:p>0,4996965713</text:p>
          </table:table-cell>
          <table:table-cell office:value-type="float" office:value="0.840000000341" calcext:value-type="float">
            <text:p>0,8400000003</text:p>
          </table:table-cell>
          <table:table-cell office:value-type="float" office:value="0.154122453417" calcext:value-type="float">
            <text:p>0,1541224534</text:p>
          </table:table-cell>
          <table:table-cell office:value-type="float" office:value="0.335238097055" calcext:value-type="float">
            <text:p>0,3352380971</text:p>
          </table:table-cell>
          <table:table-cell office:value-type="float" office:value="0.205206326076" calcext:value-type="float">
            <text:p>0,2052063261</text:p>
          </table:table-cell>
          <table:table-cell office:value-type="float" office:value="0.855421686747" calcext:value-type="float">
            <text:p>0,855421686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54099755726" calcext:value-type="float">
            <text:p>0,5540997557</text:p>
          </table:table-cell>
          <table:table-cell office:value-type="float" office:value="0.850574711273" calcext:value-type="float">
            <text:p>0,8505747113</text:p>
          </table:table-cell>
          <table:table-cell office:value-type="float" office:value="0.11822660216" calcext:value-type="float">
            <text:p>0,1182266022</text:p>
          </table:table-cell>
          <table:table-cell office:value-type="float" office:value="0.275862047042" calcext:value-type="float">
            <text:p>0,275862047</text:p>
          </table:table-cell>
          <table:table-cell office:value-type="float" office:value="0.13793101804" calcext:value-type="float">
            <text:p>0,137931018</text:p>
          </table:table-cell>
          <table:table-cell office:value-type="float" office:value="0.806475903614" calcext:value-type="float">
            <text:p>0,8064759036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22471326658" calcext:value-type="float">
            <text:p>0,4224713267</text:p>
          </table:table-cell>
          <table:table-cell office:value-type="float" office:value="0.890804595646" calcext:value-type="float">
            <text:p>0,8908045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3004693405" calcext:value-type="float">
            <text:p>0,8300469341</text:p>
          </table:table-cell>
          <table:table-cell office:value-type="float" office:value="0.716216216216" calcext:value-type="float">
            <text:p>0,7162162162</text:p>
          </table:table-cell>
          <table:table-cell office:value-type="float" office:value="0.337784146135" calcext:value-type="float">
            <text:p>0,3377841461</text:p>
          </table:table-cell>
          <table:table-cell office:value-type="float" office:value="0.481467193848" calcext:value-type="float">
            <text:p>0,4814671938</text:p>
          </table:table-cell>
          <table:table-cell office:value-type="float" office:value="0.377336241104" calcext:value-type="float">
            <text:p>0,3773362411</text:p>
          </table:table-cell>
          <table:table-cell office:value-type="float" office:value="0.703357223689" calcext:value-type="float">
            <text:p>0,703357223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56385665971" calcext:value-type="float">
            <text:p>0,856385666</text:p>
          </table:table-cell>
          <table:table-cell office:value-type="float" office:value="0.668918918919" calcext:value-type="float">
            <text:p>0,6689189189</text:p>
          </table:table-cell>
          <table:table-cell office:value-type="float" office:value="0.289040701615" calcext:value-type="float">
            <text:p>0,2890407016</text:p>
          </table:table-cell>
          <table:table-cell office:value-type="float" office:value="0.54796225638" calcext:value-type="float">
            <text:p>0,5479622564</text:p>
          </table:table-cell>
          <table:table-cell office:value-type="float" office:value="0.369026341954" calcext:value-type="float">
            <text:p>0,369026342</text:p>
          </table:table-cell>
          <table:table-cell office:value-type="float" office:value="0.697925311203" calcext:value-type="float">
            <text:p>0,697925311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8447524289" calcext:value-type="float">
            <text:p>0,8484475243</text:p>
          </table:table-cell>
          <table:table-cell office:value-type="float" office:value="0.674576271388" calcext:value-type="float">
            <text:p>0,6745762714</text:p>
          </table:table-cell>
          <table:table-cell office:value-type="float" office:value="0.2908244331" calcext:value-type="float">
            <text:p>0,2908244331</text:p>
          </table:table-cell>
          <table:table-cell office:value-type="float" office:value="0.460225997537" calcext:value-type="float">
            <text:p>0,4602259975</text:p>
          </table:table-cell>
          <table:table-cell office:value-type="float" office:value="0.348119333033" calcext:value-type="float">
            <text:p>0,348119333</text:p>
          </table:table-cell>
          <table:table-cell office:value-type="float" office:value="0.663409090909" calcext:value-type="float">
            <text:p>0,663409090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74288228" calcext:value-type="float">
            <text:p>0,8274288228</text:p>
          </table:table-cell>
          <table:table-cell office:value-type="float" office:value="0.681355932405" calcext:value-type="float">
            <text:p>0,6813559324</text:p>
          </table:table-cell>
          <table:table-cell office:value-type="float" office:value="0.27678928052" calcext:value-type="float">
            <text:p>0,2767892805</text:p>
          </table:table-cell>
          <table:table-cell office:value-type="float" office:value="0.500931843257" calcext:value-type="float">
            <text:p>0,5009318433</text:p>
          </table:table-cell>
          <table:table-cell office:value-type="float" office:value="0.335206471459" calcext:value-type="float">
            <text:p>0,3352064715</text:p>
          </table:table-cell>
          <table:table-cell office:value-type="float" office:value="0.682424242424" calcext:value-type="float">
            <text:p>0,682424242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84509018316" calcext:value-type="float">
            <text:p>0,8845090183</text:p>
          </table:table-cell>
          <table:table-cell office:value-type="float" office:value="0.722033898507" calcext:value-type="float">
            <text:p>0,7220338985</text:p>
          </table:table-cell>
          <table:table-cell office:value-type="float" office:value="0.347883534836" calcext:value-type="float">
            <text:p>0,3478835348</text:p>
          </table:table-cell>
          <table:table-cell office:value-type="float" office:value="0.561485086861" calcext:value-type="float">
            <text:p>0,5614850869</text:p>
          </table:table-cell>
          <table:table-cell office:value-type="float" office:value="0.416171584695" calcext:value-type="float">
            <text:p>0,4161715847</text:p>
          </table:table-cell>
          <table:table-cell office:value-type="float" office:value="0.713181818182" calcext:value-type="float">
            <text:p>0,713181818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56026908616" calcext:value-type="float">
            <text:p>0,7560269086</text:p>
          </table:table-cell>
          <table:table-cell office:value-type="float" office:value="0.74766355363" calcext:value-type="float">
            <text:p>0,7476635536</text:p>
          </table:table-cell>
          <table:table-cell office:value-type="float" office:value="0.206853585823" calcext:value-type="float">
            <text:p>0,2068535858</text:p>
          </table:table-cell>
          <table:table-cell office:value-type="float" office:value="0.228037384069" calcext:value-type="float">
            <text:p>0,2280373841</text:p>
          </table:table-cell>
          <table:table-cell office:value-type="float" office:value="0.208220517524" calcext:value-type="float">
            <text:p>0,2082205175</text:p>
          </table:table-cell>
          <table:table-cell office:value-type="float" office:value="0.647452846818" calcext:value-type="float">
            <text:p>0,647452846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11154847502" calcext:value-type="float">
            <text:p>0,7111548475</text:p>
          </table:table-cell>
          <table:table-cell office:value-type="float" office:value="0.789719627282" calcext:value-type="float">
            <text:p>0,7897196273</text:p>
          </table:table-cell>
          <table:table-cell office:value-type="float" office:value="0.290342680762" calcext:value-type="float">
            <text:p>0,2903426808</text:p>
          </table:table-cell>
          <table:table-cell office:value-type="float" office:value="0.338228762707" calcext:value-type="float">
            <text:p>0,3382287627</text:p>
          </table:table-cell>
          <table:table-cell office:value-type="float" office:value="0.308212616733" calcext:value-type="float">
            <text:p>0,3082126167</text:p>
          </table:table-cell>
          <table:table-cell office:value-type="float" office:value="0.722545390446" calcext:value-type="float">
            <text:p>0,722545390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90271604841" calcext:value-type="float">
            <text:p>0,9027160484</text:p>
          </table:table-cell>
          <table:table-cell office:value-type="float" office:value="0.602803738875" calcext:value-type="float">
            <text:p>0,6028037389</text:p>
          </table:table-cell>
          <table:table-cell office:value-type="float" office:value="0.125563693938" calcext:value-type="float">
            <text:p>0,1255636939</text:p>
          </table:table-cell>
          <table:table-cell office:value-type="float" office:value="0.3165109074" calcext:value-type="float">
            <text:p>0,3165109074</text:p>
          </table:table-cell>
          <table:table-cell office:value-type="float" office:value="0.173769142305" calcext:value-type="float">
            <text:p>0,1737691423</text:p>
          </table:table-cell>
          <table:table-cell office:value-type="float" office:value="0.521946060286" calcext:value-type="float">
            <text:p>0,521946060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79523515086" calcext:value-type="float">
            <text:p>0,7795235151</text:p>
          </table:table-cell>
          <table:table-cell office:value-type="float" office:value="0.769953053322" calcext:value-type="float">
            <text:p>0,7699530533</text:p>
          </table:table-cell>
          <table:table-cell office:value-type="float" office:value="0.258126544351" calcext:value-type="float">
            <text:p>0,2581265444</text:p>
          </table:table-cell>
          <table:table-cell office:value-type="float" office:value="0.372680535199" calcext:value-type="float">
            <text:p>0,3726805352</text:p>
          </table:table-cell>
          <table:table-cell office:value-type="float" office:value="0.29590501178" calcext:value-type="float">
            <text:p>0,2959050118</text:p>
          </table:table-cell>
          <table:table-cell office:value-type="float" office:value="0.69177596597" calcext:value-type="float">
            <text:p>0,69177596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64287876971" calcext:value-type="float">
            <text:p>0,764287877</text:p>
          </table:table-cell>
          <table:table-cell office:value-type="float" office:value="0.718309860834" calcext:value-type="float">
            <text:p>0,7183098608</text:p>
          </table:table-cell>
          <table:table-cell office:value-type="float" office:value="0.25734881602" calcext:value-type="float">
            <text:p>0,257348816</text:p>
          </table:table-cell>
          <table:table-cell office:value-type="float" office:value="0.48926895661" calcext:value-type="float">
            <text:p>0,4892689566</text:p>
          </table:table-cell>
          <table:table-cell office:value-type="float" office:value="0.326932485674" calcext:value-type="float">
            <text:p>0,3269324857</text:p>
          </table:table-cell>
          <table:table-cell office:value-type="float" office:value="0.693193902871" calcext:value-type="float">
            <text:p>0,693193902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33482862341" calcext:value-type="float">
            <text:p>0,7334828623</text:p>
          </table:table-cell>
          <table:table-cell office:value-type="float" office:value="0.732758616579" calcext:value-type="float">
            <text:p>0,7327586166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394088687568" calcext:value-type="float">
            <text:p>0,3940886876</text:p>
          </table:table-cell>
          <table:table-cell office:value-type="float" office:value="0.318137004458" calcext:value-type="float">
            <text:p>0,3181370045</text:p>
          </table:table-cell>
          <table:table-cell office:value-type="float" office:value="0.739750445633" calcext:value-type="float">
            <text:p>0,739750445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60386086547" calcext:value-type="float">
            <text:p>0,7603860865</text:p>
          </table:table-cell>
          <table:table-cell office:value-type="float" office:value="0.730434778462" calcext:value-type="float">
            <text:p>0,7304347785</text:p>
          </table:table-cell>
          <table:table-cell office:value-type="float" office:value="0.330565095855" calcext:value-type="float">
            <text:p>0,3305650959</text:p>
          </table:table-cell>
          <table:table-cell office:value-type="float" office:value="0.861739133752" calcext:value-type="float">
            <text:p>0,8617391338</text:p>
          </table:table-cell>
          <table:table-cell office:value-type="float" office:value="0.468110200892" calcext:value-type="float">
            <text:p>0,4681102009</text:p>
          </table:table-cell>
          <table:table-cell office:value-type="float" office:value="0.831439393939" calcext:value-type="float">
            <text:p>0,831439393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70487298654" calcext:value-type="float">
            <text:p>0,6704872987</text:p>
          </table:table-cell>
          <table:table-cell office:value-type="float" office:value="0.800000002073" calcext:value-type="float">
            <text:p>0,8000000021</text:p>
          </table:table-cell>
          <table:table-cell office:value-type="float" office:value="0.374934444998" calcext:value-type="float">
            <text:p>0,374934445</text:p>
          </table:table-cell>
          <table:table-cell office:value-type="float" office:value="0.686542453455" calcext:value-type="float">
            <text:p>0,6865424535</text:p>
          </table:table-cell>
          <table:table-cell office:value-type="float" office:value="0.475527913674" calcext:value-type="float">
            <text:p>0,4755279137</text:p>
          </table:table-cell>
          <table:table-cell office:value-type="float" office:value="0.816287878788" calcext:value-type="float">
            <text:p>0,816287878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94365908789" calcext:value-type="float">
            <text:p>0,7943659088</text:p>
          </table:table-cell>
          <table:table-cell office:value-type="float" office:value="0.704347830752" calcext:value-type="float">
            <text:p>0,7043478308</text:p>
          </table:table-cell>
          <table:table-cell office:value-type="float" office:value="0.288612842819" calcext:value-type="float">
            <text:p>0,2886128428</text:p>
          </table:table-cell>
          <table:table-cell office:value-type="float" office:value="0.749565224026" calcext:value-type="float">
            <text:p>0,749565224</text:p>
          </table:table-cell>
          <table:table-cell office:value-type="float" office:value="0.405819344002" calcext:value-type="float">
            <text:p>0,405819344</text:p>
          </table:table-cell>
          <table:table-cell office:value-type="float" office:value="0.719696969697" calcext:value-type="float">
            <text:p>0,719696969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22430615049" calcext:value-type="float">
            <text:p>0,722430615</text:p>
          </table:table-cell>
          <table:table-cell office:value-type="float" office:value="0.789473683165" calcext:value-type="float">
            <text:p>0,7894736832</text:p>
          </table:table-cell>
          <table:table-cell office:value-type="float" office:value="0.350877192982" calcext:value-type="float">
            <text:p>0,350877193</text:p>
          </table:table-cell>
          <table:table-cell office:value-type="float" office:value="0.521303277267" calcext:value-type="float">
            <text:p>0,5213032773</text:p>
          </table:table-cell>
          <table:table-cell office:value-type="float" office:value="0.415881742511" calcext:value-type="float">
            <text:p>0,4158817425</text:p>
          </table:table-cell>
          <table:table-cell office:value-type="float" office:value="0.820790816327" calcext:value-type="float">
            <text:p>0,820790816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76839165254" calcext:value-type="float">
            <text:p>0,5768391653</text:p>
          </table:table-cell>
          <table:table-cell office:value-type="float" office:value="0.903409090909" calcext:value-type="float">
            <text:p>0,9034090909</text:p>
          </table:table-cell>
          <table:table-cell office:value-type="float" office:value="0.109090913426" calcext:value-type="float">
            <text:p>0,1090909134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121212113987" calcext:value-type="float">
            <text:p>0,121212114</text:p>
          </table:table-cell>
          <table:table-cell office:value-type="float" office:value="0.707252162342" calcext:value-type="float">
            <text:p>0,707252162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21448530129" calcext:value-type="float">
            <text:p>0,5214485301</text:p>
          </table:table-cell>
          <table:table-cell office:value-type="float" office:value="0.902857143879" calcext:value-type="float">
            <text:p>0,9028571439</text:p>
          </table:table-cell>
          <table:table-cell office:value-type="float" office:value="0.243809503828" calcext:value-type="float">
            <text:p>0,2438095038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255999973842" calcext:value-type="float">
            <text:p>0,2559999738</text:p>
          </table:table-cell>
          <table:table-cell office:value-type="float" office:value="0.779116465863" calcext:value-type="float">
            <text:p>0,7791164659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30068786485" calcext:value-type="float">
            <text:p>0,5300687865</text:p>
          </table:table-cell>
          <table:table-cell office:value-type="float" office:value="0.88" calcext:value-type="float">
            <text:p>0,88</text:p>
          </table:table-cell>
          <table:table-cell office:value-type="float" office:value="0.224217690059" calcext:value-type="float">
            <text:p>0,2242176901</text:p>
          </table:table-cell>
          <table:table-cell office:value-type="float" office:value="0.335238097055" calcext:value-type="float">
            <text:p>0,3352380971</text:p>
          </table:table-cell>
          <table:table-cell office:value-type="float" office:value="0.253968217032" calcext:value-type="float">
            <text:p>0,253968217</text:p>
          </table:table-cell>
          <table:table-cell office:value-type="float" office:value="0.878848728246" calcext:value-type="float">
            <text:p>0,878848728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479055982212" calcext:value-type="float">
            <text:p>0,4790559822</text:p>
          </table:table-cell>
          <table:table-cell office:value-type="float" office:value="0.931034480703" calcext:value-type="float">
            <text:p>0,9310344807</text:p>
          </table:table-cell>
          <table:table-cell office:value-type="float" office:value="0.306513391692" calcext:value-type="float">
            <text:p>0,3065133917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269731784689" calcext:value-type="float">
            <text:p>0,2697317847</text:p>
          </table:table-cell>
          <table:table-cell office:value-type="float" office:value="0.919427710843" calcext:value-type="float">
            <text:p>0,9194277108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31562555795" calcext:value-type="float">
            <text:p>0,5315625558</text:p>
          </table:table-cell>
          <table:table-cell office:value-type="float" office:value="0.91954023057" calcext:value-type="float">
            <text:p>0,9195402306</text:p>
          </table:table-cell>
          <table:table-cell office:value-type="float" office:value="0.107279695314" calcext:value-type="float">
            <text:p>0,1072796953</text:p>
          </table:table-cell>
          <table:table-cell office:value-type="float" office:value="0.245210707873" calcext:value-type="float">
            <text:p>0,2452107079</text:p>
          </table:table-cell>
          <table:table-cell office:value-type="float" office:value="0.134865886864" calcext:value-type="float">
            <text:p>0,1348658869</text:p>
          </table:table-cell>
          <table:table-cell office:value-type="float" office:value="0.775602409639" calcext:value-type="float">
            <text:p>0,775602409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18399600081" calcext:value-type="float">
            <text:p>0,8183996001</text:p>
          </table:table-cell>
          <table:table-cell office:value-type="float" office:value="0.682432432432" calcext:value-type="float">
            <text:p>0,6824324324</text:p>
          </table:table-cell>
          <table:table-cell office:value-type="float" office:value="0.333099349125" calcext:value-type="float">
            <text:p>0,3330993491</text:p>
          </table:table-cell>
          <table:table-cell office:value-type="float" office:value="0.649163465242" calcext:value-type="float">
            <text:p>0,6491634652</text:p>
          </table:table-cell>
          <table:table-cell office:value-type="float" office:value="0.431203307332" calcext:value-type="float">
            <text:p>0,4312033073</text:p>
          </table:table-cell>
          <table:table-cell office:value-type="float" office:value="0.71135420596" calcext:value-type="float">
            <text:p>0,71135420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66186433547" calcext:value-type="float">
            <text:p>0,8661864335</text:p>
          </table:table-cell>
          <table:table-cell office:value-type="float" office:value="0.64527027027" calcext:value-type="float">
            <text:p>0,6452702703</text:p>
          </table:table-cell>
          <table:table-cell office:value-type="float" office:value="0.294931203127" calcext:value-type="float">
            <text:p>0,2949312031</text:p>
          </table:table-cell>
          <table:table-cell office:value-type="float" office:value="0.652809967866" calcext:value-type="float">
            <text:p>0,6528099679</text:p>
          </table:table-cell>
          <table:table-cell office:value-type="float" office:value="0.399809541734" calcext:value-type="float">
            <text:p>0,3998095417</text:p>
          </table:table-cell>
          <table:table-cell office:value-type="float" office:value="0.724179554885" calcext:value-type="float">
            <text:p>0,724179554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92605829239" calcext:value-type="float">
            <text:p>0,7926058292</text:p>
          </table:table-cell>
          <table:table-cell office:value-type="float" office:value="0.637288135795" calcext:value-type="float">
            <text:p>0,6372881358</text:p>
          </table:table-cell>
          <table:table-cell office:value-type="float" office:value="0.294819337433" calcext:value-type="float">
            <text:p>0,2948193374</text:p>
          </table:table-cell>
          <table:table-cell office:value-type="float" office:value="0.601355940609" calcext:value-type="float">
            <text:p>0,6013559406</text:p>
          </table:table-cell>
          <table:table-cell office:value-type="float" office:value="0.389463266882" calcext:value-type="float">
            <text:p>0,3894632669</text:p>
          </table:table-cell>
          <table:table-cell office:value-type="float" office:value="0.710681818182" calcext:value-type="float">
            <text:p>0,710681818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38412996268" calcext:value-type="float">
            <text:p>0,8384129963</text:p>
          </table:table-cell>
          <table:table-cell office:value-type="float" office:value="0.647457627523" calcext:value-type="float">
            <text:p>0,6474576275</text:p>
          </table:table-cell>
          <table:table-cell office:value-type="float" office:value="0.27094533403" calcext:value-type="float">
            <text:p>0,270945334</text:p>
          </table:table-cell>
          <table:table-cell office:value-type="float" office:value="0.584753110853" calcext:value-type="float">
            <text:p>0,5847531109</text:p>
          </table:table-cell>
          <table:table-cell office:value-type="float" office:value="0.354611632784" calcext:value-type="float">
            <text:p>0,3546116328</text:p>
          </table:table-cell>
          <table:table-cell office:value-type="float" office:value="0.68303030303" calcext:value-type="float">
            <text:p>0,68303030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800606447963" calcext:value-type="float">
            <text:p>0,800606448</text:p>
          </table:table-cell>
          <table:table-cell office:value-type="float" office:value="0.708474576473" calcext:value-type="float">
            <text:p>0,7084745765</text:p>
          </table:table-cell>
          <table:table-cell office:value-type="float" office:value="0.334099059994" calcext:value-type="float">
            <text:p>0,33409906</text:p>
          </table:table-cell>
          <table:table-cell office:value-type="float" office:value="0.632251841335" calcext:value-type="float">
            <text:p>0,6322518413</text:p>
          </table:table-cell>
          <table:table-cell office:value-type="float" office:value="0.426159957304" calcext:value-type="float">
            <text:p>0,4261599573</text:p>
          </table:table-cell>
          <table:table-cell office:value-type="float" office:value="0.721363636364" calcext:value-type="float">
            <text:p>0,721363636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49985219719" calcext:value-type="float">
            <text:p>0,7499852197</text:p>
          </table:table-cell>
          <table:table-cell office:value-type="float" office:value="0.747663549174" calcext:value-type="float">
            <text:p>0,7476635492</text:p>
          </table:table-cell>
          <table:table-cell office:value-type="float" office:value="0.250986503803" calcext:value-type="float">
            <text:p>0,2509865038</text:p>
          </table:table-cell>
          <table:table-cell office:value-type="float" office:value="0.441744542568" calcext:value-type="float">
            <text:p>0,4417445426</text:p>
          </table:table-cell>
          <table:table-cell office:value-type="float" office:value="0.304703587962" calcext:value-type="float">
            <text:p>0,304703588</text:p>
          </table:table-cell>
          <table:table-cell office:value-type="float" office:value="0.649920676891" calcext:value-type="float">
            <text:p>0,649920676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21094435063" calcext:value-type="float">
            <text:p>0,7210944351</text:p>
          </table:table-cell>
          <table:table-cell office:value-type="float" office:value="0.785046731757" calcext:value-type="float">
            <text:p>0,7850467318</text:p>
          </table:table-cell>
          <table:table-cell office:value-type="float" office:value="0.27551887637" calcext:value-type="float">
            <text:p>0,2755188764</text:p>
          </table:table-cell>
          <table:table-cell office:value-type="float" office:value="0.36315088183" calcext:value-type="float">
            <text:p>0,3631508818</text:p>
          </table:table-cell>
          <table:table-cell office:value-type="float" office:value="0.293757287141" calcext:value-type="float">
            <text:p>0,2937572871</text:p>
          </table:table-cell>
          <table:table-cell office:value-type="float" office:value="0.70579940067" calcext:value-type="float">
            <text:p>0,705799400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39906443614" calcext:value-type="float">
            <text:p>0,7399064436</text:p>
          </table:table-cell>
          <table:table-cell office:value-type="float" office:value="0.733644860927" calcext:value-type="float">
            <text:p>0,7336448609</text:p>
          </table:table-cell>
          <table:table-cell office:value-type="float" office:value="0.193457946599" calcext:value-type="float">
            <text:p>0,1934579466</text:p>
          </table:table-cell>
          <table:table-cell office:value-type="float" office:value="0.232398755361" calcext:value-type="float">
            <text:p>0,2323987554</text:p>
          </table:table-cell>
          <table:table-cell office:value-type="float" office:value="0.203555028572" calcext:value-type="float">
            <text:p>0,2035550286</text:p>
          </table:table-cell>
          <table:table-cell office:value-type="float" office:value="0.544156530936" calcext:value-type="float">
            <text:p>0,544156530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93169102982" calcext:value-type="float">
            <text:p>0,693169103</text:p>
          </table:table-cell>
          <table:table-cell office:value-type="float" office:value="0.784037560085" calcext:value-type="float">
            <text:p>0,7840375601</text:p>
          </table:table-cell>
          <table:table-cell office:value-type="float" office:value="0.299098299143" calcext:value-type="float">
            <text:p>0,2990982991</text:p>
          </table:table-cell>
          <table:table-cell office:value-type="float" office:value="0.465012308577" calcext:value-type="float">
            <text:p>0,4650123086</text:p>
          </table:table-cell>
          <table:table-cell office:value-type="float" office:value="0.355310037102" calcext:value-type="float">
            <text:p>0,3553100371</text:p>
          </table:table-cell>
          <table:table-cell office:value-type="float" office:value="0.76657213754" calcext:value-type="float">
            <text:p>0,7665721375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06248919169" calcext:value-type="float">
            <text:p>0,7062489192</text:p>
          </table:table-cell>
          <table:table-cell office:value-type="float" office:value="0.784037560364" calcext:value-type="float">
            <text:p>0,7840375604</text:p>
          </table:table-cell>
          <table:table-cell office:value-type="float" office:value="0.301509057972" calcext:value-type="float">
            <text:p>0,301509058</text:p>
          </table:table-cell>
          <table:table-cell office:value-type="float" office:value="0.331556004538" calcext:value-type="float">
            <text:p>0,3315560045</text:p>
          </table:table-cell>
          <table:table-cell office:value-type="float" office:value="0.28624706397" calcext:value-type="float">
            <text:p>0,286247064</text:p>
          </table:table-cell>
          <table:table-cell office:value-type="float" office:value="0.738213399504" calcext:value-type="float">
            <text:p>0,738213399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21187324359" calcext:value-type="float">
            <text:p>0,7211873244</text:p>
          </table:table-cell>
          <table:table-cell office:value-type="float" office:value="0.879310348938" calcext:value-type="float">
            <text:p>0,8793103489</text:p>
          </table:table-cell>
          <table:table-cell office:value-type="float" office:value="0.441379316922" calcext:value-type="float">
            <text:p>0,4413793169</text:p>
          </table:table-cell>
          <table:table-cell office:value-type="float" office:value="0.334975374156" calcext:value-type="float">
            <text:p>0,3349753742</text:p>
          </table:table-cell>
          <table:table-cell office:value-type="float" office:value="0.380355226582" calcext:value-type="float">
            <text:p>0,3803552266</text:p>
          </table:table-cell>
          <table:table-cell office:value-type="float" office:value="0.823529411765" calcext:value-type="float">
            <text:p>0,823529411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55365856834" calcext:value-type="float">
            <text:p>0,8553658568</text:p>
          </table:table-cell>
          <table:table-cell office:value-type="float" office:value="0.756521737576" calcext:value-type="float">
            <text:p>0,7565217376</text:p>
          </table:table-cell>
          <table:table-cell office:value-type="float" office:value="0.303273743002" calcext:value-type="float">
            <text:p>0,303273743</text:p>
          </table:table-cell>
          <table:table-cell office:value-type="float" office:value="0.574202919006" calcext:value-type="float">
            <text:p>0,574202919</text:p>
          </table:table-cell>
          <table:table-cell office:value-type="float" office:value="0.392712147599" calcext:value-type="float">
            <text:p>0,3927121476</text:p>
          </table:table-cell>
          <table:table-cell office:value-type="float" office:value="0.772727272727" calcext:value-type="float">
            <text:p>0,772727272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23350656033" calcext:value-type="float">
            <text:p>0,823350656</text:p>
          </table:table-cell>
          <table:table-cell office:value-type="float" office:value="0.817391306421" calcext:value-type="float">
            <text:p>0,8173913064</text:p>
          </table:table-cell>
          <table:table-cell office:value-type="float" office:value="0.404057974271" calcext:value-type="float">
            <text:p>0,4040579743</text:p>
          </table:table-cell>
          <table:table-cell office:value-type="float" office:value="0.621532096293" calcext:value-type="float">
            <text:p>0,6215320963</text:p>
          </table:table-cell>
          <table:table-cell office:value-type="float" office:value="0.479386780832" calcext:value-type="float">
            <text:p>0,4793867808</text:p>
          </table:table-cell>
          <table:table-cell office:value-type="float" office:value="0.72601010101" calcext:value-type="float">
            <text:p>0,72601010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1938743695" calcext:value-type="float">
            <text:p>0,819387437</text:p>
          </table:table-cell>
          <table:table-cell office:value-type="float" office:value="0.834782609732" calcext:value-type="float">
            <text:p>0,8347826097</text:p>
          </table:table-cell>
          <table:table-cell office:value-type="float" office:value="0.371014495518" calcext:value-type="float">
            <text:p>0,3710144955</text:p>
          </table:table-cell>
          <table:table-cell office:value-type="float" office:value="0.482318845003" calcext:value-type="float">
            <text:p>0,482318845</text:p>
          </table:table-cell>
          <table:table-cell office:value-type="float" office:value="0.401932326607" calcext:value-type="float">
            <text:p>0,4019323266</text:p>
          </table:table-cell>
          <table:table-cell office:value-type="float" office:value="0.681818181818" calcext:value-type="float">
            <text:p>0,681818181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826977211132" calcext:value-type="float">
            <text:p>0,8269772111</text:p>
          </table:table-cell>
          <table:table-cell office:value-type="float" office:value="0.842105261067" calcext:value-type="float">
            <text:p>0,8421052611</text:p>
          </table:table-cell>
          <table:table-cell office:value-type="float" office:value="0.483430812233" calcext:value-type="float">
            <text:p>0,4834308122</text:p>
          </table:table-cell>
          <table:table-cell office:value-type="float" office:value="0.551378450896" calcext:value-type="float">
            <text:p>0,5513784509</text:p>
          </table:table-cell>
          <table:table-cell office:value-type="float" office:value="0.504260598567" calcext:value-type="float">
            <text:p>0,5042605986</text:p>
          </table:table-cell>
          <table:table-cell office:value-type="float" office:value="0.775510204082" calcext:value-type="float">
            <text:p>0,7755102041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96052576737" calcext:value-type="float">
            <text:p>0,4960525767</text:p>
          </table:table-cell>
          <table:table-cell office:value-type="float" office:value="0.926136363636" calcext:value-type="float">
            <text:p>0,9261363636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0909090800719" calcext:value-type="float">
            <text:p>0,0909090801</text:p>
          </table:table-cell>
          <table:table-cell office:value-type="float" office:value="0.804391217565" calcext:value-type="float">
            <text:p>0,804391217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10004678454" calcext:value-type="float">
            <text:p>0,6100046785</text:p>
          </table:table-cell>
          <table:table-cell office:value-type="float" office:value="0.920000000681" calcext:value-type="float">
            <text:p>0,9200000007</text:p>
          </table:table-cell>
          <table:table-cell office:value-type="float" office:value="0.198095239912" calcext:value-type="float">
            <text:p>0,1980952399</text:p>
          </table:table-cell>
          <table:table-cell office:value-type="float" office:value="0.365714263916" calcext:value-type="float">
            <text:p>0,3657142639</text:p>
          </table:table-cell>
          <table:table-cell office:value-type="float" office:value="0.255999968393" calcext:value-type="float">
            <text:p>0,2559999684</text:p>
          </table:table-cell>
          <table:table-cell office:value-type="float" office:value="0.767068273092" calcext:value-type="float">
            <text:p>0,7670682731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05615586894" calcext:value-type="float">
            <text:p>0,6056155869</text:p>
          </table:table-cell>
          <table:table-cell office:value-type="float" office:value="0.868571428912" calcext:value-type="float">
            <text:p>0,8685714289</text:p>
          </table:table-cell>
          <table:table-cell office:value-type="float" office:value="0.121904762813" calcext:value-type="float">
            <text:p>0,1219047628</text:p>
          </table:table-cell>
          <table:table-cell office:value-type="float" office:value="0.152380954197" calcext:value-type="float">
            <text:p>0,1523809542</text:p>
          </table:table-cell>
          <table:table-cell office:value-type="float" office:value="0.132063473293" calcext:value-type="float">
            <text:p>0,1320634733</text:p>
          </table:table-cell>
          <table:table-cell office:value-type="float" office:value="0.848058902276" calcext:value-type="float">
            <text:p>0,848058902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44720861418" calcext:value-type="float">
            <text:p>0,5447208614</text:p>
          </table:table-cell>
          <table:table-cell office:value-type="float" office:value="0.890804595646" calcext:value-type="float">
            <text:p>0,8908045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0030120482" calcext:value-type="float">
            <text:p>0,820030120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72763303916" calcext:value-type="float">
            <text:p>0,5727633039</text:p>
          </table:table-cell>
          <table:table-cell office:value-type="float" office:value="0.913793104133" calcext:value-type="float">
            <text:p>0,9137931041</text:p>
          </table:table-cell>
          <table:table-cell table:number-columns-repeated="2" office:value-type="float" office:value="0.0919540229885" calcext:value-type="float">
            <text:p>0,091954023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807228915663" calcext:value-type="float">
            <text:p>0,807228915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18946817759" calcext:value-type="float">
            <text:p>0,7189468178</text:p>
          </table:table-cell>
          <table:table-cell office:value-type="float" office:value="0.763513513514" calcext:value-type="float">
            <text:p>0,7635135135</text:p>
          </table:table-cell>
          <table:table-cell office:value-type="float" office:value="0.327472532118" calcext:value-type="float">
            <text:p>0,3274725321</text:p>
          </table:table-cell>
          <table:table-cell office:value-type="float" office:value="0.374517381191" calcext:value-type="float">
            <text:p>0,3745173812</text:p>
          </table:table-cell>
          <table:table-cell office:value-type="float" office:value="0.33827144713" calcext:value-type="float">
            <text:p>0,3382714471</text:p>
          </table:table-cell>
          <table:table-cell office:value-type="float" office:value="0.699886835157" calcext:value-type="float">
            <text:p>0,6998868352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45710443484" calcext:value-type="float">
            <text:p>0,8457104435</text:p>
          </table:table-cell>
          <table:table-cell office:value-type="float" office:value="0.743243243243" calcext:value-type="float">
            <text:p>0,7432432432</text:p>
          </table:table-cell>
          <table:table-cell office:value-type="float" office:value="0.352821661008" calcext:value-type="float">
            <text:p>0,352821661</text:p>
          </table:table-cell>
          <table:table-cell office:value-type="float" office:value="0.446761049129" calcext:value-type="float">
            <text:p>0,4467610491</text:p>
          </table:table-cell>
          <table:table-cell office:value-type="float" office:value="0.386504105619" calcext:value-type="float">
            <text:p>0,3865041056</text:p>
          </table:table-cell>
          <table:table-cell office:value-type="float" office:value="0.680875141456" calcext:value-type="float">
            <text:p>0,680875141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2635196144" calcext:value-type="float">
            <text:p>0,8426351961</text:p>
          </table:table-cell>
          <table:table-cell office:value-type="float" office:value="0.715254237894" calcext:value-type="float">
            <text:p>0,7152542379</text:p>
          </table:table-cell>
          <table:table-cell office:value-type="float" office:value="0.342592025712" calcext:value-type="float">
            <text:p>0,3425920257</text:p>
          </table:table-cell>
          <table:table-cell office:value-type="float" office:value="0.436120534347" calcext:value-type="float">
            <text:p>0,4361205343</text:p>
          </table:table-cell>
          <table:table-cell office:value-type="float" office:value="0.370633006096" calcext:value-type="float">
            <text:p>0,3706330061</text:p>
          </table:table-cell>
          <table:table-cell office:value-type="float" office:value="0.695833333333" calcext:value-type="float">
            <text:p>0,695833333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12400495198" calcext:value-type="float">
            <text:p>0,7124004952</text:p>
          </table:table-cell>
          <table:table-cell office:value-type="float" office:value="0.796610169694" calcext:value-type="float">
            <text:p>0,7966101697</text:p>
          </table:table-cell>
          <table:table-cell office:value-type="float" office:value="0.45456013922" calcext:value-type="float">
            <text:p>0,4545601392</text:p>
          </table:table-cell>
          <table:table-cell office:value-type="float" office:value="0.446694558354" calcext:value-type="float">
            <text:p>0,4466945584</text:p>
          </table:table-cell>
          <table:table-cell office:value-type="float" office:value="0.429593703706" calcext:value-type="float">
            <text:p>0,4295937037</text:p>
          </table:table-cell>
          <table:table-cell office:value-type="float" office:value="0.727348484848" calcext:value-type="float">
            <text:p>0,727348484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93471900487" calcext:value-type="float">
            <text:p>0,7934719005</text:p>
          </table:table-cell>
          <table:table-cell office:value-type="float" office:value="0.776271186643" calcext:value-type="float">
            <text:p>0,7762711866</text:p>
          </table:table-cell>
          <table:table-cell office:value-type="float" office:value="0.422287779339" calcext:value-type="float">
            <text:p>0,4222877793</text:p>
          </table:table-cell>
          <table:table-cell office:value-type="float" office:value="0.456970693297" calcext:value-type="float">
            <text:p>0,4569706933</text:p>
          </table:table-cell>
          <table:table-cell office:value-type="float" office:value="0.426338787402" calcext:value-type="float">
            <text:p>0,4263387874</text:p>
          </table:table-cell>
          <table:table-cell office:value-type="float" office:value="0.749166666667" calcext:value-type="float">
            <text:p>0,749166666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83897201035" calcext:value-type="float">
            <text:p>0,783897201</text:p>
          </table:table-cell>
          <table:table-cell office:value-type="float" office:value="0.8037383172" calcext:value-type="float">
            <text:p>0,8037383172</text:p>
          </table:table-cell>
          <table:table-cell office:value-type="float" office:value="0.188696045742" calcext:value-type="float">
            <text:p>0,1886960457</text:p>
          </table:table-cell>
          <table:table-cell office:value-type="float" office:value="0.123364486427" calcext:value-type="float">
            <text:p>0,1233644864</text:p>
          </table:table-cell>
          <table:table-cell office:value-type="float" office:value="0.147040478537" calcext:value-type="float">
            <text:p>0,1470404785</text:p>
          </table:table-cell>
          <table:table-cell office:value-type="float" office:value="0.701216287678" calcext:value-type="float">
            <text:p>0,701216287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50584332185" calcext:value-type="float">
            <text:p>0,7505843322</text:p>
          </table:table-cell>
          <table:table-cell office:value-type="float" office:value="0.799065421675" calcext:value-type="float">
            <text:p>0,7990654217</text:p>
          </table:table-cell>
          <table:table-cell office:value-type="float" office:value="0.350867830704" calcext:value-type="float">
            <text:p>0,3508678307</text:p>
          </table:table-cell>
          <table:table-cell office:value-type="float" office:value="0.417979545682" calcext:value-type="float">
            <text:p>0,4179795457</text:p>
          </table:table-cell>
          <table:table-cell office:value-type="float" office:value="0.362852034168" calcext:value-type="float">
            <text:p>0,3628520342</text:p>
          </table:table-cell>
          <table:table-cell office:value-type="float" office:value="0.761501850873" calcext:value-type="float">
            <text:p>0,761501850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95324772318" calcext:value-type="float">
            <text:p>0,7953247723</text:p>
          </table:table-cell>
          <table:table-cell office:value-type="float" office:value="0.6962616828" calcext:value-type="float">
            <text:p>0,6962616828</text:p>
          </table:table-cell>
          <table:table-cell office:value-type="float" office:value="0.192020342868" calcext:value-type="float">
            <text:p>0,1920203429</text:p>
          </table:table-cell>
          <table:table-cell office:value-type="float" office:value="0.349532713678" calcext:value-type="float">
            <text:p>0,3495327137</text:p>
          </table:table-cell>
          <table:table-cell office:value-type="float" office:value="0.240498416056" calcext:value-type="float">
            <text:p>0,2404984161</text:p>
          </table:table-cell>
          <table:table-cell office:value-type="float" office:value="0.669310770316" calcext:value-type="float">
            <text:p>0,669310770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55876063461" calcext:value-type="float">
            <text:p>0,7558760635</text:p>
          </table:table-cell>
          <table:table-cell office:value-type="float" office:value="0.774647888443" calcext:value-type="float">
            <text:p>0,7746478884</text:p>
          </table:table-cell>
          <table:table-cell office:value-type="float" office:value="0.283255092275" calcext:value-type="float">
            <text:p>0,2832550923</text:p>
          </table:table-cell>
          <table:table-cell office:value-type="float" office:value="0.378940319092" calcext:value-type="float">
            <text:p>0,3789403191</text:p>
          </table:table-cell>
          <table:table-cell office:value-type="float" office:value="0.322781092264" calcext:value-type="float">
            <text:p>0,3227810923</text:p>
          </table:table-cell>
          <table:table-cell office:value-type="float" office:value="0.757178305565" calcext:value-type="float">
            <text:p>0,757178305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74831708048" calcext:value-type="float">
            <text:p>0,774831708</text:p>
          </table:table-cell>
          <table:table-cell office:value-type="float" office:value="0.81690140901" calcext:value-type="float">
            <text:p>0,816901409</text:p>
          </table:table-cell>
          <table:table-cell office:value-type="float" office:value="0.396914824634" calcext:value-type="float">
            <text:p>0,3969148246</text:p>
          </table:table-cell>
          <table:table-cell office:value-type="float" office:value="0.331522473707" calcext:value-type="float">
            <text:p>0,3315224737</text:p>
          </table:table-cell>
          <table:table-cell office:value-type="float" office:value="0.344193056156" calcext:value-type="float">
            <text:p>0,3441930562</text:p>
          </table:table-cell>
          <table:table-cell office:value-type="float" office:value="0.721907125133" calcext:value-type="float">
            <text:p>0,721907125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636912530866" calcext:value-type="float">
            <text:p>0,6369125309</text:p>
          </table:table-cell>
          <table:table-cell office:value-type="float" office:value="0.827586208952" calcext:value-type="float">
            <text:p>0,827586209</text:p>
          </table:table-cell>
          <table:table-cell office:value-type="float" office:value="0.444444450839" calcext:value-type="float">
            <text:p>0,4444444508</text:p>
          </table:table-cell>
          <table:table-cell office:value-type="float" office:value="0.571428594918" calcext:value-type="float">
            <text:p>0,5714285949</text:p>
          </table:table-cell>
          <table:table-cell office:value-type="float" office:value="0.494252813273" calcext:value-type="float">
            <text:p>0,4942528133</text:p>
          </table:table-cell>
          <table:table-cell office:value-type="float" office:value="0.771241830065" calcext:value-type="float">
            <text:p>0,771241830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86253848801" calcext:value-type="float">
            <text:p>0,7862538488</text:p>
          </table:table-cell>
          <table:table-cell office:value-type="float" office:value="0.730434784682" calcext:value-type="float">
            <text:p>0,7304347847</text:p>
          </table:table-cell>
          <table:table-cell office:value-type="float" office:value="0.298208172555" calcext:value-type="float">
            <text:p>0,2982081726</text:p>
          </table:table-cell>
          <table:table-cell office:value-type="float" office:value="0.70405798373" calcext:value-type="float">
            <text:p>0,7040579837</text:p>
          </table:table-cell>
          <table:table-cell office:value-type="float" office:value="0.408674898614" calcext:value-type="float">
            <text:p>0,4086748986</text:p>
          </table:table-cell>
          <table:table-cell office:value-type="float" office:value="0.766414141414" calcext:value-type="float">
            <text:p>0,766414141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35625648499" calcext:value-type="float">
            <text:p>0,6356256485</text:p>
          </table:table-cell>
          <table:table-cell office:value-type="float" office:value="0.834782610769" calcext:value-type="float">
            <text:p>0,8347826108</text:p>
          </table:table-cell>
          <table:table-cell office:value-type="float" office:value="0.450743475945" calcext:value-type="float">
            <text:p>0,4507434759</text:p>
          </table:table-cell>
          <table:table-cell office:value-type="float" office:value="0.905176005674" calcext:value-type="float">
            <text:p>0,9051760057</text:p>
          </table:table-cell>
          <table:table-cell office:value-type="float" office:value="0.59309608729" calcext:value-type="float">
            <text:p>0,5930960873</text:p>
          </table:table-cell>
          <table:table-cell office:value-type="float" office:value="0.880050505051" calcext:value-type="float">
            <text:p>0,880050505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74143860133" calcext:value-type="float">
            <text:p>0,6741438601</text:p>
          </table:table-cell>
          <table:table-cell office:value-type="float" office:value="0.791304345235" calcext:value-type="float">
            <text:p>0,7913043452</text:p>
          </table:table-cell>
          <table:table-cell office:value-type="float" office:value="0.484541065797" calcext:value-type="float">
            <text:p>0,4845410658</text:p>
          </table:table-cell>
          <table:table-cell office:value-type="float" office:value="0.518550727678" calcext:value-type="float">
            <text:p>0,5185507277</text:p>
          </table:table-cell>
          <table:table-cell office:value-type="float" office:value="0.417846740329" calcext:value-type="float">
            <text:p>0,4178467403</text:p>
          </table:table-cell>
          <table:table-cell office:value-type="float" office:value="0.741792929293" calcext:value-type="float">
            <text:p>0,741792929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49276092387" calcext:value-type="float">
            <text:p>0,6492760924</text:p>
          </table:table-cell>
          <table:table-cell office:value-type="float" office:value="0.815789475776" calcext:value-type="float">
            <text:p>0,8157894758</text:p>
          </table:table-cell>
          <table:table-cell office:value-type="float" office:value="0.440601530044" calcext:value-type="float">
            <text:p>0,44060153</text:p>
          </table:table-cell>
          <table:table-cell office:value-type="float" office:value="0.819548872479" calcext:value-type="float">
            <text:p>0,8195488725</text:p>
          </table:table-cell>
          <table:table-cell office:value-type="float" office:value="0.553277058037" calcext:value-type="float">
            <text:p>0,553277058</text:p>
          </table:table-cell>
          <table:table-cell office:value-type="float" office:value="0.862882653061" calcext:value-type="float">
            <text:p>0,862882653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046674555" calcext:value-type="float">
            <text:p>0,5046674555</text:p>
          </table:table-cell>
          <table:table-cell office:value-type="float" office:value="0.886363636364" calcext:value-type="float">
            <text:p>0,8863636364</text:p>
          </table:table-cell>
          <table:table-cell office:value-type="float" office:value="0.127272727815" calcext:value-type="float">
            <text:p>0,1272727278</text:p>
          </table:table-cell>
          <table:table-cell office:value-type="float" office:value="0.318181796507" calcext:value-type="float">
            <text:p>0,3181817965</text:p>
          </table:table-cell>
          <table:table-cell office:value-type="float" office:value="0.169696943326" calcext:value-type="float">
            <text:p>0,1696969433</text:p>
          </table:table-cell>
          <table:table-cell office:value-type="float" office:value="0.757152361943" calcext:value-type="float">
            <text:p>0,757152361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75841592039" calcext:value-type="float">
            <text:p>0,475841592</text:p>
          </table:table-cell>
          <table:table-cell office:value-type="float" office:value="0.857142858505" calcext:value-type="float">
            <text:p>0,8571428585</text:p>
          </table:table-cell>
          <table:table-cell office:value-type="float" office:value="0.179809526716" calcext:value-type="float">
            <text:p>0,1798095267</text:p>
          </table:table-cell>
          <table:table-cell office:value-type="float" office:value="0.457142835345" calcext:value-type="float">
            <text:p>0,4571428353</text:p>
          </table:table-cell>
          <table:table-cell office:value-type="float" office:value="0.25687071119" calcext:value-type="float">
            <text:p>0,2568707112</text:p>
          </table:table-cell>
          <table:table-cell office:value-type="float" office:value="0.807898259705" calcext:value-type="float">
            <text:p>0,807898259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8697922911" calcext:value-type="float">
            <text:p>0,5286979229</text:p>
          </table:table-cell>
          <table:table-cell office:value-type="float" office:value="0.800000001022" calcext:value-type="float">
            <text:p>0,800000001</text:p>
          </table:table-cell>
          <table:table-cell office:value-type="float" office:value="0.167836736952" calcext:value-type="float">
            <text:p>0,167836737</text:p>
          </table:table-cell>
          <table:table-cell office:value-type="float" office:value="0.487619051252" calcext:value-type="float">
            <text:p>0,4876190513</text:p>
          </table:table-cell>
          <table:table-cell office:value-type="float" office:value="0.248189626421" calcext:value-type="float">
            <text:p>0,2481896264</text:p>
          </table:table-cell>
          <table:table-cell office:value-type="float" office:value="0.85609103079" calcext:value-type="float">
            <text:p>0,856091030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94345299814" calcext:value-type="float">
            <text:p>0,4943452998</text:p>
          </table:table-cell>
          <table:table-cell office:value-type="float" office:value="0.885057469209" calcext:value-type="float">
            <text:p>0,8850574692</text:p>
          </table:table-cell>
          <table:table-cell office:value-type="float" office:value="0.174712644226" calcext:value-type="float">
            <text:p>0,1747126442</text:p>
          </table:table-cell>
          <table:table-cell office:value-type="float" office:value="0.36781607003" calcext:value-type="float">
            <text:p>0,36781607</text:p>
          </table:table-cell>
          <table:table-cell office:value-type="float" office:value="0.214559357742" calcext:value-type="float">
            <text:p>0,2145593577</text:p>
          </table:table-cell>
          <table:table-cell office:value-type="float" office:value="0.762801204819" calcext:value-type="float">
            <text:p>0,762801204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14028039951" calcext:value-type="float">
            <text:p>0,41402804</text:p>
          </table:table-cell>
          <table:table-cell office:value-type="float" office:value="0.913793101393" calcext:value-type="float">
            <text:p>0,9137931014</text:p>
          </table:table-cell>
          <table:table-cell office:value-type="float" office:value="0.132183908046" calcext:value-type="float">
            <text:p>0,132183908</text:p>
          </table:table-cell>
          <table:table-cell office:value-type="float" office:value="0.2643678065" calcext:value-type="float">
            <text:p>0,2643678065</text:p>
          </table:table-cell>
          <table:table-cell office:value-type="float" office:value="0.176245195427" calcext:value-type="float">
            <text:p>0,1762451954</text:p>
          </table:table-cell>
          <table:table-cell office:value-type="float" office:value="0.800451807229" calcext:value-type="float">
            <text:p>0,800451807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05671205392" calcext:value-type="float">
            <text:p>0,8056712054</text:p>
          </table:table-cell>
          <table:table-cell office:value-type="float" office:value="0.719594594595" calcext:value-type="float">
            <text:p>0,7195945946</text:p>
          </table:table-cell>
          <table:table-cell office:value-type="float" office:value="0.33116853801" calcext:value-type="float">
            <text:p>0,331168538</text:p>
          </table:table-cell>
          <table:table-cell office:value-type="float" office:value="0.457271564651" calcext:value-type="float">
            <text:p>0,4572715647</text:p>
          </table:table-cell>
          <table:table-cell office:value-type="float" office:value="0.371664461252" calcext:value-type="float">
            <text:p>0,3716644613</text:p>
          </table:table-cell>
          <table:table-cell office:value-type="float" office:value="0.710976989815" calcext:value-type="float">
            <text:p>0,710976989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85841770752" calcext:value-type="float">
            <text:p>0,8858417708</text:p>
          </table:table-cell>
          <table:table-cell office:value-type="float" office:value="0.655405405405" calcext:value-type="float">
            <text:p>0,6554054054</text:p>
          </table:table-cell>
          <table:table-cell office:value-type="float" office:value="0.300967340534" calcext:value-type="float">
            <text:p>0,3009673405</text:p>
          </table:table-cell>
          <table:table-cell office:value-type="float" office:value="0.60326041402" calcext:value-type="float">
            <text:p>0,603260414</text:p>
          </table:table-cell>
          <table:table-cell office:value-type="float" office:value="0.390463112174" calcext:value-type="float">
            <text:p>0,3904631122</text:p>
          </table:table-cell>
          <table:table-cell office:value-type="float" office:value="0.67468879668" calcext:value-type="float">
            <text:p>0,674688796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110657692" calcext:value-type="float">
            <text:p>0,7711065769</text:p>
          </table:table-cell>
          <table:table-cell office:value-type="float" office:value="0.735593220743" calcext:value-type="float">
            <text:p>0,7355932207</text:p>
          </table:table-cell>
          <table:table-cell office:value-type="float" office:value="0.447022779109" calcext:value-type="float">
            <text:p>0,4470227791</text:p>
          </table:table-cell>
          <table:table-cell office:value-type="float" office:value="0.470772138693" calcext:value-type="float">
            <text:p>0,4707721387</text:p>
          </table:table-cell>
          <table:table-cell office:value-type="float" office:value="0.431820885812" calcext:value-type="float">
            <text:p>0,4318208858</text:p>
          </table:table-cell>
          <table:table-cell office:value-type="float" office:value="0.706060606061" calcext:value-type="float">
            <text:p>0,7060606061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38556638815" calcext:value-type="float">
            <text:p>0,7385566388</text:p>
          </table:table-cell>
          <table:table-cell office:value-type="float" office:value="0.769491525626" calcext:value-type="float">
            <text:p>0,7694915256</text:p>
          </table:table-cell>
          <table:table-cell office:value-type="float" office:value="0.389115373967" calcext:value-type="float">
            <text:p>0,389115374</text:p>
          </table:table-cell>
          <table:table-cell office:value-type="float" office:value="0.465595432863" calcext:value-type="float">
            <text:p>0,4655954329</text:p>
          </table:table-cell>
          <table:table-cell office:value-type="float" office:value="0.398399724799" calcext:value-type="float">
            <text:p>0,3983997248</text:p>
          </table:table-cell>
          <table:table-cell office:value-type="float" office:value="0.689318181818" calcext:value-type="float">
            <text:p>0,689318181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0157284777" calcext:value-type="float">
            <text:p>0,8401572848</text:p>
          </table:table-cell>
          <table:table-cell office:value-type="float" office:value="0.661016949355" calcext:value-type="float">
            <text:p>0,6610169494</text:p>
          </table:table-cell>
          <table:table-cell office:value-type="float" office:value="0.266666669361" calcext:value-type="float">
            <text:p>0,2666666694</text:p>
          </table:table-cell>
          <table:table-cell office:value-type="float" office:value="0.525671257407" calcext:value-type="float">
            <text:p>0,5256712574</text:p>
          </table:table-cell>
          <table:table-cell office:value-type="float" office:value="0.336019590345" calcext:value-type="float">
            <text:p>0,3360195903</text:p>
          </table:table-cell>
          <table:table-cell office:value-type="float" office:value="0.696439393939" calcext:value-type="float">
            <text:p>0,696439393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9525831815" calcext:value-type="float">
            <text:p>0,7295258318</text:p>
          </table:table-cell>
          <table:table-cell office:value-type="float" office:value="0.724299064864" calcext:value-type="float">
            <text:p>0,7242990649</text:p>
          </table:table-cell>
          <table:table-cell office:value-type="float" office:value="0.246521291192" calcext:value-type="float">
            <text:p>0,2465212912</text:p>
          </table:table-cell>
          <table:table-cell office:value-type="float" office:value="0.474143292302" calcext:value-type="float">
            <text:p>0,4741432923</text:p>
          </table:table-cell>
          <table:table-cell office:value-type="float" office:value="0.300141562647" calcext:value-type="float">
            <text:p>0,3001415626</text:p>
          </table:table-cell>
          <table:table-cell office:value-type="float" office:value="0.696104353957" calcext:value-type="float">
            <text:p>0,69610435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66961072761" calcext:value-type="float">
            <text:p>0,6669610728</text:p>
          </table:table-cell>
          <table:table-cell office:value-type="float" office:value="0.845794395309" calcext:value-type="float">
            <text:p>0,8457943953</text:p>
          </table:table-cell>
          <table:table-cell office:value-type="float" office:value="0.476264659489" calcext:value-type="float">
            <text:p>0,4762646595</text:p>
          </table:table-cell>
          <table:table-cell office:value-type="float" office:value="0.611793511382" calcext:value-type="float">
            <text:p>0,6117935114</text:p>
          </table:table-cell>
          <table:table-cell office:value-type="float" office:value="0.506038766598" calcext:value-type="float">
            <text:p>0,5060387666</text:p>
          </table:table-cell>
          <table:table-cell office:value-type="float" office:value="0.803631235678" calcext:value-type="float">
            <text:p>0,803631235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13134691983" calcext:value-type="float">
            <text:p>0,813134692</text:p>
          </table:table-cell>
          <table:table-cell office:value-type="float" office:value="0.710280371604" calcext:value-type="float">
            <text:p>0,7102803716</text:p>
          </table:table-cell>
          <table:table-cell office:value-type="float" office:value="0.13037383445" calcext:value-type="float">
            <text:p>0,1303738345</text:p>
          </table:table-cell>
          <table:table-cell office:value-type="float" office:value="0.138940811436" calcext:value-type="float">
            <text:p>0,1389408114</text:p>
          </table:table-cell>
          <table:table-cell office:value-type="float" office:value="0.132513358493" calcext:value-type="float">
            <text:p>0,1325133585</text:p>
          </table:table-cell>
          <table:table-cell office:value-type="float" office:value="0.562665256478" calcext:value-type="float">
            <text:p>0,562665256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02532015552" calcext:value-type="float">
            <text:p>0,8025320156</text:p>
          </table:table-cell>
          <table:table-cell office:value-type="float" office:value="0.685446011069" calcext:value-type="float">
            <text:p>0,6854460111</text:p>
          </table:table-cell>
          <table:table-cell office:value-type="float" office:value="0.22378717237" calcext:value-type="float">
            <text:p>0,2237871724</text:p>
          </table:table-cell>
          <table:table-cell office:value-type="float" office:value="0.500558916812" calcext:value-type="float">
            <text:p>0,5005589168</text:p>
          </table:table-cell>
          <table:table-cell office:value-type="float" office:value="0.306597491805" calcext:value-type="float">
            <text:p>0,3065974918</text:p>
          </table:table-cell>
          <table:table-cell office:value-type="float" office:value="0.660935838355" calcext:value-type="float">
            <text:p>0,660935838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4065646834" calcext:value-type="float">
            <text:p>0,7440656468</text:p>
          </table:table-cell>
          <table:table-cell office:value-type="float" office:value="0.737089204117" calcext:value-type="float">
            <text:p>0,7370892041</text:p>
          </table:table-cell>
          <table:table-cell office:value-type="float" office:value="0.268253973882" calcext:value-type="float">
            <text:p>0,2682539739</text:p>
          </table:table-cell>
          <table:table-cell office:value-type="float" office:value="0.435647225716" calcext:value-type="float">
            <text:p>0,4356472257</text:p>
          </table:table-cell>
          <table:table-cell office:value-type="float" office:value="0.311993130846" calcext:value-type="float">
            <text:p>0,3119931308</text:p>
          </table:table-cell>
          <table:table-cell office:value-type="float" office:value="0.697624955689" calcext:value-type="float">
            <text:p>0,697624955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79856436006" calcext:value-type="float">
            <text:p>0,679856436</text:p>
          </table:table-cell>
          <table:table-cell office:value-type="float" office:value="0.793103450331" calcext:value-type="float">
            <text:p>0,7931034503</text:p>
          </table:table-cell>
          <table:table-cell office:value-type="float" office:value="0.417624531121" calcext:value-type="float">
            <text:p>0,4176245311</text:p>
          </table:table-cell>
          <table:table-cell office:value-type="float" office:value="0.610837459564" calcext:value-type="float">
            <text:p>0,6108374596</text:p>
          </table:table-cell>
          <table:table-cell office:value-type="float" office:value="0.490421385601" calcext:value-type="float">
            <text:p>0,4904213856</text:p>
          </table:table-cell>
          <table:table-cell office:value-type="float" office:value="0.800950683304" calcext:value-type="float">
            <text:p>0,800950683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24928875591" calcext:value-type="float">
            <text:p>0,7249288756</text:p>
          </table:table-cell>
          <table:table-cell office:value-type="float" office:value="0.70434782816" calcext:value-type="float">
            <text:p>0,7043478282</text:p>
          </table:table-cell>
          <table:table-cell office:value-type="float" office:value="0.295094770064" calcext:value-type="float">
            <text:p>0,2950947701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12318796956" calcext:value-type="float">
            <text:p>0,412318797</text:p>
          </table:table-cell>
          <table:table-cell office:value-type="float" office:value="0.823863636364" calcext:value-type="float">
            <text:p>0,8238636364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85295007022" calcext:value-type="float">
            <text:p>0,685295007</text:p>
          </table:table-cell>
          <table:table-cell office:value-type="float" office:value="0.808695654247" calcext:value-type="float">
            <text:p>0,8086956542</text:p>
          </table:table-cell>
          <table:table-cell office:value-type="float" office:value="0.404968949764" calcext:value-type="float">
            <text:p>0,4049689498</text:p>
          </table:table-cell>
          <table:table-cell office:value-type="float" office:value="0.795859221272" calcext:value-type="float">
            <text:p>0,7958592213</text:p>
          </table:table-cell>
          <table:table-cell office:value-type="float" office:value="0.520397784399" calcext:value-type="float">
            <text:p>0,5203977844</text:p>
          </table:table-cell>
          <table:table-cell office:value-type="float" office:value="0.849116161616" calcext:value-type="float">
            <text:p>0,849116161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15782513307" calcext:value-type="float">
            <text:p>0,8157825133</text:p>
          </table:table-cell>
          <table:table-cell office:value-type="float" office:value="0.70434782816" calcext:value-type="float">
            <text:p>0,7043478282</text:p>
          </table:table-cell>
          <table:table-cell office:value-type="float" office:value="0.246339659198" calcext:value-type="float">
            <text:p>0,2463396592</text:p>
          </table:table-cell>
          <table:table-cell office:value-type="float" office:value="0.518550731825" calcext:value-type="float">
            <text:p>0,5185507318</text:p>
          </table:table-cell>
          <table:table-cell office:value-type="float" office:value="0.323115551213" calcext:value-type="float">
            <text:p>0,3231155512</text:p>
          </table:table-cell>
          <table:table-cell office:value-type="float" office:value="0.705176767677" calcext:value-type="float">
            <text:p>0,705176767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14510531802" calcext:value-type="float">
            <text:p>0,7145105318</text:p>
          </table:table-cell>
          <table:table-cell office:value-type="float" office:value="0.754385968049" calcext:value-type="float">
            <text:p>0,754385968</text:p>
          </table:table-cell>
          <table:table-cell office:value-type="float" office:value="0.324812052543" calcext:value-type="float">
            <text:p>0,3248120525</text:p>
          </table:table-cell>
          <table:table-cell office:value-type="float" office:value="0.66165415446" calcext:value-type="float">
            <text:p>0,6616541545</text:p>
          </table:table-cell>
          <table:table-cell office:value-type="float" office:value="0.433811739871" calcext:value-type="float">
            <text:p>0,4338117399</text:p>
          </table:table-cell>
          <table:table-cell office:value-type="float" office:value="0.823341836735" calcext:value-type="float">
            <text:p>0,8233418367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27327242223" calcext:value-type="float">
            <text:p>0,5273272422</text:p>
          </table:table-cell>
          <table:table-cell office:value-type="float" office:value="0.903409090909" calcext:value-type="float">
            <text:p>0,9034090909</text:p>
          </table:table-cell>
          <table:table-cell office:value-type="float" office:value="0.166666670279" calcext:value-type="float">
            <text:p>0,1666666703</text:p>
          </table:table-cell>
          <table:table-cell office:value-type="float" office:value="0.272727251053" calcext:value-type="float">
            <text:p>0,2727272511</text:p>
          </table:table-cell>
          <table:table-cell office:value-type="float" office:value="0.176623366096" calcext:value-type="float">
            <text:p>0,1766233661</text:p>
          </table:table-cell>
          <table:table-cell office:value-type="float" office:value="0.694610778443" calcext:value-type="float">
            <text:p>0,6946107784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1964903014" calcext:value-type="float">
            <text:p>0,5196490301</text:p>
          </table:table-cell>
          <table:table-cell office:value-type="float" office:value="0.880000001703" calcext:value-type="float">
            <text:p>0,8800000017</text:p>
          </table:table-cell>
          <table:table-cell office:value-type="float" office:value="0.0609523827689" calcext:value-type="float">
            <text:p>0,0609523828</text:p>
          </table:table-cell>
          <table:table-cell office:value-type="float" office:value="0.182857121059" calcext:value-type="float">
            <text:p>0,1828571211</text:p>
          </table:table-cell>
          <table:table-cell office:value-type="float" office:value="0.0914285605294" calcext:value-type="float">
            <text:p>0,0914285605</text:p>
          </table:table-cell>
          <table:table-cell office:value-type="float" office:value="0.790495314592" calcext:value-type="float">
            <text:p>0,79049531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73957274812" calcext:value-type="float">
            <text:p>0,5739572748</text:p>
          </table:table-cell>
          <table:table-cell office:value-type="float" office:value="0.897142857143" calcext:value-type="float">
            <text:p>0,8971428571</text:p>
          </table:table-cell>
          <table:table-cell office:value-type="float" office:value="0.219428577423" calcext:value-type="float">
            <text:p>0,2194285774</text:p>
          </table:table-cell>
          <table:table-cell office:value-type="float" office:value="0.335238097055" calcext:value-type="float">
            <text:p>0,3352380971</text:p>
          </table:table-cell>
          <table:table-cell office:value-type="float" office:value="0.259482966832" calcext:value-type="float">
            <text:p>0,2594829668</text:p>
          </table:table-cell>
          <table:table-cell office:value-type="float" office:value="0.759036144578" calcext:value-type="float">
            <text:p>0,75903614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26968629196" calcext:value-type="float">
            <text:p>0,5269686292</text:p>
          </table:table-cell>
          <table:table-cell office:value-type="float" office:value="0.925287354267" calcext:value-type="float">
            <text:p>0,9252873543</text:p>
          </table:table-cell>
          <table:table-cell office:value-type="float" office:value="0.321839058536" calcext:value-type="float">
            <text:p>0,3218390585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275862030599" calcext:value-type="float">
            <text:p>0,2758620306</text:p>
          </table:table-cell>
          <table:table-cell office:value-type="float" office:value="0.887048192771" calcext:value-type="float">
            <text:p>0,8870481928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26560105126" calcext:value-type="float">
            <text:p>0,5265601051</text:p>
          </table:table-cell>
          <table:table-cell office:value-type="float" office:value="0.879310345513" calcext:value-type="float">
            <text:p>0,8793103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0572289157" calcext:value-type="float">
            <text:p>0,830572289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73111506088" calcext:value-type="float">
            <text:p>0,7731115061</text:p>
          </table:table-cell>
          <table:table-cell office:value-type="float" office:value="0.665540540541" calcext:value-type="float">
            <text:p>0,6655405405</text:p>
          </table:table-cell>
          <table:table-cell office:value-type="float" office:value="0.324108895418" calcext:value-type="float">
            <text:p>0,3241088954</text:p>
          </table:table-cell>
          <table:table-cell office:value-type="float" office:value="0.643758052104" calcext:value-type="float">
            <text:p>0,6437580521</text:p>
          </table:table-cell>
          <table:table-cell office:value-type="float" office:value="0.418131763871" calcext:value-type="float">
            <text:p>0,4181317639</text:p>
          </table:table-cell>
          <table:table-cell office:value-type="float" office:value="0.751942663146" calcext:value-type="float">
            <text:p>0,751942663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56796586836" calcext:value-type="float">
            <text:p>0,8567965868</text:p>
          </table:table-cell>
          <table:table-cell office:value-type="float" office:value="0.618243243243" calcext:value-type="float">
            <text:p>0,6182432432</text:p>
          </table:table-cell>
          <table:table-cell office:value-type="float" office:value="0.274982685173" calcext:value-type="float">
            <text:p>0,2749826852</text:p>
          </table:table-cell>
          <table:table-cell office:value-type="float" office:value="0.62604033947" calcext:value-type="float">
            <text:p>0,6260403395</text:p>
          </table:table-cell>
          <table:table-cell office:value-type="float" office:value="0.377416995732" calcext:value-type="float">
            <text:p>0,3774169957</text:p>
          </table:table-cell>
          <table:table-cell office:value-type="float" office:value="0.704639758582" calcext:value-type="float">
            <text:p>0,704639758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816011881828" calcext:value-type="float">
            <text:p>0,8160118818</text:p>
          </table:table-cell>
          <table:table-cell office:value-type="float" office:value="0.684745763116" calcext:value-type="float">
            <text:p>0,6847457631</text:p>
          </table:table-cell>
          <table:table-cell office:value-type="float" office:value="0.327818139125" calcext:value-type="float">
            <text:p>0,3278181391</text:p>
          </table:table-cell>
          <table:table-cell office:value-type="float" office:value="0.605875718392" calcext:value-type="float">
            <text:p>0,6058757184</text:p>
          </table:table-cell>
          <table:table-cell office:value-type="float" office:value="0.419931338601" calcext:value-type="float">
            <text:p>0,4199313386</text:p>
          </table:table-cell>
          <table:table-cell office:value-type="float" office:value="0.702878787879" calcext:value-type="float">
            <text:p>0,702878787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46690807504" calcext:value-type="float">
            <text:p>0,8466908075</text:p>
          </table:table-cell>
          <table:table-cell office:value-type="float" office:value="0.661016949355" calcext:value-type="float">
            <text:p>0,6610169494</text:p>
          </table:table-cell>
          <table:table-cell office:value-type="float" office:value="0.261751364853" calcext:value-type="float">
            <text:p>0,2617513649</text:p>
          </table:table-cell>
          <table:table-cell office:value-type="float" office:value="0.491892294156" calcext:value-type="float">
            <text:p>0,4918922942</text:p>
          </table:table-cell>
          <table:table-cell office:value-type="float" office:value="0.319157063759" calcext:value-type="float">
            <text:p>0,3191570638</text:p>
          </table:table-cell>
          <table:table-cell office:value-type="float" office:value="0.659090909091" calcext:value-type="float">
            <text:p>0,659090909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74595235364" calcext:value-type="float">
            <text:p>0,7745952354</text:p>
          </table:table-cell>
          <table:table-cell office:value-type="float" office:value="0.708474576473" calcext:value-type="float">
            <text:p>0,7084745765</text:p>
          </table:table-cell>
          <table:table-cell office:value-type="float" office:value="0.313918855635" calcext:value-type="float">
            <text:p>0,3139188556</text:p>
          </table:table-cell>
          <table:table-cell office:value-type="float" office:value="0.534108165159" calcext:value-type="float">
            <text:p>0,5341081652</text:p>
          </table:table-cell>
          <table:table-cell office:value-type="float" office:value="0.386867018877" calcext:value-type="float">
            <text:p>0,3868670189</text:p>
          </table:table-cell>
          <table:table-cell office:value-type="float" office:value="0.706666666667" calcext:value-type="float">
            <text:p>0,706666666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47669615478" calcext:value-type="float">
            <text:p>0,7476696155</text:p>
          </table:table-cell>
          <table:table-cell office:value-type="float" office:value="0.696261680015" calcext:value-type="float">
            <text:p>0,69626168</text:p>
          </table:table-cell>
          <table:table-cell office:value-type="float" office:value="0.253818772803" calcext:value-type="float">
            <text:p>0,2538187728</text:p>
          </table:table-cell>
          <table:table-cell office:value-type="float" office:value="0.598753885688" calcext:value-type="float">
            <text:p>0,5987538857</text:p>
          </table:table-cell>
          <table:table-cell office:value-type="float" office:value="0.339377726628" calcext:value-type="float">
            <text:p>0,3393777266</text:p>
          </table:table-cell>
          <table:table-cell office:value-type="float" office:value="0.707562136436" calcext:value-type="float">
            <text:p>0,707562136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76656252313" calcext:value-type="float">
            <text:p>0,6766562523</text:p>
          </table:table-cell>
          <table:table-cell office:value-type="float" office:value="0.803738316086" calcext:value-type="float">
            <text:p>0,8037383161</text:p>
          </table:table-cell>
          <table:table-cell office:value-type="float" office:value="0.430944956352" calcext:value-type="float">
            <text:p>0,4309449564</text:p>
          </table:table-cell>
          <table:table-cell office:value-type="float" office:value="0.645260356297" calcext:value-type="float">
            <text:p>0,6452603563</text:p>
          </table:table-cell>
          <table:table-cell office:value-type="float" office:value="0.475640209479" calcext:value-type="float">
            <text:p>0,4756402095</text:p>
          </table:table-cell>
          <table:table-cell office:value-type="float" office:value="0.788647981668" calcext:value-type="float">
            <text:p>0,788647981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61861844041" calcext:value-type="float">
            <text:p>0,761861844</text:p>
          </table:table-cell>
          <table:table-cell office:value-type="float" office:value="0.747663549174" calcext:value-type="float">
            <text:p>0,7476635492</text:p>
          </table:table-cell>
          <table:table-cell office:value-type="float" office:value="0.135825547102" calcext:value-type="float">
            <text:p>0,1358255471</text:p>
          </table:table-cell>
          <table:table-cell office:value-type="float" office:value="0.168224299065" calcext:value-type="float">
            <text:p>0,1682242991</text:p>
          </table:table-cell>
          <table:table-cell office:value-type="float" office:value="0.149117322726" calcext:value-type="float">
            <text:p>0,1491173227</text:p>
          </table:table-cell>
          <table:table-cell office:value-type="float" office:value="0.585228274282" calcext:value-type="float">
            <text:p>0,585228274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89008786365" calcext:value-type="float">
            <text:p>0,6890087864</text:p>
          </table:table-cell>
          <table:table-cell office:value-type="float" office:value="0.812206573609" calcext:value-type="float">
            <text:p>0,8122065736</text:p>
          </table:table-cell>
          <table:table-cell office:value-type="float" office:value="0.396087646484" calcext:value-type="float">
            <text:p>0,3960876465</text:p>
          </table:table-cell>
          <table:table-cell office:value-type="float" office:value="0.378940319092" calcext:value-type="float">
            <text:p>0,3789403191</text:p>
          </table:table-cell>
          <table:table-cell office:value-type="float" office:value="0.371567245101" calcext:value-type="float">
            <text:p>0,3715672451</text:p>
          </table:table-cell>
          <table:table-cell office:value-type="float" office:value="0.786600496278" calcext:value-type="float">
            <text:p>0,786600496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1130546046" calcext:value-type="float">
            <text:p>0,7113054605</text:p>
          </table:table-cell>
          <table:table-cell office:value-type="float" office:value="0.741784038678" calcext:value-type="float">
            <text:p>0,7417840387</text:p>
          </table:table-cell>
          <table:table-cell office:value-type="float" office:value="0.253077392847" calcext:value-type="float">
            <text:p>0,2530773928</text:p>
          </table:table-cell>
          <table:table-cell office:value-type="float" office:value="0.378739104025" calcext:value-type="float">
            <text:p>0,378739104</text:p>
          </table:table-cell>
          <table:table-cell office:value-type="float" office:value="0.280013371801" calcext:value-type="float">
            <text:p>0,2800133718</text:p>
          </table:table-cell>
          <table:table-cell office:value-type="float" office:value="0.740517546969" calcext:value-type="float">
            <text:p>0,74051754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449927515" calcext:value-type="float">
            <text:p>0,7449927515</text:p>
          </table:table-cell>
          <table:table-cell office:value-type="float" office:value="0.775862068966" calcext:value-type="float">
            <text:p>0,775862069</text:p>
          </table:table-cell>
          <table:table-cell office:value-type="float" office:value="0.228840129129" calcext:value-type="float">
            <text:p>0,2288401291</text:p>
          </table:table-cell>
          <table:table-cell office:value-type="float" office:value="0.334975374156" calcext:value-type="float">
            <text:p>0,3349753742</text:p>
          </table:table-cell>
          <table:table-cell office:value-type="float" office:value="0.271483256899" calcext:value-type="float">
            <text:p>0,2714832569</text:p>
          </table:table-cell>
          <table:table-cell office:value-type="float" office:value="0.787878787879" calcext:value-type="float">
            <text:p>0,7878787879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567609051" calcext:value-type="float">
            <text:p>0,8567609051</text:p>
          </table:table-cell>
          <table:table-cell office:value-type="float" office:value="0.74782608903" calcext:value-type="float">
            <text:p>0,747826089</text:p>
          </table:table-cell>
          <table:table-cell office:value-type="float" office:value="0.307061931491" calcext:value-type="float">
            <text:p>0,3070619315</text:p>
          </table:table-cell>
          <table:table-cell office:value-type="float" office:value="0.666956544959" calcext:value-type="float">
            <text:p>0,666956545</text:p>
          </table:table-cell>
          <table:table-cell office:value-type="float" office:value="0.417477287676" calcext:value-type="float">
            <text:p>0,4174772877</text:p>
          </table:table-cell>
          <table:table-cell office:value-type="float" office:value="0.784090909091" calcext:value-type="float">
            <text:p>0,784090909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907047251" calcext:value-type="float">
            <text:p>0,8907047251</text:p>
          </table:table-cell>
          <table:table-cell office:value-type="float" office:value="0.74782608903" calcext:value-type="float">
            <text:p>0,747826089</text:p>
          </table:table-cell>
          <table:table-cell office:value-type="float" office:value="0.274865431241" calcext:value-type="float">
            <text:p>0,2748654312</text:p>
          </table:table-cell>
          <table:table-cell office:value-type="float" office:value="0.59171843762" calcext:value-type="float">
            <text:p>0,5917184376</text:p>
          </table:table-cell>
          <table:table-cell office:value-type="float" office:value="0.362077243691" calcext:value-type="float">
            <text:p>0,3620772437</text:p>
          </table:table-cell>
          <table:table-cell office:value-type="float" office:value="0.751262626263" calcext:value-type="float">
            <text:p>0,7512626263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08871688532" calcext:value-type="float">
            <text:p>0,9088716885</text:p>
          </table:table-cell>
          <table:table-cell office:value-type="float" office:value="0.791304345235" calcext:value-type="float">
            <text:p>0,7913043452</text:p>
          </table:table-cell>
          <table:table-cell office:value-type="float" office:value="0.243809530009" calcext:value-type="float">
            <text:p>0,24380953</text:p>
          </table:table-cell>
          <table:table-cell office:value-type="float" office:value="0.343188414366" calcext:value-type="float">
            <text:p>0,3431884144</text:p>
          </table:table-cell>
          <table:table-cell office:value-type="float" office:value="0.277785168523" calcext:value-type="float">
            <text:p>0,2777851685</text:p>
          </table:table-cell>
          <table:table-cell office:value-type="float" office:value="0.681818181818" calcext:value-type="float">
            <text:p>0,681818181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874698030321" calcext:value-type="float">
            <text:p>0,8746980303</text:p>
          </table:table-cell>
          <table:table-cell office:value-type="float" office:value="0.763157896828" calcext:value-type="float">
            <text:p>0,7631578968</text:p>
          </table:table-cell>
          <table:table-cell office:value-type="float" office:value="0.280701762752" calcext:value-type="float">
            <text:p>0,2807017628</text:p>
          </table:table-cell>
          <table:table-cell office:value-type="float" office:value="0.441102764063" calcext:value-type="float">
            <text:p>0,4411027641</text:p>
          </table:table-cell>
          <table:table-cell office:value-type="float" office:value="0.327945316047" calcext:value-type="float">
            <text:p>0,327945316</text:p>
          </table:table-cell>
          <table:table-cell office:value-type="float" office:value="0.790816326531" calcext:value-type="float">
            <text:p>0,790816326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85774378885" calcext:value-type="float">
            <text:p>0,4857743789</text:p>
          </table:table-cell>
          <table:table-cell office:value-type="float" office:value="0.920454545455" calcext:value-type="float">
            <text:p>0,9204545455</text:p>
          </table:table-cell>
          <table:table-cell office:value-type="float" office:value="0.242424222556" calcext:value-type="float">
            <text:p>0,2424242226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193939371542" calcext:value-type="float">
            <text:p>0,1939393715</text:p>
          </table:table-cell>
          <table:table-cell office:value-type="float" office:value="0.881570192947" calcext:value-type="float">
            <text:p>0,881570192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3354234014" calcext:value-type="float">
            <text:p>0,523354234</text:p>
          </table:table-cell>
          <table:table-cell office:value-type="float" office:value="0.920000000681" calcext:value-type="float">
            <text:p>0,9200000007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213333304269" calcext:value-type="float">
            <text:p>0,2133333043</text:p>
          </table:table-cell>
          <table:table-cell office:value-type="float" office:value="0.823962516734" calcext:value-type="float">
            <text:p>0,8239625167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63059056146" calcext:value-type="float">
            <text:p>0,5630590561</text:p>
          </table:table-cell>
          <table:table-cell office:value-type="float" office:value="0.885714286055" calcext:value-type="float">
            <text:p>0,8857142861</text:p>
          </table:table-cell>
          <table:table-cell office:value-type="float" office:value="0.152380956922" calcext:value-type="float">
            <text:p>0,1523809569</text:p>
          </table:table-cell>
          <table:table-cell office:value-type="float" office:value="0.243809525626" calcext:value-type="float">
            <text:p>0,2438095256</text:p>
          </table:table-cell>
          <table:table-cell office:value-type="float" office:value="0.18692061833" calcext:value-type="float">
            <text:p>0,1869206183</text:p>
          </table:table-cell>
          <table:table-cell office:value-type="float" office:value="0.83266398929" calcext:value-type="float">
            <text:p>0,832663989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62794137755" calcext:value-type="float">
            <text:p>0,4627941378</text:p>
          </table:table-cell>
          <table:table-cell office:value-type="float" office:value="0.908045977697" calcext:value-type="float">
            <text:p>0,9080459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3674698795" calcext:value-type="float">
            <text:p>0,793674698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706933743652" calcext:value-type="float">
            <text:p>0,7069337437</text:p>
          </table:table-cell>
          <table:table-cell office:value-type="float" office:value="0.879310345513" calcext:value-type="float">
            <text:p>0,8793103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9186746988" calcext:value-type="float">
            <text:p>0,60918674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18758677792" calcext:value-type="float">
            <text:p>0,8187586778</text:p>
          </table:table-cell>
          <table:table-cell office:value-type="float" office:value="0.706081081081" calcext:value-type="float">
            <text:p>0,7060810811</text:p>
          </table:table-cell>
          <table:table-cell office:value-type="float" office:value="0.327340540048" calcext:value-type="float">
            <text:p>0,32734054</text:p>
          </table:table-cell>
          <table:table-cell office:value-type="float" office:value="0.58352639063" calcext:value-type="float">
            <text:p>0,5835263906</text:p>
          </table:table-cell>
          <table:table-cell office:value-type="float" office:value="0.405613061544" calcext:value-type="float">
            <text:p>0,4056130615</text:p>
          </table:table-cell>
          <table:table-cell office:value-type="float" office:value="0.692870614862" calcext:value-type="float">
            <text:p>0,6928706149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46234729161" calcext:value-type="float">
            <text:p>0,8462347292</text:p>
          </table:table-cell>
          <table:table-cell office:value-type="float" office:value="0.739864864865" calcext:value-type="float">
            <text:p>0,7398648649</text:p>
          </table:table-cell>
          <table:table-cell office:value-type="float" office:value="0.346417850739" calcext:value-type="float">
            <text:p>0,3464178507</text:p>
          </table:table-cell>
          <table:table-cell office:value-type="float" office:value="0.553539266457" calcext:value-type="float">
            <text:p>0,5535392665</text:p>
          </table:table-cell>
          <table:table-cell office:value-type="float" office:value="0.418725176437" calcext:value-type="float">
            <text:p>0,4187251764</text:p>
          </table:table-cell>
          <table:table-cell office:value-type="float" office:value="0.715503583553" calcext:value-type="float">
            <text:p>0,715503583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0822010687" calcext:value-type="float">
            <text:p>0,8008220107</text:p>
          </table:table-cell>
          <table:table-cell office:value-type="float" office:value="0.725423729016" calcext:value-type="float">
            <text:p>0,725423729</text:p>
          </table:table-cell>
          <table:table-cell office:value-type="float" office:value="0.351334617502" calcext:value-type="float">
            <text:p>0,3513346175</text:p>
          </table:table-cell>
          <table:table-cell office:value-type="float" office:value="0.432203396296" calcext:value-type="float">
            <text:p>0,4322033963</text:p>
          </table:table-cell>
          <table:table-cell office:value-type="float" office:value="0.375074746851" calcext:value-type="float">
            <text:p>0,3750747469</text:p>
          </table:table-cell>
          <table:table-cell office:value-type="float" office:value="0.685606060606" calcext:value-type="float">
            <text:p>0,685606060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1914093575" calcext:value-type="float">
            <text:p>0,7719140936</text:p>
          </table:table-cell>
          <table:table-cell office:value-type="float" office:value="0.73898305105" calcext:value-type="float">
            <text:p>0,7389830511</text:p>
          </table:table-cell>
          <table:table-cell office:value-type="float" office:value="0.309465605526" calcext:value-type="float">
            <text:p>0,3094656055</text:p>
          </table:table-cell>
          <table:table-cell office:value-type="float" office:value="0.420397690595" calcext:value-type="float">
            <text:p>0,4203976906</text:p>
          </table:table-cell>
          <table:table-cell office:value-type="float" office:value="0.334083647647" calcext:value-type="float">
            <text:p>0,3340836476</text:p>
          </table:table-cell>
          <table:table-cell office:value-type="float" office:value="0.703106060606" calcext:value-type="float">
            <text:p>0,703106060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7743681891" calcext:value-type="float">
            <text:p>0,8077436819</text:p>
          </table:table-cell>
          <table:table-cell office:value-type="float" office:value="0.722033898507" calcext:value-type="float">
            <text:p>0,7220338985</text:p>
          </table:table-cell>
          <table:table-cell office:value-type="float" office:value="0.338658265744" calcext:value-type="float">
            <text:p>0,3386582657</text:p>
          </table:table-cell>
          <table:table-cell office:value-type="float" office:value="0.46988433256" calcext:value-type="float">
            <text:p>0,4698843326</text:p>
          </table:table-cell>
          <table:table-cell office:value-type="float" office:value="0.375251319045" calcext:value-type="float">
            <text:p>0,375251319</text:p>
          </table:table-cell>
          <table:table-cell office:value-type="float" office:value="0.718787878788" calcext:value-type="float">
            <text:p>0,718787878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55709147899" calcext:value-type="float">
            <text:p>0,7557091479</text:p>
          </table:table-cell>
          <table:table-cell office:value-type="float" office:value="0.78971962394" calcext:value-type="float">
            <text:p>0,7897196239</text:p>
          </table:table-cell>
          <table:table-cell office:value-type="float" office:value="0.319715183472" calcext:value-type="float">
            <text:p>0,3197151835</text:p>
          </table:table-cell>
          <table:table-cell office:value-type="float" office:value="0.346417449345" calcext:value-type="float">
            <text:p>0,3464174493</text:p>
          </table:table-cell>
          <table:table-cell office:value-type="float" office:value="0.311407775522" calcext:value-type="float">
            <text:p>0,3114077755</text:p>
          </table:table-cell>
          <table:table-cell office:value-type="float" office:value="0.754803454962" calcext:value-type="float">
            <text:p>0,75480345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19506653113" calcext:value-type="float">
            <text:p>0,7195066531</text:p>
          </table:table-cell>
          <table:table-cell office:value-type="float" office:value="0.813084113264" calcext:value-type="float">
            <text:p>0,8130841133</text:p>
          </table:table-cell>
          <table:table-cell office:value-type="float" office:value="0.374306500515" calcext:value-type="float">
            <text:p>0,3743065005</text:p>
          </table:table-cell>
          <table:table-cell office:value-type="float" office:value="0.591722316831" calcext:value-type="float">
            <text:p>0,5917223168</text:p>
          </table:table-cell>
          <table:table-cell office:value-type="float" office:value="0.442189530792" calcext:value-type="float">
            <text:p>0,4421895308</text:p>
          </table:table-cell>
          <table:table-cell office:value-type="float" office:value="0.833245196545" calcext:value-type="float">
            <text:p>0,833245196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13360276623" calcext:value-type="float">
            <text:p>0,8133602766</text:p>
          </table:table-cell>
          <table:table-cell office:value-type="float" office:value="0.696261680015" calcext:value-type="float">
            <text:p>0,69626168</text:p>
          </table:table-cell>
          <table:table-cell office:value-type="float" office:value="0.189771549724" calcext:value-type="float">
            <text:p>0,1897715497</text:p>
          </table:table-cell>
          <table:table-cell office:value-type="float" office:value="0.312149536108" calcext:value-type="float">
            <text:p>0,3121495361</text:p>
          </table:table-cell>
          <table:table-cell office:value-type="float" office:value="0.231810884219" calcext:value-type="float">
            <text:p>0,2318108842</text:p>
          </table:table-cell>
          <table:table-cell office:value-type="float" office:value="0.653446148422" calcext:value-type="float">
            <text:p>0,653446148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58446874193" calcext:value-type="float">
            <text:p>0,7584468742</text:p>
          </table:table-cell>
          <table:table-cell office:value-type="float" office:value="0.812206574169" calcext:value-type="float">
            <text:p>0,8122065742</text:p>
          </table:table-cell>
          <table:table-cell office:value-type="float" office:value="0.292957751404" calcext:value-type="float">
            <text:p>0,2929577514</text:p>
          </table:table-cell>
          <table:table-cell office:value-type="float" office:value="0.234294660774" calcext:value-type="float">
            <text:p>0,2342946608</text:p>
          </table:table-cell>
          <table:table-cell office:value-type="float" office:value="0.253968218683" calcext:value-type="float">
            <text:p>0,2539682187</text:p>
          </table:table-cell>
          <table:table-cell office:value-type="float" office:value="0.718716767104" calcext:value-type="float">
            <text:p>0,718716767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96358196948" calcext:value-type="float">
            <text:p>0,7963581969</text:p>
          </table:table-cell>
          <table:table-cell office:value-type="float" office:value="0.788732394926" calcext:value-type="float">
            <text:p>0,7887323949</text:p>
          </table:table-cell>
          <table:table-cell office:value-type="float" office:value="0.386217312074" calcext:value-type="float">
            <text:p>0,3862173121</text:p>
          </table:table-cell>
          <table:table-cell office:value-type="float" office:value="0.662005375249" calcext:value-type="float">
            <text:p>0,6620053752</text:p>
          </table:table-cell>
          <table:table-cell office:value-type="float" office:value="0.476379142401" calcext:value-type="float">
            <text:p>0,4763791424</text:p>
          </table:table-cell>
          <table:table-cell office:value-type="float" office:value="0.756646579227" calcext:value-type="float">
            <text:p>0,756646579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593570236502" calcext:value-type="float">
            <text:p>0,5935702365</text:p>
          </table:table-cell>
          <table:table-cell office:value-type="float" office:value="0.862068967573" calcext:value-type="float">
            <text:p>0,8620689676</text:p>
          </table:table-cell>
          <table:table-cell office:value-type="float" office:value="0.505747137399" calcext:value-type="float">
            <text:p>0,5057471374</text:p>
          </table:table-cell>
          <table:table-cell office:value-type="float" office:value="0.604269323678" calcext:value-type="float">
            <text:p>0,6042693237</text:p>
          </table:table-cell>
          <table:table-cell office:value-type="float" office:value="0.548440012439" calcext:value-type="float">
            <text:p>0,5484400124</text:p>
          </table:table-cell>
          <table:table-cell office:value-type="float" office:value="0.863339275104" calcext:value-type="float">
            <text:p>0,863339275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49617921788" calcext:value-type="float">
            <text:p>0,6496179218</text:p>
          </table:table-cell>
          <table:table-cell office:value-type="float" office:value="0.808695650619" calcext:value-type="float">
            <text:p>0,8086956506</text:p>
          </table:table-cell>
          <table:table-cell office:value-type="float" office:value="0.404057974271" calcext:value-type="float">
            <text:p>0,4040579743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516995975505" calcext:value-type="float">
            <text:p>0,5169959755</text:p>
          </table:table-cell>
          <table:table-cell office:value-type="float" office:value="0.839646464646" calcext:value-type="float">
            <text:p>0,839646464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96760869026" calcext:value-type="float">
            <text:p>0,696760869</text:p>
          </table:table-cell>
          <table:table-cell office:value-type="float" office:value="0.747826086438" calcext:value-type="float">
            <text:p>0,7478260864</text:p>
          </table:table-cell>
          <table:table-cell office:value-type="float" office:value="0.309592827377" calcext:value-type="float">
            <text:p>0,3095928274</text:p>
          </table:table-cell>
          <table:table-cell office:value-type="float" office:value="0.701035205437" calcext:value-type="float">
            <text:p>0,7010352054</text:p>
          </table:table-cell>
          <table:table-cell office:value-type="float" office:value="0.411906297699" calcext:value-type="float">
            <text:p>0,4119062977</text:p>
          </table:table-cell>
          <table:table-cell office:value-type="float" office:value="0.79797979798" calcext:value-type="float">
            <text:p>0,79797979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5375985555" calcext:value-type="float">
            <text:p>0,7537598556</text:p>
          </table:table-cell>
          <table:table-cell office:value-type="float" office:value="0.782608693061" calcext:value-type="float">
            <text:p>0,7826086931</text:p>
          </table:table-cell>
          <table:table-cell office:value-type="float" office:value="0.395652173913" calcext:value-type="float">
            <text:p>0,3956521739</text:p>
          </table:table-cell>
          <table:table-cell office:value-type="float" office:value="0.527826093591" calcext:value-type="float">
            <text:p>0,5278260936</text:p>
          </table:table-cell>
          <table:table-cell office:value-type="float" office:value="0.419894548603" calcext:value-type="float">
            <text:p>0,4198945486</text:p>
          </table:table-cell>
          <table:table-cell office:value-type="float" office:value="0.701388888889" calcext:value-type="float">
            <text:p>0,701388888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93972468376" calcext:value-type="float">
            <text:p>0,6939724684</text:p>
          </table:table-cell>
          <table:table-cell office:value-type="float" office:value="0.780701756477" calcext:value-type="float">
            <text:p>0,7807017565</text:p>
          </table:table-cell>
          <table:table-cell office:value-type="float" office:value="0.321830230847" calcext:value-type="float">
            <text:p>0,3218302308</text:p>
          </table:table-cell>
          <table:table-cell office:value-type="float" office:value="0.551378450896" calcext:value-type="float">
            <text:p>0,5513784509</text:p>
          </table:table-cell>
          <table:table-cell office:value-type="float" office:value="0.405741574471" calcext:value-type="float">
            <text:p>0,4057415745</text:p>
          </table:table-cell>
          <table:table-cell office:value-type="float" office:value="0.811862244898" calcext:value-type="float">
            <text:p>0,811862244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39223614606" calcext:value-type="float">
            <text:p>0,4392236146</text:p>
          </table:table-cell>
          <table:table-cell office:value-type="float" office:value="0.897727272727" calcext:value-type="float">
            <text:p>0,8977272727</text:p>
          </table:table-cell>
          <table:table-cell office:value-type="float" office:value="0.169696973129" calcext:value-type="float">
            <text:p>0,1696969731</text:p>
          </table:table-cell>
          <table:table-cell office:value-type="float" office:value="0.363636341962" calcext:value-type="float">
            <text:p>0,363636342</text:p>
          </table:table-cell>
          <table:table-cell office:value-type="float" office:value="0.21414139054" calcext:value-type="float">
            <text:p>0,2141413905</text:p>
          </table:table-cell>
          <table:table-cell office:value-type="float" office:value="0.866932801065" calcext:value-type="float">
            <text:p>0,866932801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52724528994" calcext:value-type="float">
            <text:p>0,552724529</text:p>
          </table:table-cell>
          <table:table-cell office:value-type="float" office:value="0.868571429934" calcext:value-type="float">
            <text:p>0,8685714299</text:p>
          </table:table-cell>
          <table:table-cell office:value-type="float" office:value="0.219428577423" calcext:value-type="float">
            <text:p>0,2194285774</text:p>
          </table:table-cell>
          <table:table-cell office:value-type="float" office:value="0.457142835345" calcext:value-type="float">
            <text:p>0,4571428353</text:p>
          </table:table-cell>
          <table:table-cell office:value-type="float" office:value="0.280380941119" calcext:value-type="float">
            <text:p>0,2803809411</text:p>
          </table:table-cell>
          <table:table-cell office:value-type="float" office:value="0.798527443106" calcext:value-type="float">
            <text:p>0,798527443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96741130011" calcext:value-type="float">
            <text:p>0,49674113</text:p>
          </table:table-cell>
          <table:table-cell office:value-type="float" office:value="0.851428571769" calcext:value-type="float">
            <text:p>0,8514285718</text:p>
          </table:table-cell>
          <table:table-cell office:value-type="float" office:value="0.202013612475" calcext:value-type="float">
            <text:p>0,2020136125</text:p>
          </table:table-cell>
          <table:table-cell office:value-type="float" office:value="0.487619051252" calcext:value-type="float">
            <text:p>0,4876190513</text:p>
          </table:table-cell>
          <table:table-cell office:value-type="float" office:value="0.279800425938" calcext:value-type="float">
            <text:p>0,2798004259</text:p>
          </table:table-cell>
          <table:table-cell office:value-type="float" office:value="0.840026773762" calcext:value-type="float">
            <text:p>0,840026773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08592589833" calcext:value-type="float">
            <text:p>0,5085925898</text:p>
          </table:table-cell>
          <table:table-cell office:value-type="float" office:value="0.83908046114" calcext:value-type="float">
            <text:p>0,8390804611</text:p>
          </table:table-cell>
          <table:table-cell office:value-type="float" office:value="0.139682542319" calcext:value-type="float">
            <text:p>0,1396825423</text:p>
          </table:table-cell>
          <table:table-cell office:value-type="float" office:value="0.459770093019" calcext:value-type="float">
            <text:p>0,459770093</text:p>
          </table:table-cell>
          <table:table-cell office:value-type="float" office:value="0.207261414363" calcext:value-type="float">
            <text:p>0,2072614144</text:p>
          </table:table-cell>
          <table:table-cell office:value-type="float" office:value="0.790662650602" calcext:value-type="float">
            <text:p>0,7906626506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05654208413" calcext:value-type="float">
            <text:p>0,4056542084</text:p>
          </table:table-cell>
          <table:table-cell office:value-type="float" office:value="0.896551724823" calcext:value-type="float">
            <text:p>0,896551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1295180723" calcext:value-type="float">
            <text:p>0,761295180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47307595047" calcext:value-type="float">
            <text:p>0,847307595</text:p>
          </table:table-cell>
          <table:table-cell office:value-type="float" office:value="0.712837837838" calcext:value-type="float">
            <text:p>0,7128378378</text:p>
          </table:table-cell>
          <table:table-cell office:value-type="float" office:value="0.351265561742" calcext:value-type="float">
            <text:p>0,3512655617</text:p>
          </table:table-cell>
          <table:table-cell office:value-type="float" office:value="0.557400262034" calcext:value-type="float">
            <text:p>0,557400262</text:p>
          </table:table-cell>
          <table:table-cell office:value-type="float" office:value="0.419515129682" calcext:value-type="float">
            <text:p>0,4195151297</text:p>
          </table:table-cell>
          <table:table-cell office:value-type="float" office:value="0.7135420596" calcext:value-type="float">
            <text:p>0,713542059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45229031266" calcext:value-type="float">
            <text:p>0,8452290313</text:p>
          </table:table-cell>
          <table:table-cell office:value-type="float" office:value="0.709459459459" calcext:value-type="float">
            <text:p>0,7094594595</text:p>
          </table:table-cell>
          <table:table-cell office:value-type="float" office:value="0.348235030432" calcext:value-type="float">
            <text:p>0,3482350304</text:p>
          </table:table-cell>
          <table:table-cell office:value-type="float" office:value="0.564049775536" calcext:value-type="float">
            <text:p>0,5640497755</text:p>
          </table:table-cell>
          <table:table-cell office:value-type="float" office:value="0.414600370704" calcext:value-type="float">
            <text:p>0,4146003707</text:p>
          </table:table-cell>
          <table:table-cell office:value-type="float" office:value="0.708034703885" calcext:value-type="float">
            <text:p>0,708034703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7326668804" calcext:value-type="float">
            <text:p>0,873266688</text:p>
          </table:table-cell>
          <table:table-cell office:value-type="float" office:value="0.684745763116" calcext:value-type="float">
            <text:p>0,6847457631</text:p>
          </table:table-cell>
          <table:table-cell office:value-type="float" office:value="0.314887046814" calcext:value-type="float">
            <text:p>0,3148870468</text:p>
          </table:table-cell>
          <table:table-cell office:value-type="float" office:value="0.550922791433" calcext:value-type="float">
            <text:p>0,5509227914</text:p>
          </table:table-cell>
          <table:table-cell office:value-type="float" office:value="0.393825300063" calcext:value-type="float">
            <text:p>0,3938253001</text:p>
          </table:table-cell>
          <table:table-cell office:value-type="float" office:value="0.705378787879" calcext:value-type="float">
            <text:p>0,705378787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9674344144" calcext:value-type="float">
            <text:p>0,7796743441</text:p>
          </table:table-cell>
          <table:table-cell office:value-type="float" office:value="0.752542373083" calcext:value-type="float">
            <text:p>0,7525423731</text:p>
          </table:table-cell>
          <table:table-cell office:value-type="float" office:value="0.364939476272" calcext:value-type="float">
            <text:p>0,3649394763</text:p>
          </table:table-cell>
          <table:table-cell office:value-type="float" office:value="0.448455503431" calcext:value-type="float">
            <text:p>0,4484555034</text:p>
          </table:table-cell>
          <table:table-cell office:value-type="float" office:value="0.368385321407" calcext:value-type="float">
            <text:p>0,3683853214</text:p>
          </table:table-cell>
          <table:table-cell office:value-type="float" office:value="0.664848484848" calcext:value-type="float">
            <text:p>0,664848484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5808339887" calcext:value-type="float">
            <text:p>0,8058083399</text:p>
          </table:table-cell>
          <table:table-cell office:value-type="float" office:value="0.71525423749" calcext:value-type="float">
            <text:p>0,7152542375</text:p>
          </table:table-cell>
          <table:table-cell office:value-type="float" office:value="0.312647061429" calcext:value-type="float">
            <text:p>0,3126470614</text:p>
          </table:table-cell>
          <table:table-cell office:value-type="float" office:value="0.464202329668" calcext:value-type="float">
            <text:p>0,4642023297</text:p>
          </table:table-cell>
          <table:table-cell office:value-type="float" office:value="0.355557768224" calcext:value-type="float">
            <text:p>0,3555577682</text:p>
          </table:table-cell>
          <table:table-cell office:value-type="float" office:value="0.66696969697" calcext:value-type="float">
            <text:p>0,66696969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42945811013" calcext:value-type="float">
            <text:p>0,642945811</text:p>
          </table:table-cell>
          <table:table-cell office:value-type="float" office:value="0.794392521136" calcext:value-type="float">
            <text:p>0,7943925211</text:p>
          </table:table-cell>
          <table:table-cell office:value-type="float" office:value="0.145794396089" calcext:value-type="float">
            <text:p>0,1457943961</text:p>
          </table:table-cell>
          <table:table-cell office:value-type="float" office:value="0.11214953271" calcext:value-type="float">
            <text:p>0,1121495327</text:p>
          </table:table-cell>
          <table:table-cell office:value-type="float" office:value="0.125089841468" calcext:value-type="float">
            <text:p>0,1250898415</text:p>
          </table:table-cell>
          <table:table-cell office:value-type="float" office:value="0.700863740525" calcext:value-type="float">
            <text:p>0,700863740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59019687354" calcext:value-type="float">
            <text:p>0,7590196874</text:p>
          </table:table-cell>
          <table:table-cell office:value-type="float" office:value="0.761682240762" calcext:value-type="float">
            <text:p>0,7616822408</text:p>
          </table:table-cell>
          <table:table-cell office:value-type="float" office:value="0.301708679333" calcext:value-type="float">
            <text:p>0,3017086793</text:p>
          </table:table-cell>
          <table:table-cell office:value-type="float" office:value="0.506987112705" calcext:value-type="float">
            <text:p>0,5069871127</text:p>
          </table:table-cell>
          <table:table-cell office:value-type="float" office:value="0.37492718652" calcext:value-type="float">
            <text:p>0,3749271865</text:p>
          </table:table-cell>
          <table:table-cell office:value-type="float" office:value="0.782654680063" calcext:value-type="float">
            <text:p>0,782654680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99012166206" calcext:value-type="float">
            <text:p>0,8990121662</text:p>
          </table:table-cell>
          <table:table-cell office:value-type="float" office:value="0.668224301294" calcext:value-type="float">
            <text:p>0,6682243013</text:p>
          </table:table-cell>
          <table:table-cell office:value-type="float" office:value="0.165238503959" calcext:value-type="float">
            <text:p>0,165238504</text:p>
          </table:table-cell>
          <table:table-cell office:value-type="float" office:value="0.293457947323" calcext:value-type="float">
            <text:p>0,2934579473</text:p>
          </table:table-cell>
          <table:table-cell office:value-type="float" office:value="0.201305976816" calcext:value-type="float">
            <text:p>0,2013059768</text:p>
          </table:table-cell>
          <table:table-cell office:value-type="float" office:value="0.546800634585" calcext:value-type="float">
            <text:p>0,546800634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9239946475" calcext:value-type="float">
            <text:p>0,7492399465</text:p>
          </table:table-cell>
          <table:table-cell office:value-type="float" office:value="0.769953053042" calcext:value-type="float">
            <text:p>0,769953053</text:p>
          </table:table-cell>
          <table:table-cell office:value-type="float" office:value="0.310093899848" calcext:value-type="float">
            <text:p>0,3100938998</text:p>
          </table:table-cell>
          <table:table-cell office:value-type="float" office:value="0.429018567845" calcext:value-type="float">
            <text:p>0,4290185678</text:p>
          </table:table-cell>
          <table:table-cell office:value-type="float" office:value="0.357564670799" calcext:value-type="float">
            <text:p>0,3575646708</text:p>
          </table:table-cell>
          <table:table-cell office:value-type="float" office:value="0.723502304147" calcext:value-type="float">
            <text:p>0,723502304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66788132006" calcext:value-type="float">
            <text:p>0,6678813201</text:p>
          </table:table-cell>
          <table:table-cell office:value-type="float" office:value="0.788732394646" calcext:value-type="float">
            <text:p>0,7887323946</text:p>
          </table:table-cell>
          <table:table-cell office:value-type="float" office:value="0.344287955425" calcext:value-type="float">
            <text:p>0,3442879554</text:p>
          </table:table-cell>
          <table:table-cell office:value-type="float" office:value="0.457008724481" calcext:value-type="float">
            <text:p>0,4570087245</text:p>
          </table:table-cell>
          <table:table-cell office:value-type="float" office:value="0.370123720785" calcext:value-type="float">
            <text:p>0,3701237208</text:p>
          </table:table-cell>
          <table:table-cell office:value-type="float" office:value="0.742821694435" calcext:value-type="float">
            <text:p>0,7428216944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57695694216" calcext:value-type="float">
            <text:p>0,6576956942</text:p>
          </table:table-cell>
          <table:table-cell office:value-type="float" office:value="0.827586204841" calcext:value-type="float">
            <text:p>0,8275862048</text:p>
          </table:table-cell>
          <table:table-cell office:value-type="float" office:value="0.441379316922" calcext:value-type="float">
            <text:p>0,4413793169</text:p>
          </table:table-cell>
          <table:table-cell office:value-type="float" office:value="0.604269315457" calcext:value-type="float">
            <text:p>0,6042693155</text:p>
          </table:table-cell>
          <table:table-cell office:value-type="float" office:value="0.488978977861" calcext:value-type="float">
            <text:p>0,4889789779</text:p>
          </table:table-cell>
          <table:table-cell office:value-type="float" office:value="0.866904337493" calcext:value-type="float">
            <text:p>0,8669043375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45752818688" calcext:value-type="float">
            <text:p>0,7457528187</text:p>
          </table:table-cell>
          <table:table-cell office:value-type="float" office:value="0.782608694097" calcext:value-type="float">
            <text:p>0,7826086941</text:p>
          </table:table-cell>
          <table:table-cell office:value-type="float" office:value="0.382551374513" calcext:value-type="float">
            <text:p>0,3825513745</text:p>
          </table:table-cell>
          <table:table-cell office:value-type="float" office:value="0.824637686688" calcext:value-type="float">
            <text:p>0,8246376867</text:p>
          </table:table-cell>
          <table:table-cell office:value-type="float" office:value="0.501459857951" calcext:value-type="float">
            <text:p>0,501459858</text:p>
          </table:table-cell>
          <table:table-cell office:value-type="float" office:value="0.825126262626" calcext:value-type="float">
            <text:p>0,825126262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71888445253" calcext:value-type="float">
            <text:p>0,6718884453</text:p>
          </table:table-cell>
          <table:table-cell office:value-type="float" office:value="0.765217390786" calcext:value-type="float">
            <text:p>0,7652173908</text:p>
          </table:table-cell>
          <table:table-cell office:value-type="float" office:value="0.325051763654" calcext:value-type="float">
            <text:p>0,3250517637</text:p>
          </table:table-cell>
          <table:table-cell office:value-type="float" office:value="0.671221538471" calcext:value-type="float">
            <text:p>0,6712215385</text:p>
          </table:table-cell>
          <table:table-cell office:value-type="float" office:value="0.419335005983" calcext:value-type="float">
            <text:p>0,419335006</text:p>
          </table:table-cell>
          <table:table-cell office:value-type="float" office:value="0.848484848485" calcext:value-type="float">
            <text:p>0,8484848485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67723927291" calcext:value-type="float">
            <text:p>0,7677239273</text:p>
          </table:table-cell>
          <table:table-cell office:value-type="float" office:value="0.739130435819" calcext:value-type="float">
            <text:p>0,7391304358</text:p>
          </table:table-cell>
          <table:table-cell office:value-type="float" office:value="0.258247075133" calcext:value-type="float">
            <text:p>0,2582470751</text:p>
          </table:table-cell>
          <table:table-cell office:value-type="float" office:value="0.518550727678" calcext:value-type="float">
            <text:p>0,5185507277</text:p>
          </table:table-cell>
          <table:table-cell office:value-type="float" office:value="0.335072423064" calcext:value-type="float">
            <text:p>0,3350724231</text:p>
          </table:table-cell>
          <table:table-cell office:value-type="float" office:value="0.679924242424" calcext:value-type="float">
            <text:p>0,6799242424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65918855291" calcext:value-type="float">
            <text:p>0,6659188553</text:p>
          </table:table-cell>
          <table:table-cell office:value-type="float" office:value="0.780701752295" calcext:value-type="float">
            <text:p>0,7807017523</text:p>
          </table:table-cell>
          <table:table-cell office:value-type="float" office:value="0.350694932436" calcext:value-type="float">
            <text:p>0,3506949324</text:p>
          </table:table-cell>
          <table:table-cell office:value-type="float" office:value="0.511278202659" calcext:value-type="float">
            <text:p>0,5112782027</text:p>
          </table:table-cell>
          <table:table-cell office:value-type="float" office:value="0.413964162793" calcext:value-type="float">
            <text:p>0,4139641628</text:p>
          </table:table-cell>
          <table:table-cell office:value-type="float" office:value="0.813775510204" calcext:value-type="float">
            <text:p>0,813775510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89728718454" calcext:value-type="float">
            <text:p>0,5897287185</text:p>
          </table:table-cell>
          <table:table-cell office:value-type="float" office:value="0.869318181818" calcext:value-type="float">
            <text:p>0,8693181818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0909090800719" calcext:value-type="float">
            <text:p>0,0909090801</text:p>
          </table:table-cell>
          <table:table-cell office:value-type="float" office:value="0.671324018629" calcext:value-type="float">
            <text:p>0,671324018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70522160871" calcext:value-type="float">
            <text:p>0,5705221609</text:p>
          </table:table-cell>
          <table:table-cell office:value-type="float" office:value="0.89142857245" calcext:value-type="float">
            <text:p>0,8914285725</text:p>
          </table:table-cell>
          <table:table-cell office:value-type="float" office:value="0.152380954197" calcext:value-type="float">
            <text:p>0,1523809542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182857121059" calcext:value-type="float">
            <text:p>0,1828571211</text:p>
          </table:table-cell>
          <table:table-cell office:value-type="float" office:value="0.779785809906" calcext:value-type="float">
            <text:p>0,7797858099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486539774111" calcext:value-type="float">
            <text:p>0,4865397741</text:p>
          </table:table-cell>
          <table:table-cell office:value-type="float" office:value="0.92" calcext:value-type="float">
            <text:p>0,92</text:p>
          </table:table-cell>
          <table:table-cell office:value-type="float" office:value="0.32" calcext:value-type="float">
            <text:p>0,32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348299282619" calcext:value-type="float">
            <text:p>0,3482992826</text:p>
          </table:table-cell>
          <table:table-cell office:value-type="float" office:value="0.900267737617" calcext:value-type="float">
            <text:p>0,900267737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481791583628" calcext:value-type="float">
            <text:p>0,4817915836</text:p>
          </table:table-cell>
          <table:table-cell office:value-type="float" office:value="0.948275860014" calcext:value-type="float">
            <text:p>0,94827586</text:p>
          </table:table-cell>
          <table:table-cell office:value-type="float" office:value="0.61302675598" calcext:value-type="float">
            <text:p>0,613026756</text:p>
          </table:table-cell>
          <table:table-cell office:value-type="float" office:value="0.459770093019" calcext:value-type="float">
            <text:p>0,459770093</text:p>
          </table:table-cell>
          <table:table-cell office:value-type="float" office:value="0.50268192949" calcext:value-type="float">
            <text:p>0,5026819295</text:p>
          </table:table-cell>
          <table:table-cell office:value-type="float" office:value="0.946536144578" calcext:value-type="float">
            <text:p>0,94653614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489147590837" calcext:value-type="float">
            <text:p>0,4891475908</text:p>
          </table:table-cell>
          <table:table-cell office:value-type="float" office:value="0.885057471949" calcext:value-type="float">
            <text:p>0,8850574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1957831325" calcext:value-type="float">
            <text:p>0,801957831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07085497959" calcext:value-type="float">
            <text:p>0,807085498</text:p>
          </table:table-cell>
          <table:table-cell office:value-type="float" office:value="0.689189189189" calcext:value-type="float">
            <text:p>0,6891891892</text:p>
          </table:table-cell>
          <table:table-cell office:value-type="float" office:value="0.33260988867" calcext:value-type="float">
            <text:p>0,3326098887</text:p>
          </table:table-cell>
          <table:table-cell office:value-type="float" office:value="0.5770913878" calcext:value-type="float">
            <text:p>0,5770913878</text:p>
          </table:table-cell>
          <table:table-cell office:value-type="float" office:value="0.408047089706" calcext:value-type="float">
            <text:p>0,4080470897</text:p>
          </table:table-cell>
          <table:table-cell office:value-type="float" office:value="0.707808374198" calcext:value-type="float">
            <text:p>0,707808374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75030846209" calcext:value-type="float">
            <text:p>0,8750308462</text:p>
          </table:table-cell>
          <table:table-cell office:value-type="float" office:value="0.60472972973" calcext:value-type="float">
            <text:p>0,6047297297</text:p>
          </table:table-cell>
          <table:table-cell office:value-type="float" office:value="0.263660082946" calcext:value-type="float">
            <text:p>0,2636600829</text:p>
          </table:table-cell>
          <table:table-cell office:value-type="float" office:value="0.617031326165" calcext:value-type="float">
            <text:p>0,6170313262</text:p>
          </table:table-cell>
          <table:table-cell office:value-type="float" office:value="0.364233638789" calcext:value-type="float">
            <text:p>0,3642336388</text:p>
          </table:table-cell>
          <table:table-cell office:value-type="float" office:value="0.721161825726" calcext:value-type="float">
            <text:p>0,721161825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801210388693" calcext:value-type="float">
            <text:p>0,8012103887</text:p>
          </table:table-cell>
          <table:table-cell office:value-type="float" office:value="0.698305084948" calcext:value-type="float">
            <text:p>0,6983050849</text:p>
          </table:table-cell>
          <table:table-cell office:value-type="float" office:value="0.338502631955" calcext:value-type="float">
            <text:p>0,338502632</text:p>
          </table:table-cell>
          <table:table-cell office:value-type="float" office:value="0.545913379475" calcext:value-type="float">
            <text:p>0,5459133795</text:p>
          </table:table-cell>
          <table:table-cell office:value-type="float" office:value="0.412703446008" calcext:value-type="float">
            <text:p>0,412703446</text:p>
          </table:table-cell>
          <table:table-cell office:value-type="float" office:value="0.721666666667" calcext:value-type="float">
            <text:p>0,721666666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93580381951" calcext:value-type="float">
            <text:p>0,793580382</text:p>
          </table:table-cell>
          <table:table-cell office:value-type="float" office:value="0.701694915658" calcext:value-type="float">
            <text:p>0,7016949157</text:p>
          </table:table-cell>
          <table:table-cell office:value-type="float" office:value="0.315705397169" calcext:value-type="float">
            <text:p>0,3157053972</text:p>
          </table:table-cell>
          <table:table-cell office:value-type="float" office:value="0.520654497308" calcext:value-type="float">
            <text:p>0,5206544973</text:p>
          </table:table-cell>
          <table:table-cell office:value-type="float" office:value="0.376514728999" calcext:value-type="float">
            <text:p>0,376514729</text:p>
          </table:table-cell>
          <table:table-cell office:value-type="float" office:value="0.687272727273" calcext:value-type="float">
            <text:p>0,687272727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95858758789" calcext:value-type="float">
            <text:p>0,7958587588</text:p>
          </table:table-cell>
          <table:table-cell office:value-type="float" office:value="0.681355932405" calcext:value-type="float">
            <text:p>0,6813559324</text:p>
          </table:table-cell>
          <table:table-cell office:value-type="float" office:value="0.327901714131" calcext:value-type="float">
            <text:p>0,3279017141</text:p>
          </table:table-cell>
          <table:table-cell office:value-type="float" office:value="0.58042508788" calcext:value-type="float">
            <text:p>0,5804250879</text:p>
          </table:table-cell>
          <table:table-cell office:value-type="float" office:value="0.393997116412" calcext:value-type="float">
            <text:p>0,3939971164</text:p>
          </table:table-cell>
          <table:table-cell office:value-type="float" office:value="0.678712121212" calcext:value-type="float">
            <text:p>0,678712121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34173684477" calcext:value-type="float">
            <text:p>0,7341736845</text:p>
          </table:table-cell>
          <table:table-cell office:value-type="float" office:value="0.757009346908" calcext:value-type="float">
            <text:p>0,7570093469</text:p>
          </table:table-cell>
          <table:table-cell office:value-type="float" office:value="0.297767398513" calcext:value-type="float">
            <text:p>0,2977673985</text:p>
          </table:table-cell>
          <table:table-cell office:value-type="float" office:value="0.561370708118" calcext:value-type="float">
            <text:p>0,5613707081</text:p>
          </table:table-cell>
          <table:table-cell office:value-type="float" office:value="0.37188816182" calcext:value-type="float">
            <text:p>0,3718881618</text:p>
          </table:table-cell>
          <table:table-cell office:value-type="float" office:value="0.696809448264" calcext:value-type="float">
            <text:p>0,696809448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96034105025" calcext:value-type="float">
            <text:p>0,696034105</text:p>
          </table:table-cell>
          <table:table-cell office:value-type="float" office:value="0.803738318871" calcext:value-type="float">
            <text:p>0,8037383189</text:p>
          </table:table-cell>
          <table:table-cell office:value-type="float" office:value="0.388161998207" calcext:value-type="float">
            <text:p>0,3881619982</text:p>
          </table:table-cell>
          <table:table-cell office:value-type="float" office:value="0.655229207511" calcext:value-type="float">
            <text:p>0,6552292075</text:p>
          </table:table-cell>
          <table:table-cell office:value-type="float" office:value="0.474894092462" calcext:value-type="float">
            <text:p>0,4748940925</text:p>
          </table:table-cell>
          <table:table-cell office:value-type="float" office:value="0.810682178741" calcext:value-type="float">
            <text:p>0,810682178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13844368948" calcext:value-type="float">
            <text:p>0,7138443689</text:p>
          </table:table-cell>
          <table:table-cell office:value-type="float" office:value="0.78037383289" calcext:value-type="float">
            <text:p>0,7803738329</text:p>
          </table:table-cell>
          <table:table-cell office:value-type="float" office:value="0.278549183195" calcext:value-type="float">
            <text:p>0,2785491832</text:p>
          </table:table-cell>
          <table:table-cell office:value-type="float" office:value="0.307165110501" calcext:value-type="float">
            <text:p>0,3071651105</text:p>
          </table:table-cell>
          <table:table-cell office:value-type="float" office:value="0.282412876036" calcext:value-type="float">
            <text:p>0,282412876</text:p>
          </table:table-cell>
          <table:table-cell office:value-type="float" office:value="0.671954873964" calcext:value-type="float">
            <text:p>0,67195487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72438304189" calcext:value-type="float">
            <text:p>0,6724383042</text:p>
          </table:table-cell>
          <table:table-cell office:value-type="float" office:value="0.840375587694" calcext:value-type="float">
            <text:p>0,8403755877</text:p>
          </table:table-cell>
          <table:table-cell office:value-type="float" office:value="0.459937409056" calcext:value-type="float">
            <text:p>0,4599374091</text:p>
          </table:table-cell>
          <table:table-cell office:value-type="float" office:value="0.540800368702" calcext:value-type="float">
            <text:p>0,5408003687</text:p>
          </table:table-cell>
          <table:table-cell office:value-type="float" office:value="0.480742354068" calcext:value-type="float">
            <text:p>0,4807423541</text:p>
          </table:table-cell>
          <table:table-cell office:value-type="float" office:value="0.778092874867" calcext:value-type="float">
            <text:p>0,778092874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8085139794" calcext:value-type="float">
            <text:p>0,6808513979</text:p>
          </table:table-cell>
          <table:table-cell office:value-type="float" office:value="0.769953052763" calcext:value-type="float">
            <text:p>0,7699530528</text:p>
          </table:table-cell>
          <table:table-cell office:value-type="float" office:value="0.286928985041" calcext:value-type="float">
            <text:p>0,286928985</text:p>
          </table:table-cell>
          <table:table-cell office:value-type="float" office:value="0.390576796912" calcext:value-type="float">
            <text:p>0,3905767969</text:p>
          </table:table-cell>
          <table:table-cell office:value-type="float" office:value="0.304929766437" calcext:value-type="float">
            <text:p>0,3049297664</text:p>
          </table:table-cell>
          <table:table-cell office:value-type="float" office:value="0.701347040057" calcext:value-type="float">
            <text:p>0,701347040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39201827296" calcext:value-type="float">
            <text:p>0,7392018273</text:p>
          </table:table-cell>
          <table:table-cell office:value-type="float" office:value="0.818965519297" calcext:value-type="float">
            <text:p>0,8189655193</text:p>
          </table:table-cell>
          <table:table-cell office:value-type="float" office:value="0.404597709919" calcext:value-type="float">
            <text:p>0,4045977099</text:p>
          </table:table-cell>
          <table:table-cell office:value-type="float" office:value="0.466338280974" calcext:value-type="float">
            <text:p>0,466338281</text:p>
          </table:table-cell>
          <table:table-cell office:value-type="float" office:value="0.420689607489" calcext:value-type="float">
            <text:p>0,4206896075</text:p>
          </table:table-cell>
          <table:table-cell office:value-type="float" office:value="0.812834224599" calcext:value-type="float">
            <text:p>0,812834224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16764086226" calcext:value-type="float">
            <text:p>0,9167640862</text:p>
          </table:table-cell>
          <table:table-cell office:value-type="float" office:value="0.721739126288" calcext:value-type="float">
            <text:p>0,7217391263</text:p>
          </table:table-cell>
          <table:table-cell office:value-type="float" office:value="0.259351278258" calcext:value-type="float">
            <text:p>0,2593512783</text:p>
          </table:table-cell>
          <table:table-cell office:value-type="float" office:value="0.425797105872" calcext:value-type="float">
            <text:p>0,4257971059</text:p>
          </table:table-cell>
          <table:table-cell office:value-type="float" office:value="0.305941358079" calcext:value-type="float">
            <text:p>0,3059413581</text:p>
          </table:table-cell>
          <table:table-cell office:value-type="float" office:value="0.714646464646" calcext:value-type="float">
            <text:p>0,714646464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7496849143" calcext:value-type="float">
            <text:p>0,7749684914</text:p>
          </table:table-cell>
          <table:table-cell office:value-type="float" office:value="0.79130434368" calcext:value-type="float">
            <text:p>0,7913043437</text:p>
          </table:table-cell>
          <table:table-cell office:value-type="float" office:value="0.271014493574" calcext:value-type="float">
            <text:p>0,2710144936</text:p>
          </table:table-cell>
          <table:table-cell office:value-type="float" office:value="0.383022785446" calcext:value-type="float">
            <text:p>0,3830227854</text:p>
          </table:table-cell>
          <table:table-cell office:value-type="float" office:value="0.304273456335" calcext:value-type="float">
            <text:p>0,3042734563</text:p>
          </table:table-cell>
          <table:table-cell office:value-type="float" office:value="0.726641414141" calcext:value-type="float">
            <text:p>0,726641414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56056803724" calcext:value-type="float">
            <text:p>0,8560568037</text:p>
          </table:table-cell>
          <table:table-cell office:value-type="float" office:value="0.765217388713" calcext:value-type="float">
            <text:p>0,7652173887</text:p>
          </table:table-cell>
          <table:table-cell office:value-type="float" office:value="0.183850935231" calcext:value-type="float">
            <text:p>0,1838509352</text:p>
          </table:table-cell>
          <table:table-cell office:value-type="float" office:value="0.352463780279" calcext:value-type="float">
            <text:p>0,3524637803</text:p>
          </table:table-cell>
          <table:table-cell office:value-type="float" office:value="0.239732410597" calcext:value-type="float">
            <text:p>0,2397324106</text:p>
          </table:table-cell>
          <table:table-cell office:value-type="float" office:value="0.671717171717" calcext:value-type="float">
            <text:p>0,671717171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761310783395" calcext:value-type="float">
            <text:p>0,7613107834</text:p>
          </table:table-cell>
          <table:table-cell office:value-type="float" office:value="0.807017545951" calcext:value-type="float">
            <text:p>0,807017546</text:p>
          </table:table-cell>
          <table:table-cell table:number-columns-repeated="2" office:value-type="float" office:value="0.33082707723" calcext:value-type="float">
            <text:p>0,3308270772</text:p>
          </table:table-cell>
          <table:table-cell office:value-type="float" office:value="0.330827010305" calcext:value-type="float">
            <text:p>0,3308270103</text:p>
          </table:table-cell>
          <table:table-cell office:value-type="float" office:value="0.799107142857" calcext:value-type="float">
            <text:p>0,799107142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04843944853" calcext:value-type="float">
            <text:p>0,5048439449</text:p>
          </table:table-cell>
          <table:table-cell office:value-type="float" office:value="0.897727272727" calcext:value-type="float">
            <text:p>0,8977272727</text:p>
          </table:table-cell>
          <table:table-cell office:value-type="float" office:value="0.254545433955" calcext:value-type="float">
            <text:p>0,254545434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176623366096" calcext:value-type="float">
            <text:p>0,1766233661</text:p>
          </table:table-cell>
          <table:table-cell office:value-type="float" office:value="0.869594145043" calcext:value-type="float">
            <text:p>0,86959414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09586895534" calcext:value-type="float">
            <text:p>0,6095868955</text:p>
          </table:table-cell>
          <table:table-cell office:value-type="float" office:value="0.897142857824" calcext:value-type="float">
            <text:p>0,8971428578</text:p>
          </table:table-cell>
          <table:table-cell office:value-type="float" office:value="0.219428577423" calcext:value-type="float">
            <text:p>0,2194285774</text:p>
          </table:table-cell>
          <table:table-cell office:value-type="float" office:value="0.457142835345" calcext:value-type="float">
            <text:p>0,4571428353</text:p>
          </table:table-cell>
          <table:table-cell office:value-type="float" office:value="0.289959155491" calcext:value-type="float">
            <text:p>0,2899591555</text:p>
          </table:table-cell>
          <table:table-cell office:value-type="float" office:value="0.781793842035" calcext:value-type="float">
            <text:p>0,781793842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389047827" calcext:value-type="float">
            <text:p>0,5238904783</text:p>
          </table:table-cell>
          <table:table-cell office:value-type="float" office:value="0.92" calcext:value-type="float">
            <text:p>0,92</text:p>
          </table:table-cell>
          <table:table-cell office:value-type="float" office:value="0.182857121059" calcext:value-type="float">
            <text:p>0,1828571211</text:p>
          </table:table-cell>
          <table:table-cell office:value-type="float" office:value="0.0914285714286" calcext:value-type="float">
            <text:p>0,0914285714</text:p>
          </table:table-cell>
          <table:table-cell office:value-type="float" office:value="0.12190474374" calcext:value-type="float">
            <text:p>0,1219047437</text:p>
          </table:table-cell>
          <table:table-cell office:value-type="float" office:value="0.821954484605" calcext:value-type="float">
            <text:p>0,821954484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00889904198" calcext:value-type="float">
            <text:p>0,5008899042</text:p>
          </table:table-cell>
          <table:table-cell office:value-type="float" office:value="0.908045977697" calcext:value-type="float">
            <text:p>0,9080459777</text:p>
          </table:table-cell>
          <table:table-cell office:value-type="float" office:value="0.137931034483" calcext:value-type="float">
            <text:p>0,1379310345</text:p>
          </table:table-cell>
          <table:table-cell office:value-type="float" office:value="0.183908045977" calcext:value-type="float">
            <text:p>0,183908046</text:p>
          </table:table-cell>
          <table:table-cell office:value-type="float" office:value="0.153256684884" calcext:value-type="float">
            <text:p>0,1532566849</text:p>
          </table:table-cell>
          <table:table-cell office:value-type="float" office:value="0.914156626506" calcext:value-type="float">
            <text:p>0,914156626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627416792957" calcext:value-type="float">
            <text:p>0,627416793</text:p>
          </table:table-cell>
          <table:table-cell office:value-type="float" office:value="0.867816092639" calcext:value-type="float">
            <text:p>0,8678160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0873493976" calcext:value-type="float">
            <text:p>0,530873494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81064109222" calcext:value-type="float">
            <text:p>0,7810641092</text:p>
          </table:table-cell>
          <table:table-cell office:value-type="float" office:value="0.692567567568" calcext:value-type="float">
            <text:p>0,6925675676</text:p>
          </table:table-cell>
          <table:table-cell office:value-type="float" office:value="0.293799901331" calcext:value-type="float">
            <text:p>0,2937999013</text:p>
          </table:table-cell>
          <table:table-cell office:value-type="float" office:value="0.523037333746" calcext:value-type="float">
            <text:p>0,5230373337</text:p>
          </table:table-cell>
          <table:table-cell office:value-type="float" office:value="0.360333925969" calcext:value-type="float">
            <text:p>0,360333926</text:p>
          </table:table-cell>
          <table:table-cell office:value-type="float" office:value="0.699886835157" calcext:value-type="float">
            <text:p>0,6998868352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28341128053" calcext:value-type="float">
            <text:p>0,8283411281</text:p>
          </table:table-cell>
          <table:table-cell office:value-type="float" office:value="0.722972972973" calcext:value-type="float">
            <text:p>0,722972973</text:p>
          </table:table-cell>
          <table:table-cell office:value-type="float" office:value="0.347678456758" calcext:value-type="float">
            <text:p>0,3476784568</text:p>
          </table:table-cell>
          <table:table-cell office:value-type="float" office:value="0.558043769888" calcext:value-type="float">
            <text:p>0,5580437699</text:p>
          </table:table-cell>
          <table:table-cell office:value-type="float" office:value="0.42008690093" calcext:value-type="float">
            <text:p>0,4200869009</text:p>
          </table:table-cell>
          <table:table-cell office:value-type="float" office:value="0.740248962656" calcext:value-type="float">
            <text:p>0,740248962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69101092775" calcext:value-type="float">
            <text:p>0,8691010928</text:p>
          </table:table-cell>
          <table:table-cell office:value-type="float" office:value="0.694915254439" calcext:value-type="float">
            <text:p>0,6949152544</text:p>
          </table:table-cell>
          <table:table-cell office:value-type="float" office:value="0.322125342135" calcext:value-type="float">
            <text:p>0,3221253421</text:p>
          </table:table-cell>
          <table:table-cell office:value-type="float" office:value="0.507947278427" calcext:value-type="float">
            <text:p>0,5079472784</text:p>
          </table:table-cell>
          <table:table-cell office:value-type="float" office:value="0.387814292867" calcext:value-type="float">
            <text:p>0,3878142929</text:p>
          </table:table-cell>
          <table:table-cell office:value-type="float" office:value="0.695227272727" calcext:value-type="float">
            <text:p>0,695227272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9181918451" calcext:value-type="float">
            <text:p>0,8291819185</text:p>
          </table:table-cell>
          <table:table-cell office:value-type="float" office:value="0.752542373083" calcext:value-type="float">
            <text:p>0,7525423731</text:p>
          </table:table-cell>
          <table:table-cell office:value-type="float" office:value="0.349039559445" calcext:value-type="float">
            <text:p>0,3490395594</text:p>
          </table:table-cell>
          <table:table-cell office:value-type="float" office:value="0.454926998736" calcext:value-type="float">
            <text:p>0,4549269987</text:p>
          </table:table-cell>
          <table:table-cell office:value-type="float" office:value="0.368374168065" calcext:value-type="float">
            <text:p>0,3683741681</text:p>
          </table:table-cell>
          <table:table-cell office:value-type="float" office:value="0.687878787879" calcext:value-type="float">
            <text:p>0,6878787879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2522934211" calcext:value-type="float">
            <text:p>0,8225229342</text:p>
          </table:table-cell>
          <table:table-cell office:value-type="float" office:value="0.752542373083" calcext:value-type="float">
            <text:p>0,7525423731</text:p>
          </table:table-cell>
          <table:table-cell office:value-type="float" office:value="0.341694921558" calcext:value-type="float">
            <text:p>0,3416949216</text:p>
          </table:table-cell>
          <table:table-cell office:value-type="float" office:value="0.325940285699" calcext:value-type="float">
            <text:p>0,3259402857</text:p>
          </table:table-cell>
          <table:table-cell office:value-type="float" office:value="0.318316058789" calcext:value-type="float">
            <text:p>0,3183160588</text:p>
          </table:table-cell>
          <table:table-cell office:value-type="float" office:value="0.679015151515" calcext:value-type="float">
            <text:p>0,679015151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45032400728" calcext:value-type="float">
            <text:p>0,7450324007</text:p>
          </table:table-cell>
          <table:table-cell office:value-type="float" office:value="0.775700934022" calcext:value-type="float">
            <text:p>0,775700934</text:p>
          </table:table-cell>
          <table:table-cell office:value-type="float" office:value="0.288554452151" calcext:value-type="float">
            <text:p>0,2885544522</text:p>
          </table:table-cell>
          <table:table-cell office:value-type="float" office:value="0.505295941763" calcext:value-type="float">
            <text:p>0,5052959418</text:p>
          </table:table-cell>
          <table:table-cell office:value-type="float" office:value="0.348262707485" calcext:value-type="float">
            <text:p>0,3482627075</text:p>
          </table:table-cell>
          <table:table-cell office:value-type="float" office:value="0.758328926494" calcext:value-type="float">
            <text:p>0,758328926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50692690756" calcext:value-type="float">
            <text:p>0,6506926908</text:p>
          </table:table-cell>
          <table:table-cell office:value-type="float" office:value="0.803738320542" calcext:value-type="float">
            <text:p>0,8037383205</text:p>
          </table:table-cell>
          <table:table-cell office:value-type="float" office:value="0.30120161315" calcext:value-type="float">
            <text:p>0,3012016132</text:p>
          </table:table-cell>
          <table:table-cell office:value-type="float" office:value="0.414419241041" calcext:value-type="float">
            <text:p>0,414419241</text:p>
          </table:table-cell>
          <table:table-cell office:value-type="float" office:value="0.331464143557" calcext:value-type="float">
            <text:p>0,3314641436</text:p>
          </table:table-cell>
          <table:table-cell office:value-type="float" office:value="0.770139256126" calcext:value-type="float">
            <text:p>0,770139256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7745532477" calcext:value-type="float">
            <text:p>0,8774553248</text:p>
          </table:table-cell>
          <table:table-cell office:value-type="float" office:value="0.654205606363" calcext:value-type="float">
            <text:p>0,6542056064</text:p>
          </table:table-cell>
          <table:table-cell office:value-type="float" office:value="0.209653280467" calcext:value-type="float">
            <text:p>0,2096532805</text:p>
          </table:table-cell>
          <table:table-cell office:value-type="float" office:value="0.474143307064" calcext:value-type="float">
            <text:p>0,4741433071</text:p>
          </table:table-cell>
          <table:table-cell office:value-type="float" office:value="0.279427068674" calcext:value-type="float">
            <text:p>0,2794270687</text:p>
          </table:table-cell>
          <table:table-cell office:value-type="float" office:value="0.614313414419" calcext:value-type="float">
            <text:p>0,614313414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16184449308" calcext:value-type="float">
            <text:p>0,7161844493</text:p>
          </table:table-cell>
          <table:table-cell office:value-type="float" office:value="0.802816902528" calcext:value-type="float">
            <text:p>0,8028169025</text:p>
          </table:table-cell>
          <table:table-cell office:value-type="float" office:value="0.373395938689" calcext:value-type="float">
            <text:p>0,3733959387</text:p>
          </table:table-cell>
          <table:table-cell office:value-type="float" office:value="0.416499004538" calcext:value-type="float">
            <text:p>0,4164990045</text:p>
          </table:table-cell>
          <table:table-cell office:value-type="float" office:value="0.380609525341" calcext:value-type="float">
            <text:p>0,3806095253</text:p>
          </table:table-cell>
          <table:table-cell office:value-type="float" office:value="0.787309464729" calcext:value-type="float">
            <text:p>0,787309464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36009726558" calcext:value-type="float">
            <text:p>0,8360097266</text:p>
          </table:table-cell>
          <table:table-cell office:value-type="float" office:value="0.784037559805" calcext:value-type="float">
            <text:p>0,7840375598</text:p>
          </table:table-cell>
          <table:table-cell office:value-type="float" office:value="0.363715628503" calcext:value-type="float">
            <text:p>0,3637156285</text:p>
          </table:table-cell>
          <table:table-cell office:value-type="float" office:value="0.552615700753" calcext:value-type="float">
            <text:p>0,5526157008</text:p>
          </table:table-cell>
          <table:table-cell office:value-type="float" office:value="0.420557471648" calcext:value-type="float">
            <text:p>0,4205574716</text:p>
          </table:table-cell>
          <table:table-cell office:value-type="float" office:value="0.732718894009" calcext:value-type="float">
            <text:p>0,73271889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557088654617" calcext:value-type="float">
            <text:p>0,5570886546</text:p>
          </table:table-cell>
          <table:table-cell office:value-type="float" office:value="0.853448279973" calcext:value-type="float">
            <text:p>0,85344828</text:p>
          </table:table-cell>
          <table:table-cell office:value-type="float" office:value="0.456704994728" calcext:value-type="float">
            <text:p>0,4567049947</text:p>
          </table:table-cell>
          <table:table-cell office:value-type="float" office:value="0.532019730272" calcext:value-type="float">
            <text:p>0,5320197303</text:p>
          </table:table-cell>
          <table:table-cell office:value-type="float" office:value="0.479474486976" calcext:value-type="float">
            <text:p>0,479474487</text:p>
          </table:table-cell>
          <table:table-cell office:value-type="float" office:value="0.87403446227" calcext:value-type="float">
            <text:p>0,874034462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28106760979" calcext:value-type="float">
            <text:p>0,728106761</text:p>
          </table:table-cell>
          <table:table-cell office:value-type="float" office:value="0.721739132508" calcext:value-type="float">
            <text:p>0,7217391325</text:p>
          </table:table-cell>
          <table:table-cell office:value-type="float" office:value="0.285278882281" calcext:value-type="float">
            <text:p>0,2852788823</text:p>
          </table:table-cell>
          <table:table-cell office:value-type="float" office:value="0.620579727836" calcext:value-type="float">
            <text:p>0,6205797278</text:p>
          </table:table-cell>
          <table:table-cell office:value-type="float" office:value="0.380517564908" calcext:value-type="float">
            <text:p>0,3805175649</text:p>
          </table:table-cell>
          <table:table-cell office:value-type="float" office:value="0.802398989899" calcext:value-type="float">
            <text:p>0,802398989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21821592165" calcext:value-type="float">
            <text:p>0,6218215922</text:p>
          </table:table-cell>
          <table:table-cell office:value-type="float" office:value="0.79130434368" calcext:value-type="float">
            <text:p>0,7913043437</text:p>
          </table:table-cell>
          <table:table-cell office:value-type="float" office:value="0.357474126116" calcext:value-type="float">
            <text:p>0,3574741261</text:p>
          </table:table-cell>
          <table:table-cell office:value-type="float" office:value="0.671221538471" calcext:value-type="float">
            <text:p>0,6712215385</text:p>
          </table:table-cell>
          <table:table-cell office:value-type="float" office:value="0.447740787268" calcext:value-type="float">
            <text:p>0,4477407873</text:p>
          </table:table-cell>
          <table:table-cell office:value-type="float" office:value="0.818813131313" calcext:value-type="float">
            <text:p>0,818813131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31633873608" calcext:value-type="float">
            <text:p>0,9316338736</text:p>
          </table:table-cell>
          <table:table-cell office:value-type="float" office:value="0.721739135099" calcext:value-type="float">
            <text:p>0,7217391351</text:p>
          </table:table-cell>
          <table:table-cell office:value-type="float" office:value="0.285902508705" calcext:value-type="float">
            <text:p>0,2859025087</text:p>
          </table:table-cell>
          <table:table-cell office:value-type="float" office:value="0.703188415196" calcext:value-type="float">
            <text:p>0,7031884152</text:p>
          </table:table-cell>
          <table:table-cell office:value-type="float" office:value="0.395764535925" calcext:value-type="float">
            <text:p>0,3957645359</text:p>
          </table:table-cell>
          <table:table-cell office:value-type="float" office:value="0.676136363636" calcext:value-type="float">
            <text:p>0,676136363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98632374144" calcext:value-type="float">
            <text:p>0,6986323741</text:p>
          </table:table-cell>
          <table:table-cell office:value-type="float" office:value="0.798245616126" calcext:value-type="float">
            <text:p>0,7982456161</text:p>
          </table:table-cell>
          <table:table-cell office:value-type="float" office:value="0.377777791076" calcext:value-type="float">
            <text:p>0,3777777911</text:p>
          </table:table-cell>
          <table:table-cell office:value-type="float" office:value="0.558897233846" calcext:value-type="float">
            <text:p>0,5588972338</text:p>
          </table:table-cell>
          <table:table-cell office:value-type="float" office:value="0.419037744141" calcext:value-type="float">
            <text:p>0,4190377441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17331432754" calcext:value-type="float">
            <text:p>0,4173314328</text:p>
          </table:table-cell>
          <table:table-cell office:value-type="float" office:value="0.920454545455" calcext:value-type="float">
            <text:p>0,9204545455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0909090800719" calcext:value-type="float">
            <text:p>0,0909090801</text:p>
          </table:table-cell>
          <table:table-cell office:value-type="float" office:value="0.820359281437" calcext:value-type="float">
            <text:p>0,820359281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45940400873" calcext:value-type="float">
            <text:p>0,5459404009</text:p>
          </table:table-cell>
          <table:table-cell office:value-type="float" office:value="0.828571430615" calcext:value-type="float">
            <text:p>0,8285714306</text:p>
          </table:table-cell>
          <table:table-cell office:value-type="float" office:value="0.163265310015" calcext:value-type="float">
            <text:p>0,16326531</text:p>
          </table:table-cell>
          <table:table-cell office:value-type="float" office:value="0.548571406773" calcext:value-type="float">
            <text:p>0,5485714068</text:p>
          </table:table-cell>
          <table:table-cell office:value-type="float" office:value="0.245260734558" calcext:value-type="float">
            <text:p>0,2452607346</text:p>
          </table:table-cell>
          <table:table-cell office:value-type="float" office:value="0.785140562249" calcext:value-type="float">
            <text:p>0,785140562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686752413" calcext:value-type="float">
            <text:p>0,5686752413</text:p>
          </table:table-cell>
          <table:table-cell office:value-type="float" office:value="0.800000001022" calcext:value-type="float">
            <text:p>0,800000001</text:p>
          </table:table-cell>
          <table:table-cell office:value-type="float" office:value="0.139682540894" calcext:value-type="float">
            <text:p>0,1396825409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204190444946" calcext:value-type="float">
            <text:p>0,2041904449</text:p>
          </table:table-cell>
          <table:table-cell office:value-type="float" office:value="0.831994645248" calcext:value-type="float">
            <text:p>0,831994645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08928549701" calcext:value-type="float">
            <text:p>0,5089285497</text:p>
          </table:table-cell>
          <table:table-cell office:value-type="float" office:value="0.873563219076" calcext:value-type="float">
            <text:p>0,8735632191</text:p>
          </table:table-cell>
          <table:table-cell office:value-type="float" office:value="0.210180625148" calcext:value-type="float">
            <text:p>0,2101806251</text:p>
          </table:table-cell>
          <table:table-cell office:value-type="float" office:value="0.36781607003" calcext:value-type="float">
            <text:p>0,36781607</text:p>
          </table:table-cell>
          <table:table-cell office:value-type="float" office:value="0.229885030067" calcext:value-type="float">
            <text:p>0,2298850301</text:p>
          </table:table-cell>
          <table:table-cell office:value-type="float" office:value="0.794427710843" calcext:value-type="float">
            <text:p>0,794427710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28785619379" calcext:value-type="float">
            <text:p>0,4287856194</text:p>
          </table:table-cell>
          <table:table-cell office:value-type="float" office:value="0.885057471949" calcext:value-type="float">
            <text:p>0,8850574719</text:p>
          </table:table-cell>
          <table:table-cell table:number-columns-repeated="2" office:value-type="float" office:value="0.0919540229885" calcext:value-type="float">
            <text:p>0,091954023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743975903614" calcext:value-type="float">
            <text:p>0,743975903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41864046535" calcext:value-type="float">
            <text:p>0,7418640465</text:p>
          </table:table-cell>
          <table:table-cell office:value-type="float" office:value="0.726351351351" calcext:value-type="float">
            <text:p>0,7263513514</text:p>
          </table:table-cell>
          <table:table-cell office:value-type="float" office:value="0.385921298652" calcext:value-type="float">
            <text:p>0,3859212987</text:p>
          </table:table-cell>
          <table:table-cell office:value-type="float" office:value="0.636679543031" calcext:value-type="float">
            <text:p>0,636679543</text:p>
          </table:table-cell>
          <table:table-cell office:value-type="float" office:value="0.471388916712" calcext:value-type="float">
            <text:p>0,4713889167</text:p>
          </table:table-cell>
          <table:table-cell office:value-type="float" office:value="0.773896642776" calcext:value-type="float">
            <text:p>0,773896642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25401808764" calcext:value-type="float">
            <text:p>0,8254018088</text:p>
          </table:table-cell>
          <table:table-cell office:value-type="float" office:value="0.72972972973" calcext:value-type="float">
            <text:p>0,7297297297</text:p>
          </table:table-cell>
          <table:table-cell office:value-type="float" office:value="0.348948957952" calcext:value-type="float">
            <text:p>0,348948958</text:p>
          </table:table-cell>
          <table:table-cell office:value-type="float" office:value="0.50356071382" calcext:value-type="float">
            <text:p>0,5035607138</text:p>
          </table:table-cell>
          <table:table-cell office:value-type="float" office:value="0.40170023248" calcext:value-type="float">
            <text:p>0,4017002325</text:p>
          </table:table-cell>
          <table:table-cell office:value-type="float" office:value="0.708487363259" calcext:value-type="float">
            <text:p>0,7084873633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15699585414" calcext:value-type="float">
            <text:p>0,8156995854</text:p>
          </table:table-cell>
          <table:table-cell office:value-type="float" office:value="0.630508475182" calcext:value-type="float">
            <text:p>0,6305084752</text:p>
          </table:table-cell>
          <table:table-cell office:value-type="float" office:value="0.27135373748" calcext:value-type="float">
            <text:p>0,2713537375</text:p>
          </table:table-cell>
          <table:table-cell office:value-type="float" office:value="0.588286264064" calcext:value-type="float">
            <text:p>0,5882862641</text:p>
          </table:table-cell>
          <table:table-cell office:value-type="float" office:value="0.36618797375" calcext:value-type="float">
            <text:p>0,3661879738</text:p>
          </table:table-cell>
          <table:table-cell office:value-type="float" office:value="0.673863636364" calcext:value-type="float">
            <text:p>0,673863636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3324904603" calcext:value-type="float">
            <text:p>0,8233249046</text:p>
          </table:table-cell>
          <table:table-cell office:value-type="float" office:value="0.728813559524" calcext:value-type="float">
            <text:p>0,7288135595</text:p>
          </table:table-cell>
          <table:table-cell office:value-type="float" office:value="0.344762886985" calcext:value-type="float">
            <text:p>0,344762887</text:p>
          </table:table-cell>
          <table:table-cell office:value-type="float" office:value="0.490953122155" calcext:value-type="float">
            <text:p>0,4909531222</text:p>
          </table:table-cell>
          <table:table-cell office:value-type="float" office:value="0.375522443804" calcext:value-type="float">
            <text:p>0,3755224438</text:p>
          </table:table-cell>
          <table:table-cell office:value-type="float" office:value="0.661439393939" calcext:value-type="float">
            <text:p>0,661439393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8159311383" calcext:value-type="float">
            <text:p>0,8481593114</text:p>
          </table:table-cell>
          <table:table-cell office:value-type="float" office:value="0.684745763116" calcext:value-type="float">
            <text:p>0,6847457631</text:p>
          </table:table-cell>
          <table:table-cell office:value-type="float" office:value="0.283020035695" calcext:value-type="float">
            <text:p>0,2830200357</text:p>
          </table:table-cell>
          <table:table-cell office:value-type="float" office:value="0.509830524962" calcext:value-type="float">
            <text:p>0,509830525</text:p>
          </table:table-cell>
          <table:table-cell office:value-type="float" office:value="0.350578721903" calcext:value-type="float">
            <text:p>0,3505787219</text:p>
          </table:table-cell>
          <table:table-cell office:value-type="float" office:value="0.661212121212" calcext:value-type="float">
            <text:p>0,661212121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8489442529" calcext:value-type="float">
            <text:p>0,6848944253</text:p>
          </table:table-cell>
          <table:table-cell office:value-type="float" office:value="0.8037383172" calcext:value-type="float">
            <text:p>0,8037383172</text:p>
          </table:table-cell>
          <table:table-cell office:value-type="float" office:value="0.39190031421" calcext:value-type="float">
            <text:p>0,3919003142</text:p>
          </table:table-cell>
          <table:table-cell office:value-type="float" office:value="0.455451703517" calcext:value-type="float">
            <text:p>0,4554517035</text:p>
          </table:table-cell>
          <table:table-cell office:value-type="float" office:value="0.366859472522" calcext:value-type="float">
            <text:p>0,3668594725</text:p>
          </table:table-cell>
          <table:table-cell office:value-type="float" office:value="0.739820200952" calcext:value-type="float">
            <text:p>0,73982020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46431134126" calcext:value-type="float">
            <text:p>0,6464311341</text:p>
          </table:table-cell>
          <table:table-cell office:value-type="float" office:value="0.850467290834" calcext:value-type="float">
            <text:p>0,8504672908</text:p>
          </table:table-cell>
          <table:table-cell office:value-type="float" office:value="0.418691590568" calcext:value-type="float">
            <text:p>0,4186915906</text:p>
          </table:table-cell>
          <table:table-cell office:value-type="float" office:value="0.359590577188" calcext:value-type="float">
            <text:p>0,3595905772</text:p>
          </table:table-cell>
          <table:table-cell office:value-type="float" office:value="0.381189702827" calcext:value-type="float">
            <text:p>0,3811897028</text:p>
          </table:table-cell>
          <table:table-cell office:value-type="float" office:value="0.816851753922" calcext:value-type="float">
            <text:p>0,816851753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75158541225" calcext:value-type="float">
            <text:p>0,7751585412</text:p>
          </table:table-cell>
          <table:table-cell office:value-type="float" office:value="0.705607477193" calcext:value-type="float">
            <text:p>0,7056074772</text:p>
          </table:table-cell>
          <table:table-cell office:value-type="float" office:value="0.182332004481" calcext:value-type="float">
            <text:p>0,1823320045</text:p>
          </table:table-cell>
          <table:table-cell office:value-type="float" office:value="0.300934582392" calcext:value-type="float">
            <text:p>0,3009345824</text:p>
          </table:table-cell>
          <table:table-cell office:value-type="float" office:value="0.219793865892" calcext:value-type="float">
            <text:p>0,2197938659</text:p>
          </table:table-cell>
          <table:table-cell office:value-type="float" office:value="0.614137140843" calcext:value-type="float">
            <text:p>0,614137140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6683250291" calcext:value-type="float">
            <text:p>0,7466832503</text:p>
          </table:table-cell>
          <table:table-cell office:value-type="float" office:value="0.798122067127" calcext:value-type="float">
            <text:p>0,7981220671</text:p>
          </table:table-cell>
          <table:table-cell office:value-type="float" office:value="0.345051120704" calcext:value-type="float">
            <text:p>0,3450511207</text:p>
          </table:table-cell>
          <table:table-cell office:value-type="float" office:value="0.394142644366" calcext:value-type="float">
            <text:p>0,3941426444</text:p>
          </table:table-cell>
          <table:table-cell office:value-type="float" office:value="0.357850750707" calcext:value-type="float">
            <text:p>0,3578507507</text:p>
          </table:table-cell>
          <table:table-cell office:value-type="float" office:value="0.723502304147" calcext:value-type="float">
            <text:p>0,723502304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664050501277" calcext:value-type="float">
            <text:p>0,6640505013</text:p>
          </table:table-cell>
          <table:table-cell office:value-type="float" office:value="0.821596245251" calcext:value-type="float">
            <text:p>0,8215962453</text:p>
          </table:table-cell>
          <table:table-cell office:value-type="float" office:value="0.399843511447" calcext:value-type="float">
            <text:p>0,3998435114</text:p>
          </table:table-cell>
          <table:table-cell office:value-type="float" office:value="0.449597591526" calcext:value-type="float">
            <text:p>0,4495975915</text:p>
          </table:table-cell>
          <table:table-cell office:value-type="float" office:value="0.400232686263" calcext:value-type="float">
            <text:p>0,4002326863</text:p>
          </table:table-cell>
          <table:table-cell office:value-type="float" office:value="0.765508684864" calcext:value-type="float">
            <text:p>0,765508684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90783336245" calcext:value-type="float">
            <text:p>0,6907833362</text:p>
          </table:table-cell>
          <table:table-cell office:value-type="float" office:value="0.801724142042" calcext:value-type="float">
            <text:p>0,801724142</text:p>
          </table:table-cell>
          <table:table-cell office:value-type="float" office:value="0.425287361803" calcext:value-type="float">
            <text:p>0,4252873618</text:p>
          </table:table-cell>
          <table:table-cell office:value-type="float" office:value="0.558292306703" calcext:value-type="float">
            <text:p>0,5582923067</text:p>
          </table:table-cell>
          <table:table-cell office:value-type="float" office:value="0.482758571362" calcext:value-type="float">
            <text:p>0,4827585714</text:p>
          </table:table-cell>
          <table:table-cell office:value-type="float" office:value="0.852049910873" calcext:value-type="float">
            <text:p>0,852049910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48405779445" calcext:value-type="float">
            <text:p>0,7484057794</text:p>
          </table:table-cell>
          <table:table-cell office:value-type="float" office:value="0.756521741204" calcext:value-type="float">
            <text:p>0,7565217412</text:p>
          </table:table-cell>
          <table:table-cell office:value-type="float" office:value="0.341493206568" calcext:value-type="float">
            <text:p>0,3414932066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59587457128" calcext:value-type="float">
            <text:p>0,4595874571</text:p>
          </table:table-cell>
          <table:table-cell office:value-type="float" office:value="0.798611111111" calcext:value-type="float">
            <text:p>0,7986111111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68247965626" calcext:value-type="float">
            <text:p>0,6682479656</text:p>
          </table:table-cell>
          <table:table-cell office:value-type="float" office:value="0.73043478209" calcext:value-type="float">
            <text:p>0,7304347821</text:p>
          </table:table-cell>
          <table:table-cell office:value-type="float" office:value="0.282401660603" calcext:value-type="float">
            <text:p>0,2824016606</text:p>
          </table:table-cell>
          <table:table-cell office:value-type="float" office:value="0.646790903029" calcext:value-type="float">
            <text:p>0,646790903</text:p>
          </table:table-cell>
          <table:table-cell office:value-type="float" office:value="0.375666986082" calcext:value-type="float">
            <text:p>0,3756669861</text:p>
          </table:table-cell>
          <table:table-cell office:value-type="float" office:value="0.82702020202" calcext:value-type="float">
            <text:p>0,82702020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91281891387" calcext:value-type="float">
            <text:p>0,8912818914</text:p>
          </table:table-cell>
          <table:table-cell office:value-type="float" office:value="0.608695648028" calcext:value-type="float">
            <text:p>0,608695648</text:p>
          </table:table-cell>
          <table:table-cell office:value-type="float" office:value="0.221113150923" calcext:value-type="float">
            <text:p>0,2211131509</text:p>
          </table:table-cell>
          <table:table-cell office:value-type="float" office:value="0.722608698969" calcext:value-type="float">
            <text:p>0,722608699</text:p>
          </table:table-cell>
          <table:table-cell office:value-type="float" office:value="0.330642584355" calcext:value-type="float">
            <text:p>0,3306425844</text:p>
          </table:table-cell>
          <table:table-cell office:value-type="float" office:value="0.702651515152" calcext:value-type="float">
            <text:p>0,702651515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2867521194" calcext:value-type="float">
            <text:p>0,6286752119</text:p>
          </table:table-cell>
          <table:table-cell office:value-type="float" office:value="0.850877194028" calcext:value-type="float">
            <text:p>0,850877194</text:p>
          </table:table-cell>
          <table:table-cell office:value-type="float" office:value="0.421052631579" calcext:value-type="float">
            <text:p>0,4210526316</text:p>
          </table:table-cell>
          <table:table-cell office:value-type="float" office:value="0.441102764063" calcext:value-type="float">
            <text:p>0,4411027641</text:p>
          </table:table-cell>
          <table:table-cell office:value-type="float" office:value="0.430409297608" calcext:value-type="float">
            <text:p>0,4304092976</text:p>
          </table:table-cell>
          <table:table-cell office:value-type="float" office:value="0.81887755102" calcext:value-type="float">
            <text:p>0,81887755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46946281737" calcext:value-type="float">
            <text:p>0,5469462817</text:p>
          </table:table-cell>
          <table:table-cell office:value-type="float" office:value="0.903409090909" calcext:value-type="float">
            <text:p>0,9034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18181796507" calcext:value-type="float">
            <text:p>0,3181817965</text:p>
          </table:table-cell>
          <table:table-cell office:value-type="float" office:value="0.209090893919" calcext:value-type="float">
            <text:p>0,2090908939</text:p>
          </table:table-cell>
          <table:table-cell office:value-type="float" office:value="0.852295409182" calcext:value-type="float">
            <text:p>0,852295409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2464491742" calcext:value-type="float">
            <text:p>0,5246449174</text:p>
          </table:table-cell>
          <table:table-cell office:value-type="float" office:value="0.90285714422" calcext:value-type="float">
            <text:p>0,9028571442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213333304269" calcext:value-type="float">
            <text:p>0,2133333043</text:p>
          </table:table-cell>
          <table:table-cell office:value-type="float" office:value="0.814591700134" calcext:value-type="float">
            <text:p>0,814591700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7297552245" calcext:value-type="float">
            <text:p>0,5729755225</text:p>
          </table:table-cell>
          <table:table-cell office:value-type="float" office:value="0.885714286055" calcext:value-type="float">
            <text:p>0,8857142861</text:p>
          </table:table-cell>
          <table:table-cell office:value-type="float" office:value="0.274285714286" calcext:value-type="float">
            <text:p>0,2742857143</text:p>
          </table:table-cell>
          <table:table-cell office:value-type="float" office:value="0.487619051252" calcext:value-type="float">
            <text:p>0,4876190513</text:p>
          </table:table-cell>
          <table:table-cell office:value-type="float" office:value="0.330013574873" calcext:value-type="float">
            <text:p>0,3300135749</text:p>
          </table:table-cell>
          <table:table-cell office:value-type="float" office:value="0.884872824632" calcext:value-type="float">
            <text:p>0,88487282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06475972718" calcext:value-type="float">
            <text:p>0,5064759727</text:p>
          </table:table-cell>
          <table:table-cell office:value-type="float" office:value="0.908045974956" calcext:value-type="float">
            <text:p>0,908045975</text:p>
          </table:table-cell>
          <table:table-cell office:value-type="float" office:value="0.312643678709" calcext:value-type="float">
            <text:p>0,3126436787</text:p>
          </table:table-cell>
          <table:table-cell office:value-type="float" office:value="0.735632140061" calcext:value-type="float">
            <text:p>0,7356321401</text:p>
          </table:table-cell>
          <table:table-cell office:value-type="float" office:value="0.432621736636" calcext:value-type="float">
            <text:p>0,4326217366</text:p>
          </table:table-cell>
          <table:table-cell office:value-type="float" office:value="0.925451807229" calcext:value-type="float">
            <text:p>0,925451807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0533682519" calcext:value-type="float">
            <text:p>0,5053368252</text:p>
          </table:table-cell>
          <table:table-cell office:value-type="float" office:value="0.90229885126" calcext:value-type="float">
            <text:p>0,9022988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7439759036" calcext:value-type="float">
            <text:p>0,79743975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833175047024" calcext:value-type="float">
            <text:p>0,833175047</text:p>
          </table:table-cell>
          <table:table-cell office:value-type="float" office:value="0.685810810811" calcext:value-type="float">
            <text:p>0,6858108108</text:p>
          </table:table-cell>
          <table:table-cell office:value-type="float" office:value="0.310077768725" calcext:value-type="float">
            <text:p>0,3100777687</text:p>
          </table:table-cell>
          <table:table-cell office:value-type="float" office:value="0.53655084726" calcext:value-type="float">
            <text:p>0,5365508473</text:p>
          </table:table-cell>
          <table:table-cell office:value-type="float" office:value="0.380943799341" calcext:value-type="float">
            <text:p>0,3809437993</text:p>
          </table:table-cell>
          <table:table-cell office:value-type="float" office:value="0.719049415315" calcext:value-type="float">
            <text:p>0,719049415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51567038008" calcext:value-type="float">
            <text:p>0,851567038</text:p>
          </table:table-cell>
          <table:table-cell office:value-type="float" office:value="0.641891891892" calcext:value-type="float">
            <text:p>0,6418918919</text:p>
          </table:table-cell>
          <table:table-cell office:value-type="float" office:value="0.288179900195" calcext:value-type="float">
            <text:p>0,2881799002</text:p>
          </table:table-cell>
          <table:table-cell office:value-type="float" office:value="0.606520817087" calcext:value-type="float">
            <text:p>0,6065208171</text:p>
          </table:table-cell>
          <table:table-cell office:value-type="float" office:value="0.385017924212" calcext:value-type="float">
            <text:p>0,3850179242</text:p>
          </table:table-cell>
          <table:table-cell office:value-type="float" office:value="0.728253489249" calcext:value-type="float">
            <text:p>0,728253489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60247511985" calcext:value-type="float">
            <text:p>0,760247512</text:p>
          </table:table-cell>
          <table:table-cell office:value-type="float" office:value="0.688135593624" calcext:value-type="float">
            <text:p>0,6881355936</text:p>
          </table:table-cell>
          <table:table-cell office:value-type="float" office:value="0.339334529941" calcext:value-type="float">
            <text:p>0,3393345299</text:p>
          </table:table-cell>
          <table:table-cell office:value-type="float" office:value="0.650772143218" calcext:value-type="float">
            <text:p>0,6507721432</text:p>
          </table:table-cell>
          <table:table-cell office:value-type="float" office:value="0.442270593724" calcext:value-type="float">
            <text:p>0,4422705937</text:p>
          </table:table-cell>
          <table:table-cell office:value-type="float" office:value="0.734166666667" calcext:value-type="float">
            <text:p>0,734166666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01247473692" calcext:value-type="float">
            <text:p>0,8012474737</text:p>
          </table:table-cell>
          <table:table-cell office:value-type="float" office:value="0.705084745965" calcext:value-type="float">
            <text:p>0,705084746</text:p>
          </table:table-cell>
          <table:table-cell office:value-type="float" office:value="0.306202283956" calcext:value-type="float">
            <text:p>0,306202284</text:p>
          </table:table-cell>
          <table:table-cell office:value-type="float" office:value="0.582170379768" calcext:value-type="float">
            <text:p>0,5821703798</text:p>
          </table:table-cell>
          <table:table-cell office:value-type="float" office:value="0.38934805272" calcext:value-type="float">
            <text:p>0,3893480527</text:p>
          </table:table-cell>
          <table:table-cell office:value-type="float" office:value="0.723939393939" calcext:value-type="float">
            <text:p>0,723939393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5507610612" calcext:value-type="float">
            <text:p>0,7550761061</text:p>
          </table:table-cell>
          <table:table-cell office:value-type="float" office:value="0.735593220541" calcext:value-type="float">
            <text:p>0,7355932205</text:p>
          </table:table-cell>
          <table:table-cell office:value-type="float" office:value="0.334291102523" calcext:value-type="float">
            <text:p>0,3342911025</text:p>
          </table:table-cell>
          <table:table-cell office:value-type="float" office:value="0.357105203402" calcext:value-type="float">
            <text:p>0,3571052034</text:p>
          </table:table-cell>
          <table:table-cell office:value-type="float" office:value="0.315013295513" calcext:value-type="float">
            <text:p>0,3150132955</text:p>
          </table:table-cell>
          <table:table-cell office:value-type="float" office:value="0.696212121212" calcext:value-type="float">
            <text:p>0,696212121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65776318367" calcext:value-type="float">
            <text:p>0,7657763184</text:p>
          </table:table-cell>
          <table:table-cell office:value-type="float" office:value="0.761682242434" calcext:value-type="float">
            <text:p>0,7616822424</text:p>
          </table:table-cell>
          <table:table-cell office:value-type="float" office:value="0.298138831263" calcext:value-type="float">
            <text:p>0,2981388313</text:p>
          </table:table-cell>
          <table:table-cell office:value-type="float" office:value="0.466043617124" calcext:value-type="float">
            <text:p>0,4660436171</text:p>
          </table:table-cell>
          <table:table-cell office:value-type="float" office:value="0.349039086672" calcext:value-type="float">
            <text:p>0,3490390867</text:p>
          </table:table-cell>
          <table:table-cell office:value-type="float" office:value="0.71302661731" calcext:value-type="float">
            <text:p>0,713026617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73307310755" calcext:value-type="float">
            <text:p>0,6733073108</text:p>
          </table:table-cell>
          <table:table-cell office:value-type="float" office:value="0.841121493656" calcext:value-type="float">
            <text:p>0,8411214937</text:p>
          </table:table-cell>
          <table:table-cell office:value-type="float" office:value="0.457943915207" calcext:value-type="float">
            <text:p>0,4579439152</text:p>
          </table:table-cell>
          <table:table-cell office:value-type="float" office:value="0.545571884262" calcext:value-type="float">
            <text:p>0,5455718843</text:p>
          </table:table-cell>
          <table:table-cell office:value-type="float" office:value="0.473999466294" calcext:value-type="float">
            <text:p>0,4739994663</text:p>
          </table:table-cell>
          <table:table-cell office:value-type="float" office:value="0.796580292614" calcext:value-type="float">
            <text:p>0,796580292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31031495834" calcext:value-type="float">
            <text:p>0,7310314958</text:p>
          </table:table-cell>
          <table:table-cell office:value-type="float" office:value="0.714953271585" calcext:value-type="float">
            <text:p>0,7149532716</text:p>
          </table:table-cell>
          <table:table-cell office:value-type="float" office:value="0.173208724673" calcext:value-type="float">
            <text:p>0,1732087247</text:p>
          </table:table-cell>
          <table:table-cell office:value-type="float" office:value="0.266666668598" calcext:value-type="float">
            <text:p>0,2666666686</text:p>
          </table:table-cell>
          <table:table-cell office:value-type="float" office:value="0.205192069027" calcext:value-type="float">
            <text:p>0,205192069</text:p>
          </table:table-cell>
          <table:table-cell office:value-type="float" office:value="0.589811387273" calcext:value-type="float">
            <text:p>0,589811387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03521511644" calcext:value-type="float">
            <text:p>0,7035215116</text:p>
          </table:table-cell>
          <table:table-cell office:value-type="float" office:value="0.746478875198" calcext:value-type="float">
            <text:p>0,7464788752</text:p>
          </table:table-cell>
          <table:table-cell office:value-type="float" office:value="0.2895758499" calcext:value-type="float">
            <text:p>0,2895758499</text:p>
          </table:table-cell>
          <table:table-cell office:value-type="float" office:value="0.595573452157" calcext:value-type="float">
            <text:p>0,5955734522</text:p>
          </table:table-cell>
          <table:table-cell office:value-type="float" office:value="0.38621747102" calcext:value-type="float">
            <text:p>0,386217471</text:p>
          </table:table-cell>
          <table:table-cell office:value-type="float" office:value="0.800779865296" calcext:value-type="float">
            <text:p>0,800779865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46052405588" calcext:value-type="float">
            <text:p>0,6460524056</text:p>
          </table:table-cell>
          <table:table-cell office:value-type="float" office:value="0.812206573889" calcext:value-type="float">
            <text:p>0,8122065739</text:p>
          </table:table-cell>
          <table:table-cell office:value-type="float" office:value="0.235367766009" calcext:value-type="float">
            <text:p>0,235367766</text:p>
          </table:table-cell>
          <table:table-cell office:value-type="float" office:value="0.260764589892" calcext:value-type="float">
            <text:p>0,2607645899</text:p>
          </table:table-cell>
          <table:table-cell office:value-type="float" office:value="0.223682806525" calcext:value-type="float">
            <text:p>0,2236828065</text:p>
          </table:table-cell>
          <table:table-cell office:value-type="float" office:value="0.746721020915" calcext:value-type="float">
            <text:p>0,7467210209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28593454279" calcext:value-type="float">
            <text:p>0,7285934543</text:p>
          </table:table-cell>
          <table:table-cell office:value-type="float" office:value="0.810344823476" calcext:value-type="float">
            <text:p>0,8103448235</text:p>
          </table:table-cell>
          <table:table-cell office:value-type="float" office:value="0.313479620835" calcext:value-type="float">
            <text:p>0,3134796208</text:p>
          </table:table-cell>
          <table:table-cell office:value-type="float" office:value="0.459770120423" calcext:value-type="float">
            <text:p>0,4597701204</text:p>
          </table:table-cell>
          <table:table-cell office:value-type="float" office:value="0.372194832769" calcext:value-type="float">
            <text:p>0,3721948328</text:p>
          </table:table-cell>
          <table:table-cell office:value-type="float" office:value="0.815805109923" calcext:value-type="float">
            <text:p>0,8158051099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78201168516" calcext:value-type="float">
            <text:p>0,8782011685</text:p>
          </table:table-cell>
          <table:table-cell office:value-type="float" office:value="0.721739132508" calcext:value-type="float">
            <text:p>0,7217391325</text:p>
          </table:table-cell>
          <table:table-cell office:value-type="float" office:value="0.303478263902" calcext:value-type="float">
            <text:p>0,3034782639</text:p>
          </table:table-cell>
          <table:table-cell office:value-type="float" office:value="0.61130436607" calcext:value-type="float">
            <text:p>0,6113043661</text:p>
          </table:table-cell>
          <table:table-cell office:value-type="float" office:value="0.391153923584" calcext:value-type="float">
            <text:p>0,3911539236</text:p>
          </table:table-cell>
          <table:table-cell office:value-type="float" office:value="0.738636363636" calcext:value-type="float">
            <text:p>0,738636363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54480813897" calcext:value-type="float">
            <text:p>0,7544808139</text:p>
          </table:table-cell>
          <table:table-cell office:value-type="float" office:value="0.852173915117" calcext:value-type="float">
            <text:p>0,8521739151</text:p>
          </table:table-cell>
          <table:table-cell office:value-type="float" office:value="0.506086970283" calcext:value-type="float">
            <text:p>0,5060869703</text:p>
          </table:table-cell>
          <table:table-cell office:value-type="float" office:value="0.522153220229" calcext:value-type="float">
            <text:p>0,5221532202</text:p>
          </table:table-cell>
          <table:table-cell office:value-type="float" office:value="0.505072406323" calcext:value-type="float">
            <text:p>0,5050724063</text:p>
          </table:table-cell>
          <table:table-cell office:value-type="float" office:value="0.78345959596" calcext:value-type="float">
            <text:p>0,78345959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56366875379" calcext:value-type="float">
            <text:p>0,9563668754</text:p>
          </table:table-cell>
          <table:table-cell office:value-type="float" office:value="0.791304345235" calcext:value-type="float">
            <text:p>0,7913043452</text:p>
          </table:table-cell>
          <table:table-cell office:value-type="float" office:value="0.326086960668" calcext:value-type="float">
            <text:p>0,3260869607</text:p>
          </table:table-cell>
          <table:table-cell office:value-type="float" office:value="0.481449288907" calcext:value-type="float">
            <text:p>0,4814492889</text:p>
          </table:table-cell>
          <table:table-cell office:value-type="float" office:value="0.38108503352" calcext:value-type="float">
            <text:p>0,3810850335</text:p>
          </table:table-cell>
          <table:table-cell office:value-type="float" office:value="0.660353535354" calcext:value-type="float">
            <text:p>0,660353535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782079087015" calcext:value-type="float">
            <text:p>0,782079087</text:p>
          </table:table-cell>
          <table:table-cell office:value-type="float" office:value="0.771929827698" calcext:value-type="float">
            <text:p>0,7719298277</text:p>
          </table:table-cell>
          <table:table-cell office:value-type="float" office:value="0.328385077025" calcext:value-type="float">
            <text:p>0,328385077</text:p>
          </table:table-cell>
          <table:table-cell office:value-type="float" office:value="0.591478715863" calcext:value-type="float">
            <text:p>0,5914787159</text:p>
          </table:table-cell>
          <table:table-cell office:value-type="float" office:value="0.421052581386" calcext:value-type="float">
            <text:p>0,4210525814</text:p>
          </table:table-cell>
          <table:table-cell office:value-type="float" office:value="0.815051020408" calcext:value-type="float">
            <text:p>0,815051020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00285191969" calcext:value-type="float">
            <text:p>0,500285192</text:p>
          </table:table-cell>
          <table:table-cell office:value-type="float" office:value="0.926136363636" calcext:value-type="float">
            <text:p>0,9261363636</text:p>
          </table:table-cell>
          <table:table-cell office:value-type="float" office:value="0.333333313465" calcext:value-type="float">
            <text:p>0,3333333135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264069226655" calcext:value-type="float">
            <text:p>0,2640692267</text:p>
          </table:table-cell>
          <table:table-cell office:value-type="float" office:value="0.87624750499" calcext:value-type="float">
            <text:p>0,87624750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3486862864" calcext:value-type="float">
            <text:p>0,5234868629</text:p>
          </table:table-cell>
          <table:table-cell office:value-type="float" office:value="0.920000000681" calcext:value-type="float">
            <text:p>0,9200000007</text:p>
          </table:table-cell>
          <table:table-cell office:value-type="float" office:value="0.152380954197" calcext:value-type="float">
            <text:p>0,1523809542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164571413313" calcext:value-type="float">
            <text:p>0,1645714133</text:p>
          </table:table-cell>
          <table:table-cell office:value-type="float" office:value="0.779116465863" calcext:value-type="float">
            <text:p>0,779116465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46704244614" calcext:value-type="float">
            <text:p>0,5467042446</text:p>
          </table:table-cell>
          <table:table-cell office:value-type="float" office:value="0.902857143198" calcext:value-type="float">
            <text:p>0,9028571432</text:p>
          </table:table-cell>
          <table:table-cell office:value-type="float" office:value="0.210285715376" calcext:value-type="float">
            <text:p>0,2102857154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274285687038" calcext:value-type="float">
            <text:p>0,274285687</text:p>
          </table:table-cell>
          <table:table-cell office:value-type="float" office:value="0.858768406961" calcext:value-type="float">
            <text:p>0,858768407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35104827086" calcext:value-type="float">
            <text:p>0,4351048271</text:p>
          </table:table-cell>
          <table:table-cell office:value-type="float" office:value="0.91954022783" calcext:value-type="float">
            <text:p>0,9195402278</text:p>
          </table:table-cell>
          <table:table-cell office:value-type="float" office:value="0.245210707873" calcext:value-type="float">
            <text:p>0,2452107079</text:p>
          </table:table-cell>
          <table:table-cell office:value-type="float" office:value="0.183908045977" calcext:value-type="float">
            <text:p>0,183908046</text:p>
          </table:table-cell>
          <table:table-cell office:value-type="float" office:value="0.196168559721" calcext:value-type="float">
            <text:p>0,1961685597</text:p>
          </table:table-cell>
          <table:table-cell office:value-type="float" office:value="0.88328313253" calcext:value-type="float">
            <text:p>0,883283132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617598229441" calcext:value-type="float">
            <text:p>0,6175982294</text:p>
          </table:table-cell>
          <table:table-cell office:value-type="float" office:value="0.885057471949" calcext:value-type="float">
            <text:p>0,8850574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765060241" calcext:value-type="float">
            <text:p>0,7876506024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41273691525" calcext:value-type="float">
            <text:p>0,7412736915</text:p>
          </table:table-cell>
          <table:table-cell office:value-type="float" office:value="0.712837837838" calcext:value-type="float">
            <text:p>0,7128378378</text:p>
          </table:table-cell>
          <table:table-cell office:value-type="float" office:value="0.346503655653" calcext:value-type="float">
            <text:p>0,3465036557</text:p>
          </table:table-cell>
          <table:table-cell office:value-type="float" office:value="0.63384814359" calcext:value-type="float">
            <text:p>0,6338481436</text:p>
          </table:table-cell>
          <table:table-cell office:value-type="float" office:value="0.435011892705" calcext:value-type="float">
            <text:p>0,4350118927</text:p>
          </table:table-cell>
          <table:table-cell office:value-type="float" office:value="0.755111278763" calcext:value-type="float">
            <text:p>0,755111278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9944182731" calcext:value-type="float">
            <text:p>0,7994418273</text:p>
          </table:table-cell>
          <table:table-cell office:value-type="float" office:value="0.702702702703" calcext:value-type="float">
            <text:p>0,7027027027</text:p>
          </table:table-cell>
          <table:table-cell office:value-type="float" office:value="0.324297337113" calcext:value-type="float">
            <text:p>0,3242973371</text:p>
          </table:table-cell>
          <table:table-cell office:value-type="float" office:value="0.585070793693" calcext:value-type="float">
            <text:p>0,5850707937</text:p>
          </table:table-cell>
          <table:table-cell office:value-type="float" office:value="0.411156209739" calcext:value-type="float">
            <text:p>0,4111562097</text:p>
          </table:table-cell>
          <table:table-cell office:value-type="float" office:value="0.718521312712" calcext:value-type="float">
            <text:p>0,718521312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6353929932" calcext:value-type="float">
            <text:p>0,8463539299</text:p>
          </table:table-cell>
          <table:table-cell office:value-type="float" office:value="0.691525423729" calcext:value-type="float">
            <text:p>0,6915254237</text:p>
          </table:table-cell>
          <table:table-cell office:value-type="float" office:value="0.304995729155" calcext:value-type="float">
            <text:p>0,3049957292</text:p>
          </table:table-cell>
          <table:table-cell office:value-type="float" office:value="0.499510362593" calcext:value-type="float">
            <text:p>0,4995103626</text:p>
          </table:table-cell>
          <table:table-cell office:value-type="float" office:value="0.372489717451" calcext:value-type="float">
            <text:p>0,3724897175</text:p>
          </table:table-cell>
          <table:table-cell office:value-type="float" office:value="0.677424242424" calcext:value-type="float">
            <text:p>0,6774242424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18696546959" calcext:value-type="float">
            <text:p>0,818696547</text:p>
          </table:table-cell>
          <table:table-cell office:value-type="float" office:value="0.749152542575" calcext:value-type="float">
            <text:p>0,7491525426</text:p>
          </table:table-cell>
          <table:table-cell office:value-type="float" office:value="0.336787741063" calcext:value-type="float">
            <text:p>0,3367877411</text:p>
          </table:table-cell>
          <table:table-cell office:value-type="float" office:value="0.473813199189" calcext:value-type="float">
            <text:p>0,4738131992</text:p>
          </table:table-cell>
          <table:table-cell office:value-type="float" office:value="0.379222981404" calcext:value-type="float">
            <text:p>0,3792229814</text:p>
          </table:table-cell>
          <table:table-cell office:value-type="float" office:value="0.704696969697" calcext:value-type="float">
            <text:p>0,704696969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927091055" calcext:value-type="float">
            <text:p>0,7927091055</text:p>
          </table:table-cell>
          <table:table-cell office:value-type="float" office:value="0.749152542575" calcext:value-type="float">
            <text:p>0,7491525426</text:p>
          </table:table-cell>
          <table:table-cell office:value-type="float" office:value="0.34644949315" calcext:value-type="float">
            <text:p>0,3464494932</text:p>
          </table:table-cell>
          <table:table-cell office:value-type="float" office:value="0.424428314274" calcext:value-type="float">
            <text:p>0,4244283143</text:p>
          </table:table-cell>
          <table:table-cell office:value-type="float" office:value="0.369237334041" calcext:value-type="float">
            <text:p>0,369237334</text:p>
          </table:table-cell>
          <table:table-cell office:value-type="float" office:value="0.742045454545" calcext:value-type="float">
            <text:p>0,742045454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76639431436" calcext:value-type="float">
            <text:p>0,7766394314</text:p>
          </table:table-cell>
          <table:table-cell office:value-type="float" office:value="0.794392524479" calcext:value-type="float">
            <text:p>0,7943925245</text:p>
          </table:table-cell>
          <table:table-cell office:value-type="float" office:value="0.257409884551" calcext:value-type="float">
            <text:p>0,2574098846</text:p>
          </table:table-cell>
          <table:table-cell office:value-type="float" office:value="0.297819318058" calcext:value-type="float">
            <text:p>0,2978193181</text:p>
          </table:table-cell>
          <table:table-cell office:value-type="float" office:value="0.261347748409" calcext:value-type="float">
            <text:p>0,2613477484</text:p>
          </table:table-cell>
          <table:table-cell office:value-type="float" office:value="0.758681473647" calcext:value-type="float">
            <text:p>0,758681473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4605720177" calcext:value-type="float">
            <text:p>0,7246057202</text:p>
          </table:table-cell>
          <table:table-cell office:value-type="float" office:value="0.789719628953" calcext:value-type="float">
            <text:p>0,789719629</text:p>
          </table:table-cell>
          <table:table-cell office:value-type="float" office:value="0.27665170108" calcext:value-type="float">
            <text:p>0,2766517011</text:p>
          </table:table-cell>
          <table:table-cell office:value-type="float" office:value="0.405874510792" calcext:value-type="float">
            <text:p>0,4058745108</text:p>
          </table:table-cell>
          <table:table-cell office:value-type="float" office:value="0.31526475532" calcext:value-type="float">
            <text:p>0,3152647553</text:p>
          </table:table-cell>
          <table:table-cell office:value-type="float" office:value="0.743874493213" calcext:value-type="float">
            <text:p>0,743874493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48737901616" calcext:value-type="float">
            <text:p>0,8487379016</text:p>
          </table:table-cell>
          <table:table-cell office:value-type="float" office:value="0.71962616711" calcext:value-type="float">
            <text:p>0,7196261671</text:p>
          </table:table-cell>
          <table:table-cell office:value-type="float" office:value="0.211749004287" calcext:value-type="float">
            <text:p>0,2117490043</text:p>
          </table:table-cell>
          <table:table-cell office:value-type="float" office:value="0.349532713678" calcext:value-type="float">
            <text:p>0,3495327137</text:p>
          </table:table-cell>
          <table:table-cell office:value-type="float" office:value="0.259359912755" calcext:value-type="float">
            <text:p>0,2593599128</text:p>
          </table:table-cell>
          <table:table-cell office:value-type="float" office:value="0.617662612374" calcext:value-type="float">
            <text:p>0,617662612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38044145801" calcext:value-type="float">
            <text:p>0,7380441458</text:p>
          </table:table-cell>
          <table:table-cell office:value-type="float" office:value="0.798122066847" calcext:value-type="float">
            <text:p>0,7981220668</text:p>
          </table:table-cell>
          <table:table-cell office:value-type="float" office:value="0.33967442006" calcext:value-type="float">
            <text:p>0,3396744201</text:p>
          </table:table-cell>
          <table:table-cell office:value-type="float" office:value="0.45674045195" calcext:value-type="float">
            <text:p>0,456740452</text:p>
          </table:table-cell>
          <table:table-cell office:value-type="float" office:value="0.383086338429" calcext:value-type="float">
            <text:p>0,3830863384</text:p>
          </table:table-cell>
          <table:table-cell office:value-type="float" office:value="0.76072314782" calcext:value-type="float">
            <text:p>0,760723147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3849670456" calcext:value-type="float">
            <text:p>0,7384967046</text:p>
          </table:table-cell>
          <table:table-cell office:value-type="float" office:value="0.81690140957" calcext:value-type="float">
            <text:p>0,8169014096</text:p>
          </table:table-cell>
          <table:table-cell office:value-type="float" office:value="0.423630680836" calcext:value-type="float">
            <text:p>0,4236306808</text:p>
          </table:table-cell>
          <table:table-cell office:value-type="float" office:value="0.466733742208" calcext:value-type="float">
            <text:p>0,4667337422</text:p>
          </table:table-cell>
          <table:table-cell office:value-type="float" office:value="0.436310699568" calcext:value-type="float">
            <text:p>0,4363106996</text:p>
          </table:table-cell>
          <table:table-cell office:value-type="float" office:value="0.749202410493" calcext:value-type="float">
            <text:p>0,749202410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605035514667" calcext:value-type="float">
            <text:p>0,6050355147</text:p>
          </table:table-cell>
          <table:table-cell office:value-type="float" office:value="0.818965519297" calcext:value-type="float">
            <text:p>0,8189655193</text:p>
          </table:table-cell>
          <table:table-cell office:value-type="float" office:value="0.416858245587" calcext:value-type="float">
            <text:p>0,4168582456</text:p>
          </table:table-cell>
          <table:table-cell office:value-type="float" office:value="0.446633840429" calcext:value-type="float">
            <text:p>0,4466338404</text:p>
          </table:table-cell>
          <table:table-cell office:value-type="float" office:value="0.422988464092" calcext:value-type="float">
            <text:p>0,4229884641</text:p>
          </table:table-cell>
          <table:table-cell office:value-type="float" office:value="0.832442067736" calcext:value-type="float">
            <text:p>0,8324420677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80382050639" calcext:value-type="float">
            <text:p>0,7803820506</text:p>
          </table:table-cell>
          <table:table-cell office:value-type="float" office:value="0.739130433228" calcext:value-type="float">
            <text:p>0,7391304332</text:p>
          </table:table-cell>
          <table:table-cell office:value-type="float" office:value="0.319866229011" calcext:value-type="float">
            <text:p>0,319866229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36770138792" calcext:value-type="float">
            <text:p>0,4367701388</text:p>
          </table:table-cell>
          <table:table-cell office:value-type="float" office:value="0.77904040404" calcext:value-type="float">
            <text:p>0,77904040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592281314083" calcext:value-type="float">
            <text:p>0,5922813141</text:p>
          </table:table-cell>
          <table:table-cell office:value-type="float" office:value="0.843478265534" calcext:value-type="float">
            <text:p>0,8434782655</text:p>
          </table:table-cell>
          <table:table-cell office:value-type="float" office:value="0.473540378394" calcext:value-type="float">
            <text:p>0,4735403784</text:p>
          </table:table-cell>
          <table:table-cell office:value-type="float" office:value="0.795859221272" calcext:value-type="float">
            <text:p>0,7958592213</text:p>
          </table:table-cell>
          <table:table-cell office:value-type="float" office:value="0.559627257741" calcext:value-type="float">
            <text:p>0,5596272577</text:p>
          </table:table-cell>
          <table:table-cell office:value-type="float" office:value="0.842171717172" calcext:value-type="float">
            <text:p>0,842171717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85069698095" calcext:value-type="float">
            <text:p>0,7850696981</text:p>
          </table:table-cell>
          <table:table-cell office:value-type="float" office:value="0.791304351454" calcext:value-type="float">
            <text:p>0,7913043515</text:p>
          </table:table-cell>
          <table:table-cell office:value-type="float" office:value="0.357487931977" calcext:value-type="float">
            <text:p>0,357487932</text:p>
          </table:table-cell>
          <table:table-cell office:value-type="float" office:value="0.573333342179" calcext:value-type="float">
            <text:p>0,5733333422</text:p>
          </table:table-cell>
          <table:table-cell office:value-type="float" office:value="0.427299055328" calcext:value-type="float">
            <text:p>0,4272990553</text:p>
          </table:table-cell>
          <table:table-cell office:value-type="float" office:value="0.717171717172" calcext:value-type="float">
            <text:p>0,717171717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774131767582" calcext:value-type="float">
            <text:p>0,7741317676</text:p>
          </table:table-cell>
          <table:table-cell office:value-type="float" office:value="0.824561399326" calcext:value-type="float">
            <text:p>0,8245613993</text:p>
          </table:table-cell>
          <table:table-cell office:value-type="float" office:value="0.394736842105" calcext:value-type="float">
            <text:p>0,3947368421</text:p>
          </table:table-cell>
          <table:table-cell office:value-type="float" office:value="0.488721795249" calcext:value-type="float">
            <text:p>0,4887217952</text:p>
          </table:table-cell>
          <table:table-cell office:value-type="float" office:value="0.428070111233" calcext:value-type="float">
            <text:p>0,4280701112</text:p>
          </table:table-cell>
          <table:table-cell office:value-type="float" office:value="0.780612244898" calcext:value-type="float">
            <text:p>0,780612244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69908232039" calcext:value-type="float">
            <text:p>0,469908232</text:p>
          </table:table-cell>
          <table:table-cell office:value-type="float" office:value="0.892045454545" calcext:value-type="float">
            <text:p>0,8920454545</text:p>
          </table:table-cell>
          <table:table-cell office:value-type="float" office:value="0.315151496367" calcext:value-type="float">
            <text:p>0,31515149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274747442115" calcext:value-type="float">
            <text:p>0,2747474421</text:p>
          </table:table-cell>
          <table:table-cell office:value-type="float" office:value="0.835662009315" calcext:value-type="float">
            <text:p>0,835662009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48636821679" calcext:value-type="float">
            <text:p>0,5486368217</text:p>
          </table:table-cell>
          <table:table-cell office:value-type="float" office:value="0.86285714456" calcext:value-type="float">
            <text:p>0,8628571446</text:p>
          </table:table-cell>
          <table:table-cell office:value-type="float" office:value="0.193741498675" calcext:value-type="float">
            <text:p>0,1937414987</text:p>
          </table:table-cell>
          <table:table-cell office:value-type="float" office:value="0.548571406773" calcext:value-type="float">
            <text:p>0,5485714068</text:p>
          </table:table-cell>
          <table:table-cell office:value-type="float" office:value="0.275736928667" calcext:value-type="float">
            <text:p>0,2757369287</text:p>
          </table:table-cell>
          <table:table-cell office:value-type="float" office:value="0.76171352075" calcext:value-type="float">
            <text:p>0,761713520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63432736567" calcext:value-type="float">
            <text:p>0,4634327366</text:p>
          </table:table-cell>
          <table:table-cell office:value-type="float" office:value="0.885714285714" calcext:value-type="float">
            <text:p>0,8857142857</text:p>
          </table:table-cell>
          <table:table-cell office:value-type="float" office:value="0.243809528351" calcext:value-type="float">
            <text:p>0,2438095284</text:p>
          </table:table-cell>
          <table:table-cell office:value-type="float" office:value="0.396190479824" calcext:value-type="float">
            <text:p>0,3961904798</text:p>
          </table:table-cell>
          <table:table-cell office:value-type="float" office:value="0.296489775521" calcext:value-type="float">
            <text:p>0,2964897755</text:p>
          </table:table-cell>
          <table:table-cell office:value-type="float" office:value="0.824631860776" calcext:value-type="float">
            <text:p>0,8246318608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22861794494" calcext:value-type="float">
            <text:p>0,5228617945</text:p>
          </table:table-cell>
          <table:table-cell office:value-type="float" office:value="0.833333331963" calcext:value-type="float">
            <text:p>0,833333332</text:p>
          </table:table-cell>
          <table:table-cell office:value-type="float" office:value="0.157051635885" calcext:value-type="float">
            <text:p>0,1570516359</text:p>
          </table:table-cell>
          <table:table-cell office:value-type="float" office:value="0.551724116007" calcext:value-type="float">
            <text:p>0,551724116</text:p>
          </table:table-cell>
          <table:table-cell office:value-type="float" office:value="0.235285509592" calcext:value-type="float">
            <text:p>0,2352855096</text:p>
          </table:table-cell>
          <table:table-cell office:value-type="float" office:value="0.817771084337" calcext:value-type="float">
            <text:p>0,8177710843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37265091929" calcext:value-type="float">
            <text:p>0,4372650919</text:p>
          </table:table-cell>
          <table:table-cell office:value-type="float" office:value="0.896551724823" calcext:value-type="float">
            <text:p>0,896551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8072289157" calcext:value-type="float">
            <text:p>0,768072289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52231742885" calcext:value-type="float">
            <text:p>0,7522317429</text:p>
          </table:table-cell>
          <table:table-cell office:value-type="float" office:value="0.773648648649" calcext:value-type="float">
            <text:p>0,7736486486</text:p>
          </table:table-cell>
          <table:table-cell office:value-type="float" office:value="0.430002740912" calcext:value-type="float">
            <text:p>0,4300027409</text:p>
          </table:table-cell>
          <table:table-cell office:value-type="float" office:value="0.589060503083" calcext:value-type="float">
            <text:p>0,5890605031</text:p>
          </table:table-cell>
          <table:table-cell office:value-type="float" office:value="0.48760189559" calcext:value-type="float">
            <text:p>0,4876018956</text:p>
          </table:table-cell>
          <table:table-cell office:value-type="float" office:value="0.771331572991" calcext:value-type="float">
            <text:p>0,771331573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24445339474" calcext:value-type="float">
            <text:p>0,8244453395</text:p>
          </table:table-cell>
          <table:table-cell office:value-type="float" office:value="0.685810810811" calcext:value-type="float">
            <text:p>0,6858108108</text:p>
          </table:table-cell>
          <table:table-cell office:value-type="float" office:value="0.32080533134" calcext:value-type="float">
            <text:p>0,3208053313</text:p>
          </table:table-cell>
          <table:table-cell office:value-type="float" office:value="0.596010308008" calcext:value-type="float">
            <text:p>0,596010308</text:p>
          </table:table-cell>
          <table:table-cell office:value-type="float" office:value="0.407954541413" calcext:value-type="float">
            <text:p>0,4079545414</text:p>
          </table:table-cell>
          <table:table-cell office:value-type="float" office:value="0.690607317993" calcext:value-type="float">
            <text:p>0,69060731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17804851168" calcext:value-type="float">
            <text:p>0,8178048512</text:p>
          </table:table-cell>
          <table:table-cell office:value-type="float" office:value="0.722033898507" calcext:value-type="float">
            <text:p>0,7220338985</text:p>
          </table:table-cell>
          <table:table-cell office:value-type="float" office:value="0.342517755193" calcext:value-type="float">
            <text:p>0,3425177552</text:p>
          </table:table-cell>
          <table:table-cell office:value-type="float" office:value="0.564896429999" calcext:value-type="float">
            <text:p>0,56489643</text:p>
          </table:table-cell>
          <table:table-cell office:value-type="float" office:value="0.418703985012" calcext:value-type="float">
            <text:p>0,418703985</text:p>
          </table:table-cell>
          <table:table-cell office:value-type="float" office:value="0.719924242424" calcext:value-type="float">
            <text:p>0,719924242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42217914533" calcext:value-type="float">
            <text:p>0,8422179145</text:p>
          </table:table-cell>
          <table:table-cell office:value-type="float" office:value="0.74237288176" calcext:value-type="float">
            <text:p>0,7423728818</text:p>
          </table:table-cell>
          <table:table-cell office:value-type="float" office:value="0.351779304116" calcext:value-type="float">
            <text:p>0,3517793041</text:p>
          </table:table-cell>
          <table:table-cell office:value-type="float" office:value="0.528050490557" calcext:value-type="float">
            <text:p>0,5280504906</text:p>
          </table:table-cell>
          <table:table-cell office:value-type="float" office:value="0.401578609014" calcext:value-type="float">
            <text:p>0,401578609</text:p>
          </table:table-cell>
          <table:table-cell office:value-type="float" office:value="0.682878787879" calcext:value-type="float">
            <text:p>0,682878787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7021421416" calcext:value-type="float">
            <text:p>0,8270214214</text:p>
          </table:table-cell>
          <table:table-cell office:value-type="float" office:value="0.681355932405" calcext:value-type="float">
            <text:p>0,6813559324</text:p>
          </table:table-cell>
          <table:table-cell office:value-type="float" office:value="0.272006716971" calcext:value-type="float">
            <text:p>0,272006717</text:p>
          </table:table-cell>
          <table:table-cell office:value-type="float" office:value="0.454215777122" calcext:value-type="float">
            <text:p>0,4542157771</text:p>
          </table:table-cell>
          <table:table-cell office:value-type="float" office:value="0.332254278862" calcext:value-type="float">
            <text:p>0,3322542789</text:p>
          </table:table-cell>
          <table:table-cell office:value-type="float" office:value="0.685833333333" calcext:value-type="float">
            <text:p>0,685833333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30976469606" calcext:value-type="float">
            <text:p>0,7309764696</text:p>
          </table:table-cell>
          <table:table-cell office:value-type="float" office:value="0.733644859256" calcext:value-type="float">
            <text:p>0,7336448593</text:p>
          </table:table-cell>
          <table:table-cell office:value-type="float" office:value="0.294704054978" calcext:value-type="float">
            <text:p>0,294704055</text:p>
          </table:table-cell>
          <table:table-cell office:value-type="float" office:value="0.542679119333" calcext:value-type="float">
            <text:p>0,5426791193</text:p>
          </table:table-cell>
          <table:table-cell office:value-type="float" office:value="0.356831299646" calcext:value-type="float">
            <text:p>0,3568312996</text:p>
          </table:table-cell>
          <table:table-cell office:value-type="float" office:value="0.695222986074" calcext:value-type="float">
            <text:p>0,695222986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28439678099" calcext:value-type="float">
            <text:p>0,7284396781</text:p>
          </table:table-cell>
          <table:table-cell office:value-type="float" office:value="0.808411216067" calcext:value-type="float">
            <text:p>0,8084112161</text:p>
          </table:table-cell>
          <table:table-cell office:value-type="float" office:value="0.373319313905" calcext:value-type="float">
            <text:p>0,3733193139</text:p>
          </table:table-cell>
          <table:table-cell office:value-type="float" office:value="0.545438374314" calcext:value-type="float">
            <text:p>0,5454383743</text:p>
          </table:table-cell>
          <table:table-cell office:value-type="float" office:value="0.431152597766" calcext:value-type="float">
            <text:p>0,4311525978</text:p>
          </table:table-cell>
          <table:table-cell office:value-type="float" office:value="0.756918737881" calcext:value-type="float">
            <text:p>0,756918737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78956283364" calcext:value-type="float">
            <text:p>0,8789562834</text:p>
          </table:table-cell>
          <table:table-cell office:value-type="float" office:value="0.691588783933" calcext:value-type="float">
            <text:p>0,6915887839</text:p>
          </table:table-cell>
          <table:table-cell office:value-type="float" office:value="0.180269993354" calcext:value-type="float">
            <text:p>0,1802699934</text:p>
          </table:table-cell>
          <table:table-cell office:value-type="float" office:value="0.391277261984" calcext:value-type="float">
            <text:p>0,391277262</text:p>
          </table:table-cell>
          <table:table-cell office:value-type="float" office:value="0.236948891221" calcext:value-type="float">
            <text:p>0,2369488912</text:p>
          </table:table-cell>
          <table:table-cell office:value-type="float" office:value="0.603208179094" calcext:value-type="float">
            <text:p>0,603208179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05186059497" calcext:value-type="float">
            <text:p>0,7051860595</text:p>
          </table:table-cell>
          <table:table-cell office:value-type="float" office:value="0.802816902808" calcext:value-type="float">
            <text:p>0,8028169028</text:p>
          </table:table-cell>
          <table:table-cell office:value-type="float" office:value="0.297130936188" calcext:value-type="float">
            <text:p>0,2971309362</text:p>
          </table:table-cell>
          <table:table-cell office:value-type="float" office:value="0.292421202145" calcext:value-type="float">
            <text:p>0,2924212021</text:p>
          </table:table-cell>
          <table:table-cell office:value-type="float" office:value="0.283657454549" calcext:value-type="float">
            <text:p>0,2836574545</text:p>
          </table:table-cell>
          <table:table-cell office:value-type="float" office:value="0.724920241049" calcext:value-type="float">
            <text:p>0,72492024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646571306555" calcext:value-type="float">
            <text:p>0,6465713066</text:p>
          </table:table-cell>
          <table:table-cell office:value-type="float" office:value="0.779342723844" calcext:value-type="float">
            <text:p>0,7793427238</text:p>
          </table:table-cell>
          <table:table-cell office:value-type="float" office:value="0.355779112225" calcext:value-type="float">
            <text:p>0,3557791122</text:p>
          </table:table-cell>
          <table:table-cell office:value-type="float" office:value="0.375553323629" calcext:value-type="float">
            <text:p>0,3755533236</text:p>
          </table:table-cell>
          <table:table-cell office:value-type="float" office:value="0.322829758617" calcext:value-type="float">
            <text:p>0,3228297586</text:p>
          </table:table-cell>
          <table:table-cell office:value-type="float" office:value="0.755228642325" calcext:value-type="float">
            <text:p>0,755228642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55659798918" calcext:value-type="float">
            <text:p>0,6556597989</text:p>
          </table:table-cell>
          <table:table-cell office:value-type="float" office:value="0.836206900662" calcext:value-type="float">
            <text:p>0,8362069007</text:p>
          </table:table-cell>
          <table:table-cell office:value-type="float" office:value="0.400000004933" calcext:value-type="float">
            <text:p>0,4000000049</text:p>
          </table:table-cell>
          <table:table-cell office:value-type="float" office:value="0.341543526485" calcext:value-type="float">
            <text:p>0,3415435265</text:p>
          </table:table-cell>
          <table:table-cell office:value-type="float" office:value="0.363039222257" calcext:value-type="float">
            <text:p>0,3630392223</text:p>
          </table:table-cell>
          <table:table-cell office:value-type="float" office:value="0.83660130719" calcext:value-type="float">
            <text:p>0,836601307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18784469625" calcext:value-type="float">
            <text:p>0,7187844696</text:p>
          </table:table-cell>
          <table:table-cell office:value-type="float" office:value="0.765217393378" calcext:value-type="float">
            <text:p>0,7652173934</text:p>
          </table:table-cell>
          <table:table-cell office:value-type="float" office:value="0.346903823899" calcext:value-type="float">
            <text:p>0,3469038239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71343806775" calcext:value-type="float">
            <text:p>0,4713438068</text:p>
          </table:table-cell>
          <table:table-cell office:value-type="float" office:value="0.820075757576" calcext:value-type="float">
            <text:p>0,820075757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86824040309" calcext:value-type="float">
            <text:p>0,6868240403</text:p>
          </table:table-cell>
          <table:table-cell office:value-type="float" office:value="0.739130434264" calcext:value-type="float">
            <text:p>0,7391304343</text:p>
          </table:table-cell>
          <table:table-cell office:value-type="float" office:value="0.307246377546" calcext:value-type="float">
            <text:p>0,3072463775</text:p>
          </table:table-cell>
          <table:table-cell office:value-type="float" office:value="0.686542453455" calcext:value-type="float">
            <text:p>0,6865424535</text:p>
          </table:table-cell>
          <table:table-cell office:value-type="float" office:value="0.400401284125" calcext:value-type="float">
            <text:p>0,4004012841</text:p>
          </table:table-cell>
          <table:table-cell office:value-type="float" office:value="0.830808080808" calcext:value-type="float">
            <text:p>0,830808080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03396950079" calcext:value-type="float">
            <text:p>0,8033969501</text:p>
          </table:table-cell>
          <table:table-cell office:value-type="float" office:value="0.765217392341" calcext:value-type="float">
            <text:p>0,7652173923</text:p>
          </table:table-cell>
          <table:table-cell office:value-type="float" office:value="0.336425132596" calcext:value-type="float">
            <text:p>0,3364251326</text:p>
          </table:table-cell>
          <table:table-cell office:value-type="float" office:value="0.574202906567" calcext:value-type="float">
            <text:p>0,5742029066</text:p>
          </table:table-cell>
          <table:table-cell office:value-type="float" office:value="0.3985729684" calcext:value-type="float">
            <text:p>0,3985729684</text:p>
          </table:table-cell>
          <table:table-cell office:value-type="float" office:value="0.67803030303" calcext:value-type="float">
            <text:p>0,67803030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97221653503" calcext:value-type="float">
            <text:p>0,6972216535</text:p>
          </table:table-cell>
          <table:table-cell office:value-type="float" office:value="0.754385962821" calcext:value-type="float">
            <text:p>0,7543859628</text:p>
          </table:table-cell>
          <table:table-cell office:value-type="float" office:value="0.272955120656" calcext:value-type="float">
            <text:p>0,2729551207</text:p>
          </table:table-cell>
          <table:table-cell office:value-type="float" office:value="0.481203012299" calcext:value-type="float">
            <text:p>0,4812030123</text:p>
          </table:table-cell>
          <table:table-cell office:value-type="float" office:value="0.347332925127" calcext:value-type="float">
            <text:p>0,3473329251</text:p>
          </table:table-cell>
          <table:table-cell office:value-type="float" office:value="0.794642857143" calcext:value-type="float">
            <text:p>0,794642857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62468897213" calcext:value-type="float">
            <text:p>0,5624688972</text:p>
          </table:table-cell>
          <table:table-cell office:value-type="float" office:value="0.926136363636" calcext:value-type="float">
            <text:p>0,9261363636</text:p>
          </table:table-cell>
          <table:table-cell office:value-type="float" office:value="0.181818160144" calcext:value-type="float">
            <text:p>0,1818181601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0727272683924" calcext:value-type="float">
            <text:p>0,0727272684</text:p>
          </table:table-cell>
          <table:table-cell office:value-type="float" office:value="0.718562874251" calcext:value-type="float">
            <text:p>0,718562874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29322562899" calcext:value-type="float">
            <text:p>0,5293225629</text:p>
          </table:table-cell>
          <table:table-cell office:value-type="float" office:value="0.885714286736" calcext:value-type="float">
            <text:p>0,8857142867</text:p>
          </table:table-cell>
          <table:table-cell office:value-type="float" office:value="0.152380954197" calcext:value-type="float">
            <text:p>0,1523809542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182857121059" calcext:value-type="float">
            <text:p>0,1828571211</text:p>
          </table:table-cell>
          <table:table-cell office:value-type="float" office:value="0.804551539491" calcext:value-type="float">
            <text:p>0,804551539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99277660166" calcext:value-type="float">
            <text:p>0,5992776602</text:p>
          </table:table-cell>
          <table:table-cell office:value-type="float" office:value="0.885714286055" calcext:value-type="float">
            <text:p>0,8857142861</text:p>
          </table:table-cell>
          <table:table-cell office:value-type="float" office:value="0.28952381134" calcext:value-type="float">
            <text:p>0,2895238113</text:p>
          </table:table-cell>
          <table:table-cell office:value-type="float" office:value="0.426666668483" calcext:value-type="float">
            <text:p>0,4266666685</text:p>
          </table:table-cell>
          <table:table-cell office:value-type="float" office:value="0.316952345712" calcext:value-type="float">
            <text:p>0,3169523457</text:p>
          </table:table-cell>
          <table:table-cell office:value-type="float" office:value="0.835341365462" calcext:value-type="float">
            <text:p>0,835341365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36838027253" calcext:value-type="float">
            <text:p>0,5368380273</text:p>
          </table:table-cell>
          <table:table-cell office:value-type="float" office:value="0.942528733577" calcext:value-type="float">
            <text:p>0,9425287336</text:p>
          </table:table-cell>
          <table:table-cell office:value-type="float" office:value="0.275862047042" calcext:value-type="float">
            <text:p>0,275862047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245210702392" calcext:value-type="float">
            <text:p>0,2452107024</text:p>
          </table:table-cell>
          <table:table-cell office:value-type="float" office:value="0.969879518072" calcext:value-type="float">
            <text:p>0,969879518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489139433565" calcext:value-type="float">
            <text:p>0,4891394336</text:p>
          </table:table-cell>
          <table:table-cell office:value-type="float" office:value="0.913793104133" calcext:value-type="float">
            <text:p>0,9137931041</text:p>
          </table:table-cell>
          <table:table-cell office:value-type="float" office:value="0.0980842935628" calcext:value-type="float">
            <text:p>0,0980842936</text:p>
          </table:table-cell>
          <table:table-cell office:value-type="float" office:value="0.245210707873" calcext:value-type="float">
            <text:p>0,2452107079</text:p>
          </table:table-cell>
          <table:table-cell office:value-type="float" office:value="0.122605345715" calcext:value-type="float">
            <text:p>0,1226053457</text:p>
          </table:table-cell>
          <table:table-cell office:value-type="float" office:value="0.850903614458" calcext:value-type="float">
            <text:p>0,8509036145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50730276108" calcext:value-type="float">
            <text:p>0,7507302761</text:p>
          </table:table-cell>
          <table:table-cell office:value-type="float" office:value="0.777027027027" calcext:value-type="float">
            <text:p>0,777027027</text:p>
          </table:table-cell>
          <table:table-cell office:value-type="float" office:value="0.399067906109" calcext:value-type="float">
            <text:p>0,3990679061</text:p>
          </table:table-cell>
          <table:table-cell office:value-type="float" office:value="0.478893184984" calcext:value-type="float">
            <text:p>0,478893185</text:p>
          </table:table-cell>
          <table:table-cell office:value-type="float" office:value="0.422310323329" calcext:value-type="float">
            <text:p>0,4223103233</text:p>
          </table:table-cell>
          <table:table-cell office:value-type="float" office:value="0.74507732931" calcext:value-type="float">
            <text:p>0,745077329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05124089525" calcext:value-type="float">
            <text:p>0,8051240895</text:p>
          </table:table-cell>
          <table:table-cell office:value-type="float" office:value="0.699324324324" calcext:value-type="float">
            <text:p>0,6993243243</text:p>
          </table:table-cell>
          <table:table-cell office:value-type="float" office:value="0.321890586131" calcext:value-type="float">
            <text:p>0,3218905861</text:p>
          </table:table-cell>
          <table:table-cell office:value-type="float" office:value="0.535950245084" calcext:value-type="float">
            <text:p>0,5359502451</text:p>
          </table:table-cell>
          <table:table-cell office:value-type="float" office:value="0.394233658507" calcext:value-type="float">
            <text:p>0,3942336585</text:p>
          </table:table-cell>
          <table:table-cell office:value-type="float" office:value="0.723651452282" calcext:value-type="float">
            <text:p>0,723651452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813767481658" calcext:value-type="float">
            <text:p>0,8137674817</text:p>
          </table:table-cell>
          <table:table-cell office:value-type="float" office:value="0.677966101897" calcext:value-type="float">
            <text:p>0,6779661019</text:p>
          </table:table-cell>
          <table:table-cell office:value-type="float" office:value="0.327014762466" calcext:value-type="float">
            <text:p>0,3270147625</text:p>
          </table:table-cell>
          <table:table-cell office:value-type="float" office:value="0.685122422041" calcext:value-type="float">
            <text:p>0,685122422</text:p>
          </table:table-cell>
          <table:table-cell office:value-type="float" office:value="0.436514973034" calcext:value-type="float">
            <text:p>0,436514973</text:p>
          </table:table-cell>
          <table:table-cell office:value-type="float" office:value="0.709621212121" calcext:value-type="float">
            <text:p>0,709621212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16715865014" calcext:value-type="float">
            <text:p>0,816715865</text:p>
          </table:table-cell>
          <table:table-cell office:value-type="float" office:value="0.71525423749" calcext:value-type="float">
            <text:p>0,7152542375</text:p>
          </table:table-cell>
          <table:table-cell office:value-type="float" office:value="0.322029165494" calcext:value-type="float">
            <text:p>0,3220291655</text:p>
          </table:table-cell>
          <table:table-cell office:value-type="float" office:value="0.620089524479" calcext:value-type="float">
            <text:p>0,6200895245</text:p>
          </table:table-cell>
          <table:table-cell office:value-type="float" office:value="0.408061297465" calcext:value-type="float">
            <text:p>0,4080612975</text:p>
          </table:table-cell>
          <table:table-cell office:value-type="float" office:value="0.713181818182" calcext:value-type="float">
            <text:p>0,713181818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70658208556" calcext:value-type="float">
            <text:p>0,7706582086</text:p>
          </table:table-cell>
          <table:table-cell office:value-type="float" office:value="0.715254237692" calcext:value-type="float">
            <text:p>0,7152542377</text:p>
          </table:table-cell>
          <table:table-cell office:value-type="float" office:value="0.341100715379" calcext:value-type="float">
            <text:p>0,3411007154</text:p>
          </table:table-cell>
          <table:table-cell office:value-type="float" office:value="0.543578170518" calcext:value-type="float">
            <text:p>0,5435781705</text:p>
          </table:table-cell>
          <table:table-cell office:value-type="float" office:value="0.403766428414" calcext:value-type="float">
            <text:p>0,4037664284</text:p>
          </table:table-cell>
          <table:table-cell office:value-type="float" office:value="0.747878787879" calcext:value-type="float">
            <text:p>0,747878787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01275609364" calcext:value-type="float">
            <text:p>0,7012756094</text:p>
          </table:table-cell>
          <table:table-cell office:value-type="float" office:value="0.822429905985" calcext:value-type="float">
            <text:p>0,822429906</text:p>
          </table:table-cell>
          <table:table-cell office:value-type="float" office:value="0.426168234549" calcext:value-type="float">
            <text:p>0,4261682345</text:p>
          </table:table-cell>
          <table:table-cell office:value-type="float" office:value="0.4024922157" calcext:value-type="float">
            <text:p>0,4024922157</text:p>
          </table:table-cell>
          <table:table-cell office:value-type="float" office:value="0.402076805863" calcext:value-type="float">
            <text:p>0,4020768059</text:p>
          </table:table-cell>
          <table:table-cell office:value-type="float" office:value="0.719548739644" calcext:value-type="float">
            <text:p>0,719548739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43972723284" calcext:value-type="float">
            <text:p>0,6439727233</text:p>
          </table:table-cell>
          <table:table-cell office:value-type="float" office:value="0.841121498112" calcext:value-type="float">
            <text:p>0,8411214981</text:p>
          </table:table-cell>
          <table:table-cell office:value-type="float" office:value="0.347129509828" calcext:value-type="float">
            <text:p>0,3471295098</text:p>
          </table:table-cell>
          <table:table-cell office:value-type="float" office:value="0.422963966833" calcext:value-type="float">
            <text:p>0,4229639668</text:p>
          </table:table-cell>
          <table:table-cell office:value-type="float" office:value="0.378437715156" calcext:value-type="float">
            <text:p>0,3784377152</text:p>
          </table:table-cell>
          <table:table-cell office:value-type="float" office:value="0.808390622246" calcext:value-type="float">
            <text:p>0,808390622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21186368822" calcext:value-type="float">
            <text:p>0,7211863688</text:p>
          </table:table-cell>
          <table:table-cell office:value-type="float" office:value="0.766355140744" calcext:value-type="float">
            <text:p>0,7663551407</text:p>
          </table:table-cell>
          <table:table-cell office:value-type="float" office:value="0.246728975082" calcext:value-type="float">
            <text:p>0,2467289751</text:p>
          </table:table-cell>
          <table:table-cell office:value-type="float" office:value="0.304049846168" calcext:value-type="float">
            <text:p>0,3040498462</text:p>
          </table:table-cell>
          <table:table-cell office:value-type="float" office:value="0.26998956404" calcext:value-type="float">
            <text:p>0,269989564</text:p>
          </table:table-cell>
          <table:table-cell office:value-type="float" office:value="0.637581526529" calcext:value-type="float">
            <text:p>0,6375815265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86759131055" calcext:value-type="float">
            <text:p>0,6867591311</text:p>
          </table:table-cell>
          <table:table-cell office:value-type="float" office:value="0.81690140957" calcext:value-type="float">
            <text:p>0,8169014096</text:p>
          </table:table-cell>
          <table:table-cell office:value-type="float" office:value="0.342320596668" calcext:value-type="float">
            <text:p>0,3423205967</text:p>
          </table:table-cell>
          <table:table-cell office:value-type="float" office:value="0.377375374378" calcext:value-type="float">
            <text:p>0,3773753744</text:p>
          </table:table-cell>
          <table:table-cell office:value-type="float" office:value="0.351024609776" calcext:value-type="float">
            <text:p>0,3510246098</text:p>
          </table:table-cell>
          <table:table-cell office:value-type="float" office:value="0.795462601914" calcext:value-type="float">
            <text:p>0,795462601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70623547035" calcext:value-type="float">
            <text:p>0,670623547</text:p>
          </table:table-cell>
          <table:table-cell office:value-type="float" office:value="0.798122067127" calcext:value-type="float">
            <text:p>0,7981220671</text:p>
          </table:table-cell>
          <table:table-cell office:value-type="float" office:value="0.280438190335" calcext:value-type="float">
            <text:p>0,2804381903</text:p>
          </table:table-cell>
          <table:table-cell office:value-type="float" office:value="0.335881960784" calcext:value-type="float">
            <text:p>0,3358819608</text:p>
          </table:table-cell>
          <table:table-cell office:value-type="float" office:value="0.295006378156" calcext:value-type="float">
            <text:p>0,2950063782</text:p>
          </table:table-cell>
          <table:table-cell office:value-type="float" office:value="0.738567883729" calcext:value-type="float">
            <text:p>0,738567883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64726445593" calcext:value-type="float">
            <text:p>0,7647264456</text:p>
          </table:table-cell>
          <table:table-cell office:value-type="float" office:value="0.801724135876" calcext:value-type="float">
            <text:p>0,8017241359</text:p>
          </table:table-cell>
          <table:table-cell office:value-type="float" office:value="0.398746087633" calcext:value-type="float">
            <text:p>0,3987460876</text:p>
          </table:table-cell>
          <table:table-cell office:value-type="float" office:value="0.604269323678" calcext:value-type="float">
            <text:p>0,6042693237</text:p>
          </table:table-cell>
          <table:table-cell office:value-type="float" office:value="0.479474478755" calcext:value-type="float">
            <text:p>0,4794744788</text:p>
          </table:table-cell>
          <table:table-cell office:value-type="float" office:value="0.809863339275" calcext:value-type="float">
            <text:p>0,8098633393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28983124443" calcext:value-type="float">
            <text:p>0,9289831244</text:p>
          </table:table-cell>
          <table:table-cell office:value-type="float" office:value="0.765217393378" calcext:value-type="float">
            <text:p>0,7652173934</text:p>
          </table:table-cell>
          <table:table-cell office:value-type="float" office:value="0.305797106416" calcext:value-type="float">
            <text:p>0,3057971064</text:p>
          </table:table-cell>
          <table:table-cell office:value-type="float" office:value="0.481449284761" calcext:value-type="float">
            <text:p>0,4814492848</text:p>
          </table:table-cell>
          <table:table-cell office:value-type="float" office:value="0.36152514919" calcext:value-type="float">
            <text:p>0,3615251492</text:p>
          </table:table-cell>
          <table:table-cell office:value-type="float" office:value="0.743686868687" calcext:value-type="float">
            <text:p>0,743686868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68851562687" calcext:value-type="float">
            <text:p>0,7688515627</text:p>
          </table:table-cell>
          <table:table-cell office:value-type="float" office:value="0.834782610769" calcext:value-type="float">
            <text:p>0,8347826108</text:p>
          </table:table-cell>
          <table:table-cell office:value-type="float" office:value="0.449109748006" calcext:value-type="float">
            <text:p>0,449109748</text:p>
          </table:table-cell>
          <table:table-cell office:value-type="float" office:value="0.701035205437" calcext:value-type="float">
            <text:p>0,7010352054</text:p>
          </table:table-cell>
          <table:table-cell office:value-type="float" office:value="0.523326603485" calcext:value-type="float">
            <text:p>0,5233266035</text:p>
          </table:table-cell>
          <table:table-cell office:value-type="float" office:value="0.785984848485" calcext:value-type="float">
            <text:p>0,785984848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74694966752" calcext:value-type="float">
            <text:p>0,9746949668</text:p>
          </table:table-cell>
          <table:table-cell office:value-type="float" office:value="0.704347830752" calcext:value-type="float">
            <text:p>0,7043478308</text:p>
          </table:table-cell>
          <table:table-cell office:value-type="float" office:value="0.251264829221" calcext:value-type="float">
            <text:p>0,2512648292</text:p>
          </table:table-cell>
          <table:table-cell office:value-type="float" office:value="0.620579719543" calcext:value-type="float">
            <text:p>0,6205797195</text:p>
          </table:table-cell>
          <table:table-cell office:value-type="float" office:value="0.351104577469" calcext:value-type="float">
            <text:p>0,3511045775</text:p>
          </table:table-cell>
          <table:table-cell office:value-type="float" office:value="0.706439393939" calcext:value-type="float">
            <text:p>0,7064393939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827355264572" calcext:value-type="float">
            <text:p>0,8273552646</text:p>
          </table:table-cell>
          <table:table-cell office:value-type="float" office:value="0.850877189845" calcext:value-type="float">
            <text:p>0,8508771898</text:p>
          </table:table-cell>
          <table:table-cell office:value-type="float" office:value="0.502923982185" calcext:value-type="float">
            <text:p>0,5029239822</text:p>
          </table:table-cell>
          <table:table-cell office:value-type="float" office:value="0.471177954423" calcext:value-type="float">
            <text:p>0,4711779544</text:p>
          </table:table-cell>
          <table:table-cell office:value-type="float" office:value="0.4832079787" calcext:value-type="float">
            <text:p>0,4832079787</text:p>
          </table:table-cell>
          <table:table-cell office:value-type="float" office:value="0.782525510204" calcext:value-type="float">
            <text:p>0,7825255102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512929079208" calcext:value-type="float">
            <text:p>0,5129290792</text:p>
          </table:table-cell>
          <table:table-cell office:value-type="float" office:value="0.903409090909" calcext:value-type="float">
            <text:p>0,9034090909</text:p>
          </table:table-cell>
          <table:table-cell office:value-type="float" office:value="0.227272705598" calcext:value-type="float">
            <text:p>0,2272727056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181818154725" calcext:value-type="float">
            <text:p>0,1818181547</text:p>
          </table:table-cell>
          <table:table-cell office:value-type="float" office:value="0.855622089155" calcext:value-type="float">
            <text:p>0,8556220892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93725451742" calcext:value-type="float">
            <text:p>0,4937254517</text:p>
          </table:table-cell>
          <table:table-cell office:value-type="float" office:value="0.920000001362" calcext:value-type="float">
            <text:p>0,9200000014</text:p>
          </table:table-cell>
          <table:table-cell table:number-columns-repeated="2" office:value-type="float" office:value="0.0914285714286" calcext:value-type="float">
            <text:p>0,0914285714</text:p>
          </table:table-cell>
          <table:table-cell office:value-type="float" office:value="0.0914285605294" calcext:value-type="float">
            <text:p>0,0914285605</text:p>
          </table:table-cell>
          <table:table-cell office:value-type="float" office:value="0.842704149933" calcext:value-type="float">
            <text:p>0,842704149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896705951" calcext:value-type="float">
            <text:p>0,5289670595</text:p>
          </table:table-cell>
          <table:table-cell office:value-type="float" office:value="0.925714286055" calcext:value-type="float">
            <text:p>0,9257142861</text:p>
          </table:table-cell>
          <table:table-cell office:value-type="float" office:value="0.438857100351" calcext:value-type="float">
            <text:p>0,4388571004</text:p>
          </table:table-cell>
          <table:table-cell office:value-type="float" office:value="0.304761908395" calcext:value-type="float">
            <text:p>0,3047619084</text:p>
          </table:table-cell>
          <table:table-cell office:value-type="float" office:value="0.335238048009" calcext:value-type="float">
            <text:p>0,335238048</text:p>
          </table:table-cell>
          <table:table-cell office:value-type="float" office:value="0.848728246319" calcext:value-type="float">
            <text:p>0,848728246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23532255628" calcext:value-type="float">
            <text:p>0,5235322556</text:p>
          </table:table-cell>
          <table:table-cell office:value-type="float" office:value="0.91954023057" calcext:value-type="float">
            <text:p>0,9195402306</text:p>
          </table:table-cell>
          <table:table-cell office:value-type="float" office:value="0.245210729796" calcext:value-type="float">
            <text:p>0,2452107298</text:p>
          </table:table-cell>
          <table:table-cell office:value-type="float" office:value="0.275862068966" calcext:value-type="float">
            <text:p>0,275862069</text:p>
          </table:table-cell>
          <table:table-cell office:value-type="float" office:value="0.25747123806" calcext:value-type="float">
            <text:p>0,2574712381</text:p>
          </table:table-cell>
          <table:table-cell office:value-type="float" office:value="0.862951807229" calcext:value-type="float">
            <text:p>0,8629518072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83792848971" calcext:value-type="float">
            <text:p>0,483792849</text:p>
          </table:table-cell>
          <table:table-cell office:value-type="float" office:value="0.885057471949" calcext:value-type="float">
            <text:p>0,8850574719</text:p>
          </table:table-cell>
          <table:table-cell table:number-columns-repeated="2" office:value-type="float" office:value="0.0919540229885" calcext:value-type="float">
            <text:p>0,091954023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789156626506" calcext:value-type="float">
            <text:p>0,789156626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690267377609" calcext:value-type="float">
            <text:p>0,6902673776</text:p>
          </table:table-cell>
          <table:table-cell office:value-type="float" office:value="0.804054054054" calcext:value-type="float">
            <text:p>0,8040540541</text:p>
          </table:table-cell>
          <table:table-cell office:value-type="float" office:value="0.480394688812" calcext:value-type="float">
            <text:p>0,4803946888</text:p>
          </table:table-cell>
          <table:table-cell office:value-type="float" office:value="0.545559854121" calcext:value-type="float">
            <text:p>0,5455598541</text:p>
          </table:table-cell>
          <table:table-cell office:value-type="float" office:value="0.496762926514" calcext:value-type="float">
            <text:p>0,4967629265</text:p>
          </table:table-cell>
          <table:table-cell office:value-type="float" office:value="0.783100716711" calcext:value-type="float">
            <text:p>0,783100716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15122894339" calcext:value-type="float">
            <text:p>0,8151228943</text:p>
          </table:table-cell>
          <table:table-cell office:value-type="float" office:value="0.736486486486" calcext:value-type="float">
            <text:p>0,7364864865</text:p>
          </table:table-cell>
          <table:table-cell office:value-type="float" office:value="0.337264537006" calcext:value-type="float">
            <text:p>0,337264537</text:p>
          </table:table-cell>
          <table:table-cell office:value-type="float" office:value="0.487044192649" calcext:value-type="float">
            <text:p>0,4870441926</text:p>
          </table:table-cell>
          <table:table-cell office:value-type="float" office:value="0.392853519401" calcext:value-type="float">
            <text:p>0,3928535194</text:p>
          </table:table-cell>
          <table:table-cell office:value-type="float" office:value="0.736929460581" calcext:value-type="float">
            <text:p>0,736929460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21182157226" calcext:value-type="float">
            <text:p>0,8211821572</text:p>
          </table:table-cell>
          <table:table-cell office:value-type="float" office:value="0.701694915456" calcext:value-type="float">
            <text:p>0,7016949155</text:p>
          </table:table-cell>
          <table:table-cell office:value-type="float" office:value="0.330117347887" calcext:value-type="float">
            <text:p>0,3301173479</text:p>
          </table:table-cell>
          <table:table-cell office:value-type="float" office:value="0.545009425535" calcext:value-type="float">
            <text:p>0,5450094255</text:p>
          </table:table-cell>
          <table:table-cell office:value-type="float" office:value="0.402178278414" calcext:value-type="float">
            <text:p>0,4021782784</text:p>
          </table:table-cell>
          <table:table-cell office:value-type="float" office:value="0.717348484848" calcext:value-type="float">
            <text:p>0,717348484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8028507859" calcext:value-type="float">
            <text:p>0,7802850786</text:p>
          </table:table-cell>
          <table:table-cell office:value-type="float" office:value="0.786440678168" calcext:value-type="float">
            <text:p>0,7864406782</text:p>
          </table:table-cell>
          <table:table-cell office:value-type="float" office:value="0.42064031019" calcext:value-type="float">
            <text:p>0,4206403102</text:p>
          </table:table-cell>
          <table:table-cell office:value-type="float" office:value="0.459138611616" calcext:value-type="float">
            <text:p>0,4591386116</text:p>
          </table:table-cell>
          <table:table-cell office:value-type="float" office:value="0.412563359535" calcext:value-type="float">
            <text:p>0,4125633595</text:p>
          </table:table-cell>
          <table:table-cell office:value-type="float" office:value="0.719318181818" calcext:value-type="float">
            <text:p>0,719318181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45738382865" calcext:value-type="float">
            <text:p>0,7457383829</text:p>
          </table:table-cell>
          <table:table-cell office:value-type="float" office:value="0.766101695117" calcext:value-type="float">
            <text:p>0,7661016951</text:p>
          </table:table-cell>
          <table:table-cell office:value-type="float" office:value="0.416907089039" calcext:value-type="float">
            <text:p>0,416907089</text:p>
          </table:table-cell>
          <table:table-cell office:value-type="float" office:value="0.426838863502" calcext:value-type="float">
            <text:p>0,4268388635</text:p>
          </table:table-cell>
          <table:table-cell office:value-type="float" office:value="0.384015177064" calcext:value-type="float">
            <text:p>0,3840151771</text:p>
          </table:table-cell>
          <table:table-cell office:value-type="float" office:value="0.721060606061" calcext:value-type="float">
            <text:p>0,721060606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13977655963" calcext:value-type="float">
            <text:p>0,813977656</text:p>
          </table:table-cell>
          <table:table-cell office:value-type="float" office:value="0.747663549174" calcext:value-type="float">
            <text:p>0,7476635492</text:p>
          </table:table-cell>
          <table:table-cell office:value-type="float" office:value="0.289497114927" calcext:value-type="float">
            <text:p>0,2894971149</text:p>
          </table:table-cell>
          <table:table-cell office:value-type="float" office:value="0.523987530548" calcext:value-type="float">
            <text:p>0,5239875305</text:p>
          </table:table-cell>
          <table:table-cell office:value-type="float" office:value="0.343078265959" calcext:value-type="float">
            <text:p>0,343078266</text:p>
          </table:table-cell>
          <table:table-cell office:value-type="float" office:value="0.725542041248" calcext:value-type="float">
            <text:p>0,725542041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71565816781" calcext:value-type="float">
            <text:p>0,6715658168</text:p>
          </table:table-cell>
          <table:table-cell office:value-type="float" office:value="0.836448600916" calcext:value-type="float">
            <text:p>0,8364486009</text:p>
          </table:table-cell>
          <table:table-cell office:value-type="float" office:value="0.378104151966" calcext:value-type="float">
            <text:p>0,378104152</text:p>
          </table:table-cell>
          <table:table-cell office:value-type="float" office:value="0.39305742656" calcext:value-type="float">
            <text:p>0,3930574266</text:p>
          </table:table-cell>
          <table:table-cell office:value-type="float" office:value="0.373831713311" calcext:value-type="float">
            <text:p>0,3738317133</text:p>
          </table:table-cell>
          <table:table-cell office:value-type="float" office:value="0.778424114225" calcext:value-type="float">
            <text:p>0,778424114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10357646407" calcext:value-type="float">
            <text:p>0,8103576464</text:p>
          </table:table-cell>
          <table:table-cell office:value-type="float" office:value="0.780373831219" calcext:value-type="float">
            <text:p>0,7803738312</text:p>
          </table:table-cell>
          <table:table-cell office:value-type="float" office:value="0.21848390704" calcext:value-type="float">
            <text:p>0,218483907</text:p>
          </table:table-cell>
          <table:table-cell office:value-type="float" office:value="0.266666668598" calcext:value-type="float">
            <text:p>0,2666666686</text:p>
          </table:table-cell>
          <table:table-cell office:value-type="float" office:value="0.237346488739" calcext:value-type="float">
            <text:p>0,2373464887</text:p>
          </table:table-cell>
          <table:table-cell office:value-type="float" office:value="0.697690816147" calcext:value-type="float">
            <text:p>0,697690816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688046447268" calcext:value-type="float">
            <text:p>0,6880464473</text:p>
          </table:table-cell>
          <table:table-cell office:value-type="float" office:value="0.812206574169" calcext:value-type="float">
            <text:p>0,8122065742</text:p>
          </table:table-cell>
          <table:table-cell office:value-type="float" office:value="0.349832337787" calcext:value-type="float">
            <text:p>0,3498323378</text:p>
          </table:table-cell>
          <table:table-cell office:value-type="float" office:value="0.289738440178" calcext:value-type="float">
            <text:p>0,2897384402</text:p>
          </table:table-cell>
          <table:table-cell office:value-type="float" office:value="0.313786940955" calcext:value-type="float">
            <text:p>0,313786941</text:p>
          </table:table-cell>
          <table:table-cell office:value-type="float" office:value="0.765685926976" calcext:value-type="float">
            <text:p>0,76568592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15541963622" calcext:value-type="float">
            <text:p>0,8155419636</text:p>
          </table:table-cell>
          <table:table-cell office:value-type="float" office:value="0.75586854544" calcext:value-type="float">
            <text:p>0,7558685454</text:p>
          </table:table-cell>
          <table:table-cell office:value-type="float" office:value="0.320244707972" calcext:value-type="float">
            <text:p>0,320244708</text:p>
          </table:table-cell>
          <table:table-cell office:value-type="float" office:value="0.601911473162" calcext:value-type="float">
            <text:p>0,6019114732</text:p>
          </table:table-cell>
          <table:table-cell office:value-type="float" office:value="0.411689463356" calcext:value-type="float">
            <text:p>0,4116894634</text:p>
          </table:table-cell>
          <table:table-cell office:value-type="float" office:value="0.758064516129" calcext:value-type="float">
            <text:p>0,7580645161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584579251964" calcext:value-type="float">
            <text:p>0,584579252</text:p>
          </table:table-cell>
          <table:table-cell office:value-type="float" office:value="0.853448277917" calcext:value-type="float">
            <text:p>0,8534482779</text:p>
          </table:table-cell>
          <table:table-cell office:value-type="float" office:value="0.472906408639" calcext:value-type="float">
            <text:p>0,4729064086</text:p>
          </table:table-cell>
          <table:table-cell office:value-type="float" office:value="0.564860442589" calcext:value-type="float">
            <text:p>0,5648604426</text:p>
          </table:table-cell>
          <table:table-cell office:value-type="float" office:value="0.512315223957" calcext:value-type="float">
            <text:p>0,512315224</text:p>
          </table:table-cell>
          <table:table-cell office:value-type="float" office:value="0.856803327392" calcext:value-type="float">
            <text:p>0,856803327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16428691408" calcext:value-type="float">
            <text:p>0,6164286914</text:p>
          </table:table-cell>
          <table:table-cell office:value-type="float" office:value="0.800000004665" calcext:value-type="float">
            <text:p>0,8000000047</text:p>
          </table:table-cell>
          <table:table-cell office:value-type="float" office:value="0.40308363956" calcext:value-type="float">
            <text:p>0,4030836396</text:p>
          </table:table-cell>
          <table:table-cell office:value-type="float" office:value="0.722608715555" calcext:value-type="float">
            <text:p>0,7226087156</text:p>
          </table:table-cell>
          <table:table-cell office:value-type="float" office:value="0.501003276524" calcext:value-type="float">
            <text:p>0,5010032765</text:p>
          </table:table-cell>
          <table:table-cell office:value-type="float" office:value="0.839015151515" calcext:value-type="float">
            <text:p>0,839015151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590484178585" calcext:value-type="float">
            <text:p>0,5904841786</text:p>
          </table:table-cell>
          <table:table-cell office:value-type="float" office:value="0.860869563662" calcext:value-type="float">
            <text:p>0,8608695637</text:p>
          </table:table-cell>
          <table:table-cell office:value-type="float" office:value="0.477246383999" calcext:value-type="float">
            <text:p>0,477246384</text:p>
          </table:table-cell>
          <table:table-cell office:value-type="float" office:value="0.780538322874" calcext:value-type="float">
            <text:p>0,7805383229</text:p>
          </table:table-cell>
          <table:table-cell office:value-type="float" office:value="0.5818632937" calcext:value-type="float">
            <text:p>0,5818632937</text:p>
          </table:table-cell>
          <table:table-cell office:value-type="float" office:value="0.878787878788" calcext:value-type="float">
            <text:p>0,878787878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39395763563" calcext:value-type="float">
            <text:p>0,8393957636</text:p>
          </table:table-cell>
          <table:table-cell office:value-type="float" office:value="0.730434783645" calcext:value-type="float">
            <text:p>0,7304347836</text:p>
          </table:table-cell>
          <table:table-cell office:value-type="float" office:value="0.302608697052" calcext:value-type="float">
            <text:p>0,3026086971</text:p>
          </table:table-cell>
          <table:table-cell office:value-type="float" office:value="0.712463772815" calcext:value-type="float">
            <text:p>0,7124637728</text:p>
          </table:table-cell>
          <table:table-cell office:value-type="float" office:value="0.411734301111" calcext:value-type="float">
            <text:p>0,4117343011</text:p>
          </table:table-cell>
          <table:table-cell office:value-type="float" office:value="0.719065656566" calcext:value-type="float">
            <text:p>0,719065656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69758705716" calcext:value-type="float">
            <text:p>0,6697587057</text:p>
          </table:table-cell>
          <table:table-cell office:value-type="float" office:value="0.8245614056" calcext:value-type="float">
            <text:p>0,8245614056</text:p>
          </table:table-cell>
          <table:table-cell office:value-type="float" office:value="0.421052639945" calcext:value-type="float">
            <text:p>0,4210526399</text:p>
          </table:table-cell>
          <table:table-cell office:value-type="float" office:value="0.401002515826" calcext:value-type="float">
            <text:p>0,4010025158</text:p>
          </table:table-cell>
          <table:table-cell office:value-type="float" office:value="0.402236319425" calcext:value-type="float">
            <text:p>0,4022363194</text:p>
          </table:table-cell>
          <table:table-cell office:value-type="float" office:value="0.783801020408" calcext:value-type="float">
            <text:p>0,783801020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54247742891" calcext:value-type="float">
            <text:p>0,4542477429</text:p>
          </table:table-cell>
          <table:table-cell office:value-type="float" office:value="0.909090909091" calcext:value-type="float">
            <text:p>0,9090909091</text:p>
          </table:table-cell>
          <table:table-cell table:number-columns-repeated="2" office:value-type="float" office:value="0.272727272727" calcext:value-type="float">
            <text:p>0,2727272727</text:p>
          </table:table-cell>
          <table:table-cell office:value-type="float" office:value="0.272727240216" calcext:value-type="float">
            <text:p>0,2727272402</text:p>
          </table:table-cell>
          <table:table-cell office:value-type="float" office:value="0.820359281437" calcext:value-type="float">
            <text:p>0,820359281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32017933641" calcext:value-type="float">
            <text:p>0,4320179336</text:p>
          </table:table-cell>
          <table:table-cell office:value-type="float" office:value="0.868571429934" calcext:value-type="float">
            <text:p>0,8685714299</text:p>
          </table:table-cell>
          <table:table-cell office:value-type="float" office:value="0.0914285714286" calcext:value-type="float">
            <text:p>0,0914285714</text:p>
          </table:table-cell>
          <table:table-cell office:value-type="float" office:value="0.182857121059" calcext:value-type="float">
            <text:p>0,1828571211</text:p>
          </table:table-cell>
          <table:table-cell office:value-type="float" office:value="0.12190474374" calcext:value-type="float">
            <text:p>0,1219047437</text:p>
          </table:table-cell>
          <table:table-cell office:value-type="float" office:value="0.772423025435" calcext:value-type="float">
            <text:p>0,772423025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481261110306" calcext:value-type="float">
            <text:p>0,4812611103</text:p>
          </table:table-cell>
          <table:table-cell office:value-type="float" office:value="0.845714286395" calcext:value-type="float">
            <text:p>0,8457142864</text:p>
          </table:table-cell>
          <table:table-cell office:value-type="float" office:value="0.144979594094" calcext:value-type="float">
            <text:p>0,1449795941</text:p>
          </table:table-cell>
          <table:table-cell office:value-type="float" office:value="0.335238097055" calcext:value-type="float">
            <text:p>0,3352380971</text:p>
          </table:table-cell>
          <table:table-cell office:value-type="float" office:value="0.199546454293" calcext:value-type="float">
            <text:p>0,1995464543</text:p>
          </table:table-cell>
          <table:table-cell office:value-type="float" office:value="0.768406961178" calcext:value-type="float">
            <text:p>0,768406961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52530375157" calcext:value-type="float">
            <text:p>0,4525303752</text:p>
          </table:table-cell>
          <table:table-cell office:value-type="float" office:value="0.890804598386" calcext:value-type="float">
            <text:p>0,8908045984</text:p>
          </table:table-cell>
          <table:table-cell office:value-type="float" office:value="0.256157636642" calcext:value-type="float">
            <text:p>0,2561576366</text:p>
          </table:table-cell>
          <table:table-cell office:value-type="float" office:value="0.551724116007" calcext:value-type="float">
            <text:p>0,551724116</text:p>
          </table:table-cell>
          <table:table-cell office:value-type="float" office:value="0.321839047574" calcext:value-type="float">
            <text:p>0,3218390476</text:p>
          </table:table-cell>
          <table:table-cell office:value-type="float" office:value="0.88328313253" calcext:value-type="float">
            <text:p>0,883283132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83514080788" calcext:value-type="float">
            <text:p>0,4835140808</text:p>
          </table:table-cell>
          <table:table-cell office:value-type="float" office:value="0.90229885126" calcext:value-type="float">
            <text:p>0,9022988513</text:p>
          </table:table-cell>
          <table:table-cell table:number-columns-repeated="2" office:value-type="float" office:value="0.0919540229885" calcext:value-type="float">
            <text:p>0,091954023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746234939759" calcext:value-type="float">
            <text:p>0,746234939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40703188084" calcext:value-type="float">
            <text:p>0,7407031881</text:p>
          </table:table-cell>
          <table:table-cell office:value-type="float" office:value="0.773648648649" calcext:value-type="float">
            <text:p>0,7736486486</text:p>
          </table:table-cell>
          <table:table-cell office:value-type="float" office:value="0.446562161317" calcext:value-type="float">
            <text:p>0,4465621613</text:p>
          </table:table-cell>
          <table:table-cell office:value-type="float" office:value="0.609652516004" calcext:value-type="float">
            <text:p>0,609652516</text:p>
          </table:table-cell>
          <table:table-cell office:value-type="float" office:value="0.494720839165" calcext:value-type="float">
            <text:p>0,4947208392</text:p>
          </table:table-cell>
          <table:table-cell office:value-type="float" office:value="0.766201433421" calcext:value-type="float">
            <text:p>0,766201433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801511888568" calcext:value-type="float">
            <text:p>0,8015118886</text:p>
          </table:table-cell>
          <table:table-cell office:value-type="float" office:value="0.706081081081" calcext:value-type="float">
            <text:p>0,7060810811</text:p>
          </table:table-cell>
          <table:table-cell office:value-type="float" office:value="0.347543910548" calcext:value-type="float">
            <text:p>0,3475439105</text:p>
          </table:table-cell>
          <table:table-cell office:value-type="float" office:value="0.650064362062" calcext:value-type="float">
            <text:p>0,6500643621</text:p>
          </table:table-cell>
          <table:table-cell office:value-type="float" office:value="0.442215465211" calcext:value-type="float">
            <text:p>0,4422154652</text:p>
          </table:table-cell>
          <table:table-cell office:value-type="float" office:value="0.719803847605" calcext:value-type="float">
            <text:p>0,719803847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43398223489" calcext:value-type="float">
            <text:p>0,7433982235</text:p>
          </table:table-cell>
          <table:table-cell office:value-type="float" office:value="0.755932203592" calcext:value-type="float">
            <text:p>0,7559322036</text:p>
          </table:table-cell>
          <table:table-cell office:value-type="float" office:value="0.388248603021" calcext:value-type="float">
            <text:p>0,388248603</text:p>
          </table:table-cell>
          <table:table-cell office:value-type="float" office:value="0.507344638695" calcext:value-type="float">
            <text:p>0,5073446387</text:p>
          </table:table-cell>
          <table:table-cell office:value-type="float" office:value="0.429824160519" calcext:value-type="float">
            <text:p>0,4298241605</text:p>
          </table:table-cell>
          <table:table-cell office:value-type="float" office:value="0.73696969697" calcext:value-type="float">
            <text:p>0,73696969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53190147877" calcext:value-type="float">
            <text:p>0,7531901479</text:p>
          </table:table-cell>
          <table:table-cell office:value-type="float" office:value="0.7593220341" calcext:value-type="float">
            <text:p>0,7593220341</text:p>
          </table:table-cell>
          <table:table-cell office:value-type="float" office:value="0.36558515581" calcext:value-type="float">
            <text:p>0,3655851558</text:p>
          </table:table-cell>
          <table:table-cell office:value-type="float" office:value="0.519010938224" calcext:value-type="float">
            <text:p>0,5190109382</text:p>
          </table:table-cell>
          <table:table-cell office:value-type="float" office:value="0.415465742855" calcext:value-type="float">
            <text:p>0,4154657429</text:p>
          </table:table-cell>
          <table:table-cell office:value-type="float" office:value="0.713409090909" calcext:value-type="float">
            <text:p>0,713409090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58388710628" calcext:value-type="float">
            <text:p>0,7583887106</text:p>
          </table:table-cell>
          <table:table-cell office:value-type="float" office:value="0.806779661219" calcext:value-type="float">
            <text:p>0,8067796612</text:p>
          </table:table-cell>
          <table:table-cell office:value-type="float" office:value="0.465536731785" calcext:value-type="float">
            <text:p>0,4655367318</text:p>
          </table:table-cell>
          <table:table-cell office:value-type="float" office:value="0.389819762666" calcext:value-type="float">
            <text:p>0,3898197627</text:p>
          </table:table-cell>
          <table:table-cell office:value-type="float" office:value="0.390335626117" calcext:value-type="float">
            <text:p>0,3903356261</text:p>
          </table:table-cell>
          <table:table-cell office:value-type="float" office:value="0.693712121212" calcext:value-type="float">
            <text:p>0,693712121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81180646486" calcext:value-type="float">
            <text:p>0,6811806465</text:p>
          </table:table-cell>
          <table:table-cell office:value-type="float" office:value="0.76635513963" calcext:value-type="float">
            <text:p>0,7663551396</text:p>
          </table:table-cell>
          <table:table-cell office:value-type="float" office:value="0.300044511941" calcext:value-type="float">
            <text:p>0,3000445119</text:p>
          </table:table-cell>
          <table:table-cell office:value-type="float" office:value="0.438006221691" calcext:value-type="float">
            <text:p>0,4380062217</text:p>
          </table:table-cell>
          <table:table-cell office:value-type="float" office:value="0.323805948006" calcext:value-type="float">
            <text:p>0,323805948</text:p>
          </table:table-cell>
          <table:table-cell office:value-type="float" office:value="0.726070861978" calcext:value-type="float">
            <text:p>0,72607086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43012560862" calcext:value-type="float">
            <text:p>0,7430125609</text:p>
          </table:table-cell>
          <table:table-cell office:value-type="float" office:value="0.757009344123" calcext:value-type="float">
            <text:p>0,7570093441</text:p>
          </table:table-cell>
          <table:table-cell office:value-type="float" office:value="0.355328998276" calcext:value-type="float">
            <text:p>0,3553289983</text:p>
          </table:table-cell>
          <table:table-cell office:value-type="float" office:value="0.630440602793" calcext:value-type="float">
            <text:p>0,6304406028</text:p>
          </table:table-cell>
          <table:table-cell office:value-type="float" office:value="0.441917282956" calcext:value-type="float">
            <text:p>0,441917283</text:p>
          </table:table-cell>
          <table:table-cell office:value-type="float" office:value="0.79111581174" calcext:value-type="float">
            <text:p>0,791115811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37770871024" calcext:value-type="float">
            <text:p>0,737770871</text:p>
          </table:table-cell>
          <table:table-cell office:value-type="float" office:value="0.724299065978" calcext:value-type="float">
            <text:p>0,724299066</text:p>
          </table:table-cell>
          <table:table-cell office:value-type="float" office:value="0.209390302824" calcext:value-type="float">
            <text:p>0,2093903028</text:p>
          </table:table-cell>
          <table:table-cell office:value-type="float" office:value="0.319626171177" calcext:value-type="float">
            <text:p>0,3196261712</text:p>
          </table:table-cell>
          <table:table-cell office:value-type="float" office:value="0.24940994549" calcext:value-type="float">
            <text:p>0,2494099455</text:p>
          </table:table-cell>
          <table:table-cell office:value-type="float" office:value="0.648863035431" calcext:value-type="float">
            <text:p>0,648863035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688939038577" calcext:value-type="float">
            <text:p>0,6889390386</text:p>
          </table:table-cell>
          <table:table-cell office:value-type="float" office:value="0.784037559805" calcext:value-type="float">
            <text:p>0,7840375598</text:p>
          </table:table-cell>
          <table:table-cell office:value-type="float" office:value="0.364050979486" calcext:value-type="float">
            <text:p>0,3640509795</text:p>
          </table:table-cell>
          <table:table-cell office:value-type="float" office:value="0.701542610014" calcext:value-type="float">
            <text:p>0,70154261</text:p>
          </table:table-cell>
          <table:table-cell office:value-type="float" office:value="0.478253528826" calcext:value-type="float">
            <text:p>0,4782535288</text:p>
          </table:table-cell>
          <table:table-cell office:value-type="float" office:value="0.821162708259" calcext:value-type="float">
            <text:p>0,821162708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1338686764" calcext:value-type="float">
            <text:p>0,7413386868</text:p>
          </table:table-cell>
          <table:table-cell office:value-type="float" office:value="0.741784038958" calcext:value-type="float">
            <text:p>0,741784039</text:p>
          </table:table-cell>
          <table:table-cell office:value-type="float" office:value="0.305209036864" calcext:value-type="float">
            <text:p>0,3052090369</text:p>
          </table:table-cell>
          <table:table-cell office:value-type="float" office:value="0.654527171677" calcext:value-type="float">
            <text:p>0,6545271717</text:p>
          </table:table-cell>
          <table:table-cell office:value-type="float" office:value="0.401766381213" calcext:value-type="float">
            <text:p>0,4017663812</text:p>
          </table:table-cell>
          <table:table-cell office:value-type="float" office:value="0.766217653314" calcext:value-type="float">
            <text:p>0,7662176533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58630116233" calcext:value-type="float">
            <text:p>0,6586301162</text:p>
          </table:table-cell>
          <table:table-cell office:value-type="float" office:value="0.810344825531" calcext:value-type="float">
            <text:p>0,8103448255</text:p>
          </table:table-cell>
          <table:table-cell office:value-type="float" office:value="0.428720729104" calcext:value-type="float">
            <text:p>0,4287207291</text:p>
          </table:table-cell>
          <table:table-cell office:value-type="float" office:value="0.604269323678" calcext:value-type="float">
            <text:p>0,6042693237</text:p>
          </table:table-cell>
          <table:table-cell office:value-type="float" office:value="0.488875931707" calcext:value-type="float">
            <text:p>0,4888759317</text:p>
          </table:table-cell>
          <table:table-cell office:value-type="float" office:value="0.852644087938" calcext:value-type="float">
            <text:p>0,852644087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19749067659" calcext:value-type="float">
            <text:p>0,7197490677</text:p>
          </table:table-cell>
          <table:table-cell office:value-type="float" office:value="0.756521741204" calcext:value-type="float">
            <text:p>0,7565217412</text:p>
          </table:table-cell>
          <table:table-cell office:value-type="float" office:value="0.341493206568" calcext:value-type="float">
            <text:p>0,3414932066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59587457128" calcext:value-type="float">
            <text:p>0,4595874571</text:p>
          </table:table-cell>
          <table:table-cell office:value-type="float" office:value="0.830808080808" calcext:value-type="float">
            <text:p>0,830808080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46965698574" calcext:value-type="float">
            <text:p>0,6469656986</text:p>
          </table:table-cell>
          <table:table-cell office:value-type="float" office:value="0.808695650619" calcext:value-type="float">
            <text:p>0,8086956506</text:p>
          </table:table-cell>
          <table:table-cell office:value-type="float" office:value="0.371242241237" calcext:value-type="float">
            <text:p>0,3712422412</text:p>
          </table:table-cell>
          <table:table-cell office:value-type="float" office:value="0.59171843762" calcext:value-type="float">
            <text:p>0,5917184376</text:p>
          </table:table-cell>
          <table:table-cell office:value-type="float" office:value="0.435824989495" calcext:value-type="float">
            <text:p>0,4358249895</text:p>
          </table:table-cell>
          <table:table-cell office:value-type="float" office:value="0.86047979798" calcext:value-type="float">
            <text:p>0,86047979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75147815373" calcext:value-type="float">
            <text:p>0,8751478154</text:p>
          </table:table-cell>
          <table:table-cell office:value-type="float" office:value="0.72173912888" calcext:value-type="float">
            <text:p>0,7217391289</text:p>
          </table:table-cell>
          <table:table-cell office:value-type="float" office:value="0.30656302053" calcext:value-type="float">
            <text:p>0,3065630205</text:p>
          </table:table-cell>
          <table:table-cell office:value-type="float" office:value="0.749565224026" calcext:value-type="float">
            <text:p>0,749565224</text:p>
          </table:table-cell>
          <table:table-cell office:value-type="float" office:value="0.419686845334" calcext:value-type="float">
            <text:p>0,4196868453</text:p>
          </table:table-cell>
          <table:table-cell office:value-type="float" office:value="0.681186868687" calcext:value-type="float">
            <text:p>0,681186868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11458227091" calcext:value-type="float">
            <text:p>0,7114582271</text:p>
          </table:table-cell>
          <table:table-cell office:value-type="float" office:value="0.754385968049" calcext:value-type="float">
            <text:p>0,754385968</text:p>
          </table:table-cell>
          <table:table-cell office:value-type="float" office:value="0.315009748727" calcext:value-type="float">
            <text:p>0,3150097487</text:p>
          </table:table-cell>
          <table:table-cell office:value-type="float" office:value="0.511278202659" calcext:value-type="float">
            <text:p>0,5112782027</text:p>
          </table:table-cell>
          <table:table-cell office:value-type="float" office:value="0.38688570993" calcext:value-type="float">
            <text:p>0,3868857099</text:p>
          </table:table-cell>
          <table:table-cell office:value-type="float" office:value="0.816964285714" calcext:value-type="float">
            <text:p>0,8169642857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32305863771" calcext:value-type="float">
            <text:p>0,5323058638</text:p>
          </table:table-cell>
          <table:table-cell office:value-type="float" office:value="0.903409090909" calcext:value-type="float">
            <text:p>0,9034090909</text:p>
          </table:table-cell>
          <table:table-cell office:value-type="float" office:value="0.127272727815" calcext:value-type="float">
            <text:p>0,1272727278</text:p>
          </table:table-cell>
          <table:table-cell office:value-type="float" office:value="0.227272705598" calcext:value-type="float">
            <text:p>0,2272727056</text:p>
          </table:table-cell>
          <table:table-cell office:value-type="float" office:value="0.12121210315" calcext:value-type="float">
            <text:p>0,1212121032</text:p>
          </table:table-cell>
          <table:table-cell office:value-type="float" office:value="0.703925482369" calcext:value-type="float">
            <text:p>0,7039254824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527412205083" calcext:value-type="float">
            <text:p>0,5274122051</text:p>
          </table:table-cell>
          <table:table-cell office:value-type="float" office:value="0.885714287077" calcext:value-type="float">
            <text:p>0,8857142871</text:p>
          </table:table-cell>
          <table:table-cell table:number-columns-repeated="3" office:value-type="float" office:value="0.182857121059" calcext:value-type="float">
            <text:p>0,1828571211</text:p>
          </table:table-cell>
          <table:table-cell office:value-type="float" office:value="0.785809906292" calcext:value-type="float">
            <text:p>0,785809906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589675850868" calcext:value-type="float">
            <text:p>0,5896758509</text:p>
          </table:table-cell>
          <table:table-cell office:value-type="float" office:value="0.925714285714" calcext:value-type="float">
            <text:p>0,9257142857</text:p>
          </table:table-cell>
          <table:table-cell office:value-type="float" office:value="0.335238097055" calcext:value-type="float">
            <text:p>0,3352380971</text:p>
          </table:table-cell>
          <table:table-cell office:value-type="float" office:value="0.426666668483" calcext:value-type="float">
            <text:p>0,4266666685</text:p>
          </table:table-cell>
          <table:table-cell office:value-type="float" office:value="0.365714247567" calcext:value-type="float">
            <text:p>0,3657142476</text:p>
          </table:table-cell>
          <table:table-cell office:value-type="float" office:value="0.813253012048" calcext:value-type="float">
            <text:p>0,81325301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26336118408" calcext:value-type="float">
            <text:p>0,5263361184</text:p>
          </table:table-cell>
          <table:table-cell office:value-type="float" office:value="0.91954022783" calcext:value-type="float">
            <text:p>0,9195402278</text:p>
          </table:table-cell>
          <table:table-cell office:value-type="float" office:value="0.352490403186" calcext:value-type="float">
            <text:p>0,3524904032</text:p>
          </table:table-cell>
          <table:table-cell office:value-type="float" office:value="0.551724094084" calcext:value-type="float">
            <text:p>0,5517240941</text:p>
          </table:table-cell>
          <table:table-cell office:value-type="float" office:value="0.404597666072" calcext:value-type="float">
            <text:p>0,4045976661</text:p>
          </table:table-cell>
          <table:table-cell office:value-type="float" office:value="0.942771084337" calcext:value-type="float">
            <text:p>0,942771084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539435734009" calcext:value-type="float">
            <text:p>0,539435734</text:p>
          </table:table-cell>
          <table:table-cell office:value-type="float" office:value="0.879310345513" calcext:value-type="float">
            <text:p>0,8793103455</text:p>
          </table:table-cell>
          <table:table-cell office:value-type="float" office:value="0.073563219487" calcext:value-type="float">
            <text:p>0,0735632195</text:p>
          </table:table-cell>
          <table:table-cell office:value-type="float" office:value="0.122605367639" calcext:value-type="float">
            <text:p>0,1226053676</text:p>
          </table:table-cell>
          <table:table-cell office:value-type="float" office:value="0.0919540120267" calcext:value-type="float">
            <text:p>0,091954012</text:p>
          </table:table-cell>
          <table:table-cell office:value-type="float" office:value="0.82906626506" calcext:value-type="float">
            <text:p>0,829066265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72068379699" calcext:value-type="float">
            <text:p>0,7720683797</text:p>
          </table:table-cell>
          <table:table-cell office:value-type="float" office:value="0.709459459459" calcext:value-type="float">
            <text:p>0,7094594595</text:p>
          </table:table-cell>
          <table:table-cell office:value-type="float" office:value="0.365411019003" calcext:value-type="float">
            <text:p>0,365411019</text:p>
          </table:table-cell>
          <table:table-cell office:value-type="float" office:value="0.69330760595" calcext:value-type="float">
            <text:p>0,693307606</text:p>
          </table:table-cell>
          <table:table-cell office:value-type="float" office:value="0.470649931882" calcext:value-type="float">
            <text:p>0,4706499319</text:p>
          </table:table-cell>
          <table:table-cell office:value-type="float" office:value="0.77140701622" calcext:value-type="float">
            <text:p>0,771407016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833007770616" calcext:value-type="float">
            <text:p>0,8330077706</text:p>
          </table:table-cell>
          <table:table-cell office:value-type="float" office:value="0.685810810811" calcext:value-type="float">
            <text:p>0,6858108108</text:p>
          </table:table-cell>
          <table:table-cell office:value-type="float" office:value="0.333996645502" calcext:value-type="float">
            <text:p>0,3339966455</text:p>
          </table:table-cell>
          <table:table-cell office:value-type="float" office:value="0.638481349558" calcext:value-type="float">
            <text:p>0,6384813496</text:p>
          </table:table-cell>
          <table:table-cell office:value-type="float" office:value="0.428288106983" calcext:value-type="float">
            <text:p>0,428288107</text:p>
          </table:table-cell>
          <table:table-cell office:value-type="float" office:value="0.7296869106" calcext:value-type="float">
            <text:p>0,7296869106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47783298008" calcext:value-type="float">
            <text:p>0,747783298</text:p>
          </table:table-cell>
          <table:table-cell office:value-type="float" office:value="0.755932203592" calcext:value-type="float">
            <text:p>0,7559322036</text:p>
          </table:table-cell>
          <table:table-cell office:value-type="float" office:value="0.361259091305" calcext:value-type="float">
            <text:p>0,3612590913</text:p>
          </table:table-cell>
          <table:table-cell office:value-type="float" office:value="0.403389841823" calcext:value-type="float">
            <text:p>0,4033898418</text:p>
          </table:table-cell>
          <table:table-cell office:value-type="float" office:value="0.373773961754" calcext:value-type="float">
            <text:p>0,3737739618</text:p>
          </table:table-cell>
          <table:table-cell office:value-type="float" office:value="0.716212121212" calcext:value-type="float">
            <text:p>0,716212121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865461293722" calcext:value-type="float">
            <text:p>0,8654612937</text:p>
          </table:table-cell>
          <table:table-cell office:value-type="float" office:value="0.688135593624" calcext:value-type="float">
            <text:p>0,6881355936</text:p>
          </table:table-cell>
          <table:table-cell office:value-type="float" office:value="0.307211592238" calcext:value-type="float">
            <text:p>0,3072115922</text:p>
          </table:table-cell>
          <table:table-cell office:value-type="float" office:value="0.645447213771" calcext:value-type="float">
            <text:p>0,6454472138</text:p>
          </table:table-cell>
          <table:table-cell office:value-type="float" office:value="0.3998520641" calcext:value-type="float">
            <text:p>0,3998520641</text:p>
          </table:table-cell>
          <table:table-cell office:value-type="float" office:value="0.721515151515" calcext:value-type="float">
            <text:p>0,7215151515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824755399712" calcext:value-type="float">
            <text:p>0,8247553997</text:p>
          </table:table-cell>
          <table:table-cell office:value-type="float" office:value="0.688135593624" calcext:value-type="float">
            <text:p>0,6881355936</text:p>
          </table:table-cell>
          <table:table-cell office:value-type="float" office:value="0.313940529904" calcext:value-type="float">
            <text:p>0,3139405299</text:p>
          </table:table-cell>
          <table:table-cell office:value-type="float" office:value="0.567683628858" calcext:value-type="float">
            <text:p>0,5676836289</text:p>
          </table:table-cell>
          <table:table-cell office:value-type="float" office:value="0.387009442863" calcext:value-type="float">
            <text:p>0,3870094429</text:p>
          </table:table-cell>
          <table:table-cell office:value-type="float" office:value="0.734393939394" calcext:value-type="float">
            <text:p>0,734393939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6751221786" calcext:value-type="float">
            <text:p>0,7675122179</text:p>
          </table:table-cell>
          <table:table-cell office:value-type="float" office:value="0.700934580553" calcext:value-type="float">
            <text:p>0,7009345806</text:p>
          </table:table-cell>
          <table:table-cell office:value-type="float" office:value="0.257379541887" calcext:value-type="float">
            <text:p>0,2573795419</text:p>
          </table:table-cell>
          <table:table-cell office:value-type="float" office:value="0.542679119333" calcext:value-type="float">
            <text:p>0,5426791193</text:p>
          </table:table-cell>
          <table:table-cell office:value-type="float" office:value="0.332297992483" calcext:value-type="float">
            <text:p>0,3322979925</text:p>
          </table:table-cell>
          <table:table-cell office:value-type="float" office:value="0.690992420236" calcext:value-type="float">
            <text:p>0,690992420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51753655104" calcext:value-type="float">
            <text:p>0,6517536551</text:p>
          </table:table-cell>
          <table:table-cell office:value-type="float" office:value="0.831775699263" calcext:value-type="float">
            <text:p>0,8317756993</text:p>
          </table:table-cell>
          <table:table-cell office:value-type="float" office:value="0.459546059092" calcext:value-type="float">
            <text:p>0,4595460591</text:p>
          </table:table-cell>
          <table:table-cell office:value-type="float" office:value="0.515665348445" calcext:value-type="float">
            <text:p>0,5156653484</text:p>
          </table:table-cell>
          <table:table-cell office:value-type="float" office:value="0.45962132416" calcext:value-type="float">
            <text:p>0,4596213242</text:p>
          </table:table-cell>
          <table:table-cell office:value-type="float" office:value="0.803102414948" calcext:value-type="float">
            <text:p>0,8031024149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97817590192" calcext:value-type="float">
            <text:p>0,6978175902</text:p>
          </table:table-cell>
          <table:table-cell office:value-type="float" office:value="0.8037383172" calcext:value-type="float">
            <text:p>0,8037383172</text:p>
          </table:table-cell>
          <table:table-cell office:value-type="float" office:value="0.221806855959" calcext:value-type="float">
            <text:p>0,221806856</text:p>
          </table:table-cell>
          <table:table-cell office:value-type="float" office:value="0.199376948526" calcext:value-type="float">
            <text:p>0,1993769485</text:p>
          </table:table-cell>
          <table:table-cell office:value-type="float" office:value="0.203530601252" calcext:value-type="float">
            <text:p>0,2035306013</text:p>
          </table:table-cell>
          <table:table-cell office:value-type="float" office:value="0.65926317645" calcext:value-type="float">
            <text:p>0,6592631765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08119995157" calcext:value-type="float">
            <text:p>0,7081199952</text:p>
          </table:table-cell>
          <table:table-cell office:value-type="float" office:value="0.798122067127" calcext:value-type="float">
            <text:p>0,7981220671</text:p>
          </table:table-cell>
          <table:table-cell office:value-type="float" office:value="0.385894161994" calcext:value-type="float">
            <text:p>0,385894162</text:p>
          </table:table-cell>
          <table:table-cell office:value-type="float" office:value="0.628437302902" calcext:value-type="float">
            <text:p>0,6284373029</text:p>
          </table:table-cell>
          <table:table-cell office:value-type="float" office:value="0.476177457213" calcext:value-type="float">
            <text:p>0,4761774572</text:p>
          </table:table-cell>
          <table:table-cell office:value-type="float" office:value="0.828075150656" calcext:value-type="float">
            <text:p>0,828075150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722840664252" calcext:value-type="float">
            <text:p>0,7228406643</text:p>
          </table:table-cell>
          <table:table-cell office:value-type="float" office:value="0.779342724124" calcext:value-type="float">
            <text:p>0,7793427241</text:p>
          </table:table-cell>
          <table:table-cell office:value-type="float" office:value="0.363119463406" calcext:value-type="float">
            <text:p>0,3631194634</text:p>
          </table:table-cell>
          <table:table-cell office:value-type="float" office:value="0.50110664502" calcext:value-type="float">
            <text:p>0,501106645</text:p>
          </table:table-cell>
          <table:table-cell office:value-type="float" office:value="0.396096188837" calcext:value-type="float">
            <text:p>0,3960961888</text:p>
          </table:table-cell>
          <table:table-cell office:value-type="float" office:value="0.732896136122" calcext:value-type="float">
            <text:p>0,732896136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733735838841" calcext:value-type="float">
            <text:p>0,7337358388</text:p>
          </table:table-cell>
          <table:table-cell office:value-type="float" office:value="0.827586206897" calcext:value-type="float">
            <text:p>0,8275862069</text:p>
          </table:table-cell>
          <table:table-cell office:value-type="float" office:value="0.407224975783" calcext:value-type="float">
            <text:p>0,4072249758</text:p>
          </table:table-cell>
          <table:table-cell office:value-type="float" office:value="0.426929399885" calcext:value-type="float">
            <text:p>0,4269293999</text:p>
          </table:table-cell>
          <table:table-cell office:value-type="float" office:value="0.41631924695" calcext:value-type="float">
            <text:p>0,416319247</text:p>
          </table:table-cell>
          <table:table-cell office:value-type="float" office:value="0.808674985146" calcext:value-type="float">
            <text:p>0,808674985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906845895104" calcext:value-type="float">
            <text:p>0,9068458951</text:p>
          </table:table-cell>
          <table:table-cell office:value-type="float" office:value="0.739130439447" calcext:value-type="float">
            <text:p>0,7391304394</text:p>
          </table:table-cell>
          <table:table-cell office:value-type="float" office:value="0.291739132093" calcext:value-type="float">
            <text:p>0,2917391321</text:p>
          </table:table-cell>
          <table:table-cell office:value-type="float" office:value="0.518550731825" calcext:value-type="float">
            <text:p>0,5185507318</text:p>
          </table:table-cell>
          <table:table-cell office:value-type="float" office:value="0.354024467002" calcext:value-type="float">
            <text:p>0,354024467</text:p>
          </table:table-cell>
          <table:table-cell office:value-type="float" office:value="0.748737373737" calcext:value-type="float">
            <text:p>0,748737373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786726264332" calcext:value-type="float">
            <text:p>0,7867262643</text:p>
          </table:table-cell>
          <table:table-cell office:value-type="float" office:value="0.834782610769" calcext:value-type="float">
            <text:p>0,8347826108</text:p>
          </table:table-cell>
          <table:table-cell office:value-type="float" office:value="0.431884067862" calcext:value-type="float">
            <text:p>0,4318840679</text:p>
          </table:table-cell>
          <table:table-cell office:value-type="float" office:value="0.522153220229" calcext:value-type="float">
            <text:p>0,5221532202</text:p>
          </table:table-cell>
          <table:table-cell office:value-type="float" office:value="0.466543988819" calcext:value-type="float">
            <text:p>0,4665439888</text:p>
          </table:table-cell>
          <table:table-cell office:value-type="float" office:value="0.761363636364" calcext:value-type="float">
            <text:p>0,761363636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77107057882" calcext:value-type="float">
            <text:p>0,8771070579</text:p>
          </table:table-cell>
          <table:table-cell office:value-type="float" office:value="0.808695649582" calcext:value-type="float">
            <text:p>0,8086956496</text:p>
          </table:table-cell>
          <table:table-cell office:value-type="float" office:value="0.36086957351" calcext:value-type="float">
            <text:p>0,3608695735</text:p>
          </table:table-cell>
          <table:table-cell office:value-type="float" office:value="0.379420297042" calcext:value-type="float">
            <text:p>0,379420297</text:p>
          </table:table-cell>
          <table:table-cell office:value-type="float" office:value="0.345410585922" calcext:value-type="float">
            <text:p>0,3454105859</text:p>
          </table:table-cell>
          <table:table-cell office:value-type="float" office:value="0.650883838384" calcext:value-type="float">
            <text:p>0,650883838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874409778076" calcext:value-type="float">
            <text:p>0,8744097781</text:p>
          </table:table-cell>
          <table:table-cell office:value-type="float" office:value="0.789473686302" calcext:value-type="float">
            <text:p>0,7894736863</text:p>
          </table:table-cell>
          <table:table-cell office:value-type="float" office:value="0.336842110282" calcext:value-type="float">
            <text:p>0,3368421103</text:p>
          </table:table-cell>
          <table:table-cell office:value-type="float" office:value="0.471177954423" calcext:value-type="float">
            <text:p>0,4711779544</text:p>
          </table:table-cell>
          <table:table-cell office:value-type="float" office:value="0.392248538502" calcext:value-type="float">
            <text:p>0,3922485385</text:p>
          </table:table-cell>
          <table:table-cell office:value-type="float" office:value="0.772321428571" calcext:value-type="float">
            <text:p>0,772321428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70916176384" calcext:value-type="float">
            <text:p>0,4709161764</text:p>
          </table:table-cell>
          <table:table-cell office:value-type="float" office:value="0.931818181818" calcext:value-type="float">
            <text:p>0,9318181818</text:p>
          </table:table-cell>
          <table:table-cell table:number-columns-repeated="2" office:value-type="float" office:value="0.318181818182" calcext:value-type="float">
            <text:p>0,3181818182</text:p>
          </table:table-cell>
          <table:table-cell office:value-type="float" office:value="0.318181796507" calcext:value-type="float">
            <text:p>0,3181817965</text:p>
          </table:table-cell>
          <table:table-cell office:value-type="float" office:value="0.884896872921" calcext:value-type="float">
            <text:p>0,884896872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25504043443" calcext:value-type="float">
            <text:p>0,5255040434</text:p>
          </table:table-cell>
          <table:table-cell office:value-type="float" office:value="0.93142857211" calcext:value-type="float">
            <text:p>0,9314285721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182857142857" calcext:value-type="float">
            <text:p>0,1828571429</text:p>
          </table:table-cell>
          <table:table-cell office:value-type="float" office:value="0.213333304269" calcext:value-type="float">
            <text:p>0,2133333043</text:p>
          </table:table-cell>
          <table:table-cell office:value-type="float" office:value="0.788487282463" calcext:value-type="float">
            <text:p>0,788487282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34852836643" calcext:value-type="float">
            <text:p>0,5348528366</text:p>
          </table:table-cell>
          <table:table-cell office:value-type="float" office:value="0.920000000341" calcext:value-type="float">
            <text:p>0,9200000003</text:p>
          </table:table-cell>
          <table:table-cell office:value-type="float" office:value="0.365714263916" calcext:value-type="float">
            <text:p>0,3657142639</text:p>
          </table:table-cell>
          <table:table-cell office:value-type="float" office:value="0.304761908395" calcext:value-type="float">
            <text:p>0,3047619084</text:p>
          </table:table-cell>
          <table:table-cell office:value-type="float" office:value="0.317823093959" calcext:value-type="float">
            <text:p>0,317823094</text:p>
          </table:table-cell>
          <table:table-cell office:value-type="float" office:value="0.878179384203" calcext:value-type="float">
            <text:p>0,8781793842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89466397927" calcext:value-type="float">
            <text:p>0,4894663979</text:p>
          </table:table-cell>
          <table:table-cell office:value-type="float" office:value="0.908045974956" calcext:value-type="float">
            <text:p>0,908045975</text:p>
          </table:table-cell>
          <table:table-cell office:value-type="float" office:value="0.153256706808" calcext:value-type="float">
            <text:p>0,1532567068</text:p>
          </table:table-cell>
          <table:table-cell office:value-type="float" office:value="0.183908045977" calcext:value-type="float">
            <text:p>0,183908046</text:p>
          </table:table-cell>
          <table:table-cell office:value-type="float" office:value="0.165517226033" calcext:value-type="float">
            <text:p>0,165517226</text:p>
          </table:table-cell>
          <table:table-cell office:value-type="float" office:value="0.870481927711" calcext:value-type="float">
            <text:p>0,8704819277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54830925218" calcext:value-type="float">
            <text:p>0,5483092522</text:p>
          </table:table-cell>
          <table:table-cell office:value-type="float" office:value="0.885057471949" calcext:value-type="float">
            <text:p>0,8850574719</text:p>
          </table:table-cell>
          <table:table-cell office:value-type="float" office:value="0.0613026838193" calcext:value-type="float">
            <text:p>0,0613026838</text:p>
          </table:table-cell>
          <table:table-cell office:value-type="float" office:value="0.0919540229885" calcext:value-type="float">
            <text:p>0,091954023</text:p>
          </table:table-cell>
          <table:table-cell office:value-type="float" office:value="0.0735632140061" calcext:value-type="float">
            <text:p>0,073563214</text:p>
          </table:table-cell>
          <table:table-cell office:value-type="float" office:value="0.789909638554" calcext:value-type="float">
            <text:p>0,789909638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98068043348" calcext:value-type="float">
            <text:p>0,7980680433</text:p>
          </table:table-cell>
          <table:table-cell office:value-type="float" office:value="0.679054054054" calcext:value-type="float">
            <text:p>0,6790540541</text:p>
          </table:table-cell>
          <table:table-cell office:value-type="float" office:value="0.315657999064" calcext:value-type="float">
            <text:p>0,3156579991</text:p>
          </table:table-cell>
          <table:table-cell office:value-type="float" office:value="0.649163460409" calcext:value-type="float">
            <text:p>0,6491634604</text:p>
          </table:table-cell>
          <table:table-cell office:value-type="float" office:value="0.41404916628" calcext:value-type="float">
            <text:p>0,4140491663</text:p>
          </table:table-cell>
          <table:table-cell office:value-type="float" office:value="0.772236891739" calcext:value-type="float">
            <text:p>0,772236891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61872934329" calcext:value-type="float">
            <text:p>0,7618729343</text:p>
          </table:table-cell>
          <table:table-cell office:value-type="float" office:value="0.814189189189" calcext:value-type="float">
            <text:p>0,8141891892</text:p>
          </table:table-cell>
          <table:table-cell office:value-type="float" office:value="0.524581736809" calcext:value-type="float">
            <text:p>0,5245817368</text:p>
          </table:table-cell>
          <table:table-cell office:value-type="float" office:value="0.46344916885" calcext:value-type="float">
            <text:p>0,4634491689</text:p>
          </table:table-cell>
          <table:table-cell office:value-type="float" office:value="0.473476003956" calcext:value-type="float">
            <text:p>0,473476004</text:p>
          </table:table-cell>
          <table:table-cell office:value-type="float" office:value="0.766503206337" calcext:value-type="float">
            <text:p>0,766503206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17122592966" calcext:value-type="float">
            <text:p>0,817122593</text:p>
          </table:table-cell>
          <table:table-cell office:value-type="float" office:value="0.749152542575" calcext:value-type="float">
            <text:p>0,7491525426</text:p>
          </table:table-cell>
          <table:table-cell office:value-type="float" office:value="0.380629251165" calcext:value-type="float">
            <text:p>0,3806292512</text:p>
          </table:table-cell>
          <table:table-cell office:value-type="float" office:value="0.567306974379" calcext:value-type="float">
            <text:p>0,5673069744</text:p>
          </table:table-cell>
          <table:table-cell office:value-type="float" office:value="0.446459112935" calcext:value-type="float">
            <text:p>0,4464591129</text:p>
          </table:table-cell>
          <table:table-cell office:value-type="float" office:value="0.739015151515" calcext:value-type="float">
            <text:p>0,739015151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04923474587" calcext:value-type="float">
            <text:p>0,8049234746</text:p>
          </table:table-cell>
          <table:table-cell office:value-type="float" office:value="0.786440678168" calcext:value-type="float">
            <text:p>0,7864406782</text:p>
          </table:table-cell>
          <table:table-cell office:value-type="float" office:value="0.416644906189" calcext:value-type="float">
            <text:p>0,4166449062</text:p>
          </table:table-cell>
          <table:table-cell office:value-type="float" office:value="0.578296289606" calcext:value-type="float">
            <text:p>0,5782962896</text:p>
          </table:table-cell>
          <table:table-cell office:value-type="float" office:value="0.473566171678" calcext:value-type="float">
            <text:p>0,4735661717</text:p>
          </table:table-cell>
          <table:table-cell office:value-type="float" office:value="0.712348484848" calcext:value-type="float">
            <text:p>0,7123484848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5504207894" calcext:value-type="float">
            <text:p>0,8550420789</text:p>
          </table:table-cell>
          <table:table-cell office:value-type="float" office:value="0.755932203592" calcext:value-type="float">
            <text:p>0,7559322036</text:p>
          </table:table-cell>
          <table:table-cell office:value-type="float" office:value="0.413150399418" calcext:value-type="float">
            <text:p>0,4131503994</text:p>
          </table:table-cell>
          <table:table-cell office:value-type="float" office:value="0.482109241162" calcext:value-type="float">
            <text:p>0,4821092412</text:p>
          </table:table-cell>
          <table:table-cell office:value-type="float" office:value="0.422021793107" calcext:value-type="float">
            <text:p>0,4220217931</text:p>
          </table:table-cell>
          <table:table-cell office:value-type="float" office:value="0.739696969697" calcext:value-type="float">
            <text:p>0,739696969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7436143327" calcext:value-type="float">
            <text:p>0,7743614333</text:p>
          </table:table-cell>
          <table:table-cell office:value-type="float" office:value="0.775700936808" calcext:value-type="float">
            <text:p>0,7757009368</text:p>
          </table:table-cell>
          <table:table-cell office:value-type="float" office:value="0.306736262045" calcext:value-type="float">
            <text:p>0,306736262</text:p>
          </table:table-cell>
          <table:table-cell office:value-type="float" office:value="0.413707171645" calcext:value-type="float">
            <text:p>0,4137071716</text:p>
          </table:table-cell>
          <table:table-cell office:value-type="float" office:value="0.343912686143" calcext:value-type="float">
            <text:p>0,3439126861</text:p>
          </table:table-cell>
          <table:table-cell office:value-type="float" office:value="0.739643927375" calcext:value-type="float">
            <text:p>0,739643927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92633455045" calcext:value-type="float">
            <text:p>0,692633455</text:p>
          </table:table-cell>
          <table:table-cell office:value-type="float" office:value="0.808411216067" calcext:value-type="float">
            <text:p>0,8084112161</text:p>
          </table:table-cell>
          <table:table-cell office:value-type="float" office:value="0.354843509531" calcext:value-type="float">
            <text:p>0,3548435095</text:p>
          </table:table-cell>
          <table:table-cell office:value-type="float" office:value="0.560391642223" calcext:value-type="float">
            <text:p>0,5603916422</text:p>
          </table:table-cell>
          <table:table-cell office:value-type="float" office:value="0.426033311915" calcext:value-type="float">
            <text:p>0,4260333119</text:p>
          </table:table-cell>
          <table:table-cell office:value-type="float" office:value="0.833068922968" calcext:value-type="float">
            <text:p>0,83306892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58421019862" calcext:value-type="float">
            <text:p>0,8584210199</text:p>
          </table:table-cell>
          <table:table-cell office:value-type="float" office:value="0.672897195148" calcext:value-type="float">
            <text:p>0,6728971951</text:p>
          </table:table-cell>
          <table:table-cell office:value-type="float" office:value="0.176868825176" calcext:value-type="float">
            <text:p>0,1768688252</text:p>
          </table:table-cell>
          <table:table-cell office:value-type="float" office:value="0.375700937532" calcext:value-type="float">
            <text:p>0,3757009375</text:p>
          </table:table-cell>
          <table:table-cell office:value-type="float" office:value="0.235882351749" calcext:value-type="float">
            <text:p>0,2358823517</text:p>
          </table:table-cell>
          <table:table-cell office:value-type="float" office:value="0.61942534814" calcext:value-type="float">
            <text:p>0,619425348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49756291998" calcext:value-type="float">
            <text:p>0,749756292</text:p>
          </table:table-cell>
          <table:table-cell office:value-type="float" office:value="0.788732395765" calcext:value-type="float">
            <text:p>0,7887323958</text:p>
          </table:table-cell>
          <table:table-cell office:value-type="float" office:value="0.262076162956" calcext:value-type="float">
            <text:p>0,262076163</text:p>
          </table:table-cell>
          <table:table-cell office:value-type="float" office:value="0.311200544868" calcext:value-type="float">
            <text:p>0,3112005449</text:p>
          </table:table-cell>
          <table:table-cell office:value-type="float" office:value="0.276943672431" calcext:value-type="float">
            <text:p>0,2769436724</text:p>
          </table:table-cell>
          <table:table-cell office:value-type="float" office:value="0.763559021624" calcext:value-type="float">
            <text:p>0,763559021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83224471018" calcext:value-type="float">
            <text:p>0,783224471</text:p>
          </table:table-cell>
          <table:table-cell office:value-type="float" office:value="0.769953053042" calcext:value-type="float">
            <text:p>0,769953053</text:p>
          </table:table-cell>
          <table:table-cell office:value-type="float" office:value="0.330474439361" calcext:value-type="float">
            <text:p>0,3304744394</text:p>
          </table:table-cell>
          <table:table-cell office:value-type="float" office:value="0.593326638002" calcext:value-type="float">
            <text:p>0,593326638</text:p>
          </table:table-cell>
          <table:table-cell office:value-type="float" office:value="0.422285000203" calcext:value-type="float">
            <text:p>0,4222850002</text:p>
          </table:table-cell>
          <table:table-cell office:value-type="float" office:value="0.780397022333" calcext:value-type="float">
            <text:p>0,780397022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.563959450557" calcext:value-type="float">
            <text:p>0,5639594506</text:p>
          </table:table-cell>
          <table:table-cell office:value-type="float" office:value="0.810344827586" calcext:value-type="float">
            <text:p>0,8103448276</text:p>
          </table:table-cell>
          <table:table-cell office:value-type="float" office:value="0.396059118468" calcext:value-type="float">
            <text:p>0,3960591185</text:p>
          </table:table-cell>
          <table:table-cell office:value-type="float" office:value="0.604269323678" calcext:value-type="float">
            <text:p>0,6042693237</text:p>
          </table:table-cell>
          <table:table-cell office:value-type="float" office:value="0.468965481068" calcext:value-type="float">
            <text:p>0,4689654811</text:p>
          </table:table-cell>
          <table:table-cell office:value-type="float" office:value="0.882352941176" calcext:value-type="float">
            <text:p>0,882352941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79352805925" calcext:value-type="float">
            <text:p>0,6793528059</text:p>
          </table:table-cell>
          <table:table-cell office:value-type="float" office:value="0.782608696689" calcext:value-type="float">
            <text:p>0,7826086967</text:p>
          </table:table-cell>
          <table:table-cell office:value-type="float" office:value="0.353008357597" calcext:value-type="float">
            <text:p>0,3530083576</text:p>
          </table:table-cell>
          <table:table-cell office:value-type="float" office:value="0.61130436607" calcext:value-type="float">
            <text:p>0,6113043661</text:p>
          </table:table-cell>
          <table:table-cell office:value-type="float" office:value="0.432283021056" calcext:value-type="float">
            <text:p>0,4322830211</text:p>
          </table:table-cell>
          <table:table-cell office:value-type="float" office:value="0.805555555556" calcext:value-type="float">
            <text:p>0,8055555556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60776633387" calcext:value-type="float">
            <text:p>0,6077663339</text:p>
          </table:table-cell>
          <table:table-cell office:value-type="float" office:value="0.826086952375" calcext:value-type="float">
            <text:p>0,8260869524</text:p>
          </table:table-cell>
          <table:table-cell office:value-type="float" office:value="0.429468609069" calcext:value-type="float">
            <text:p>0,4294686091</text:p>
          </table:table-cell>
          <table:table-cell office:value-type="float" office:value="0.850103540265" calcext:value-type="float">
            <text:p>0,8501035403</text:p>
          </table:table-cell>
          <table:table-cell office:value-type="float" office:value="0.555778470506" calcext:value-type="float">
            <text:p>0,5557784705</text:p>
          </table:table-cell>
          <table:table-cell office:value-type="float" office:value="0.879419191919" calcext:value-type="float">
            <text:p>0,879419191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.804165977499" calcext:value-type="float">
            <text:p>0,8041659775</text:p>
          </table:table-cell>
          <table:table-cell office:value-type="float" office:value="0.791304345235" calcext:value-type="float">
            <text:p>0,7913043452</text:p>
          </table:table-cell>
          <table:table-cell office:value-type="float" office:value="0.33436854404" calcext:value-type="float">
            <text:p>0,334368544</text:p>
          </table:table-cell>
          <table:table-cell office:value-type="float" office:value="0.518550727678" calcext:value-type="float">
            <text:p>0,5185507277</text:p>
          </table:table-cell>
          <table:table-cell office:value-type="float" office:value="0.393560283599" calcext:value-type="float">
            <text:p>0,3935602836</text:p>
          </table:table-cell>
          <table:table-cell office:value-type="float" office:value="0.698232323232" calcext:value-type="float">
            <text:p>0,698232323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.606959899267" calcext:value-type="float">
            <text:p>0,6069598993</text:p>
          </table:table-cell>
          <table:table-cell office:value-type="float" office:value="0.807017545951" calcext:value-type="float">
            <text:p>0,807017546</text:p>
          </table:table-cell>
          <table:table-cell office:value-type="float" office:value="0.349317743067" calcext:value-type="float">
            <text:p>0,3493177431</text:p>
          </table:table-cell>
          <table:table-cell office:value-type="float" office:value="0.441102764063" calcext:value-type="float">
            <text:p>0,4411027641</text:p>
          </table:table-cell>
          <table:table-cell office:value-type="float" office:value="0.389863499424" calcext:value-type="float">
            <text:p>0,3898634994</text:p>
          </table:table-cell>
          <table:table-cell office:value-type="float" office:value="0.81568877551" calcext:value-type="float">
            <text:p>0,815688775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.454363806681" calcext:value-type="float">
            <text:p>0,4543638067</text:p>
          </table:table-cell>
          <table:table-cell office:value-type="float" office:value="0.909090909091" calcext:value-type="float">
            <text:p>0,9090909091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199999971823" calcext:value-type="float">
            <text:p>0,1999999718</text:p>
          </table:table-cell>
          <table:table-cell office:value-type="float" office:value="0.831004657352" calcext:value-type="float">
            <text:p>0,831004657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519375510216" calcext:value-type="float">
            <text:p>0,5193755102</text:p>
          </table:table-cell>
          <table:table-cell office:value-type="float" office:value="0.845714287758" calcext:value-type="float">
            <text:p>0,8457142878</text:p>
          </table:table-cell>
          <table:table-cell office:value-type="float" office:value="0.178503404345" calcext:value-type="float">
            <text:p>0,1785034043</text:p>
          </table:table-cell>
          <table:table-cell office:value-type="float" office:value="0.548571406773" calcext:value-type="float">
            <text:p>0,5485714068</text:p>
          </table:table-cell>
          <table:table-cell office:value-type="float" office:value="0.266158697946" calcext:value-type="float">
            <text:p>0,2661586979</text:p>
          </table:table-cell>
          <table:table-cell office:value-type="float" office:value="0.877510040161" calcext:value-type="float">
            <text:p>0,877510040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0.626011147499" calcext:value-type="float">
            <text:p>0,6260111475</text:p>
          </table:table-cell>
          <table:table-cell office:value-type="float" office:value="0.828571429253" calcext:value-type="float">
            <text:p>0,8285714293</text:p>
          </table:table-cell>
          <table:table-cell office:value-type="float" office:value="0.173714286259" calcext:value-type="float">
            <text:p>0,1737142863</text:p>
          </table:table-cell>
          <table:table-cell office:value-type="float" office:value="0.579047622681" calcext:value-type="float">
            <text:p>0,5790476227</text:p>
          </table:table-cell>
          <table:table-cell office:value-type="float" office:value="0.261541110447" calcext:value-type="float">
            <text:p>0,2615411104</text:p>
          </table:table-cell>
          <table:table-cell office:value-type="float" office:value="0.798527443106" calcext:value-type="float">
            <text:p>0,798527443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81963575571" calcext:value-type="float">
            <text:p>0,4819635756</text:p>
          </table:table-cell>
          <table:table-cell office:value-type="float" office:value="0.844827586892" calcext:value-type="float">
            <text:p>0,8448275869</text:p>
          </table:table-cell>
          <table:table-cell office:value-type="float" office:value="0.114942531476" calcext:value-type="float">
            <text:p>0,1149425315</text:p>
          </table:table-cell>
          <table:table-cell office:value-type="float" office:value="0.36781607003" calcext:value-type="float">
            <text:p>0,36781607</text:p>
          </table:table-cell>
          <table:table-cell office:value-type="float" office:value="0.160408669505" calcext:value-type="float">
            <text:p>0,1604086695</text:p>
          </table:table-cell>
          <table:table-cell office:value-type="float" office:value="0.850903614458" calcext:value-type="float">
            <text:p>0,850903614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463639562842" calcext:value-type="float">
            <text:p>0,4636395628</text:p>
          </table:table-cell>
          <table:table-cell office:value-type="float" office:value="0.885057471949" calcext:value-type="float">
            <text:p>0,8850574719</text:p>
          </table:table-cell>
          <table:table-cell table:number-columns-repeated="2" office:value-type="float" office:value="0.0613026838193" calcext:value-type="float">
            <text:p>0,0613026838</text:p>
          </table:table-cell>
          <table:table-cell office:value-type="float" office:value="0.0613026728575" calcext:value-type="float">
            <text:p>0,0613026729</text:p>
          </table:table-cell>
          <table:table-cell office:value-type="float" office:value="0.79593373494" calcext:value-type="float">
            <text:p>0,795933734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767915235983" calcext:value-type="float">
            <text:p>0,767915236</text:p>
          </table:table-cell>
          <table:table-cell office:value-type="float" office:value="0.75" calcext:value-type="float">
            <text:p>0,75</text:p>
          </table:table-cell>
          <table:table-cell office:value-type="float" office:value="0.398395307966" calcext:value-type="float">
            <text:p>0,398395308</text:p>
          </table:table-cell>
          <table:table-cell office:value-type="float" office:value="0.577220082283" calcext:value-type="float">
            <text:p>0,5772200823</text:p>
          </table:table-cell>
          <table:table-cell office:value-type="float" office:value="0.449172604728" calcext:value-type="float">
            <text:p>0,4491726047</text:p>
          </table:table-cell>
          <table:table-cell office:value-type="float" office:value="0.778121463599" calcext:value-type="float">
            <text:p>0,778121463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0.900835014678" calcext:value-type="float">
            <text:p>0,9008350147</text:p>
          </table:table-cell>
          <table:table-cell office:value-type="float" office:value="0.628378378378" calcext:value-type="float">
            <text:p>0,6283783784</text:p>
          </table:table-cell>
          <table:table-cell office:value-type="float" office:value="0.283820476081" calcext:value-type="float">
            <text:p>0,2838204761</text:p>
          </table:table-cell>
          <table:table-cell office:value-type="float" office:value="0.623466330606" calcext:value-type="float">
            <text:p>0,6234663306</text:p>
          </table:table-cell>
          <table:table-cell office:value-type="float" office:value="0.379314329173" calcext:value-type="float">
            <text:p>0,3793143292</text:p>
          </table:table-cell>
          <table:table-cell office:value-type="float" office:value="0.688344021124" calcext:value-type="float">
            <text:p>0,6883440211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771307398303" calcext:value-type="float">
            <text:p>0,7713073983</text:p>
          </table:table-cell>
          <table:table-cell office:value-type="float" office:value="0.752542373285" calcext:value-type="float">
            <text:p>0,7525423733</text:p>
          </table:table-cell>
          <table:table-cell office:value-type="float" office:value="0.3772499925" calcext:value-type="float">
            <text:p>0,3772499925</text:p>
          </table:table-cell>
          <table:table-cell office:value-type="float" office:value="0.43672316923" calcext:value-type="float">
            <text:p>0,4367231692</text:p>
          </table:table-cell>
          <table:table-cell office:value-type="float" office:value="0.391919862012" calcext:value-type="float">
            <text:p>0,391919862</text:p>
          </table:table-cell>
          <table:table-cell office:value-type="float" office:value="0.722045454545" calcext:value-type="float">
            <text:p>0,722045454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34215498577" calcext:value-type="float">
            <text:p>0,8342154986</text:p>
          </table:table-cell>
          <table:table-cell office:value-type="float" office:value="0.674576271591" calcext:value-type="float">
            <text:p>0,6745762716</text:p>
          </table:table-cell>
          <table:table-cell office:value-type="float" office:value="0.292535799641" calcext:value-type="float">
            <text:p>0,2925357996</text:p>
          </table:table-cell>
          <table:table-cell office:value-type="float" office:value="0.546012189833" calcext:value-type="float">
            <text:p>0,5460121898</text:p>
          </table:table-cell>
          <table:table-cell office:value-type="float" office:value="0.36115428472" calcext:value-type="float">
            <text:p>0,3611542847</text:p>
          </table:table-cell>
          <table:table-cell office:value-type="float" office:value="0.700303030303" calcext:value-type="float">
            <text:p>0,7003030303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0.811449063834" calcext:value-type="float">
            <text:p>0,8114490638</text:p>
          </table:table-cell>
          <table:table-cell office:value-type="float" office:value="0.738983051252" calcext:value-type="float">
            <text:p>0,7389830513</text:p>
          </table:table-cell>
          <table:table-cell office:value-type="float" office:value="0.391387152268" calcext:value-type="float">
            <text:p>0,3913871523</text:p>
          </table:table-cell>
          <table:table-cell office:value-type="float" office:value="0.555630900496" calcext:value-type="float">
            <text:p>0,5556309005</text:p>
          </table:table-cell>
          <table:table-cell office:value-type="float" office:value="0.428916468863" calcext:value-type="float">
            <text:p>0,4289164689</text:p>
          </table:table-cell>
          <table:table-cell office:value-type="float" office:value="0.702045454545" calcext:value-type="float">
            <text:p>0,702045454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736086671597" calcext:value-type="float">
            <text:p>0,7360866716</text:p>
          </table:table-cell>
          <table:table-cell office:value-type="float" office:value="0.733644859256" calcext:value-type="float">
            <text:p>0,7336448593</text:p>
          </table:table-cell>
          <table:table-cell office:value-type="float" office:value="0.235683946827" calcext:value-type="float">
            <text:p>0,2356839468</text:p>
          </table:table-cell>
          <table:table-cell office:value-type="float" office:value="0.456697810476" calcext:value-type="float">
            <text:p>0,4566978105</text:p>
          </table:table-cell>
          <table:table-cell office:value-type="float" office:value="0.289960048745" calcext:value-type="float">
            <text:p>0,2899600487</text:p>
          </table:table-cell>
          <table:table-cell office:value-type="float" office:value="0.686585580821" calcext:value-type="float">
            <text:p>0,686585580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674495593967" calcext:value-type="float">
            <text:p>0,674495594</text:p>
          </table:table-cell>
          <table:table-cell office:value-type="float" office:value="0.794392522807" calcext:value-type="float">
            <text:p>0,7943925228</text:p>
          </table:table-cell>
          <table:table-cell office:value-type="float" office:value="0.362149537167" calcext:value-type="float">
            <text:p>0,3621495372</text:p>
          </table:table-cell>
          <table:table-cell office:value-type="float" office:value="0.54913219336" calcext:value-type="float">
            <text:p>0,5491321934</text:p>
          </table:table-cell>
          <table:table-cell office:value-type="float" office:value="0.409278585253" calcext:value-type="float">
            <text:p>0,4092785853</text:p>
          </table:table-cell>
          <table:table-cell office:value-type="float" office:value="0.800987132029" calcext:value-type="float">
            <text:p>0,80098713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.805844413343" calcext:value-type="float">
            <text:p>0,8058444133</text:p>
          </table:table-cell>
          <table:table-cell office:value-type="float" office:value="0.719626170453" calcext:value-type="float">
            <text:p>0,7196261705</text:p>
          </table:table-cell>
          <table:table-cell office:value-type="float" office:value="0.191455278302" calcext:value-type="float">
            <text:p>0,1914552783</text:p>
          </table:table-cell>
          <table:table-cell office:value-type="float" office:value="0.364485983815" calcext:value-type="float">
            <text:p>0,3644859838</text:p>
          </table:table-cell>
          <table:table-cell office:value-type="float" office:value="0.245703486917" calcext:value-type="float">
            <text:p>0,2457034869</text:p>
          </table:table-cell>
          <table:table-cell office:value-type="float" office:value="0.610787942887" calcext:value-type="float">
            <text:p>0,610787942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862970108717" calcext:value-type="float">
            <text:p>0,8629701087</text:p>
          </table:table-cell>
          <table:table-cell office:value-type="float" office:value="0.680751175388" calcext:value-type="float">
            <text:p>0,6807511754</text:p>
          </table:table-cell>
          <table:table-cell office:value-type="float" office:value="0.232684381831" calcext:value-type="float">
            <text:p>0,2326843818</text:p>
          </table:table-cell>
          <table:table-cell office:value-type="float" office:value="0.523585970693" calcext:value-type="float">
            <text:p>0,5235859707</text:p>
          </table:table-cell>
          <table:table-cell office:value-type="float" office:value="0.316517869631" calcext:value-type="float">
            <text:p>0,3165178696</text:p>
          </table:table-cell>
          <table:table-cell office:value-type="float" office:value="0.729174051755" calcext:value-type="float">
            <text:p>0,729174051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0.706759101908" calcext:value-type="float">
            <text:p>0,7067591019</text:p>
          </table:table-cell>
          <table:table-cell office:value-type="float" office:value="0.779342723564" calcext:value-type="float">
            <text:p>0,7793427236</text:p>
          </table:table-cell>
          <table:table-cell office:value-type="float" office:value="0.335792543463" calcext:value-type="float">
            <text:p>0,3357925435</text:p>
          </table:table-cell>
          <table:table-cell office:value-type="float" office:value="0.599731729624" calcext:value-type="float">
            <text:p>0,5997317296</text:p>
          </table:table-cell>
          <table:table-cell office:value-type="float" office:value="0.410304248893" calcext:value-type="float">
            <text:p>0,4103042489</text:p>
          </table:table-cell>
          <table:table-cell office:value-type="float" office:value="0.781105990783" calcext:value-type="float">
            <text:p>0,781105990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693386815745" calcext:value-type="float">
            <text:p>0,6933868157</text:p>
          </table:table-cell>
          <table:table-cell office:value-type="float" office:value="0.758620689655" calcext:value-type="float">
            <text:p>0,7586206897</text:p>
          </table:table-cell>
          <table:table-cell office:value-type="float" office:value="0.306403945232" calcext:value-type="float">
            <text:p>0,3064039452</text:p>
          </table:table-cell>
          <table:table-cell office:value-type="float" office:value="0.47290641686" calcext:value-type="float">
            <text:p>0,4729064169</text:p>
          </table:table-cell>
          <table:table-cell office:value-type="float" office:value="0.353669257" calcext:value-type="float">
            <text:p>0,353669257</text:p>
          </table:table-cell>
          <table:table-cell office:value-type="float" office:value="0.803921568627" calcext:value-type="float">
            <text:p>0,8039215686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31504142803" calcext:value-type="float">
            <text:p>0,7315041428</text:p>
          </table:table-cell>
          <table:table-cell office:value-type="float" office:value="0.791304352491" calcext:value-type="float">
            <text:p>0,7913043525</text:p>
          </table:table-cell>
          <table:table-cell office:value-type="float" office:value="0.383860347582" calcext:value-type="float">
            <text:p>0,3838603476</text:p>
          </table:table-cell>
          <table:table-cell office:value-type="float" office:value="0.759710162619" calcext:value-type="float">
            <text:p>0,7597101626</text:p>
          </table:table-cell>
          <table:table-cell office:value-type="float" office:value="0.492339493658" calcext:value-type="float">
            <text:p>0,4923394937</text:p>
          </table:table-cell>
          <table:table-cell office:value-type="float" office:value="0.826388888889" calcext:value-type="float">
            <text:p>0,826388888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26158707557" calcext:value-type="float">
            <text:p>0,7261587076</text:p>
          </table:table-cell>
          <table:table-cell office:value-type="float" office:value="0.739130434264" calcext:value-type="float">
            <text:p>0,7391304343</text:p>
          </table:table-cell>
          <table:table-cell office:value-type="float" office:value="0.284196011787" calcext:value-type="float">
            <text:p>0,2841960118</text:p>
          </table:table-cell>
          <table:table-cell office:value-type="float" office:value="0.59171843762" calcext:value-type="float">
            <text:p>0,5917184376</text:p>
          </table:table-cell>
          <table:table-cell office:value-type="float" office:value="0.354669626252" calcext:value-type="float">
            <text:p>0,3546696263</text:p>
          </table:table-cell>
          <table:table-cell office:value-type="float" office:value="0.835227272727" calcext:value-type="float">
            <text:p>0,835227272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59464293977" calcext:value-type="float">
            <text:p>0,759464294</text:p>
          </table:table-cell>
          <table:table-cell office:value-type="float" office:value="0.756521740167" calcext:value-type="float">
            <text:p>0,7565217402</text:p>
          </table:table-cell>
          <table:table-cell office:value-type="float" office:value="0.301062805497" calcext:value-type="float">
            <text:p>0,3010628055</text:p>
          </table:table-cell>
          <table:table-cell office:value-type="float" office:value="0.554782618647" calcext:value-type="float">
            <text:p>0,5547826186</text:p>
          </table:table-cell>
          <table:table-cell office:value-type="float" office:value="0.372670760362" calcext:value-type="float">
            <text:p>0,3726707604</text:p>
          </table:table-cell>
          <table:table-cell office:value-type="float" office:value="0.626893939394" calcext:value-type="float">
            <text:p>0,6268939394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83323651029" calcext:value-type="float">
            <text:p>0,683323651</text:p>
          </table:table-cell>
          <table:table-cell office:value-type="float" office:value="0.807017544905" calcext:value-type="float">
            <text:p>0,8070175449</text:p>
          </table:table-cell>
          <table:table-cell office:value-type="float" office:value="0.408187144158" calcext:value-type="float">
            <text:p>0,4081871442</text:p>
          </table:table-cell>
          <table:table-cell office:value-type="float" office:value="0.669172920679" calcext:value-type="float">
            <text:p>0,6691729207</text:p>
          </table:table-cell>
          <table:table-cell office:value-type="float" office:value="0.492802468308" calcext:value-type="float">
            <text:p>0,4928024683</text:p>
          </table:table-cell>
          <table:table-cell office:value-type="float" office:value="0.817602040816" calcext:value-type="float">
            <text:p>0,8176020408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580247060819" calcext:value-type="float">
            <text:p>0,5802470608</text:p>
          </table:table-cell>
          <table:table-cell office:value-type="float" office:value="0.909090909091" calcext:value-type="float">
            <text:p>0,909090909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0606060515751" calcext:value-type="float">
            <text:p>0,0606060516</text:p>
          </table:table-cell>
          <table:table-cell office:value-type="float" office:value="0.656686626747" calcext:value-type="float">
            <text:p>0,6566866267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609208338601" calcext:value-type="float">
            <text:p>0,6092083386</text:p>
          </table:table-cell>
          <table:table-cell office:value-type="float" office:value="0.868571429934" calcext:value-type="float">
            <text:p>0,8685714299</text:p>
          </table:table-cell>
          <table:table-cell office:value-type="float" office:value="0.106666668483" calcext:value-type="float">
            <text:p>0,1066666685</text:p>
          </table:table-cell>
          <table:table-cell office:value-type="float" office:value="0.274285692487" calcext:value-type="float">
            <text:p>0,2742856925</text:p>
          </table:table-cell>
          <table:table-cell office:value-type="float" office:value="0.152380932399" calcext:value-type="float">
            <text:p>0,1523809324</text:p>
          </table:table-cell>
          <table:table-cell office:value-type="float" office:value="0.759036144578" calcext:value-type="float">
            <text:p>0,759036144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649825180599" calcext:value-type="float">
            <text:p>0,6498251806</text:p>
          </table:table-cell>
          <table:table-cell office:value-type="float" office:value="0.874285714626" calcext:value-type="float">
            <text:p>0,8742857146</text:p>
          </table:table-cell>
          <table:table-cell office:value-type="float" office:value="0.234666669028" calcext:value-type="float">
            <text:p>0,234666669</text:p>
          </table:table-cell>
          <table:table-cell office:value-type="float" office:value="0.487619051252" calcext:value-type="float">
            <text:p>0,4876190513</text:p>
          </table:table-cell>
          <table:table-cell office:value-type="float" office:value="0.303020384652" calcext:value-type="float">
            <text:p>0,3030203847</text:p>
          </table:table-cell>
          <table:table-cell office:value-type="float" office:value="0.899598393574" calcext:value-type="float">
            <text:p>0,8995983936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508196570407" calcext:value-type="float">
            <text:p>0,5081965704</text:p>
          </table:table-cell>
          <table:table-cell office:value-type="float" office:value="0.95402298645" calcext:value-type="float">
            <text:p>0,9540229865</text:p>
          </table:table-cell>
          <table:table-cell office:value-type="float" office:value="0.521072754915" calcext:value-type="float">
            <text:p>0,5210727549</text:p>
          </table:table-cell>
          <table:table-cell office:value-type="float" office:value="0.551724094084" calcext:value-type="float">
            <text:p>0,5517240941</text:p>
          </table:table-cell>
          <table:table-cell office:value-type="float" office:value="0.50268192949" calcext:value-type="float">
            <text:p>0,5026819295</text:p>
          </table:table-cell>
          <table:table-cell office:value-type="float" office:value="0.945030120482" calcext:value-type="float">
            <text:p>0,945030120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479818574999" calcext:value-type="float">
            <text:p>0,479818575</text:p>
          </table:table-cell>
          <table:table-cell office:value-type="float" office:value="0.90229885126" calcext:value-type="float">
            <text:p>0,9022988513</text:p>
          </table:table-cell>
          <table:table-cell office:value-type="float" office:value="0.11034482923" calcext:value-type="float">
            <text:p>0,1103448292</text:p>
          </table:table-cell>
          <table:table-cell office:value-type="float" office:value="0.306513391692" calcext:value-type="float">
            <text:p>0,3065133917</text:p>
          </table:table-cell>
          <table:table-cell office:value-type="float" office:value="0.153256684884" calcext:value-type="float">
            <text:p>0,1532566849</text:p>
          </table:table-cell>
          <table:table-cell office:value-type="float" office:value="0.902108433735" calcext:value-type="float">
            <text:p>0,902108433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64441543334" calcext:value-type="float">
            <text:p>0,7644415433</text:p>
          </table:table-cell>
          <table:table-cell office:value-type="float" office:value="0.712837837838" calcext:value-type="float">
            <text:p>0,7128378378</text:p>
          </table:table-cell>
          <table:table-cell office:value-type="float" office:value="0.349140057693" calcext:value-type="float">
            <text:p>0,3491400577</text:p>
          </table:table-cell>
          <table:table-cell office:value-type="float" office:value="0.635649950118" calcext:value-type="float">
            <text:p>0,6356499501</text:p>
          </table:table-cell>
          <table:table-cell office:value-type="float" office:value="0.442309632495" calcext:value-type="float">
            <text:p>0,4423096325</text:p>
          </table:table-cell>
          <table:table-cell office:value-type="float" office:value="0.781818181818" calcext:value-type="float">
            <text:p>0,781818181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91526187111" calcext:value-type="float">
            <text:p>0,7915261871</text:p>
          </table:table-cell>
          <table:table-cell office:value-type="float" office:value="0.685810810811" calcext:value-type="float">
            <text:p>0,6858108108</text:p>
          </table:table-cell>
          <table:table-cell office:value-type="float" office:value="0.34485920136" calcext:value-type="float">
            <text:p>0,3448592014</text:p>
          </table:table-cell>
          <table:table-cell office:value-type="float" office:value="0.629643942859" calcext:value-type="float">
            <text:p>0,6296439429</text:p>
          </table:table-cell>
          <table:table-cell office:value-type="float" office:value="0.434765515295" calcext:value-type="float">
            <text:p>0,4347655153</text:p>
          </table:table-cell>
          <table:table-cell office:value-type="float" office:value="0.754507732931" calcext:value-type="float">
            <text:p>0,754507732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813394208076" calcext:value-type="float">
            <text:p>0,8133942081</text:p>
          </table:table-cell>
          <table:table-cell office:value-type="float" office:value="0.698305084948" calcext:value-type="float">
            <text:p>0,6983050849</text:p>
          </table:table-cell>
          <table:table-cell office:value-type="float" office:value="0.327706803508" calcext:value-type="float">
            <text:p>0,3277068035</text:p>
          </table:table-cell>
          <table:table-cell office:value-type="float" office:value="0.612203404055" calcext:value-type="float">
            <text:p>0,6122034041</text:p>
          </table:table-cell>
          <table:table-cell office:value-type="float" office:value="0.421710535429" calcext:value-type="float">
            <text:p>0,4217105354</text:p>
          </table:table-cell>
          <table:table-cell office:value-type="float" office:value="0.740833333333" calcext:value-type="float">
            <text:p>0,740833333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792466645322" calcext:value-type="float">
            <text:p>0,7924666453</text:p>
          </table:table-cell>
          <table:table-cell office:value-type="float" office:value="0.667796610473" calcext:value-type="float">
            <text:p>0,6677966105</text:p>
          </table:table-cell>
          <table:table-cell office:value-type="float" office:value="0.293021638515" calcext:value-type="float">
            <text:p>0,2930216385</text:p>
          </table:table-cell>
          <table:table-cell office:value-type="float" office:value="0.600249474736" calcext:value-type="float">
            <text:p>0,6002494747</text:p>
          </table:table-cell>
          <table:table-cell office:value-type="float" office:value="0.37689943152" calcext:value-type="float">
            <text:p>0,3768994315</text:p>
          </table:table-cell>
          <table:table-cell office:value-type="float" office:value="0.687878787879" calcext:value-type="float">
            <text:p>0,687878787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877544409946" calcext:value-type="float">
            <text:p>0,8775444099</text:p>
          </table:table-cell>
          <table:table-cell office:value-type="float" office:value="0.667796610776" calcext:value-type="float">
            <text:p>0,6677966108</text:p>
          </table:table-cell>
          <table:table-cell office:value-type="float" office:value="0.331015433295" calcext:value-type="float">
            <text:p>0,3310154333</text:p>
          </table:table-cell>
          <table:table-cell office:value-type="float" office:value="0.68407857216" calcext:value-type="float">
            <text:p>0,6840785722</text:p>
          </table:table-cell>
          <table:table-cell office:value-type="float" office:value="0.432287275993" calcext:value-type="float">
            <text:p>0,432287276</text:p>
          </table:table-cell>
          <table:table-cell office:value-type="float" office:value="0.688106060606" calcext:value-type="float">
            <text:p>0,688106060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12" calcext:value-type="float">
            <text:p>112</text:p>
          </table:table-cell>
          <table:table-cell office:value-type="float" office:value="0.744932985194" calcext:value-type="float">
            <text:p>0,7449329852</text:p>
          </table:table-cell>
          <table:table-cell office:value-type="float" office:value="0.76635513963" calcext:value-type="float">
            <text:p>0,7663551396</text:p>
          </table:table-cell>
          <table:table-cell office:value-type="float" office:value="0.319151467113" calcext:value-type="float">
            <text:p>0,3191514671</text:p>
          </table:table-cell>
          <table:table-cell office:value-type="float" office:value="0.561370708118" calcext:value-type="float">
            <text:p>0,5613707081</text:p>
          </table:table-cell>
          <table:table-cell office:value-type="float" office:value="0.383328567877" calcext:value-type="float">
            <text:p>0,3833285679</text:p>
          </table:table-cell>
          <table:table-cell office:value-type="float" office:value="0.686938127975" calcext:value-type="float">
            <text:p>0,686938128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" calcext:value-type="float">
            <text:p>111</text:p>
          </table:table-cell>
          <table:table-cell office:value-type="float" office:value="0.70067496556" calcext:value-type="float">
            <text:p>0,7006749656</text:p>
          </table:table-cell>
          <table:table-cell office:value-type="float" office:value="0.79439252615" calcext:value-type="float">
            <text:p>0,7943925262</text:p>
          </table:table-cell>
          <table:table-cell office:value-type="float" office:value="0.305651985596" calcext:value-type="float">
            <text:p>0,3056519856</text:p>
          </table:table-cell>
          <table:table-cell office:value-type="float" office:value="0.497730324201" calcext:value-type="float">
            <text:p>0,4977303242</text:p>
          </table:table-cell>
          <table:table-cell office:value-type="float" office:value="0.367824861936" calcext:value-type="float">
            <text:p>0,3678248619</text:p>
          </table:table-cell>
          <table:table-cell office:value-type="float" office:value="0.819319583994" calcext:value-type="float">
            <text:p>0,81931958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1" calcext:value-type="float">
            <text:p>111</text:p>
          </table:table-cell>
          <table:table-cell office:value-type="float" office:value="0.784461129492" calcext:value-type="float">
            <text:p>0,7844611295</text:p>
          </table:table-cell>
          <table:table-cell office:value-type="float" office:value="0.73364486037" calcext:value-type="float">
            <text:p>0,7336448604</text:p>
          </table:table-cell>
          <table:table-cell office:value-type="float" office:value="0.229149982333" calcext:value-type="float">
            <text:p>0,2291499823</text:p>
          </table:table-cell>
          <table:table-cell office:value-type="float" office:value="0.394392526317" calcext:value-type="float">
            <text:p>0,3943925263</text:p>
          </table:table-cell>
          <table:table-cell office:value-type="float" office:value="0.279637611079" calcext:value-type="float">
            <text:p>0,2796376111</text:p>
          </table:table-cell>
          <table:table-cell office:value-type="float" office:value="0.65097831835" calcext:value-type="float">
            <text:p>0,650978318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float" office:value="0.662035446492" calcext:value-type="float">
            <text:p>0,6620354465</text:p>
          </table:table-cell>
          <table:table-cell office:value-type="float" office:value="0.788732395486" calcext:value-type="float">
            <text:p>0,7887323955</text:p>
          </table:table-cell>
          <table:table-cell office:value-type="float" office:value="0.34859528438" calcext:value-type="float">
            <text:p>0,3485952844</text:p>
          </table:table-cell>
          <table:table-cell office:value-type="float" office:value="0.569416512766" calcext:value-type="float">
            <text:p>0,5694165128</text:p>
          </table:table-cell>
          <table:table-cell office:value-type="float" office:value="0.424688150765" calcext:value-type="float">
            <text:p>0,4246881508</text:p>
          </table:table-cell>
          <table:table-cell office:value-type="float" office:value="0.816199929103" calcext:value-type="float">
            <text:p>0,816199929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office:value-type="float" office:value="0.67911610441" calcext:value-type="float">
            <text:p>0,6791161044</text:p>
          </table:table-cell>
          <table:table-cell office:value-type="float" office:value="0.793427230886" calcext:value-type="float">
            <text:p>0,7934272309</text:p>
          </table:table-cell>
          <table:table-cell office:value-type="float" office:value="0.362202852265" calcext:value-type="float">
            <text:p>0,3622028523</text:p>
          </table:table-cell>
          <table:table-cell office:value-type="float" office:value="0.533266268985" calcext:value-type="float">
            <text:p>0,533266269</text:p>
          </table:table-cell>
          <table:table-cell office:value-type="float" office:value="0.406252850949" calcext:value-type="float">
            <text:p>0,4062528509</text:p>
          </table:table-cell>
          <table:table-cell office:value-type="float" office:value="0.773307337823" calcext:value-type="float">
            <text:p>0,7733073378</text:p>
          </table:table-cell>
        </table:table-row>
      </table:table>
      <table:table table:name="avg_fol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_true</text:p>
          </table:table-cell>
          <table:table-cell office:value-type="string" calcext:value-type="string">
            <text:p>y_fals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" calcext:value-type="float">
            <text:p>1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091249046342" calcext:value-type="float">
            <text:p>0,8091249046</text:p>
          </table:table-cell>
          <table:table-cell office:value-type="float" office:value="0.7444014829504" calcext:value-type="float">
            <text:p>0,744401483</text:p>
          </table:table-cell>
          <table:table-cell office:value-type="float" office:value="0.2879462036556" calcext:value-type="float">
            <text:p>0,2879462037</text:p>
          </table:table-cell>
          <table:table-cell office:value-type="float" office:value="0.5141230968162" calcext:value-type="float">
            <text:p>0,5141230968</text:p>
          </table:table-cell>
          <table:table-cell office:value-type="float" office:value="0.3456239611698" calcext:value-type="float">
            <text:p>0,3456239612</text:p>
          </table:table-cell>
          <table:table-cell office:value-type="float" office:value="0.7294792917166" calcext:value-type="float">
            <text:p>0,7294792917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2" calcext:value-type="float">
            <text:p>2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592148415758" calcext:value-type="float">
            <text:p>0,8592148416</text:p>
          </table:table-cell>
          <table:table-cell office:value-type="float" office:value="0.7512067653566" calcext:value-type="float">
            <text:p>0,7512067654</text:p>
          </table:table-cell>
          <table:table-cell office:value-type="float" office:value="0.2596106768524" calcext:value-type="float">
            <text:p>0,2596106769</text:p>
          </table:table-cell>
          <table:table-cell office:value-type="float" office:value="0.4723180025016" calcext:value-type="float">
            <text:p>0,4723180025</text:p>
          </table:table-cell>
          <table:table-cell office:value-type="float" office:value="0.3236203512184" calcext:value-type="float">
            <text:p>0,3236203512</text:p>
          </table:table-cell>
          <table:table-cell office:value-type="float" office:value="0.7324558611324" calcext:value-type="float">
            <text:p>0,732455861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3" calcext:value-type="float">
            <text:p>3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454552650874" calcext:value-type="float">
            <text:p>0,8454552651</text:p>
          </table:table-cell>
          <table:table-cell office:value-type="float" office:value="0.7981940594112" calcext:value-type="float">
            <text:p>0,7981940594</text:p>
          </table:table-cell>
          <table:table-cell office:value-type="float" office:value="0.3479340069998" calcext:value-type="float">
            <text:p>0,347934007</text:p>
          </table:table-cell>
          <table:table-cell office:value-type="float" office:value="0.4833946874178" calcext:value-type="float">
            <text:p>0,4833946874</text:p>
          </table:table-cell>
          <table:table-cell office:value-type="float" office:value="0.3865436777098" calcext:value-type="float">
            <text:p>0,3865436777</text:p>
          </table:table-cell>
          <table:table-cell office:value-type="float" office:value="0.7366986188416" calcext:value-type="float">
            <text:p>0,736698618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4" calcext:value-type="float">
            <text:p>4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487106500676" calcext:value-type="float">
            <text:p>0,8487106501</text:p>
          </table:table-cell>
          <table:table-cell office:value-type="float" office:value="0.8016428615388" calcext:value-type="float">
            <text:p>0,8016428615</text:p>
          </table:table-cell>
          <table:table-cell office:value-type="float" office:value="0.372528886262" calcext:value-type="float">
            <text:p>0,3725288863</text:p>
          </table:table-cell>
          <table:table-cell office:value-type="float" office:value="0.5256001375064" calcext:value-type="float">
            <text:p>0,5256001375</text:p>
          </table:table-cell>
          <table:table-cell office:value-type="float" office:value="0.4156414394754" calcext:value-type="float">
            <text:p>0,4156414395</text:p>
          </table:table-cell>
          <table:table-cell office:value-type="float" office:value="0.7458886584938" calcext:value-type="float">
            <text:p>0,7458886585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5" calcext:value-type="float">
            <text:p>5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092536970616" calcext:value-type="float">
            <text:p>0,8092536971</text:p>
          </table:table-cell>
          <table:table-cell office:value-type="float" office:value="0.8260222527468" calcext:value-type="float">
            <text:p>0,8260222527</text:p>
          </table:table-cell>
          <table:table-cell office:value-type="float" office:value="0.4006312683892" calcext:value-type="float">
            <text:p>0,4006312684</text:p>
          </table:table-cell>
          <table:table-cell office:value-type="float" office:value="0.5128815370708" calcext:value-type="float">
            <text:p>0,5128815371</text:p>
          </table:table-cell>
          <table:table-cell office:value-type="float" office:value="0.4317294160374" calcext:value-type="float">
            <text:p>0,431729416</text:p>
          </table:table-cell>
          <table:table-cell office:value-type="float" office:value="0.7559190342804" calcext:value-type="float">
            <text:p>0,7559190343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6" calcext:value-type="float">
            <text:p>6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552056201106" calcext:value-type="float">
            <text:p>0,8552056201</text:p>
          </table:table-cell>
          <table:table-cell office:value-type="float" office:value="0.7651952978178" calcext:value-type="float">
            <text:p>0,7651952978</text:p>
          </table:table-cell>
          <table:table-cell office:value-type="float" office:value="0.2670557569244" calcext:value-type="float">
            <text:p>0,2670557569</text:p>
          </table:table-cell>
          <table:table-cell office:value-type="float" office:value="0.4755883070328" calcext:value-type="float">
            <text:p>0,475588307</text:p>
          </table:table-cell>
          <table:table-cell office:value-type="float" office:value="0.3313536545672" calcext:value-type="float">
            <text:p>0,3313536546</text:p>
          </table:table-cell>
          <table:table-cell office:value-type="float" office:value="0.7591733663164" calcext:value-type="float">
            <text:p>0,7591733663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7" calcext:value-type="float">
            <text:p>7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096603984142" calcext:value-type="float">
            <text:p>0,8096603984</text:p>
          </table:table-cell>
          <table:table-cell office:value-type="float" office:value="0.7808487847858" calcext:value-type="float">
            <text:p>0,7808487848</text:p>
          </table:table-cell>
          <table:table-cell office:value-type="float" office:value="0.2899282988424" calcext:value-type="float">
            <text:p>0,2899282988</text:p>
          </table:table-cell>
          <table:table-cell office:value-type="float" office:value="0.3916898059602" calcext:value-type="float">
            <text:p>0,391689806</text:p>
          </table:table-cell>
          <table:table-cell office:value-type="float" office:value="0.320292768561" calcext:value-type="float">
            <text:p>0,3202927686</text:p>
          </table:table-cell>
          <table:table-cell office:value-type="float" office:value="0.744989283592" calcext:value-type="float">
            <text:p>0,744989283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8" calcext:value-type="float">
            <text:p>8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199442798172" calcext:value-type="float">
            <text:p>0,8199442798</text:p>
          </table:table-cell>
          <table:table-cell office:value-type="float" office:value="0.7894984088068" calcext:value-type="float">
            <text:p>0,7894984088</text:p>
          </table:table-cell>
          <table:table-cell office:value-type="float" office:value="0.3555033785426" calcext:value-type="float">
            <text:p>0,3555033785</text:p>
          </table:table-cell>
          <table:table-cell office:value-type="float" office:value="0.5332311422984" calcext:value-type="float">
            <text:p>0,5332311423</text:p>
          </table:table-cell>
          <table:table-cell office:value-type="float" office:value="0.4141117555164" calcext:value-type="float">
            <text:p>0,4141117555</text:p>
          </table:table-cell>
          <table:table-cell office:value-type="float" office:value="0.7626611250562" calcext:value-type="float">
            <text:p>0,762661125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9" calcext:value-type="float">
            <text:p>9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529222728094" calcext:value-type="float">
            <text:p>0,8529222728</text:p>
          </table:table-cell>
          <table:table-cell office:value-type="float" office:value="0.791389832124" calcext:value-type="float">
            <text:p>0,7913898321</text:p>
          </table:table-cell>
          <table:table-cell office:value-type="float" office:value="0.3815683506922" calcext:value-type="float">
            <text:p>0,3815683507</text:p>
          </table:table-cell>
          <table:table-cell office:value-type="float" office:value="0.5757022975684" calcext:value-type="float">
            <text:p>0,5757022976</text:p>
          </table:table-cell>
          <table:table-cell office:value-type="float" office:value="0.4397277575198" calcext:value-type="float">
            <text:p>0,4397277575</text:p>
          </table:table-cell>
          <table:table-cell office:value-type="float" office:value="0.765699992118" calcext:value-type="float">
            <text:p>0,7656999921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0" calcext:value-type="float">
            <text:p>10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835764966847" calcext:value-type="float">
            <text:p>0,8357649668</text:p>
          </table:table-cell>
          <table:table-cell office:value-type="float" office:value="0.7999337185994" calcext:value-type="float">
            <text:p>0,7999337186</text:p>
          </table:table-cell>
          <table:table-cell office:value-type="float" office:value="0.365711971906" calcext:value-type="float">
            <text:p>0,3657119719</text:p>
          </table:table-cell>
          <table:table-cell office:value-type="float" office:value="0.4636463206808" calcext:value-type="float">
            <text:p>0,4636463207</text:p>
          </table:table-cell>
          <table:table-cell office:value-type="float" office:value="0.394909365439" calcext:value-type="float">
            <text:p>0,3949093654</text:p>
          </table:table-cell>
          <table:table-cell office:value-type="float" office:value="0.7483962524404" calcext:value-type="float">
            <text:p>0,748396252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" calcext:value-type="float">
            <text:p>1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962937356952" calcext:value-type="float">
            <text:p>0,5962937357</text:p>
          </table:table-cell>
          <table:table-cell office:value-type="float" office:value="0.8524119272192" calcext:value-type="float">
            <text:p>0,8524119272</text:p>
          </table:table-cell>
          <table:table-cell office:value-type="float" office:value="0.14642742997438" calcext:value-type="float">
            <text:p>0,14642743</text:p>
          </table:table-cell>
          <table:table-cell office:value-type="float" office:value="0.3266399880038" calcext:value-type="float">
            <text:p>0,326639988</text:p>
          </table:table-cell>
          <table:table-cell office:value-type="float" office:value="0.1952941509494" calcext:value-type="float">
            <text:p>0,1952941509</text:p>
          </table:table-cell>
          <table:table-cell office:value-type="float" office:value="0.743933017499" calcext:value-type="float">
            <text:p>0,7439330175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" calcext:value-type="float">
            <text:p>2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742754797198" calcext:value-type="float">
            <text:p>0,5742754797</text:p>
          </table:table-cell>
          <table:table-cell office:value-type="float" office:value="0.8764320047754" calcext:value-type="float">
            <text:p>0,8764320048</text:p>
          </table:table-cell>
          <table:table-cell office:value-type="float" office:value="0.15192004732026" calcext:value-type="float">
            <text:p>0,1519200473</text:p>
          </table:table-cell>
          <table:table-cell office:value-type="float" office:value="0.2746033648933" calcext:value-type="float">
            <text:p>0,2746033649</text:p>
          </table:table-cell>
          <table:table-cell office:value-type="float" office:value="0.18896852366322" calcext:value-type="float">
            <text:p>0,1889685237</text:p>
          </table:table-cell>
          <table:table-cell office:value-type="float" office:value="0.795072906396" calcext:value-type="float">
            <text:p>0,795072906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3" calcext:value-type="float">
            <text:p>3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31000936117" calcext:value-type="float">
            <text:p>0,5310009361</text:p>
          </table:table-cell>
          <table:table-cell office:value-type="float" office:value="0.9096536042616" calcext:value-type="float">
            <text:p>0,9096536043</text:p>
          </table:table-cell>
          <table:table-cell office:value-type="float" office:value="0.11595004144956" calcext:value-type="float">
            <text:p>0,1159500414</text:p>
          </table:table-cell>
          <table:table-cell office:value-type="float" office:value="0.1914321453334" calcext:value-type="float">
            <text:p>0,1914321453</text:p>
          </table:table-cell>
          <table:table-cell office:value-type="float" office:value="0.1346241792534" calcext:value-type="float">
            <text:p>0,1346241793</text:p>
          </table:table-cell>
          <table:table-cell office:value-type="float" office:value="0.822494669296" calcext:value-type="float">
            <text:p>0,822494669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4" calcext:value-type="float">
            <text:p>4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274236697932" calcext:value-type="float">
            <text:p>0,5274236698</text:p>
          </table:table-cell>
          <table:table-cell office:value-type="float" office:value="0.9073224360462" calcext:value-type="float">
            <text:p>0,907322436</text:p>
          </table:table-cell>
          <table:table-cell office:value-type="float" office:value="0.09422977617958" calcext:value-type="float">
            <text:p>0,0942297762</text:p>
          </table:table-cell>
          <table:table-cell office:value-type="float" office:value="0.17686818964534" calcext:value-type="float">
            <text:p>0,1768681896</text:p>
          </table:table-cell>
          <table:table-cell office:value-type="float" office:value="0.11915534385056" calcext:value-type="float">
            <text:p>0,1191553439</text:p>
          </table:table-cell>
          <table:table-cell office:value-type="float" office:value="0.8084893466078" calcext:value-type="float">
            <text:p>0,808489346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5" calcext:value-type="float">
            <text:p>5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658314014838" calcext:value-type="float">
            <text:p>0,5658314015</text:p>
          </table:table-cell>
          <table:table-cell office:value-type="float" office:value="0.9038610986016" calcext:value-type="float">
            <text:p>0,9038610986</text:p>
          </table:table-cell>
          <table:table-cell office:value-type="float" office:value="0.10057262332452" calcext:value-type="float">
            <text:p>0,1005726233</text:p>
          </table:table-cell>
          <table:table-cell office:value-type="float" office:value="0.14019166640212" calcext:value-type="float">
            <text:p>0,1401916664</text:p>
          </table:table-cell>
          <table:table-cell office:value-type="float" office:value="0.11418530675692" calcext:value-type="float">
            <text:p>0,1141853068</text:p>
          </table:table-cell>
          <table:table-cell office:value-type="float" office:value="0.8093554858156" calcext:value-type="float">
            <text:p>0,809355485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6" calcext:value-type="float">
            <text:p>6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483831100904" calcext:value-type="float">
            <text:p>0,5483831101</text:p>
          </table:table-cell>
          <table:table-cell office:value-type="float" office:value="0.9027050310802" calcext:value-type="float">
            <text:p>0,9027050311</text:p>
          </table:table-cell>
          <table:table-cell office:value-type="float" office:value="0.115532464467" calcext:value-type="float">
            <text:p>0,1155324645</text:p>
          </table:table-cell>
          <table:table-cell office:value-type="float" office:value="0.1399826799862" calcext:value-type="float">
            <text:p>0,13998268</text:p>
          </table:table-cell>
          <table:table-cell office:value-type="float" office:value="0.1188386588282" calcext:value-type="float">
            <text:p>0,1188386588</text:p>
          </table:table-cell>
          <table:table-cell office:value-type="float" office:value="0.7882116289508" calcext:value-type="float">
            <text:p>0,788211629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7" calcext:value-type="float">
            <text:p>7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533256031624" calcext:value-type="float">
            <text:p>0,5533256032</text:p>
          </table:table-cell>
          <table:table-cell office:value-type="float" office:value="0.8981464401774" calcext:value-type="float">
            <text:p>0,8981464402</text:p>
          </table:table-cell>
          <table:table-cell office:value-type="float" office:value="0.158952433384" calcext:value-type="float">
            <text:p>0,1589524334</text:p>
          </table:table-cell>
          <table:table-cell office:value-type="float" office:value="0.19195043600472" calcext:value-type="float">
            <text:p>0,191950436</text:p>
          </table:table-cell>
          <table:table-cell office:value-type="float" office:value="0.1483487900422" calcext:value-type="float">
            <text:p>0,14834879</text:p>
          </table:table-cell>
          <table:table-cell office:value-type="float" office:value="0.783674518433" calcext:value-type="float">
            <text:p>0,7836745184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8" calcext:value-type="float">
            <text:p>8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246358711948" calcext:value-type="float">
            <text:p>0,5246358712</text:p>
          </table:table-cell>
          <table:table-cell office:value-type="float" office:value="0.9107182414588" calcext:value-type="float">
            <text:p>0,9107182415</text:p>
          </table:table-cell>
          <table:table-cell office:value-type="float" office:value="0.1882421381822" calcext:value-type="float">
            <text:p>0,1882421382</text:p>
          </table:table-cell>
          <table:table-cell office:value-type="float" office:value="0.1980456791862" calcext:value-type="float">
            <text:p>0,1980456792</text:p>
          </table:table-cell>
          <table:table-cell office:value-type="float" office:value="0.1798189773454" calcext:value-type="float">
            <text:p>0,1798189773</text:p>
          </table:table-cell>
          <table:table-cell office:value-type="float" office:value="0.8370132225508" calcext:value-type="float">
            <text:p>0,8370132226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9" calcext:value-type="float">
            <text:p>9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085893390118" calcext:value-type="float">
            <text:p>0,508589339</text:p>
          </table:table-cell>
          <table:table-cell office:value-type="float" office:value="0.910744216169" calcext:value-type="float">
            <text:p>0,9107442162</text:p>
          </table:table-cell>
          <table:table-cell office:value-type="float" office:value="0.21894462603242" calcext:value-type="float">
            <text:p>0,218944626</text:p>
          </table:table-cell>
          <table:table-cell office:value-type="float" office:value="0.18916495071922" calcext:value-type="float">
            <text:p>0,1891649507</text:p>
          </table:table-cell>
          <table:table-cell office:value-type="float" office:value="0.19158200267002" calcext:value-type="float">
            <text:p>0,1915820027</text:p>
          </table:table-cell>
          <table:table-cell office:value-type="float" office:value="0.8398325838284" calcext:value-type="float">
            <text:p>0,839832583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10" calcext:value-type="float">
            <text:p>10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138097413154" calcext:value-type="float">
            <text:p>0,5138097413</text:p>
          </table:table-cell>
          <table:table-cell office:value-type="float" office:value="0.9152700402348" calcext:value-type="float">
            <text:p>0,9152700402</text:p>
          </table:table-cell>
          <table:table-cell office:value-type="float" office:value="0.23454823304246" calcext:value-type="float">
            <text:p>0,234548233</text:p>
          </table:table-cell>
          <table:table-cell office:value-type="float" office:value="0.2163325876799" calcext:value-type="float">
            <text:p>0,2163325877</text:p>
          </table:table-cell>
          <table:table-cell office:value-type="float" office:value="0.21768372695482" calcext:value-type="float">
            <text:p>0,217683727</text:p>
          </table:table-cell>
          <table:table-cell office:value-type="float" office:value="0.8423910211704" calcext:value-type="float">
            <text:p>0,8423910212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" calcext:value-type="float">
            <text:p>1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4338243909" calcext:value-type="float">
            <text:p>0,7433824391</text:p>
          </table:table-cell>
          <table:table-cell office:value-type="float" office:value="0.7325950528414" calcext:value-type="float">
            <text:p>0,7325950528</text:p>
          </table:table-cell>
          <table:table-cell office:value-type="float" office:value="0.3263048628894" calcext:value-type="float">
            <text:p>0,3263048629</text:p>
          </table:table-cell>
          <table:table-cell office:value-type="float" office:value="0.4299335788502" calcext:value-type="float">
            <text:p>0,4299335789</text:p>
          </table:table-cell>
          <table:table-cell office:value-type="float" office:value="0.357027787972" calcext:value-type="float">
            <text:p>0,357027788</text:p>
          </table:table-cell>
          <table:table-cell office:value-type="float" office:value="0.6760011945178" calcext:value-type="float">
            <text:p>0,676001194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2" calcext:value-type="float">
            <text:p>2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042616091626" calcext:value-type="float">
            <text:p>0,8042616092</text:p>
          </table:table-cell>
          <table:table-cell office:value-type="float" office:value="0.7345991756486" calcext:value-type="float">
            <text:p>0,7345991756</text:p>
          </table:table-cell>
          <table:table-cell office:value-type="float" office:value="0.3322954947606" calcext:value-type="float">
            <text:p>0,3322954948</text:p>
          </table:table-cell>
          <table:table-cell office:value-type="float" office:value="0.4427357082906" calcext:value-type="float">
            <text:p>0,4427357083</text:p>
          </table:table-cell>
          <table:table-cell office:value-type="float" office:value="0.365057291977" calcext:value-type="float">
            <text:p>0,365057292</text:p>
          </table:table-cell>
          <table:table-cell office:value-type="float" office:value="0.687227398466" calcext:value-type="float">
            <text:p>0,6872273985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" calcext:value-type="float">
            <text:p>3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6392256531" calcext:value-type="float">
            <text:p>0,8163922565</text:p>
          </table:table-cell>
          <table:table-cell office:value-type="float" office:value="0.7257833259412" calcext:value-type="float">
            <text:p>0,7257833259</text:p>
          </table:table-cell>
          <table:table-cell office:value-type="float" office:value="0.3320297288774" calcext:value-type="float">
            <text:p>0,3320297289</text:p>
          </table:table-cell>
          <table:table-cell office:value-type="float" office:value="0.4729513020368" calcext:value-type="float">
            <text:p>0,472951302</text:p>
          </table:table-cell>
          <table:table-cell office:value-type="float" office:value="0.3745543720752" calcext:value-type="float">
            <text:p>0,3745543721</text:p>
          </table:table-cell>
          <table:table-cell office:value-type="float" office:value="0.6888860807246" calcext:value-type="float">
            <text:p>0,688886080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4" calcext:value-type="float">
            <text:p>4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59776734292" calcext:value-type="float">
            <text:p>0,8159776734</text:p>
          </table:table-cell>
          <table:table-cell office:value-type="float" office:value="0.7359459460672" calcext:value-type="float">
            <text:p>0,7359459461</text:p>
          </table:table-cell>
          <table:table-cell office:value-type="float" office:value="0.3419928862636" calcext:value-type="float">
            <text:p>0,3419928863</text:p>
          </table:table-cell>
          <table:table-cell office:value-type="float" office:value="0.4571117905516" calcext:value-type="float">
            <text:p>0,4571117906</text:p>
          </table:table-cell>
          <table:table-cell office:value-type="float" office:value="0.378105757207" calcext:value-type="float">
            <text:p>0,3781057572</text:p>
          </table:table-cell>
          <table:table-cell office:value-type="float" office:value="0.6994249968564" calcext:value-type="float">
            <text:p>0,6994249969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5" calcext:value-type="float">
            <text:p>5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826329706144" calcext:value-type="float">
            <text:p>0,7826329706</text:p>
          </table:table-cell>
          <table:table-cell office:value-type="float" office:value="0.7589784701976" calcext:value-type="float">
            <text:p>0,7589784702</text:p>
          </table:table-cell>
          <table:table-cell office:value-type="float" office:value="0.3799468274794" calcext:value-type="float">
            <text:p>0,3799468275</text:p>
          </table:table-cell>
          <table:table-cell office:value-type="float" office:value="0.4322128432636" calcext:value-type="float">
            <text:p>0,4322128433</text:p>
          </table:table-cell>
          <table:table-cell office:value-type="float" office:value="0.3902682099906" calcext:value-type="float">
            <text:p>0,39026821</text:p>
          </table:table-cell>
          <table:table-cell office:value-type="float" office:value="0.7106220922922" calcext:value-type="float">
            <text:p>0,7106220923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6" calcext:value-type="float">
            <text:p>6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090946386212" calcext:value-type="float">
            <text:p>0,8090946386</text:p>
          </table:table-cell>
          <table:table-cell office:value-type="float" office:value="0.7264773249038" calcext:value-type="float">
            <text:p>0,7264773249</text:p>
          </table:table-cell>
          <table:table-cell office:value-type="float" office:value="0.3346433759118" calcext:value-type="float">
            <text:p>0,3346433759</text:p>
          </table:table-cell>
          <table:table-cell office:value-type="float" office:value="0.4919102153076" calcext:value-type="float">
            <text:p>0,4919102153</text:p>
          </table:table-cell>
          <table:table-cell office:value-type="float" office:value="0.3817495903048" calcext:value-type="float">
            <text:p>0,3817495903</text:p>
          </table:table-cell>
          <table:table-cell office:value-type="float" office:value="0.703174839683" calcext:value-type="float">
            <text:p>0,703174839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7" calcext:value-type="float">
            <text:p>7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260422365424" calcext:value-type="float">
            <text:p>0,8260422365</text:p>
          </table:table-cell>
          <table:table-cell office:value-type="float" office:value="0.7231081082292" calcext:value-type="float">
            <text:p>0,7231081082</text:p>
          </table:table-cell>
          <table:table-cell office:value-type="float" office:value="0.3308676362454" calcext:value-type="float">
            <text:p>0,3308676362</text:p>
          </table:table-cell>
          <table:table-cell office:value-type="float" office:value="0.4739791332992" calcext:value-type="float">
            <text:p>0,4739791333</text:p>
          </table:table-cell>
          <table:table-cell office:value-type="float" office:value="0.370985069324" calcext:value-type="float">
            <text:p>0,3709850693</text:p>
          </table:table-cell>
          <table:table-cell office:value-type="float" office:value="0.7004514019868" calcext:value-type="float">
            <text:p>0,700451402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8" calcext:value-type="float">
            <text:p>8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996950202452" calcext:value-type="float">
            <text:p>0,7996950202</text:p>
          </table:table-cell>
          <table:table-cell office:value-type="float" office:value="0.721074209884" calcext:value-type="float">
            <text:p>0,7210742099</text:p>
          </table:table-cell>
          <table:table-cell office:value-type="float" office:value="0.3318067912268" calcext:value-type="float">
            <text:p>0,3318067912</text:p>
          </table:table-cell>
          <table:table-cell office:value-type="float" office:value="0.5233341626678" calcext:value-type="float">
            <text:p>0,5233341627</text:p>
          </table:table-cell>
          <table:table-cell office:value-type="float" office:value="0.393423627068" calcext:value-type="float">
            <text:p>0,3934236271</text:p>
          </table:table-cell>
          <table:table-cell office:value-type="float" office:value="0.7195598516282" calcext:value-type="float">
            <text:p>0,719559851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9" calcext:value-type="float">
            <text:p>9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705191781258" calcext:value-type="float">
            <text:p>0,7705191781</text:p>
          </table:table-cell>
          <table:table-cell office:value-type="float" office:value="0.7589555658562" calcext:value-type="float">
            <text:p>0,7589555659</text:p>
          </table:table-cell>
          <table:table-cell office:value-type="float" office:value="0.3970647945868" calcext:value-type="float">
            <text:p>0,3970647946</text:p>
          </table:table-cell>
          <table:table-cell office:value-type="float" office:value="0.4927181894846" calcext:value-type="float">
            <text:p>0,4927181895</text:p>
          </table:table-cell>
          <table:table-cell office:value-type="float" office:value="0.4176746521856" calcext:value-type="float">
            <text:p>0,4176746522</text:p>
          </table:table-cell>
          <table:table-cell office:value-type="float" office:value="0.7355514900038" calcext:value-type="float">
            <text:p>0,73555149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10" calcext:value-type="float">
            <text:p>10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07405824834" calcext:value-type="float">
            <text:p>0,8074058248</text:p>
          </table:table-cell>
          <table:table-cell office:value-type="float" office:value="0.7569537335156" calcext:value-type="float">
            <text:p>0,7569537335</text:p>
          </table:table-cell>
          <table:table-cell office:value-type="float" office:value="0.410132858529" calcext:value-type="float">
            <text:p>0,4101328585</text:p>
          </table:table-cell>
          <table:table-cell office:value-type="float" office:value="0.5480650268812" calcext:value-type="float">
            <text:p>0,5480650269</text:p>
          </table:table-cell>
          <table:table-cell office:value-type="float" office:value="0.4459144495912" calcext:value-type="float">
            <text:p>0,4459144496</text:p>
          </table:table-cell>
          <table:table-cell office:value-type="float" office:value="0.7459601408272" calcext:value-type="float">
            <text:p>0,745960140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268956378528" calcext:value-type="float">
            <text:p>0,7268956379</text:p>
          </table:table-cell>
          <table:table-cell office:value-type="float" office:value="0.7228204127948" calcext:value-type="float">
            <text:p>0,7228204128</text:p>
          </table:table-cell>
          <table:table-cell office:value-type="float" office:value="0.2569173728502" calcext:value-type="float">
            <text:p>0,2569173729</text:p>
          </table:table-cell>
          <table:table-cell office:value-type="float" office:value="0.491984455782" calcext:value-type="float">
            <text:p>0,4919844558</text:p>
          </table:table-cell>
          <table:table-cell office:value-type="float" office:value="0.3165817970666" calcext:value-type="float">
            <text:p>0,3165817971</text:p>
          </table:table-cell>
          <table:table-cell office:value-type="float" office:value="0.6839089343582" calcext:value-type="float">
            <text:p>0,683908934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" calcext:value-type="float">
            <text:p>2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945148967102" calcext:value-type="float">
            <text:p>0,7945148967</text:p>
          </table:table-cell>
          <table:table-cell office:value-type="float" office:value="0.7453073592842" calcext:value-type="float">
            <text:p>0,7453073593</text:p>
          </table:table-cell>
          <table:table-cell office:value-type="float" office:value="0.245150316925" calcext:value-type="float">
            <text:p>0,2451503169</text:p>
          </table:table-cell>
          <table:table-cell office:value-type="float" office:value="0.3522371045592" calcext:value-type="float">
            <text:p>0,3522371046</text:p>
          </table:table-cell>
          <table:table-cell office:value-type="float" office:value="0.2769863677782" calcext:value-type="float">
            <text:p>0,2769863678</text:p>
          </table:table-cell>
          <table:table-cell office:value-type="float" office:value="0.67302956166" calcext:value-type="float">
            <text:p>0,673029561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450289681976" calcext:value-type="float">
            <text:p>0,7450289682</text:p>
          </table:table-cell>
          <table:table-cell office:value-type="float" office:value="0.7725330184798" calcext:value-type="float">
            <text:p>0,7725330185</text:p>
          </table:table-cell>
          <table:table-cell office:value-type="float" office:value="0.294402749648" calcext:value-type="float">
            <text:p>0,2944027496</text:p>
          </table:table-cell>
          <table:table-cell office:value-type="float" office:value="0.3257359787102" calcext:value-type="float">
            <text:p>0,3257359787</text:p>
          </table:table-cell>
          <table:table-cell office:value-type="float" office:value="0.2860430919654" calcext:value-type="float">
            <text:p>0,286043092</text:p>
          </table:table-cell>
          <table:table-cell office:value-type="float" office:value="0.7014020529092" calcext:value-type="float">
            <text:p>0,701402052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96064570971" calcext:value-type="float">
            <text:p>0,796064571</text:p>
          </table:table-cell>
          <table:table-cell office:value-type="float" office:value="0.7396867188338" calcext:value-type="float">
            <text:p>0,7396867188</text:p>
          </table:table-cell>
          <table:table-cell office:value-type="float" office:value="0.2293098894916" calcext:value-type="float">
            <text:p>0,2293098895</text:p>
          </table:table-cell>
          <table:table-cell office:value-type="float" office:value="0.3575197879542" calcext:value-type="float">
            <text:p>0,357519788</text:p>
          </table:table-cell>
          <table:table-cell office:value-type="float" office:value="0.2645579650766" calcext:value-type="float">
            <text:p>0,2645579651</text:p>
          </table:table-cell>
          <table:table-cell office:value-type="float" office:value="0.6965217930316" calcext:value-type="float">
            <text:p>0,69652179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721028154094" calcext:value-type="float">
            <text:p>0,7721028154</text:p>
          </table:table-cell>
          <table:table-cell office:value-type="float" office:value="0.7781229438256" calcext:value-type="float">
            <text:p>0,7781229438</text:p>
          </table:table-cell>
          <table:table-cell office:value-type="float" office:value="0.2823508272446" calcext:value-type="float">
            <text:p>0,2823508272</text:p>
          </table:table-cell>
          <table:table-cell office:value-type="float" office:value="0.3202679077172" calcext:value-type="float">
            <text:p>0,3202679077</text:p>
          </table:table-cell>
          <table:table-cell office:value-type="float" office:value="0.2834730154362" calcext:value-type="float">
            <text:p>0,2834730154</text:p>
          </table:table-cell>
          <table:table-cell office:value-type="float" office:value="0.722222867913" calcext:value-type="float">
            <text:p>0,722222867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686762297552" calcext:value-type="float">
            <text:p>0,7686762298</text:p>
          </table:table-cell>
          <table:table-cell office:value-type="float" office:value="0.7800008772628" calcext:value-type="float">
            <text:p>0,7800008773</text:p>
          </table:table-cell>
          <table:table-cell office:value-type="float" office:value="0.3125936594378" calcext:value-type="float">
            <text:p>0,3125936594</text:p>
          </table:table-cell>
          <table:table-cell office:value-type="float" office:value="0.4293178676614" calcext:value-type="float">
            <text:p>0,4293178677</text:p>
          </table:table-cell>
          <table:table-cell office:value-type="float" office:value="0.3431511103234" calcext:value-type="float">
            <text:p>0,3431511103</text:p>
          </table:table-cell>
          <table:table-cell office:value-type="float" office:value="0.743371629252" calcext:value-type="float">
            <text:p>0,7433716293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65074918424" calcext:value-type="float">
            <text:p>0,7650749184</text:p>
          </table:table-cell>
          <table:table-cell office:value-type="float" office:value="0.764099864652" calcext:value-type="float">
            <text:p>0,7640998647</text:p>
          </table:table-cell>
          <table:table-cell office:value-type="float" office:value="0.307304182592" calcext:value-type="float">
            <text:p>0,3073041826</text:p>
          </table:table-cell>
          <table:table-cell office:value-type="float" office:value="0.4725946390318" calcext:value-type="float">
            <text:p>0,472594639</text:p>
          </table:table-cell>
          <table:table-cell office:value-type="float" office:value="0.352064183341" calcext:value-type="float">
            <text:p>0,3520641833</text:p>
          </table:table-cell>
          <table:table-cell office:value-type="float" office:value="0.7325619911554" calcext:value-type="float">
            <text:p>0,732561991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65304780718" calcext:value-type="float">
            <text:p>0,7653047807</text:p>
          </table:table-cell>
          <table:table-cell office:value-type="float" office:value="0.7837523593918" calcext:value-type="float">
            <text:p>0,7837523594</text:p>
          </table:table-cell>
          <table:table-cell office:value-type="float" office:value="0.3018231381628" calcext:value-type="float">
            <text:p>0,3018231382</text:p>
          </table:table-cell>
          <table:table-cell office:value-type="float" office:value="0.3953401473372" calcext:value-type="float">
            <text:p>0,3953401473</text:p>
          </table:table-cell>
          <table:table-cell office:value-type="float" office:value="0.3310738908962" calcext:value-type="float">
            <text:p>0,3310738909</text:p>
          </table:table-cell>
          <table:table-cell office:value-type="float" office:value="0.7260288275094" calcext:value-type="float">
            <text:p>0,726028827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598979060082" calcext:value-type="float">
            <text:p>0,759897906</text:p>
          </table:table-cell>
          <table:table-cell office:value-type="float" office:value="0.7865122201836" calcext:value-type="float">
            <text:p>0,7865122202</text:p>
          </table:table-cell>
          <table:table-cell office:value-type="float" office:value="0.3112324439384" calcext:value-type="float">
            <text:p>0,3112324439</text:p>
          </table:table-cell>
          <table:table-cell office:value-type="float" office:value="0.4150723078092" calcext:value-type="float">
            <text:p>0,4150723078</text:p>
          </table:table-cell>
          <table:table-cell office:value-type="float" office:value="0.335946574464" calcext:value-type="float">
            <text:p>0,3359465745</text:p>
          </table:table-cell>
          <table:table-cell office:value-type="float" office:value="0.745081482945" calcext:value-type="float">
            <text:p>0,745081482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716793342386" calcext:value-type="float">
            <text:p>0,7716793342</text:p>
          </table:table-cell>
          <table:table-cell office:value-type="float" office:value="0.763138959366" calcext:value-type="float">
            <text:p>0,7631389594</text:p>
          </table:table-cell>
          <table:table-cell office:value-type="float" office:value="0.2861998398138" calcext:value-type="float">
            <text:p>0,2861998398</text:p>
          </table:table-cell>
          <table:table-cell office:value-type="float" office:value="0.450865386854" calcext:value-type="float">
            <text:p>0,4508653869</text:p>
          </table:table-cell>
          <table:table-cell office:value-type="float" office:value="0.3410114044882" calcext:value-type="float">
            <text:p>0,3410114045</text:p>
          </table:table-cell>
          <table:table-cell office:value-type="float" office:value="0.747218848488" calcext:value-type="float">
            <text:p>0,747218848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" calcext:value-type="float">
            <text:p>1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880724891892" calcext:value-type="float">
            <text:p>0,6880724892</text:p>
          </table:table-cell>
          <table:table-cell office:value-type="float" office:value="0.7094970918054" calcext:value-type="float">
            <text:p>0,7094970918</text:p>
          </table:table-cell>
          <table:table-cell office:value-type="float" office:value="0.2467859303082" calcext:value-type="float">
            <text:p>0,2467859303</text:p>
          </table:table-cell>
          <table:table-cell office:value-type="float" office:value="0.558550356523" calcext:value-type="float">
            <text:p>0,5585503565</text:p>
          </table:table-cell>
          <table:table-cell office:value-type="float" office:value="0.3252041611768" calcext:value-type="float">
            <text:p>0,3252041612</text:p>
          </table:table-cell>
          <table:table-cell office:value-type="float" office:value="0.7318985927704" calcext:value-type="float">
            <text:p>0,731898592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2" calcext:value-type="float">
            <text:p>2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997242047062" calcext:value-type="float">
            <text:p>0,6997242047</text:p>
          </table:table-cell>
          <table:table-cell office:value-type="float" office:value="0.7443854379338" calcext:value-type="float">
            <text:p>0,7443854379</text:p>
          </table:table-cell>
          <table:table-cell office:value-type="float" office:value="0.3103158642428" calcext:value-type="float">
            <text:p>0,3103158642</text:p>
          </table:table-cell>
          <table:table-cell office:value-type="float" office:value="0.6302680425498" calcext:value-type="float">
            <text:p>0,6302680425</text:p>
          </table:table-cell>
          <table:table-cell office:value-type="float" office:value="0.3936287646452" calcext:value-type="float">
            <text:p>0,3936287646</text:p>
          </table:table-cell>
          <table:table-cell office:value-type="float" office:value="0.7694596778104" calcext:value-type="float">
            <text:p>0,769459677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3" calcext:value-type="float">
            <text:p>3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647763039138" calcext:value-type="float">
            <text:p>0,6647763039</text:p>
          </table:table-cell>
          <table:table-cell office:value-type="float" office:value="0.799993949771" calcext:value-type="float">
            <text:p>0,7999939498</text:p>
          </table:table-cell>
          <table:table-cell office:value-type="float" office:value="0.3712224120618" calcext:value-type="float">
            <text:p>0,3712224121</text:p>
          </table:table-cell>
          <table:table-cell office:value-type="float" office:value="0.586851921408" calcext:value-type="float">
            <text:p>0,5868519214</text:p>
          </table:table-cell>
          <table:table-cell office:value-type="float" office:value="0.4406530649074" calcext:value-type="float">
            <text:p>0,4406530649</text:p>
          </table:table-cell>
          <table:table-cell office:value-type="float" office:value="0.80780486437" calcext:value-type="float">
            <text:p>0,807804864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4" calcext:value-type="float">
            <text:p>4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991342594506" calcext:value-type="float">
            <text:p>0,6991342595</text:p>
          </table:table-cell>
          <table:table-cell office:value-type="float" office:value="0.786065650661" calcext:value-type="float">
            <text:p>0,7860656507</text:p>
          </table:table-cell>
          <table:table-cell office:value-type="float" office:value="0.381126868221" calcext:value-type="float">
            <text:p>0,3811268682</text:p>
          </table:table-cell>
          <table:table-cell office:value-type="float" office:value="0.6230353193044" calcext:value-type="float">
            <text:p>0,6230353193</text:p>
          </table:table-cell>
          <table:table-cell office:value-type="float" office:value="0.4539867520048" calcext:value-type="float">
            <text:p>0,453986752</text:p>
          </table:table-cell>
          <table:table-cell office:value-type="float" office:value="0.7898001624894" calcext:value-type="float">
            <text:p>0,789800162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5" calcext:value-type="float">
            <text:p>5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764423961372" calcext:value-type="float">
            <text:p>0,6764423961</text:p>
          </table:table-cell>
          <table:table-cell office:value-type="float" office:value="0.7999794850828" calcext:value-type="float">
            <text:p>0,7999794851</text:p>
          </table:table-cell>
          <table:table-cell office:value-type="float" office:value="0.423707739036" calcext:value-type="float">
            <text:p>0,423707739</text:p>
          </table:table-cell>
          <table:table-cell office:value-type="float" office:value="0.7037524368958" calcext:value-type="float">
            <text:p>0,7037524369</text:p>
          </table:table-cell>
          <table:table-cell office:value-type="float" office:value="0.4934295195086" calcext:value-type="float">
            <text:p>0,4934295195</text:p>
          </table:table-cell>
          <table:table-cell office:value-type="float" office:value="0.8044764117768" calcext:value-type="float">
            <text:p>0,804476411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6" calcext:value-type="float">
            <text:p>6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775362702484" calcext:value-type="float">
            <text:p>0,6775362702</text:p>
          </table:table-cell>
          <table:table-cell office:value-type="float" office:value="0.7963802308336" calcext:value-type="float">
            <text:p>0,7963802308</text:p>
          </table:table-cell>
          <table:table-cell office:value-type="float" office:value="0.3873760687614" calcext:value-type="float">
            <text:p>0,3873760688</text:p>
          </table:table-cell>
          <table:table-cell office:value-type="float" office:value="0.6288438472442" calcext:value-type="float">
            <text:p>0,6288438472</text:p>
          </table:table-cell>
          <table:table-cell office:value-type="float" office:value="0.4605956817434" calcext:value-type="float">
            <text:p>0,4605956817</text:p>
          </table:table-cell>
          <table:table-cell office:value-type="float" office:value="0.8028433343034" calcext:value-type="float">
            <text:p>0,8028433343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7" calcext:value-type="float">
            <text:p>7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7074566511026" calcext:value-type="float">
            <text:p>0,7074566511</text:p>
          </table:table-cell>
          <table:table-cell office:value-type="float" office:value="0.7772953014772" calcext:value-type="float">
            <text:p>0,7772953015</text:p>
          </table:table-cell>
          <table:table-cell office:value-type="float" office:value="0.3526276605812" calcext:value-type="float">
            <text:p>0,3526276606</text:p>
          </table:table-cell>
          <table:table-cell office:value-type="float" office:value="0.6171813291242" calcext:value-type="float">
            <text:p>0,6171813291</text:p>
          </table:table-cell>
          <table:table-cell office:value-type="float" office:value="0.4245070238436" calcext:value-type="float">
            <text:p>0,4245070238</text:p>
          </table:table-cell>
          <table:table-cell office:value-type="float" office:value="0.7967765894236" calcext:value-type="float">
            <text:p>0,7967765894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8" calcext:value-type="float">
            <text:p>8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7073800690132" calcext:value-type="float">
            <text:p>0,707380069</text:p>
          </table:table-cell>
          <table:table-cell office:value-type="float" office:value="0.8034879937678" calcext:value-type="float">
            <text:p>0,8034879938</text:p>
          </table:table-cell>
          <table:table-cell office:value-type="float" office:value="0.3924979254148" calcext:value-type="float">
            <text:p>0,3924979254</text:p>
          </table:table-cell>
          <table:table-cell office:value-type="float" office:value="0.6128516723496" calcext:value-type="float">
            <text:p>0,6128516723</text:p>
          </table:table-cell>
          <table:table-cell office:value-type="float" office:value="0.4549510054372" calcext:value-type="float">
            <text:p>0,4549510054</text:p>
          </table:table-cell>
          <table:table-cell office:value-type="float" office:value="0.7902876302036" calcext:value-type="float">
            <text:p>0,7902876302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9" calcext:value-type="float">
            <text:p>9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601293182472" calcext:value-type="float">
            <text:p>0,6601293182</text:p>
          </table:table-cell>
          <table:table-cell office:value-type="float" office:value="0.8138628070978" calcext:value-type="float">
            <text:p>0,8138628071</text:p>
          </table:table-cell>
          <table:table-cell office:value-type="float" office:value="0.415379553839" calcext:value-type="float">
            <text:p>0,4153795538</text:p>
          </table:table-cell>
          <table:table-cell office:value-type="float" office:value="0.6362947539318" calcext:value-type="float">
            <text:p>0,6362947539</text:p>
          </table:table-cell>
          <table:table-cell office:value-type="float" office:value="0.4818304829434" calcext:value-type="float">
            <text:p>0,4818304829</text:p>
          </table:table-cell>
          <table:table-cell office:value-type="float" office:value="0.8154946069338" calcext:value-type="float">
            <text:p>0,8154946069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0" calcext:value-type="float">
            <text:p>10</text:p>
          </table:table-cell>
          <table:table-cell office:value-type="float" office:value="98.8" calcext:value-type="float">
            <text:p>98,8</text:p>
          </table:table-cell>
          <table:table-cell office:value-type="float" office:value="16.2" calcext:value-type="float">
            <text:p>16,2</text:p>
          </table:table-cell>
          <table:table-cell office:value-type="float" office:value="0.6524408934236" calcext:value-type="float">
            <text:p>0,6524408934</text:p>
          </table:table-cell>
          <table:table-cell office:value-type="float" office:value="0.8034724735672" calcext:value-type="float">
            <text:p>0,8034724736</text:p>
          </table:table-cell>
          <table:table-cell office:value-type="float" office:value="0.3724444744482" calcext:value-type="float">
            <text:p>0,3724444744</text:p>
          </table:table-cell>
          <table:table-cell office:value-type="float" office:value="0.6050661443508" calcext:value-type="float">
            <text:p>0,6050661444</text:p>
          </table:table-cell>
          <table:table-cell office:value-type="float" office:value="0.4480901511306" calcext:value-type="float">
            <text:p>0,4480901511</text:p>
          </table:table-cell>
          <table:table-cell office:value-type="float" office:value="0.8162497574786" calcext:value-type="float">
            <text:p>0,816249757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" calcext:value-type="float">
            <text:p>1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129081415122" calcext:value-type="float">
            <text:p>0,5129081415</text:p>
          </table:table-cell>
          <table:table-cell office:value-type="float" office:value="0.8684580539854" calcext:value-type="float">
            <text:p>0,868458054</text:p>
          </table:table-cell>
          <table:table-cell office:value-type="float" office:value="0.2198209054108" calcext:value-type="float">
            <text:p>0,2198209054</text:p>
          </table:table-cell>
          <table:table-cell office:value-type="float" office:value="0.397070796654" calcext:value-type="float">
            <text:p>0,3970707967</text:p>
          </table:table-cell>
          <table:table-cell office:value-type="float" office:value="0.2695694478582" calcext:value-type="float">
            <text:p>0,2695694479</text:p>
          </table:table-cell>
          <table:table-cell office:value-type="float" office:value="0.788054513463" calcext:value-type="float">
            <text:p>0,788054513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" calcext:value-type="float">
            <text:p>2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926900535588" calcext:value-type="float">
            <text:p>0,4926900536</text:p>
          </table:table-cell>
          <table:table-cell office:value-type="float" office:value="0.8684252131278" calcext:value-type="float">
            <text:p>0,8684252131</text:p>
          </table:table-cell>
          <table:table-cell office:value-type="float" office:value="0.16352806676388" calcext:value-type="float">
            <text:p>0,1635280668</text:p>
          </table:table-cell>
          <table:table-cell office:value-type="float" office:value="0.3732093295156" calcext:value-type="float">
            <text:p>0,3732093295</text:p>
          </table:table-cell>
          <table:table-cell office:value-type="float" office:value="0.217165004003" calcext:value-type="float">
            <text:p>0,217165004</text:p>
          </table:table-cell>
          <table:table-cell office:value-type="float" office:value="0.8221112994894" calcext:value-type="float">
            <text:p>0,822111299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3" calcext:value-type="float">
            <text:p>3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777489268742" calcext:value-type="float">
            <text:p>0,4777489269</text:p>
          </table:table-cell>
          <table:table-cell office:value-type="float" office:value="0.8844452906832" calcext:value-type="float">
            <text:p>0,8844452907</text:p>
          </table:table-cell>
          <table:table-cell office:value-type="float" office:value="0.12866324257364" calcext:value-type="float">
            <text:p>0,1286632426</text:p>
          </table:table-cell>
          <table:table-cell office:value-type="float" office:value="0.2896844181592" calcext:value-type="float">
            <text:p>0,2896844182</text:p>
          </table:table-cell>
          <table:table-cell office:value-type="float" office:value="0.16047925952968" calcext:value-type="float">
            <text:p>0,1604792595</text:p>
          </table:table-cell>
          <table:table-cell office:value-type="float" office:value="0.818099944689" calcext:value-type="float">
            <text:p>0,818099944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4" calcext:value-type="float">
            <text:p>4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880175831496" calcext:value-type="float">
            <text:p>0,4880175831</text:p>
          </table:table-cell>
          <table:table-cell office:value-type="float" office:value="0.8592758616564" calcext:value-type="float">
            <text:p>0,8592758617</text:p>
          </table:table-cell>
          <table:table-cell office:value-type="float" office:value="0.10125966985916" calcext:value-type="float">
            <text:p>0,1012596699</text:p>
          </table:table-cell>
          <table:table-cell office:value-type="float" office:value="0.2493888512936" calcext:value-type="float">
            <text:p>0,2493888513</text:p>
          </table:table-cell>
          <table:table-cell office:value-type="float" office:value="0.1311999612616" calcext:value-type="float">
            <text:p>0,1311999613</text:p>
          </table:table-cell>
          <table:table-cell office:value-type="float" office:value="0.8145518200546" calcext:value-type="float">
            <text:p>0,814551820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5" calcext:value-type="float">
            <text:p>5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83516062043" calcext:value-type="float">
            <text:p>0,483516062</text:p>
          </table:table-cell>
          <table:table-cell office:value-type="float" office:value="0.8684714132986" calcext:value-type="float">
            <text:p>0,8684714133</text:p>
          </table:table-cell>
          <table:table-cell office:value-type="float" office:value="0.156363108751" calcext:value-type="float">
            <text:p>0,1563631088</text:p>
          </table:table-cell>
          <table:table-cell office:value-type="float" office:value="0.3790255119268" calcext:value-type="float">
            <text:p>0,3790255119</text:p>
          </table:table-cell>
          <table:table-cell office:value-type="float" office:value="0.2131123668212" calcext:value-type="float">
            <text:p>0,2131123668</text:p>
          </table:table-cell>
          <table:table-cell office:value-type="float" office:value="0.7968789328972" calcext:value-type="float">
            <text:p>0,796878932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6" calcext:value-type="float">
            <text:p>6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805872143714" calcext:value-type="float">
            <text:p>0,4805872144</text:p>
          </table:table-cell>
          <table:table-cell office:value-type="float" office:value="0.8706718920786" calcext:value-type="float">
            <text:p>0,8706718921</text:p>
          </table:table-cell>
          <table:table-cell office:value-type="float" office:value="0.1461643410692" calcext:value-type="float">
            <text:p>0,1461643411</text:p>
          </table:table-cell>
          <table:table-cell office:value-type="float" office:value="0.3536336643156" calcext:value-type="float">
            <text:p>0,3536336643</text:p>
          </table:table-cell>
          <table:table-cell office:value-type="float" office:value="0.196316834392" calcext:value-type="float">
            <text:p>0,1963168344</text:p>
          </table:table-cell>
          <table:table-cell office:value-type="float" office:value="0.8114889698516" calcext:value-type="float">
            <text:p>0,811488969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7" calcext:value-type="float">
            <text:p>7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939322488014" calcext:value-type="float">
            <text:p>0,4939322488</text:p>
          </table:table-cell>
          <table:table-cell office:value-type="float" office:value="0.8615293336234" calcext:value-type="float">
            <text:p>0,8615293336</text:p>
          </table:table-cell>
          <table:table-cell office:value-type="float" office:value="0.13919831799092" calcext:value-type="float">
            <text:p>0,139198318</text:p>
          </table:table-cell>
          <table:table-cell office:value-type="float" office:value="0.29908821410492" calcext:value-type="float">
            <text:p>0,2990882141</text:p>
          </table:table-cell>
          <table:table-cell office:value-type="float" office:value="0.17243986033392" calcext:value-type="float">
            <text:p>0,1724398603</text:p>
          </table:table-cell>
          <table:table-cell office:value-type="float" office:value="0.7951796206782" calcext:value-type="float">
            <text:p>0,7951796207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8" calcext:value-type="float">
            <text:p>8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884209353416" calcext:value-type="float">
            <text:p>0,4884209353</text:p>
          </table:table-cell>
          <table:table-cell office:value-type="float" office:value="0.874100388321" calcext:value-type="float">
            <text:p>0,8741003883</text:p>
          </table:table-cell>
          <table:table-cell office:value-type="float" office:value="0.1819508318556" calcext:value-type="float">
            <text:p>0,1819508319</text:p>
          </table:table-cell>
          <table:table-cell office:value-type="float" office:value="0.3538426550662" calcext:value-type="float">
            <text:p>0,3538426551</text:p>
          </table:table-cell>
          <table:table-cell office:value-type="float" office:value="0.216451931179" calcext:value-type="float">
            <text:p>0,2164519312</text:p>
          </table:table-cell>
          <table:table-cell office:value-type="float" office:value="0.801570152867" calcext:value-type="float">
            <text:p>0,8015701529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9" calcext:value-type="float">
            <text:p>9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4607142485566" calcext:value-type="float">
            <text:p>0,4607142486</text:p>
          </table:table-cell>
          <table:table-cell office:value-type="float" office:value="0.8832960150132" calcext:value-type="float">
            <text:p>0,883296015</text:p>
          </table:table-cell>
          <table:table-cell office:value-type="float" office:value="0.17144941957602" calcext:value-type="float">
            <text:p>0,1714494196</text:p>
          </table:table-cell>
          <table:table-cell office:value-type="float" office:value="0.2869001259673" calcext:value-type="float">
            <text:p>0,286900126</text:p>
          </table:table-cell>
          <table:table-cell office:value-type="float" office:value="0.20159429956994" calcext:value-type="float">
            <text:p>0,2015942996</text:p>
          </table:table-cell>
          <table:table-cell office:value-type="float" office:value="0.7981414680678" calcext:value-type="float">
            <text:p>0,798141468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10" calcext:value-type="float">
            <text:p>10</text:p>
          </table:table-cell>
          <table:table-cell office:value-type="float" office:value="166.2" calcext:value-type="float">
            <text:p>166,2</text:p>
          </table:table-cell>
          <table:table-cell office:value-type="float" office:value="8.6" calcext:value-type="float">
            <text:p>8,6</text:p>
          </table:table-cell>
          <table:table-cell office:value-type="float" office:value="0.5090707205618" calcext:value-type="float">
            <text:p>0,5090707206</text:p>
          </table:table-cell>
          <table:table-cell office:value-type="float" office:value="0.8626523369886" calcext:value-type="float">
            <text:p>0,862652337</text:p>
          </table:table-cell>
          <table:table-cell office:value-type="float" office:value="0.14205621754346" calcext:value-type="float">
            <text:p>0,1420562175</text:p>
          </table:table-cell>
          <table:table-cell office:value-type="float" office:value="0.35680210211526" calcext:value-type="float">
            <text:p>0,3568021021</text:p>
          </table:table-cell>
          <table:table-cell office:value-type="float" office:value="0.1898822245157" calcext:value-type="float">
            <text:p>0,1898822245</text:p>
          </table:table-cell>
          <table:table-cell office:value-type="float" office:value="0.8307758980034" calcext:value-type="float">
            <text:p>0,83077589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" calcext:value-type="float">
            <text:p>1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51576761862" calcext:value-type="float">
            <text:p>0,7515767619</text:p>
          </table:table-cell>
          <table:table-cell office:value-type="float" office:value="0.6920109942876" calcext:value-type="float">
            <text:p>0,6920109943</text:p>
          </table:table-cell>
          <table:table-cell office:value-type="float" office:value="0.3041912708224" calcext:value-type="float">
            <text:p>0,3041912708</text:p>
          </table:table-cell>
          <table:table-cell office:value-type="float" office:value="0.4982862387214" calcext:value-type="float">
            <text:p>0,4982862387</text:p>
          </table:table-cell>
          <table:table-cell office:value-type="float" office:value="0.361145757012" calcext:value-type="float">
            <text:p>0,361145757</text:p>
          </table:table-cell>
          <table:table-cell office:value-type="float" office:value="0.6606975983906" calcext:value-type="float">
            <text:p>0,660697598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2" calcext:value-type="float">
            <text:p>2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7471864215" calcext:value-type="float">
            <text:p>0,8174718642</text:p>
          </table:table-cell>
          <table:table-cell office:value-type="float" office:value="0.6933188273824" calcext:value-type="float">
            <text:p>0,6933188274</text:p>
          </table:table-cell>
          <table:table-cell office:value-type="float" office:value="0.3201371692952" calcext:value-type="float">
            <text:p>0,3201371693</text:p>
          </table:table-cell>
          <table:table-cell office:value-type="float" office:value="0.4775154916866" calcext:value-type="float">
            <text:p>0,4775154917</text:p>
          </table:table-cell>
          <table:table-cell office:value-type="float" office:value="0.3569212937558" calcext:value-type="float">
            <text:p>0,3569212938</text:p>
          </table:table-cell>
          <table:table-cell office:value-type="float" office:value="0.680492267069" calcext:value-type="float">
            <text:p>0,6804922671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" calcext:value-type="float">
            <text:p>3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28182958127" calcext:value-type="float">
            <text:p>0,8281829581</text:p>
          </table:table-cell>
          <table:table-cell office:value-type="float" office:value="0.6953641778988" calcext:value-type="float">
            <text:p>0,6953641779</text:p>
          </table:table-cell>
          <table:table-cell office:value-type="float" office:value="0.3156742717354" calcext:value-type="float">
            <text:p>0,3156742717</text:p>
          </table:table-cell>
          <table:table-cell office:value-type="float" office:value="0.5088519546334" calcext:value-type="float">
            <text:p>0,5088519546</text:p>
          </table:table-cell>
          <table:table-cell office:value-type="float" office:value="0.3719326583838" calcext:value-type="float">
            <text:p>0,3719326584</text:p>
          </table:table-cell>
          <table:table-cell office:value-type="float" office:value="0.685264365648" calcext:value-type="float">
            <text:p>0,685264365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4" calcext:value-type="float">
            <text:p>4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493635930852" calcext:value-type="float">
            <text:p>0,8493635931</text:p>
          </table:table-cell>
          <table:table-cell office:value-type="float" office:value="0.692620247487" calcext:value-type="float">
            <text:p>0,6926202475</text:p>
          </table:table-cell>
          <table:table-cell office:value-type="float" office:value="0.3084644192412" calcext:value-type="float">
            <text:p>0,3084644192</text:p>
          </table:table-cell>
          <table:table-cell office:value-type="float" office:value="0.5104144755766" calcext:value-type="float">
            <text:p>0,5104144756</text:p>
          </table:table-cell>
          <table:table-cell office:value-type="float" office:value="0.369171994449" calcext:value-type="float">
            <text:p>0,3691719944</text:p>
          </table:table-cell>
          <table:table-cell office:value-type="float" office:value="0.6920595372814" calcext:value-type="float">
            <text:p>0,6920595373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5" calcext:value-type="float">
            <text:p>5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082666953312" calcext:value-type="float">
            <text:p>0,8082666953</text:p>
          </table:table-cell>
          <table:table-cell office:value-type="float" office:value="0.7082203391448" calcext:value-type="float">
            <text:p>0,7082203391</text:p>
          </table:table-cell>
          <table:table-cell office:value-type="float" office:value="0.3469881401962" calcext:value-type="float">
            <text:p>0,3469881402</text:p>
          </table:table-cell>
          <table:table-cell office:value-type="float" office:value="0.5045141615268" calcext:value-type="float">
            <text:p>0,5045141615</text:p>
          </table:table-cell>
          <table:table-cell office:value-type="float" office:value="0.3856735548764" calcext:value-type="float">
            <text:p>0,3856735549</text:p>
          </table:table-cell>
          <table:table-cell office:value-type="float" office:value="0.6954967936626" calcext:value-type="float">
            <text:p>0,6954967937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6" calcext:value-type="float">
            <text:p>6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302571996768" calcext:value-type="float">
            <text:p>0,8302571997</text:p>
          </table:table-cell>
          <table:table-cell office:value-type="float" office:value="0.7149679341972" calcext:value-type="float">
            <text:p>0,7149679342</text:p>
          </table:table-cell>
          <table:table-cell office:value-type="float" office:value="0.3383948353378" calcext:value-type="float">
            <text:p>0,3383948353</text:p>
          </table:table-cell>
          <table:table-cell office:value-type="float" office:value="0.5170061324204" calcext:value-type="float">
            <text:p>0,5170061324</text:p>
          </table:table-cell>
          <table:table-cell office:value-type="float" office:value="0.390376778016" calcext:value-type="float">
            <text:p>0,390376778</text:p>
          </table:table-cell>
          <table:table-cell office:value-type="float" office:value="0.6917547466364" calcext:value-type="float">
            <text:p>0,6917547466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7" calcext:value-type="float">
            <text:p>7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08899313398" calcext:value-type="float">
            <text:p>0,8108899313</text:p>
          </table:table-cell>
          <table:table-cell office:value-type="float" office:value="0.7000297757806" calcext:value-type="float">
            <text:p>0,7000297758</text:p>
          </table:table-cell>
          <table:table-cell office:value-type="float" office:value="0.3268013833528" calcext:value-type="float">
            <text:p>0,3268013834</text:p>
          </table:table-cell>
          <table:table-cell office:value-type="float" office:value="0.5458620336064" calcext:value-type="float">
            <text:p>0,5458620336</text:p>
          </table:table-cell>
          <table:table-cell office:value-type="float" office:value="0.3930756577298" calcext:value-type="float">
            <text:p>0,3930756577</text:p>
          </table:table-cell>
          <table:table-cell office:value-type="float" office:value="0.69577983151" calcext:value-type="float">
            <text:p>0,695779831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8" calcext:value-type="float">
            <text:p>8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27442538952" calcext:value-type="float">
            <text:p>0,8127442539</text:p>
          </table:table-cell>
          <table:table-cell office:value-type="float" office:value="0.7210444344264" calcext:value-type="float">
            <text:p>0,7210444344</text:p>
          </table:table-cell>
          <table:table-cell office:value-type="float" office:value="0.3434223697064" calcext:value-type="float">
            <text:p>0,3434223697</text:p>
          </table:table-cell>
          <table:table-cell office:value-type="float" office:value="0.5464467017538" calcext:value-type="float">
            <text:p>0,5464467018</text:p>
          </table:table-cell>
          <table:table-cell office:value-type="float" office:value="0.4096186619782" calcext:value-type="float">
            <text:p>0,409618662</text:p>
          </table:table-cell>
          <table:table-cell office:value-type="float" office:value="0.710115050924" calcext:value-type="float">
            <text:p>0,7101150509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9" calcext:value-type="float">
            <text:p>9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7594384317292" calcext:value-type="float">
            <text:p>0,7594384317</text:p>
          </table:table-cell>
          <table:table-cell office:value-type="float" office:value="0.7603527257282" calcext:value-type="float">
            <text:p>0,7603527257</text:p>
          </table:table-cell>
          <table:table-cell office:value-type="float" office:value="0.4026953124962" calcext:value-type="float">
            <text:p>0,4026953125</text:p>
          </table:table-cell>
          <table:table-cell office:value-type="float" office:value="0.5351784435302" calcext:value-type="float">
            <text:p>0,5351784435</text:p>
          </table:table-cell>
          <table:table-cell office:value-type="float" office:value="0.4345123667734" calcext:value-type="float">
            <text:p>0,4345123668</text:p>
          </table:table-cell>
          <table:table-cell office:value-type="float" office:value="0.7260192380234" calcext:value-type="float">
            <text:p>0,726019238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10" calcext:value-type="float">
            <text:p>10</text:p>
          </table:table-cell>
          <table:table-cell office:value-type="float" office:value="240.4" calcext:value-type="float">
            <text:p>240,4</text:p>
          </table:table-cell>
          <table:table-cell office:value-type="float" office:value="55" calcext:value-type="float">
            <text:p>55</text:p>
          </table:table-cell>
          <table:table-cell office:value-type="float" office:value="0.817144442275" calcext:value-type="float">
            <text:p>0,8171444423</text:p>
          </table:table-cell>
          <table:table-cell office:value-type="float" office:value="0.7088960149012" calcext:value-type="float">
            <text:p>0,7088960149</text:p>
          </table:table-cell>
          <table:table-cell office:value-type="float" office:value="0.3486777456912" calcext:value-type="float">
            <text:p>0,3486777457</text:p>
          </table:table-cell>
          <table:table-cell office:value-type="float" office:value="0.5478105344896" calcext:value-type="float">
            <text:p>0,5478105345</text:p>
          </table:table-cell>
          <table:table-cell office:value-type="float" office:value="0.4020955098992" calcext:value-type="float">
            <text:p>0,4020955099</text:p>
          </table:table-cell>
          <table:table-cell office:value-type="float" office:value="0.7181718848232" calcext:value-type="float">
            <text:p>0,718171884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47496633111" calcext:value-type="float">
            <text:p>0,7474966331</text:p>
          </table:table-cell>
          <table:table-cell office:value-type="float" office:value="0.679728840892" calcext:value-type="float">
            <text:p>0,6797288409</text:p>
          </table:table-cell>
          <table:table-cell office:value-type="float" office:value="0.2293835304018" calcext:value-type="float">
            <text:p>0,2293835304</text:p>
          </table:table-cell>
          <table:table-cell office:value-type="float" office:value="0.5464514244072" calcext:value-type="float">
            <text:p>0,5464514244</text:p>
          </table:table-cell>
          <table:table-cell office:value-type="float" office:value="0.3108971796276" calcext:value-type="float">
            <text:p>0,3108971796</text:p>
          </table:table-cell>
          <table:table-cell office:value-type="float" office:value="0.6554475314918" calcext:value-type="float">
            <text:p>0,655447531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" calcext:value-type="float">
            <text:p>2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83582492034" calcext:value-type="float">
            <text:p>0,783582492</text:p>
          </table:table-cell>
          <table:table-cell office:value-type="float" office:value="0.6937563082646" calcext:value-type="float">
            <text:p>0,6937563083</text:p>
          </table:table-cell>
          <table:table-cell office:value-type="float" office:value="0.219900756373" calcext:value-type="float">
            <text:p>0,2199007564</text:p>
          </table:table-cell>
          <table:table-cell office:value-type="float" office:value="0.4847367965782" calcext:value-type="float">
            <text:p>0,4847367966</text:p>
          </table:table-cell>
          <table:table-cell office:value-type="float" office:value="0.286757624099" calcext:value-type="float">
            <text:p>0,2867576241</text:p>
          </table:table-cell>
          <table:table-cell office:value-type="float" office:value="0.662112416052" calcext:value-type="float">
            <text:p>0,662112416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674971508262" calcext:value-type="float">
            <text:p>0,7674971508</text:p>
          </table:table-cell>
          <table:table-cell office:value-type="float" office:value="0.7341362831494" calcext:value-type="float">
            <text:p>0,7341362831</text:p>
          </table:table-cell>
          <table:table-cell office:value-type="float" office:value="0.2377244025008" calcext:value-type="float">
            <text:p>0,2377244025</text:p>
          </table:table-cell>
          <table:table-cell office:value-type="float" office:value="0.3920260552814" calcext:value-type="float">
            <text:p>0,3920260553</text:p>
          </table:table-cell>
          <table:table-cell office:value-type="float" office:value="0.2805935108424" calcext:value-type="float">
            <text:p>0,2805935108</text:p>
          </table:table-cell>
          <table:table-cell office:value-type="float" office:value="0.6761745921978" calcext:value-type="float">
            <text:p>0,6761745922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82741839317" calcext:value-type="float">
            <text:p>0,7827418393</text:p>
          </table:table-cell>
          <table:table-cell office:value-type="float" office:value="0.7256899667886" calcext:value-type="float">
            <text:p>0,7256899668</text:p>
          </table:table-cell>
          <table:table-cell office:value-type="float" office:value="0.2276470641788" calcext:value-type="float">
            <text:p>0,2276470642</text:p>
          </table:table-cell>
          <table:table-cell office:value-type="float" office:value="0.348945309197" calcext:value-type="float">
            <text:p>0,3489453092</text:p>
          </table:table-cell>
          <table:table-cell office:value-type="float" office:value="0.2626079548032" calcext:value-type="float">
            <text:p>0,2626079548</text:p>
          </table:table-cell>
          <table:table-cell office:value-type="float" office:value="0.6553828332782" calcext:value-type="float">
            <text:p>0,655382833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51243851789" calcext:value-type="float">
            <text:p>0,7512438518</text:p>
          </table:table-cell>
          <table:table-cell office:value-type="float" office:value="0.7405818093926" calcext:value-type="float">
            <text:p>0,7405818094</text:p>
          </table:table-cell>
          <table:table-cell office:value-type="float" office:value="0.2690401862766" calcext:value-type="float">
            <text:p>0,2690401863</text:p>
          </table:table-cell>
          <table:table-cell office:value-type="float" office:value="0.4322167515296" calcext:value-type="float">
            <text:p>0,4322167515</text:p>
          </table:table-cell>
          <table:table-cell office:value-type="float" office:value="0.3114568620778" calcext:value-type="float">
            <text:p>0,3114568621</text:p>
          </table:table-cell>
          <table:table-cell office:value-type="float" office:value="0.6841923280314" calcext:value-type="float">
            <text:p>0,68419232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436197862216" calcext:value-type="float">
            <text:p>0,7436197862</text:p>
          </table:table-cell>
          <table:table-cell office:value-type="float" office:value="0.756596902176" calcext:value-type="float">
            <text:p>0,7565969022</text:p>
          </table:table-cell>
          <table:table-cell office:value-type="float" office:value="0.2534246869308" calcext:value-type="float">
            <text:p>0,2534246869</text:p>
          </table:table-cell>
          <table:table-cell office:value-type="float" office:value="0.3597243770128" calcext:value-type="float">
            <text:p>0,359724377</text:p>
          </table:table-cell>
          <table:table-cell office:value-type="float" office:value="0.2858022792776" calcext:value-type="float">
            <text:p>0,2858022793</text:p>
          </table:table-cell>
          <table:table-cell office:value-type="float" office:value="0.699328610751" calcext:value-type="float">
            <text:p>0,699328610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034435704418" calcext:value-type="float">
            <text:p>0,7034435704</text:p>
          </table:table-cell>
          <table:table-cell office:value-type="float" office:value="0.795906279521" calcext:value-type="float">
            <text:p>0,7959062795</text:p>
          </table:table-cell>
          <table:table-cell office:value-type="float" office:value="0.347563708282" calcext:value-type="float">
            <text:p>0,3475637083</text:p>
          </table:table-cell>
          <table:table-cell office:value-type="float" office:value="0.3919434197978" calcext:value-type="float">
            <text:p>0,3919434198</text:p>
          </table:table-cell>
          <table:table-cell office:value-type="float" office:value="0.3451852956422" calcext:value-type="float">
            <text:p>0,3451852956</text:p>
          </table:table-cell>
          <table:table-cell office:value-type="float" office:value="0.7319640169456" calcext:value-type="float">
            <text:p>0,731964016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380259594242" calcext:value-type="float">
            <text:p>0,7380259594</text:p>
          </table:table-cell>
          <table:table-cell office:value-type="float" office:value="0.7631608971816" calcext:value-type="float">
            <text:p>0,7631608972</text:p>
          </table:table-cell>
          <table:table-cell office:value-type="float" office:value="0.30024068213" calcext:value-type="float">
            <text:p>0,3002406821</text:p>
          </table:table-cell>
          <table:table-cell office:value-type="float" office:value="0.429473856281" calcext:value-type="float">
            <text:p>0,4294738563</text:p>
          </table:table-cell>
          <table:table-cell office:value-type="float" office:value="0.3262840003598" calcext:value-type="float">
            <text:p>0,3262840004</text:p>
          </table:table-cell>
          <table:table-cell office:value-type="float" office:value="0.7070997572846" calcext:value-type="float">
            <text:p>0,707099757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184483607426" calcext:value-type="float">
            <text:p>0,7184483607</text:p>
          </table:table-cell>
          <table:table-cell office:value-type="float" office:value="0.7546970296988" calcext:value-type="float">
            <text:p>0,7546970297</text:p>
          </table:table-cell>
          <table:table-cell office:value-type="float" office:value="0.3068047658782" calcext:value-type="float">
            <text:p>0,3068047659</text:p>
          </table:table-cell>
          <table:table-cell office:value-type="float" office:value="0.5488285554704" calcext:value-type="float">
            <text:p>0,5488285555</text:p>
          </table:table-cell>
          <table:table-cell office:value-type="float" office:value="0.3790306172982" calcext:value-type="float">
            <text:p>0,3790306173</text:p>
          </table:table-cell>
          <table:table-cell office:value-type="float" office:value="0.7506860141444" calcext:value-type="float">
            <text:p>0,750686014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182.6" calcext:value-type="float">
            <text:p>182,6</text:p>
          </table:table-cell>
          <table:table-cell office:value-type="float" office:value="31" calcext:value-type="float">
            <text:p>31</text:p>
          </table:table-cell>
          <table:table-cell office:value-type="float" office:value="0.7572311779064" calcext:value-type="float">
            <text:p>0,7572311779</text:p>
          </table:table-cell>
          <table:table-cell office:value-type="float" office:value="0.7415514902936" calcext:value-type="float">
            <text:p>0,7415514903</text:p>
          </table:table-cell>
          <table:table-cell office:value-type="float" office:value="0.271553137518" calcext:value-type="float">
            <text:p>0,2715531375</text:p>
          </table:table-cell>
          <table:table-cell office:value-type="float" office:value="0.4987267375936" calcext:value-type="float">
            <text:p>0,4987267376</text:p>
          </table:table-cell>
          <table:table-cell office:value-type="float" office:value="0.3343528478878" calcext:value-type="float">
            <text:p>0,3343528479</text:p>
          </table:table-cell>
          <table:table-cell office:value-type="float" office:value="0.721728139655" calcext:value-type="float">
            <text:p>0,721728139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382710434812" calcext:value-type="float">
            <text:p>0,7382710435</text:p>
          </table:table-cell>
          <table:table-cell office:value-type="float" office:value="0.7114024567702" calcext:value-type="float">
            <text:p>0,7114024568</text:p>
          </table:table-cell>
          <table:table-cell office:value-type="float" office:value="0.274941744603" calcext:value-type="float">
            <text:p>0,2749417446</text:p>
          </table:table-cell>
          <table:table-cell office:value-type="float" office:value="0.6541020261826" calcext:value-type="float">
            <text:p>0,6541020262</text:p>
          </table:table-cell>
          <table:table-cell office:value-type="float" office:value="0.3703953400188" calcext:value-type="float">
            <text:p>0,37039534</text:p>
          </table:table-cell>
          <table:table-cell office:value-type="float" office:value="0.7434298719486" calcext:value-type="float">
            <text:p>0,743429871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633695447474" calcext:value-type="float">
            <text:p>0,7633695447</text:p>
          </table:table-cell>
          <table:table-cell office:value-type="float" office:value="0.7373991961886" calcext:value-type="float">
            <text:p>0,7373991962</text:p>
          </table:table-cell>
          <table:table-cell office:value-type="float" office:value="0.3134649726714" calcext:value-type="float">
            <text:p>0,3134649727</text:p>
          </table:table-cell>
          <table:table-cell office:value-type="float" office:value="0.68632218501" calcext:value-type="float">
            <text:p>0,686322185</text:p>
          </table:table-cell>
          <table:table-cell office:value-type="float" office:value="0.4173111160476" calcext:value-type="float">
            <text:p>0,417311116</text:p>
          </table:table-cell>
          <table:table-cell office:value-type="float" office:value="0.7666508269974" calcext:value-type="float">
            <text:p>0,76665082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48557759363" calcext:value-type="float">
            <text:p>0,7485577594</text:p>
          </table:table-cell>
          <table:table-cell office:value-type="float" office:value="0.7461558702738" calcext:value-type="float">
            <text:p>0,7461558703</text:p>
          </table:table-cell>
          <table:table-cell office:value-type="float" office:value="0.3214706460944" calcext:value-type="float">
            <text:p>0,3214706461</text:p>
          </table:table-cell>
          <table:table-cell office:value-type="float" office:value="0.6343203483378" calcext:value-type="float">
            <text:p>0,6343203483</text:p>
          </table:table-cell>
          <table:table-cell office:value-type="float" office:value="0.4088103824108" calcext:value-type="float">
            <text:p>0,4088103824</text:p>
          </table:table-cell>
          <table:table-cell office:value-type="float" office:value="0.782606072732" calcext:value-type="float">
            <text:p>0,7826060727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36230554276" calcext:value-type="float">
            <text:p>0,7362305543</text:p>
          </table:table-cell>
          <table:table-cell office:value-type="float" office:value="0.7514029822062" calcext:value-type="float">
            <text:p>0,7514029822</text:p>
          </table:table-cell>
          <table:table-cell office:value-type="float" office:value="0.324170329124" calcext:value-type="float">
            <text:p>0,3241703291</text:p>
          </table:table-cell>
          <table:table-cell office:value-type="float" office:value="0.6426477552136" calcext:value-type="float">
            <text:p>0,6426477552</text:p>
          </table:table-cell>
          <table:table-cell office:value-type="float" office:value="0.4166952411074" calcext:value-type="float">
            <text:p>0,4166952411</text:p>
          </table:table-cell>
          <table:table-cell office:value-type="float" office:value="0.7855931008768" calcext:value-type="float">
            <text:p>0,7855931009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40746727456" calcext:value-type="float">
            <text:p>0,7240746727</text:p>
          </table:table-cell>
          <table:table-cell office:value-type="float" office:value="0.7529761457894" calcext:value-type="float">
            <text:p>0,7529761458</text:p>
          </table:table-cell>
          <table:table-cell office:value-type="float" office:value="0.337767992538" calcext:value-type="float">
            <text:p>0,3377679925</text:p>
          </table:table-cell>
          <table:table-cell office:value-type="float" office:value="0.669322345948" calcext:value-type="float">
            <text:p>0,6693223459</text:p>
          </table:table-cell>
          <table:table-cell office:value-type="float" office:value="0.436013051608" calcext:value-type="float">
            <text:p>0,4360130516</text:p>
          </table:table-cell>
          <table:table-cell office:value-type="float" office:value="0.8004898171392" calcext:value-type="float">
            <text:p>0,8004898171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17959481478" calcext:value-type="float">
            <text:p>0,7017959481</text:p>
          </table:table-cell>
          <table:table-cell office:value-type="float" office:value="0.7790488955676" calcext:value-type="float">
            <text:p>0,7790488956</text:p>
          </table:table-cell>
          <table:table-cell office:value-type="float" office:value="0.3515848925316" calcext:value-type="float">
            <text:p>0,3515848925</text:p>
          </table:table-cell>
          <table:table-cell office:value-type="float" office:value="0.6259914941906" calcext:value-type="float">
            <text:p>0,6259914942</text:p>
          </table:table-cell>
          <table:table-cell office:value-type="float" office:value="0.4317620855304" calcext:value-type="float">
            <text:p>0,4317620855</text:p>
          </table:table-cell>
          <table:table-cell office:value-type="float" office:value="0.8068430402464" calcext:value-type="float">
            <text:p>0,806843040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54788369286" calcext:value-type="float">
            <text:p>0,7254788369</text:p>
          </table:table-cell>
          <table:table-cell office:value-type="float" office:value="0.7496507014784" calcext:value-type="float">
            <text:p>0,7496507015</text:p>
          </table:table-cell>
          <table:table-cell office:value-type="float" office:value="0.3382696022952" calcext:value-type="float">
            <text:p>0,3382696023</text:p>
          </table:table-cell>
          <table:table-cell office:value-type="float" office:value="0.6257009670766" calcext:value-type="float">
            <text:p>0,6257009671</text:p>
          </table:table-cell>
          <table:table-cell office:value-type="float" office:value="0.415812979307" calcext:value-type="float">
            <text:p>0,4158129793</text:p>
          </table:table-cell>
          <table:table-cell office:value-type="float" office:value="0.7998420580352" calcext:value-type="float">
            <text:p>0,799842058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123773824868" calcext:value-type="float">
            <text:p>0,7123773825</text:p>
          </table:table-cell>
          <table:table-cell office:value-type="float" office:value="0.7720316166932" calcext:value-type="float">
            <text:p>0,7720316167</text:p>
          </table:table-cell>
          <table:table-cell office:value-type="float" office:value="0.332706091926" calcext:value-type="float">
            <text:p>0,3327060919</text:p>
          </table:table-cell>
          <table:table-cell office:value-type="float" office:value="0.568640412285" calcext:value-type="float">
            <text:p>0,5686404123</text:p>
          </table:table-cell>
          <table:table-cell office:value-type="float" office:value="0.3961380413368" calcext:value-type="float">
            <text:p>0,3961380413</text:p>
          </table:table-cell>
          <table:table-cell office:value-type="float" office:value="0.7920316611494" calcext:value-type="float">
            <text:p>0,7920316611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2390184986" calcext:value-type="float">
            <text:p>0,722390185</text:p>
          </table:table-cell>
          <table:table-cell office:value-type="float" office:value="0.7703374628566" calcext:value-type="float">
            <text:p>0,7703374629</text:p>
          </table:table-cell>
          <table:table-cell office:value-type="float" office:value="0.3526057892332" calcext:value-type="float">
            <text:p>0,3526057892</text:p>
          </table:table-cell>
          <table:table-cell office:value-type="float" office:value="0.6433082701204" calcext:value-type="float">
            <text:p>0,6433082701</text:p>
          </table:table-cell>
          <table:table-cell office:value-type="float" office:value="0.4381721867188" calcext:value-type="float">
            <text:p>0,4381721867</text:p>
          </table:table-cell>
          <table:table-cell office:value-type="float" office:value="0.8084166242254" calcext:value-type="float">
            <text:p>0,8084166242</text:p>
          </table:table-cell>
        </table:table-row>
        <table:table-row table:style-name="ro1">
          <table:table-cell office:value-type="string" calcext:value-type="string">
            <text:p>Mixed-1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187675222222" calcext:value-type="float">
            <text:p>0,7187675222</text:p>
          </table:table-cell>
          <table:table-cell office:value-type="float" office:value="0.7705189522964" calcext:value-type="float">
            <text:p>0,7705189523</text:p>
          </table:table-cell>
          <table:table-cell office:value-type="float" office:value="0.3367420508512" calcext:value-type="float">
            <text:p>0,3367420509</text:p>
          </table:table-cell>
          <table:table-cell office:value-type="float" office:value="0.609658111285" calcext:value-type="float">
            <text:p>0,6096581113</text:p>
          </table:table-cell>
          <table:table-cell office:value-type="float" office:value="0.413230321116" calcext:value-type="float">
            <text:p>0,4132303211</text:p>
          </table:table-cell>
          <table:table-cell office:value-type="float" office:value="0.7820067420906" calcext:value-type="float">
            <text:p>0,7820067421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600037360676" calcext:value-type="float">
            <text:p>0,5600037361</text:p>
          </table:table-cell>
          <table:table-cell office:value-type="float" office:value="0.9038937903904" calcext:value-type="float">
            <text:p>0,9038937904</text:p>
          </table:table-cell>
          <table:table-cell office:value-type="float" office:value="0.1983594713892" calcext:value-type="float">
            <text:p>0,1983594714</text:p>
          </table:table-cell>
          <table:table-cell office:value-type="float" office:value="0.2996472966382" calcext:value-type="float">
            <text:p>0,2996472966</text:p>
          </table:table-cell>
          <table:table-cell office:value-type="float" office:value="0.226531019052" calcext:value-type="float">
            <text:p>0,2265310191</text:p>
          </table:table-cell>
          <table:table-cell office:value-type="float" office:value="0.8189443402352" calcext:value-type="float">
            <text:p>0,8189443402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431491899476" calcext:value-type="float">
            <text:p>0,5431491899</text:p>
          </table:table-cell>
          <table:table-cell office:value-type="float" office:value="0.9005043293448" calcext:value-type="float">
            <text:p>0,9005043293</text:p>
          </table:table-cell>
          <table:table-cell office:value-type="float" office:value="0.2104042033904" calcext:value-type="float">
            <text:p>0,2104042034</text:p>
          </table:table-cell>
          <table:table-cell office:value-type="float" office:value="0.299542210711" calcext:value-type="float">
            <text:p>0,2995422107</text:p>
          </table:table-cell>
          <table:table-cell office:value-type="float" office:value="0.2342855284684" calcext:value-type="float">
            <text:p>0,2342855285</text:p>
          </table:table-cell>
          <table:table-cell office:value-type="float" office:value="0.8195978524876" calcext:value-type="float">
            <text:p>0,819597852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443800089832" calcext:value-type="float">
            <text:p>0,544380009</text:p>
          </table:table-cell>
          <table:table-cell office:value-type="float" office:value="0.9061795785602" calcext:value-type="float">
            <text:p>0,9061795786</text:p>
          </table:table-cell>
          <table:table-cell office:value-type="float" office:value="0.22716540183666" calcext:value-type="float">
            <text:p>0,2271654018</text:p>
          </table:table-cell>
          <table:table-cell office:value-type="float" office:value="0.3724436271836" calcext:value-type="float">
            <text:p>0,3724436272</text:p>
          </table:table-cell>
          <table:table-cell office:value-type="float" office:value="0.25330147202374" calcext:value-type="float">
            <text:p>0,253301472</text:p>
          </table:table-cell>
          <table:table-cell office:value-type="float" office:value="0.8121421815004" calcext:value-type="float">
            <text:p>0,812142181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27795003975" calcext:value-type="float">
            <text:p>0,527795004</text:p>
          </table:table-cell>
          <table:table-cell office:value-type="float" office:value="0.9073681892122" calcext:value-type="float">
            <text:p>0,9073681892</text:p>
          </table:table-cell>
          <table:table-cell office:value-type="float" office:value="0.1981822388638" calcext:value-type="float">
            <text:p>0,1981822389</text:p>
          </table:table-cell>
          <table:table-cell office:value-type="float" office:value="0.253392040549" calcext:value-type="float">
            <text:p>0,2533920405</text:p>
          </table:table-cell>
          <table:table-cell office:value-type="float" office:value="0.2071555952828" calcext:value-type="float">
            <text:p>0,2071555953</text:p>
          </table:table-cell>
          <table:table-cell office:value-type="float" office:value="0.8120494953866" calcext:value-type="float">
            <text:p>0,8120494954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348924562994" calcext:value-type="float">
            <text:p>0,5348924563</text:p>
          </table:table-cell>
          <table:table-cell office:value-type="float" office:value="0.897029929907" calcext:value-type="float">
            <text:p>0,8970299299</text:p>
          </table:table-cell>
          <table:table-cell office:value-type="float" office:value="0.15377733780138" calcext:value-type="float">
            <text:p>0,1537773378</text:p>
          </table:table-cell>
          <table:table-cell office:value-type="float" office:value="0.2133369076266" calcext:value-type="float">
            <text:p>0,2133369076</text:p>
          </table:table-cell>
          <table:table-cell office:value-type="float" office:value="0.16067938481128" calcext:value-type="float">
            <text:p>0,1606793848</text:p>
          </table:table-cell>
          <table:table-cell office:value-type="float" office:value="0.7923525439082" calcext:value-type="float">
            <text:p>0,7923525439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235459655802" calcext:value-type="float">
            <text:p>0,5235459656</text:p>
          </table:table-cell>
          <table:table-cell office:value-type="float" office:value="0.9028160172462" calcext:value-type="float">
            <text:p>0,9028160172</text:p>
          </table:table-cell>
          <table:table-cell office:value-type="float" office:value="0.23526336021722" calcext:value-type="float">
            <text:p>0,2352633602</text:p>
          </table:table-cell>
          <table:table-cell office:value-type="float" office:value="0.24423107124782" calcext:value-type="float">
            <text:p>0,2442310712</text:p>
          </table:table-cell>
          <table:table-cell office:value-type="float" office:value="0.22494948264798" calcext:value-type="float">
            <text:p>0,2249494826</text:p>
          </table:table-cell>
          <table:table-cell office:value-type="float" office:value="0.819974308411" calcext:value-type="float">
            <text:p>0,8199743084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31275903903" calcext:value-type="float">
            <text:p>0,5312759039</text:p>
          </table:table-cell>
          <table:table-cell office:value-type="float" office:value="0.90046506948" calcext:value-type="float">
            <text:p>0,9004650695</text:p>
          </table:table-cell>
          <table:table-cell office:value-type="float" office:value="0.190320943534" calcext:value-type="float">
            <text:p>0,1903209435</text:p>
          </table:table-cell>
          <table:table-cell office:value-type="float" office:value="0.3631437360614" calcext:value-type="float">
            <text:p>0,3631437361</text:p>
          </table:table-cell>
          <table:table-cell office:value-type="float" office:value="0.2370119019394" calcext:value-type="float">
            <text:p>0,2370119019</text:p>
          </table:table-cell>
          <table:table-cell office:value-type="float" office:value="0.8549303000426" calcext:value-type="float">
            <text:p>0,854930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434093162192" calcext:value-type="float">
            <text:p>0,5434093162</text:p>
          </table:table-cell>
          <table:table-cell office:value-type="float" office:value="0.9107773548274" calcext:value-type="float">
            <text:p>0,9107773548</text:p>
          </table:table-cell>
          <table:table-cell office:value-type="float" office:value="0.19953385325716" calcext:value-type="float">
            <text:p>0,1995338533</text:p>
          </table:table-cell>
          <table:table-cell office:value-type="float" office:value="0.2534959366527" calcext:value-type="float">
            <text:p>0,2534959367</text:p>
          </table:table-cell>
          <table:table-cell office:value-type="float" office:value="0.18807055665408" calcext:value-type="float">
            <text:p>0,1880705567</text:p>
          </table:table-cell>
          <table:table-cell office:value-type="float" office:value="0.8358477823468" calcext:value-type="float">
            <text:p>0,8358477823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430331544278" calcext:value-type="float">
            <text:p>0,5430331544</text:p>
          </table:table-cell>
          <table:table-cell office:value-type="float" office:value="0.9027376474086" calcext:value-type="float">
            <text:p>0,9027376474</text:p>
          </table:table-cell>
          <table:table-cell office:value-type="float" office:value="0.2142843137204" calcext:value-type="float">
            <text:p>0,2142843137</text:p>
          </table:table-cell>
          <table:table-cell office:value-type="float" office:value="0.3022251913726" calcext:value-type="float">
            <text:p>0,3022251914</text:p>
          </table:table-cell>
          <table:table-cell office:value-type="float" office:value="0.23326702997494" calcext:value-type="float">
            <text:p>0,23326703</text:p>
          </table:table-cell>
          <table:table-cell office:value-type="float" office:value="0.8149651500212" calcext:value-type="float">
            <text:p>0,81496515</text:p>
          </table:table-cell>
        </table:table-row>
        <table:table-row table:style-name="ro1">
          <table:table-cell office:value-type="string" calcext:value-type="string">
            <text:p>Mixed-2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565459145085" calcext:value-type="float">
            <text:p>0,5654591451</text:p>
          </table:table-cell>
          <table:table-cell office:value-type="float" office:value="0.9016539782722" calcext:value-type="float">
            <text:p>0,9016539783</text:p>
          </table:table-cell>
          <table:table-cell office:value-type="float" office:value="0.21273200251302" calcext:value-type="float">
            <text:p>0,2127320025</text:p>
          </table:table-cell>
          <table:table-cell office:value-type="float" office:value="0.3331193549939" calcext:value-type="float">
            <text:p>0,333119355</text:p>
          </table:table-cell>
          <table:table-cell office:value-type="float" office:value="0.23438919660002" calcext:value-type="float">
            <text:p>0,2343891966</text:p>
          </table:table-cell>
          <table:table-cell office:value-type="float" office:value="0.8324919438232" calcext:value-type="float">
            <text:p>0,832491943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001472647804" calcext:value-type="float">
            <text:p>0,8001472648</text:p>
          </table:table-cell>
          <table:table-cell office:value-type="float" office:value="0.6479844253054" calcext:value-type="float">
            <text:p>0,6479844253</text:p>
          </table:table-cell>
          <table:table-cell office:value-type="float" office:value="0.2797410603494" calcext:value-type="float">
            <text:p>0,2797410603</text:p>
          </table:table-cell>
          <table:table-cell office:value-type="float" office:value="0.5575530058168" calcext:value-type="float">
            <text:p>0,5575530058</text:p>
          </table:table-cell>
          <table:table-cell office:value-type="float" office:value="0.3601065662094" calcext:value-type="float">
            <text:p>0,3601065662</text:p>
          </table:table-cell>
          <table:table-cell office:value-type="float" office:value="0.667798629448" calcext:value-type="float">
            <text:p>0,6677986294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411502597322" calcext:value-type="float">
            <text:p>0,8411502597</text:p>
          </table:table-cell>
          <table:table-cell office:value-type="float" office:value="0.6533440221496" calcext:value-type="float">
            <text:p>0,6533440221</text:p>
          </table:table-cell>
          <table:table-cell office:value-type="float" office:value="0.2904875537406" calcext:value-type="float">
            <text:p>0,2904875537</text:p>
          </table:table-cell>
          <table:table-cell office:value-type="float" office:value="0.5870511919982" calcext:value-type="float">
            <text:p>0,587051192</text:p>
          </table:table-cell>
          <table:table-cell office:value-type="float" office:value="0.3769819335296" calcext:value-type="float">
            <text:p>0,3769819335</text:p>
          </table:table-cell>
          <table:table-cell office:value-type="float" office:value="0.6845245819186" calcext:value-type="float">
            <text:p>0,6845245819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174679725714" calcext:value-type="float">
            <text:p>0,8174679726</text:p>
          </table:table-cell>
          <table:table-cell office:value-type="float" office:value="0.6858772333674" calcext:value-type="float">
            <text:p>0,6858772334</text:p>
          </table:table-cell>
          <table:table-cell office:value-type="float" office:value="0.309919877557" calcext:value-type="float">
            <text:p>0,3099198776</text:p>
          </table:table-cell>
          <table:table-cell office:value-type="float" office:value="0.562649064952" calcext:value-type="float">
            <text:p>0,562649065</text:p>
          </table:table-cell>
          <table:table-cell office:value-type="float" office:value="0.3895254160502" calcext:value-type="float">
            <text:p>0,3895254161</text:p>
          </table:table-cell>
          <table:table-cell office:value-type="float" office:value="0.6975118823086" calcext:value-type="float">
            <text:p>0,697511882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232422614196" calcext:value-type="float">
            <text:p>0,8232422614</text:p>
          </table:table-cell>
          <table:table-cell office:value-type="float" office:value="0.6641846084986" calcext:value-type="float">
            <text:p>0,6641846085</text:p>
          </table:table-cell>
          <table:table-cell office:value-type="float" office:value="0.3055788567418" calcext:value-type="float">
            <text:p>0,3055788567</text:p>
          </table:table-cell>
          <table:table-cell office:value-type="float" office:value="0.624066865181" calcext:value-type="float">
            <text:p>0,6240668652</text:p>
          </table:table-cell>
          <table:table-cell office:value-type="float" office:value="0.4002495412072" calcext:value-type="float">
            <text:p>0,4002495412</text:p>
          </table:table-cell>
          <table:table-cell office:value-type="float" office:value="0.7101219036842" calcext:value-type="float">
            <text:p>0,7101219037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13441203524" calcext:value-type="float">
            <text:p>0,8134412035</text:p>
          </table:table-cell>
          <table:table-cell office:value-type="float" office:value="0.6676042145456" calcext:value-type="float">
            <text:p>0,6676042145</text:p>
          </table:table-cell>
          <table:table-cell office:value-type="float" office:value="0.3005159880408" calcext:value-type="float">
            <text:p>0,300515988</text:p>
          </table:table-cell>
          <table:table-cell office:value-type="float" office:value="0.5803349138562" calcext:value-type="float">
            <text:p>0,5803349139</text:p>
          </table:table-cell>
          <table:table-cell office:value-type="float" office:value="0.384300836168" calcext:value-type="float">
            <text:p>0,3843008362</text:p>
          </table:table-cell>
          <table:table-cell office:value-type="float" office:value="0.705043757073" calcext:value-type="float">
            <text:p>0,7050437571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145531747202" calcext:value-type="float">
            <text:p>0,8145531747</text:p>
          </table:table-cell>
          <table:table-cell office:value-type="float" office:value="0.675054970386" calcext:value-type="float">
            <text:p>0,6750549704</text:p>
          </table:table-cell>
          <table:table-cell office:value-type="float" office:value="0.3156759429742" calcext:value-type="float">
            <text:p>0,315675943</text:p>
          </table:table-cell>
          <table:table-cell office:value-type="float" office:value="0.5682231357256" calcext:value-type="float">
            <text:p>0,5682231357</text:p>
          </table:table-cell>
          <table:table-cell office:value-type="float" office:value="0.3910992039828" calcext:value-type="float">
            <text:p>0,391099204</text:p>
          </table:table-cell>
          <table:table-cell office:value-type="float" office:value="0.7033243430152" calcext:value-type="float">
            <text:p>0,70332434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002626353658" calcext:value-type="float">
            <text:p>0,8002626354</text:p>
          </table:table-cell>
          <table:table-cell office:value-type="float" office:value="0.6913032525666" calcext:value-type="float">
            <text:p>0,6913032526</text:p>
          </table:table-cell>
          <table:table-cell office:value-type="float" office:value="0.315617117068" calcext:value-type="float">
            <text:p>0,3156171171</text:p>
          </table:table-cell>
          <table:table-cell office:value-type="float" office:value="0.546623878147" calcext:value-type="float">
            <text:p>0,5466238781</text:p>
          </table:table-cell>
          <table:table-cell office:value-type="float" office:value="0.382518733102" calcext:value-type="float">
            <text:p>0,3825187331</text:p>
          </table:table-cell>
          <table:table-cell office:value-type="float" office:value="0.7203242172764" calcext:value-type="float">
            <text:p>0,7203242173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913991841722" calcext:value-type="float">
            <text:p>0,7913991842</text:p>
          </table:table-cell>
          <table:table-cell office:value-type="float" office:value="0.716965185686" calcext:value-type="float">
            <text:p>0,7169651857</text:p>
          </table:table-cell>
          <table:table-cell office:value-type="float" office:value="0.3422206271158" calcext:value-type="float">
            <text:p>0,3422206271</text:p>
          </table:table-cell>
          <table:table-cell office:value-type="float" office:value="0.5727267094212" calcext:value-type="float">
            <text:p>0,5727267094</text:p>
          </table:table-cell>
          <table:table-cell office:value-type="float" office:value="0.4129773361498" calcext:value-type="float">
            <text:p>0,4129773361</text:p>
          </table:table-cell>
          <table:table-cell office:value-type="float" office:value="0.7278821199548" calcext:value-type="float">
            <text:p>0,72788212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086152283514" calcext:value-type="float">
            <text:p>0,8086152284</text:p>
          </table:table-cell>
          <table:table-cell office:value-type="float" office:value="0.705494732222" calcext:value-type="float">
            <text:p>0,7054947322</text:p>
          </table:table-cell>
          <table:table-cell office:value-type="float" office:value="0.3363637755904" calcext:value-type="float">
            <text:p>0,3363637756</text:p>
          </table:table-cell>
          <table:table-cell office:value-type="float" office:value="0.589661927992" calcext:value-type="float">
            <text:p>0,589661928</text:p>
          </table:table-cell>
          <table:table-cell office:value-type="float" office:value="0.4119147015164" calcext:value-type="float">
            <text:p>0,4119147015</text:p>
          </table:table-cell>
          <table:table-cell office:value-type="float" office:value="0.7346430277882" calcext:value-type="float">
            <text:p>0,7346430278</text:p>
          </table:table-cell>
        </table:table-row>
        <table:table-row table:style-name="ro1">
          <table:table-cell office:value-type="string" calcext:value-type="string">
            <text:p>Mixed-3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8078745987578" calcext:value-type="float">
            <text:p>0,8078745988</text:p>
          </table:table-cell>
          <table:table-cell office:value-type="float" office:value="0.6865093909692" calcext:value-type="float">
            <text:p>0,686509391</text:p>
          </table:table-cell>
          <table:table-cell office:value-type="float" office:value="0.3291486268742" calcext:value-type="float">
            <text:p>0,3291486269</text:p>
          </table:table-cell>
          <table:table-cell office:value-type="float" office:value="0.6323650687856" calcext:value-type="float">
            <text:p>0,6323650688</text:p>
          </table:table-cell>
          <table:table-cell office:value-type="float" office:value="0.4215944781464" calcext:value-type="float">
            <text:p>0,4215944781</text:p>
          </table:table-cell>
          <table:table-cell office:value-type="float" office:value="0.7306288193134" calcext:value-type="float">
            <text:p>0,730628819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87312093314" calcext:value-type="float">
            <text:p>0,7287312093</text:p>
          </table:table-cell>
          <table:table-cell office:value-type="float" office:value="0.7182001677938" calcext:value-type="float">
            <text:p>0,7182001678</text:p>
          </table:table-cell>
          <table:table-cell office:value-type="float" office:value="0.207831765586" calcext:value-type="float">
            <text:p>0,2078317656</text:p>
          </table:table-cell>
          <table:table-cell office:value-type="float" office:value="0.3463021387314" calcext:value-type="float">
            <text:p>0,3463021387</text:p>
          </table:table-cell>
          <table:table-cell office:value-type="float" office:value="0.247803372013" calcext:value-type="float">
            <text:p>0,247803372</text:p>
          </table:table-cell>
          <table:table-cell office:value-type="float" office:value="0.6477344971264" calcext:value-type="float">
            <text:p>0,647734497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588211703372" calcext:value-type="float">
            <text:p>0,7588211703</text:p>
          </table:table-cell>
          <table:table-cell office:value-type="float" office:value="0.7453161341772" calcext:value-type="float">
            <text:p>0,7453161342</text:p>
          </table:table-cell>
          <table:table-cell office:value-type="float" office:value="0.2548575453798" calcext:value-type="float">
            <text:p>0,2548575454</text:p>
          </table:table-cell>
          <table:table-cell office:value-type="float" office:value="0.374657711225" calcext:value-type="float">
            <text:p>0,3746577112</text:p>
          </table:table-cell>
          <table:table-cell office:value-type="float" office:value="0.2871824049486" calcext:value-type="float">
            <text:p>0,2871824049</text:p>
          </table:table-cell>
          <table:table-cell office:value-type="float" office:value="0.6805217697866" calcext:value-type="float">
            <text:p>0,6805217698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457338804294" calcext:value-type="float">
            <text:p>0,7457338804</text:p>
          </table:table-cell>
          <table:table-cell office:value-type="float" office:value="0.7593830911" calcext:value-type="float">
            <text:p>0,7593830911</text:p>
          </table:table-cell>
          <table:table-cell office:value-type="float" office:value="0.2398449408168" calcext:value-type="float">
            <text:p>0,2398449408</text:p>
          </table:table-cell>
          <table:table-cell office:value-type="float" office:value="0.324831319903" calcext:value-type="float">
            <text:p>0,3248313199</text:p>
          </table:table-cell>
          <table:table-cell office:value-type="float" office:value="0.2626967965624" calcext:value-type="float">
            <text:p>0,2626967966</text:p>
          </table:table-cell>
          <table:table-cell office:value-type="float" office:value="0.6778449296162" calcext:value-type="float">
            <text:p>0,677844929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20808241094" calcext:value-type="float">
            <text:p>0,7220808241</text:p>
          </table:table-cell>
          <table:table-cell office:value-type="float" office:value="0.7668860524614" calcext:value-type="float">
            <text:p>0,7668860525</text:p>
          </table:table-cell>
          <table:table-cell office:value-type="float" office:value="0.2641141367774" calcext:value-type="float">
            <text:p>0,2641141368</text:p>
          </table:table-cell>
          <table:table-cell office:value-type="float" office:value="0.3667724985748" calcext:value-type="float">
            <text:p>0,3667724986</text:p>
          </table:table-cell>
          <table:table-cell office:value-type="float" office:value="0.2887146009494" calcext:value-type="float">
            <text:p>0,2887146009</text:p>
          </table:table-cell>
          <table:table-cell office:value-type="float" office:value="0.6809324291082" calcext:value-type="float">
            <text:p>0,680932429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173003917314" calcext:value-type="float">
            <text:p>0,7173003917</text:p>
          </table:table-cell>
          <table:table-cell office:value-type="float" office:value="0.7603308315124" calcext:value-type="float">
            <text:p>0,7603308315</text:p>
          </table:table-cell>
          <table:table-cell office:value-type="float" office:value="0.2939508631176" calcext:value-type="float">
            <text:p>0,2939508631</text:p>
          </table:table-cell>
          <table:table-cell office:value-type="float" office:value="0.4339835928334" calcext:value-type="float">
            <text:p>0,4339835928</text:p>
          </table:table-cell>
          <table:table-cell office:value-type="float" office:value="0.323143175147" calcext:value-type="float">
            <text:p>0,3231431751</text:p>
          </table:table-cell>
          <table:table-cell office:value-type="float" office:value="0.7217112871266" calcext:value-type="float">
            <text:p>0,7217112871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994683721158" calcext:value-type="float">
            <text:p>0,6994683721</text:p>
          </table:table-cell>
          <table:table-cell office:value-type="float" office:value="0.7902900278252" calcext:value-type="float">
            <text:p>0,7902900278</text:p>
          </table:table-cell>
          <table:table-cell office:value-type="float" office:value="0.3422689948024" calcext:value-type="float">
            <text:p>0,3422689948</text:p>
          </table:table-cell>
          <table:table-cell office:value-type="float" office:value="0.4910284383488" calcext:value-type="float">
            <text:p>0,4910284383</text:p>
          </table:table-cell>
          <table:table-cell office:value-type="float" office:value="0.3829734501646" calcext:value-type="float">
            <text:p>0,3829734502</text:p>
          </table:table-cell>
          <table:table-cell office:value-type="float" office:value="0.7317772831786" calcext:value-type="float">
            <text:p>0,731777283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39378084376" calcext:value-type="float">
            <text:p>0,7039378084</text:p>
          </table:table-cell>
          <table:table-cell office:value-type="float" office:value="0.7752884913524" calcext:value-type="float">
            <text:p>0,7752884914</text:p>
          </table:table-cell>
          <table:table-cell office:value-type="float" office:value="0.2908470174104" calcext:value-type="float">
            <text:p>0,2908470174</text:p>
          </table:table-cell>
          <table:table-cell office:value-type="float" office:value="0.4269240424066" calcext:value-type="float">
            <text:p>0,4269240424</text:p>
          </table:table-cell>
          <table:table-cell office:value-type="float" office:value="0.3276261799076" calcext:value-type="float">
            <text:p>0,3276261799</text:p>
          </table:table-cell>
          <table:table-cell office:value-type="float" office:value="0.7293838366816" calcext:value-type="float">
            <text:p>0,729383836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84763475912" calcext:value-type="float">
            <text:p>0,6847634759</text:p>
          </table:table-cell>
          <table:table-cell office:value-type="float" office:value="0.8089860043076" calcext:value-type="float">
            <text:p>0,8089860043</text:p>
          </table:table-cell>
          <table:table-cell office:value-type="float" office:value="0.3285571012924" calcext:value-type="float">
            <text:p>0,3285571013</text:p>
          </table:table-cell>
          <table:table-cell office:value-type="float" office:value="0.3685526727726" calcext:value-type="float">
            <text:p>0,3685526728</text:p>
          </table:table-cell>
          <table:table-cell office:value-type="float" office:value="0.3393070145982" calcext:value-type="float">
            <text:p>0,3393070146</text:p>
          </table:table-cell>
          <table:table-cell office:value-type="float" office:value="0.7399102748124" calcext:value-type="float">
            <text:p>0,7399102748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9608824513" calcext:value-type="float">
            <text:p>0,7096088245</text:p>
          </table:table-cell>
          <table:table-cell office:value-type="float" office:value="0.7827826776534" calcext:value-type="float">
            <text:p>0,7827826777</text:p>
          </table:table-cell>
          <table:table-cell office:value-type="float" office:value="0.3375492164676" calcext:value-type="float">
            <text:p>0,3375492165</text:p>
          </table:table-cell>
          <table:table-cell office:value-type="float" office:value="0.4774530728452" calcext:value-type="float">
            <text:p>0,4774530728</text:p>
          </table:table-cell>
          <table:table-cell office:value-type="float" office:value="0.373544712789" calcext:value-type="float">
            <text:p>0,3735447128</text:p>
          </table:table-cell>
          <table:table-cell office:value-type="float" office:value="0.7428658596824" calcext:value-type="float">
            <text:p>0,742865859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142441262296" calcext:value-type="float">
            <text:p>0,7142441262</text:p>
          </table:table-cell>
          <table:table-cell office:value-type="float" office:value="0.7753104305044" calcext:value-type="float">
            <text:p>0,7753104305</text:p>
          </table:table-cell>
          <table:table-cell office:value-type="float" office:value="0.3129503143374" calcext:value-type="float">
            <text:p>0,3129503143</text:p>
          </table:table-cell>
          <table:table-cell office:value-type="float" office:value="0.5112352680774" calcext:value-type="float">
            <text:p>0,5112352681</text:p>
          </table:table-cell>
          <table:table-cell office:value-type="float" office:value="0.3723464085212" calcext:value-type="float">
            <text:p>0,3723464085</text:p>
          </table:table-cell>
          <table:table-cell office:value-type="float" office:value="0.749348659449" calcext:value-type="float">
            <text:p>0,7493486594</text:p>
          </table:table-cell>
        </table:table-row>
      </table:table>
      <table:table table:name="avg_mod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y_true</text:p>
          </table:table-cell>
          <table:table-cell office:value-type="string" calcext:value-type="string">
            <text:p>y_fals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1892417931805" calcext:value-type="float">
            <text:p>0,7189241793</text:p>
          </table:table-cell>
          <table:table-cell office:value-type="float" office:value="0.76305721895145" calcext:value-type="float">
            <text:p>0,763057219</text:p>
          </table:table-cell>
          <table:table-cell office:value-type="float" office:value="0.254398967342395" calcext:value-type="float">
            <text:p>0,2543989673</text:p>
          </table:table-cell>
          <table:table-cell office:value-type="float" office:value="0.44067027986305" calcext:value-type="float">
            <text:p>0,4406702799</text:p>
          </table:table-cell>
          <table:table-cell office:value-type="float" office:value="0.30363192428945" calcext:value-type="float">
            <text:p>0,3036319243</text:p>
          </table:table-cell>
          <table:table-cell office:value-type="float" office:value="0.7083306095229" calcext:value-type="float">
            <text:p>0,7083306095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580667067921" calcext:value-type="float">
            <text:p>0,7580667068</text:p>
          </table:table-cell>
          <table:table-cell office:value-type="float" office:value="0.7768863262662" calcext:value-type="float">
            <text:p>0,7768863263</text:p>
          </table:table-cell>
          <table:table-cell office:value-type="float" office:value="0.247244133964565" calcext:value-type="float">
            <text:p>0,247244134</text:p>
          </table:table-cell>
          <table:table-cell office:value-type="float" office:value="0.385473545061175" calcext:value-type="float">
            <text:p>0,3854735451</text:p>
          </table:table-cell>
          <table:table-cell office:value-type="float" office:value="0.288658133659205" calcext:value-type="float">
            <text:p>0,2886581337</text:p>
          </table:table-cell>
          <table:table-cell office:value-type="float" office:value="0.7219464319136" calcext:value-type="float">
            <text:p>0,7219464319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3446935648325" calcext:value-type="float">
            <text:p>0,7344693565</text:p>
          </table:table-cell>
          <table:table-cell office:value-type="float" office:value="0.80154100202345" calcext:value-type="float">
            <text:p>0,801541002</text:p>
          </table:table-cell>
          <table:table-cell office:value-type="float" office:value="0.27257913174369" calcext:value-type="float">
            <text:p>0,2725791317</text:p>
          </table:table-cell>
          <table:table-cell office:value-type="float" office:value="0.36837852837455" calcext:value-type="float">
            <text:p>0,3683785284</text:p>
          </table:table-cell>
          <table:table-cell office:value-type="float" office:value="0.29544133025095" calcext:value-type="float">
            <text:p>0,2954413303</text:p>
          </table:table-cell>
          <table:table-cell office:value-type="float" office:value="0.73737035544285" calcext:value-type="float">
            <text:p>0,737370355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4704414106525" calcext:value-type="float">
            <text:p>0,7470441411</text:p>
          </table:table-cell>
          <table:table-cell office:value-type="float" office:value="0.7961494906215" calcext:value-type="float">
            <text:p>0,7961494906</text:p>
          </table:table-cell>
          <table:table-cell office:value-type="float" office:value="0.259515359549195" calcext:value-type="float">
            <text:p>0,2595153595</text:p>
          </table:table-cell>
          <table:table-cell office:value-type="float" office:value="0.379274976414385" calcext:value-type="float">
            <text:p>0,3792749764</text:p>
          </table:table-cell>
          <table:table-cell office:value-type="float" office:value="0.29436512640239" calcext:value-type="float">
            <text:p>0,2943651264</text:p>
          </table:table-cell>
          <table:table-cell office:value-type="float" office:value="0.7375811987474" calcext:value-type="float">
            <text:p>0,737581198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324552211423" calcext:value-type="float">
            <text:p>0,7324552211</text:p>
          </table:table-cell>
          <table:table-cell office:value-type="float" office:value="0.8167461913429" calcext:value-type="float">
            <text:p>0,8167461913</text:p>
          </table:table-cell>
          <table:table-cell office:value-type="float" office:value="0.29087538660943" calcext:value-type="float">
            <text:p>0,2908753866</text:p>
          </table:table-cell>
          <table:table-cell office:value-type="float" office:value="0.35138848861343" calcext:value-type="float">
            <text:p>0,3513884886</text:p>
          </table:table-cell>
          <table:table-cell office:value-type="float" office:value="0.30491398705528" calcext:value-type="float">
            <text:p>0,3049139871</text:p>
          </table:table-cell>
          <table:table-cell office:value-type="float" office:value="0.7495298700753" calcext:value-type="float">
            <text:p>0,749529870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4533989964435" calcext:value-type="float">
            <text:p>0,7453398996</text:p>
          </table:table-cell>
          <table:table-cell office:value-type="float" office:value="0.79359463276615" calcext:value-type="float">
            <text:p>0,7935946328</text:p>
          </table:table-cell>
          <table:table-cell office:value-type="float" office:value="0.25745631418525" calcext:value-type="float">
            <text:p>0,2574563142</text:p>
          </table:table-cell>
          <table:table-cell office:value-type="float" office:value="0.384199767497" calcext:value-type="float">
            <text:p>0,3841997675</text:p>
          </table:table-cell>
          <table:table-cell office:value-type="float" office:value="0.2937732535059" calcext:value-type="float">
            <text:p>0,2937732535</text:p>
          </table:table-cell>
          <table:table-cell office:value-type="float" office:value="0.74848286605055" calcext:value-type="float">
            <text:p>0,7484828661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3852578913575" calcext:value-type="float">
            <text:p>0,7385257891</text:p>
          </table:table-cell>
          <table:table-cell office:value-type="float" office:value="0.7915507994611" calcext:value-type="float">
            <text:p>0,7915507995</text:p>
          </table:table-cell>
          <table:table-cell office:value-type="float" office:value="0.27176313776595" calcext:value-type="float">
            <text:p>0,2717631378</text:p>
          </table:table-cell>
          <table:table-cell office:value-type="float" office:value="0.38255350357398" calcext:value-type="float">
            <text:p>0,3825535036</text:p>
          </table:table-cell>
          <table:table-cell office:value-type="float" office:value="0.29792270281705" calcext:value-type="float">
            <text:p>0,2979227028</text:p>
          </table:table-cell>
          <table:table-cell office:value-type="float" office:value="0.7404192987918" calcext:value-type="float">
            <text:p>0,740419298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273949879938" calcext:value-type="float">
            <text:p>0,727394988</text:p>
          </table:table-cell>
          <table:table-cell office:value-type="float" office:value="0.80126080488535" calcext:value-type="float">
            <text:p>0,8012608049</text:p>
          </table:table-cell>
          <table:table-cell office:value-type="float" office:value="0.2943438615286" calcext:value-type="float">
            <text:p>0,2943438615</text:p>
          </table:table-cell>
          <table:table-cell office:value-type="float" office:value="0.4124877828724" calcext:value-type="float">
            <text:p>0,4124877829</text:p>
          </table:table-cell>
          <table:table-cell office:value-type="float" office:value="0.3296070627065" calcext:value-type="float">
            <text:p>0,3296070627</text:p>
          </table:table-cell>
          <table:table-cell office:value-type="float" office:value="0.76131575668615" calcext:value-type="float">
            <text:p>0,761315756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229821739888" calcext:value-type="float">
            <text:p>0,722982174</text:p>
          </table:table-cell>
          <table:table-cell office:value-type="float" office:value="0.8119004585832" calcext:value-type="float">
            <text:p>0,8119004586</text:p>
          </table:table-cell>
          <table:table-cell office:value-type="float" office:value="0.327202553812455" calcext:value-type="float">
            <text:p>0,3272025538</text:p>
          </table:table-cell>
          <table:table-cell office:value-type="float" office:value="0.418164436395355" calcext:value-type="float">
            <text:p>0,4181644364</text:p>
          </table:table-cell>
          <table:table-cell office:value-type="float" office:value="0.346232746709855" calcext:value-type="float">
            <text:p>0,3462327467</text:p>
          </table:table-cell>
          <table:table-cell office:value-type="float" office:value="0.7715413872238" calcext:value-type="float">
            <text:p>0,7715413872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3216496680875" calcext:value-type="float">
            <text:p>0,7321649668</text:p>
          </table:table-cell>
          <table:table-cell office:value-type="float" office:value="0.80882411292895" calcext:value-type="float">
            <text:p>0,8088241129</text:p>
          </table:table-cell>
          <table:table-cell office:value-type="float" office:value="0.324148225822815" calcext:value-type="float">
            <text:p>0,3241482258</text:p>
          </table:table-cell>
          <table:table-cell office:value-type="float" office:value="0.419727330523975" calcext:value-type="float">
            <text:p>0,4197273305</text:p>
          </table:table-cell>
          <table:table-cell office:value-type="float" office:value="0.349879736618305" calcext:value-type="float">
            <text:p>0,3498797366</text:p>
          </table:table-cell>
          <table:table-cell office:value-type="float" office:value="0.7709915657315" calcext:value-type="float">
            <text:p>0,770991565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750135064186" calcext:value-type="float">
            <text:p>0,6750135064</text:p>
          </table:table-cell>
          <table:table-cell office:value-type="float" office:value="0.7374237452426" calcext:value-type="float">
            <text:p>0,7374237452</text:p>
          </table:table-cell>
          <table:table-cell office:value-type="float" office:value="0.2500454092358" calcext:value-type="float">
            <text:p>0,2500454092</text:p>
          </table:table-cell>
          <table:table-cell office:value-type="float" office:value="0.5000897040764" calcext:value-type="float">
            <text:p>0,5000897041</text:p>
          </table:table-cell>
          <table:table-cell office:value-type="float" office:value="0.31670413641865" calcext:value-type="float">
            <text:p>0,3167041364</text:p>
          </table:table-cell>
          <table:table-cell office:value-type="float" office:value="0.70902455902895" calcext:value-type="float">
            <text:p>0,709024559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983671536285" calcext:value-type="float">
            <text:p>0,6983671536</text:p>
          </table:table-cell>
          <table:table-cell office:value-type="float" office:value="0.74997144667715" calcext:value-type="float">
            <text:p>0,7499714467</text:p>
          </table:table-cell>
          <table:table-cell office:value-type="float" office:value="0.25347046416872" calcext:value-type="float">
            <text:p>0,2534704642</text:p>
          </table:table-cell>
          <table:table-cell office:value-type="float" office:value="0.49143241508255" calcext:value-type="float">
            <text:p>0,4914324151</text:p>
          </table:table-cell>
          <table:table-cell office:value-type="float" office:value="0.31361817162575" calcext:value-type="float">
            <text:p>0,3136181716</text:p>
          </table:table-cell>
          <table:table-cell office:value-type="float" office:value="0.7335439151052" calcext:value-type="float">
            <text:p>0,733543915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845513349353" calcext:value-type="float">
            <text:p>0,6845513349</text:p>
          </table:table-cell>
          <table:table-cell office:value-type="float" office:value="0.7784849253756" calcext:value-type="float">
            <text:p>0,7784849254</text:p>
          </table:table-cell>
          <table:table-cell office:value-type="float" office:value="0.26332108221791" calcext:value-type="float">
            <text:p>0,2633210822</text:p>
          </table:table-cell>
          <table:table-cell office:value-type="float" office:value="0.4443535873705" calcext:value-type="float">
            <text:p>0,4443535874</text:p>
          </table:table-cell>
          <table:table-cell office:value-type="float" office:value="0.31341462341582" calcext:value-type="float">
            <text:p>0,3134146234</text:p>
          </table:table-cell>
          <table:table-cell office:value-type="float" office:value="0.7468359417262" calcext:value-type="float">
            <text:p>0,746835941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7048143187506" calcext:value-type="float">
            <text:p>0,7048143188</text:p>
          </table:table-cell>
          <table:table-cell office:value-type="float" office:value="0.76591293164825" calcext:value-type="float">
            <text:p>0,7659129316</text:p>
          </table:table-cell>
          <table:table-cell office:value-type="float" office:value="0.25462450537504" calcext:value-type="float">
            <text:p>0,2546245054</text:p>
          </table:table-cell>
          <table:table-cell office:value-type="float" office:value="0.4329459888429" calcext:value-type="float">
            <text:p>0,4329459888</text:p>
          </table:table-cell>
          <table:table-cell office:value-type="float" office:value="0.30424166562965" calcext:value-type="float">
            <text:p>0,3042416656</text:p>
          </table:table-cell>
          <table:table-cell office:value-type="float" office:value="0.7379485882759" calcext:value-type="float">
            <text:p>0,7379485883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798672513251" calcext:value-type="float">
            <text:p>0,6798672513</text:p>
          </table:table-cell>
          <table:table-cell office:value-type="float" office:value="0.7793132617297" calcext:value-type="float">
            <text:p>0,7793132617</text:p>
          </table:table-cell>
          <table:table-cell office:value-type="float" office:value="0.29902479356495" calcext:value-type="float">
            <text:p>0,2990247936</text:p>
          </table:table-cell>
          <table:table-cell office:value-type="float" office:value="0.50487721546975" calcext:value-type="float">
            <text:p>0,5048772155</text:p>
          </table:table-cell>
          <table:table-cell office:value-type="float" office:value="0.350918075821" calcext:value-type="float">
            <text:p>0,3509180758</text:p>
          </table:table-cell>
          <table:table-cell office:value-type="float" office:value="0.745261116592" calcext:value-type="float">
            <text:p>0,745261116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8300011762955" calcext:value-type="float">
            <text:p>0,6830001176</text:p>
          </table:table-cell>
          <table:table-cell office:value-type="float" office:value="0.78465423982135" calcext:value-type="float">
            <text:p>0,7846542398</text:p>
          </table:table-cell>
          <table:table-cell office:value-type="float" office:value="0.2813399830248" calcext:value-type="float">
            <text:p>0,281339983</text:p>
          </table:table-cell>
          <table:table-cell office:value-type="float" office:value="0.46480200524825" calcext:value-type="float">
            <text:p>0,4648020052</text:p>
          </table:table-cell>
          <table:table-cell office:value-type="float" office:value="0.33327289335725" calcext:value-type="float">
            <text:p>0,3332728934</text:p>
          </table:table-cell>
          <table:table-cell office:value-type="float" office:value="0.7513539153856" calcext:value-type="float">
            <text:p>0,751353915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789306004214" calcext:value-type="float">
            <text:p>0,6789306004</text:p>
          </table:table-cell>
          <table:table-cell office:value-type="float" office:value="0.78369017260055" calcext:value-type="float">
            <text:p>0,7836901726</text:p>
          </table:table-cell>
          <table:table-cell office:value-type="float" office:value="0.29154776755173" calcext:value-type="float">
            <text:p>0,2915477676</text:p>
          </table:table-cell>
          <table:table-cell office:value-type="float" office:value="0.46351874915833" calcext:value-type="float">
            <text:p>0,4635187492</text:p>
          </table:table-cell>
          <table:table-cell office:value-type="float" office:value="0.33380195938738" calcext:value-type="float">
            <text:p>0,3338019594</text:p>
          </table:table-cell>
          <table:table-cell office:value-type="float" office:value="0.75492501463935" calcext:value-type="float">
            <text:p>0,7549250146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8664280441855" calcext:value-type="float">
            <text:p>0,6866428044</text:p>
          </table:table-cell>
          <table:table-cell office:value-type="float" office:value="0.7904484284242" calcext:value-type="float">
            <text:p>0,7904484284</text:p>
          </table:table-cell>
          <table:table-cell office:value-type="float" office:value="0.3045279522767" calcext:value-type="float">
            <text:p>0,3045279523</text:p>
          </table:table-cell>
          <table:table-cell office:value-type="float" office:value="0.48565372136265" calcext:value-type="float">
            <text:p>0,4856537214</text:p>
          </table:table-cell>
          <table:table-cell office:value-type="float" office:value="0.35182639973855" calcext:value-type="float">
            <text:p>0,3518263997</text:p>
          </table:table-cell>
          <table:table-cell office:value-type="float" office:value="0.7522681478198" calcext:value-type="float">
            <text:p>0,752268147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496825898189" calcext:value-type="float">
            <text:p>0,6496825898</text:p>
          </table:table-cell>
          <table:table-cell office:value-type="float" office:value="0.8030521443845" calcext:value-type="float">
            <text:p>0,8030521444</text:p>
          </table:table-cell>
          <table:table-cell office:value-type="float" office:value="0.324082262947355" calcext:value-type="float">
            <text:p>0,3240822629</text:p>
          </table:table-cell>
          <table:table-cell office:value-type="float" office:value="0.501800469724925" calcext:value-type="float">
            <text:p>0,5018004697</text:p>
          </table:table-cell>
          <table:table-cell office:value-type="float" office:value="0.374241941646235" calcext:value-type="float">
            <text:p>0,3742419416</text:p>
          </table:table-cell>
          <table:table-cell office:value-type="float" office:value="0.77258533179235" calcext:value-type="float">
            <text:p>0,7725853318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7.7" calcext:value-type="float">
            <text:p>27,7</text:p>
          </table:table-cell>
          <table:table-cell office:value-type="float" office:value="0.6839718085417" calcext:value-type="float">
            <text:p>0,6839718085</text:p>
          </table:table-cell>
          <table:table-cell office:value-type="float" office:value="0.77914307893765" calcext:value-type="float">
            <text:p>0,7791430789</text:p>
          </table:table-cell>
          <table:table-cell office:value-type="float" office:value="0.283682893800215" calcext:value-type="float">
            <text:p>0,2836828938</text:p>
          </table:table-cell>
          <table:table-cell office:value-type="float" office:value="0.502101379637315" calcext:value-type="float">
            <text:p>0,5021013796</text:p>
          </table:table-cell>
          <table:table-cell office:value-type="float" office:value="0.343605183358325" calcext:value-type="float">
            <text:p>0,3436051834</text:p>
          </table:table-cell>
          <table:table-cell office:value-type="float" office:value="0.77173141999005" calcext:value-type="float">
            <text:p>0,77173142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678831341515" calcext:value-type="float">
            <text:p>0,7067883134</text:p>
          </table:table-cell>
          <table:table-cell office:value-type="float" office:value="0.74537021006495" calcext:value-type="float">
            <text:p>0,7453702101</text:p>
          </table:table-cell>
          <table:table-cell office:value-type="float" office:value="0.2402185104819" calcext:value-type="float">
            <text:p>0,2402185105</text:p>
          </table:table-cell>
          <table:table-cell office:value-type="float" office:value="0.46440111684225" calcext:value-type="float">
            <text:p>0,4644011168</text:p>
          </table:table-cell>
          <table:table-cell office:value-type="float" office:value="0.3012090743233" calcext:value-type="float">
            <text:p>0,3012090743</text:p>
          </table:table-cell>
          <table:table-cell office:value-type="float" office:value="0.71947683468955" calcext:value-type="float">
            <text:p>0,719476834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266225411911" calcext:value-type="float">
            <text:p>0,7266225412</text:p>
          </table:table-cell>
          <table:table-cell office:value-type="float" office:value="0.75914092046505" calcext:value-type="float">
            <text:p>0,7591409205</text:p>
          </table:table-cell>
          <table:table-cell office:value-type="float" office:value="0.26730356879555" calcext:value-type="float">
            <text:p>0,2673035688</text:p>
          </table:table-cell>
          <table:table-cell office:value-type="float" office:value="0.48689332473605" calcext:value-type="float">
            <text:p>0,4868933247</text:p>
          </table:table-cell>
          <table:table-cell office:value-type="float" office:value="0.32894024574855" calcext:value-type="float">
            <text:p>0,3289402457</text:p>
          </table:table-cell>
          <table:table-cell office:value-type="float" office:value="0.73782375779755" calcext:value-type="float">
            <text:p>0,7378237578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1403490533675" calcext:value-type="float">
            <text:p>0,7140349053</text:p>
          </table:table-cell>
          <table:table-cell office:value-type="float" office:value="0.77439894332535" calcext:value-type="float">
            <text:p>0,7743989433</text:p>
          </table:table-cell>
          <table:table-cell office:value-type="float" office:value="0.274600216576215" calcext:value-type="float">
            <text:p>0,2746002166</text:p>
          </table:table-cell>
          <table:table-cell office:value-type="float" office:value="0.4735610900941" calcext:value-type="float">
            <text:p>0,4735610901</text:p>
          </table:table-cell>
          <table:table-cell office:value-type="float" office:value="0.328583516761785" calcext:value-type="float">
            <text:p>0,3285835168</text:p>
          </table:table-cell>
          <table:table-cell office:value-type="float" office:value="0.7425262665393" calcext:value-type="float">
            <text:p>0,7425262665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2337160945" calcext:value-type="float">
            <text:p>0,7023371609</text:p>
          </table:table-cell>
          <table:table-cell office:value-type="float" office:value="0.7724604580946" calcext:value-type="float">
            <text:p>0,7724604581</text:p>
          </table:table-cell>
          <table:table-cell office:value-type="float" office:value="0.27301139037675" calcext:value-type="float">
            <text:p>0,2730113904</text:p>
          </table:table-cell>
          <table:table-cell office:value-type="float" office:value="0.4717197898796" calcext:value-type="float">
            <text:p>0,4717197899</text:p>
          </table:table-cell>
          <table:table-cell office:value-type="float" office:value="0.3282037446367" calcext:value-type="float">
            <text:p>0,3282037446</text:p>
          </table:table-cell>
          <table:table-cell office:value-type="float" office:value="0.74717423226395" calcext:value-type="float">
            <text:p>0,747174232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974271810751" calcext:value-type="float">
            <text:p>0,6974271811</text:p>
          </table:table-cell>
          <table:table-cell office:value-type="float" office:value="0.7694852804386" calcext:value-type="float">
            <text:p>0,7694852804</text:p>
          </table:table-cell>
          <table:table-cell office:value-type="float" office:value="0.271503045374445" calcext:value-type="float">
            <text:p>0,2715030454</text:p>
          </table:table-cell>
          <table:table-cell office:value-type="float" office:value="0.47424444006605" calcext:value-type="float">
            <text:p>0,4742444401</text:p>
          </table:table-cell>
          <table:table-cell office:value-type="float" office:value="0.32603411193357" calcext:value-type="float">
            <text:p>0,3260341119</text:p>
          </table:table-cell>
          <table:table-cell office:value-type="float" office:value="0.75489935131175" calcext:value-type="float">
            <text:p>0,754899351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84840865141" calcext:value-type="float">
            <text:p>0,6848408651</text:p>
          </table:table-cell>
          <table:table-cell office:value-type="float" office:value="0.78680247775625" calcext:value-type="float">
            <text:p>0,7868024778</text:p>
          </table:table-cell>
          <table:table-cell office:value-type="float" office:value="0.311198297631355" calcext:value-type="float">
            <text:p>0,3111982976</text:p>
          </table:table-cell>
          <table:table-cell office:value-type="float" office:value="0.482368534878205" calcext:value-type="float">
            <text:p>0,4823685349</text:p>
          </table:table-cell>
          <table:table-cell office:value-type="float" office:value="0.357696055581445" calcext:value-type="float">
            <text:p>0,3576960556</text:p>
          </table:table-cell>
          <table:table-cell office:value-type="float" office:value="0.7654797437128" calcext:value-type="float">
            <text:p>0,7654797437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9023879615875" calcext:value-type="float">
            <text:p>0,6902387962</text:p>
          </table:table-cell>
          <table:table-cell office:value-type="float" office:value="0.77917687871935" calcext:value-type="float">
            <text:p>0,7791768787</text:p>
          </table:table-cell>
          <table:table-cell office:value-type="float" office:value="0.2837636700769" calcext:value-type="float">
            <text:p>0,2837636701</text:p>
          </table:table-cell>
          <table:table-cell office:value-type="float" office:value="0.4905981559229" calcext:value-type="float">
            <text:p>0,4905981559</text:p>
          </table:table-cell>
          <table:table-cell office:value-type="float" office:value="0.340742448564" calcext:value-type="float">
            <text:p>0,3407424486</text:p>
          </table:table-cell>
          <table:table-cell office:value-type="float" office:value="0.77612010300895" calcext:value-type="float">
            <text:p>0,776120103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8298733969755" calcext:value-type="float">
            <text:p>0,6829873397</text:p>
          </table:table-cell>
          <table:table-cell office:value-type="float" office:value="0.80219004037855" calcext:value-type="float">
            <text:p>0,8021900404</text:p>
          </table:table-cell>
          <table:table-cell office:value-type="float" office:value="0.30075441839784" calcext:value-type="float">
            <text:p>0,3007544184</text:p>
          </table:table-cell>
          <table:table-cell office:value-type="float" office:value="0.440853932782875" calcext:value-type="float">
            <text:p>0,4408539328</text:p>
          </table:table-cell>
          <table:table-cell office:value-type="float" office:value="0.33412323718472" calcext:value-type="float">
            <text:p>0,3341232372</text:p>
          </table:table-cell>
          <table:table-cell office:value-type="float" office:value="0.77391795956585" calcext:value-type="float">
            <text:p>0,7739179596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69591184806955" calcext:value-type="float">
            <text:p>0,6959118481</text:p>
          </table:table-cell>
          <table:table-cell office:value-type="float" office:value="0.79033813003515" calcext:value-type="float">
            <text:p>0,79033813</text:p>
          </table:table-cell>
          <table:table-cell office:value-type="float" office:value="0.3102007737529" calcext:value-type="float">
            <text:p>0,3102007738</text:p>
          </table:table-cell>
          <table:table-cell office:value-type="float" office:value="0.50316211558255" calcext:value-type="float">
            <text:p>0,5031621156</text:p>
          </table:table-cell>
          <table:table-cell office:value-type="float" office:value="0.364224657749785" calcext:value-type="float">
            <text:p>0,3642246577</text:p>
          </table:table-cell>
          <table:table-cell office:value-type="float" office:value="0.7752226654293" calcext:value-type="float">
            <text:p>0,7752226654</text:p>
          </table:table-cell>
        </table:table-row>
        <table:table-row table:style-name="ro1">
          <table:table-cell office:value-type="string" calcext:value-type="string">
            <text:p>Mixed-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110.8" calcext:value-type="float">
            <text:p>110,8</text:p>
          </table:table-cell>
          <table:table-cell office:value-type="float" office:value="0.70158634807365" calcext:value-type="float">
            <text:p>0,7015863481</text:p>
          </table:table-cell>
          <table:table-cell office:value-type="float" office:value="0.78349818801055" calcext:value-type="float">
            <text:p>0,783498188</text:p>
          </table:table-cell>
          <table:table-cell office:value-type="float" office:value="0.297893248643955" calcext:value-type="float">
            <text:p>0,2978932486</text:p>
          </table:table-cell>
          <table:table-cell office:value-type="float" office:value="0.521594450785475" calcext:value-type="float">
            <text:p>0,5215944508</text:p>
          </table:table-cell>
          <table:table-cell office:value-type="float" office:value="0.360390101095905" calcext:value-type="float">
            <text:p>0,3603901011</text:p>
          </table:table-cell>
          <table:table-cell office:value-type="float" office:value="0.77361904116905" calcext:value-type="float">
            <text:p>0,7736190412</text:p>
          </table:table-cell>
        </table:table-row>
      </table:table>
      <table:table table:name="Sheet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ICU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9471182412" calcext:value-type="float">
            <text:p>0,8294711824</text:p>
          </table:table-cell>
          <table:table-cell office:value-type="float" office:value="0.803921568627" calcext:value-type="float">
            <text:p>0,8039215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71243952128" calcext:value-type="float">
            <text:p>0,7871243952</text:p>
          </table:table-cell>
          <table:table-cell office:value-type="float" office:value="0.7820067420906" calcext:value-type="float">
            <text:p>0,7820067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9873737374" calcext:value-type="float">
            <text:p>0,7998737374</text:p>
          </table:table-cell>
          <table:table-cell office:value-type="float" office:value="0.826388888889" calcext:value-type="float">
            <text:p>0,8263888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04959358392" calcext:value-type="float">
            <text:p>0,8304959358</text:p>
          </table:table-cell>
          <table:table-cell office:value-type="float" office:value="0.8324919438232" calcext:value-type="float">
            <text:p>0,8324919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5782828283" calcext:value-type="float">
            <text:p>0,7657828283</text:p>
          </table:table-cell>
          <table:table-cell office:value-type="float" office:value="0.835227272727" calcext:value-type="float">
            <text:p>0,835227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319859172638" calcext:value-type="float">
            <text:p>0,7319859173</text:p>
          </table:table-cell>
          <table:table-cell office:value-type="float" office:value="0.7306288193134" calcext:value-type="float">
            <text:p>0,7306288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9065656566" calcext:value-type="float">
            <text:p>0,7190656566</text:p>
          </table:table-cell>
          <table:table-cell office:value-type="float" office:value="0.626893939394" calcext:value-type="float">
            <text:p>0,62689393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34373734848" calcext:value-type="float">
            <text:p>0,7634373735</text:p>
          </table:table-cell>
          <table:table-cell office:value-type="float" office:value="0.749348659449" calcext:value-type="float">
            <text:p>0,7493486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1428571429" calcext:value-type="float">
            <text:p>0,8214285714</text:p>
          </table:table-cell>
          <table:table-cell office:value-type="float" office:value="0.817602040816" calcext:value-type="float">
            <text:p>0,8176020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8928809049" calcext:value-type="float">
            <text:p>0,868928809</text:p>
          </table:table-cell>
          <table:table-cell office:value-type="float" office:value="0.656686626747" calcext:value-type="float">
            <text:p>0,65668662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7309236948" calcext:value-type="float">
            <text:p>0,8273092369</text:p>
          </table:table-cell>
          <table:table-cell office:value-type="float" office:value="0.759036144578" calcext:value-type="float">
            <text:p>0,75903614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7777777778" calcext:value-type="float">
            <text:p>0,7777777778</text:p>
          </table:table-cell>
          <table:table-cell office:value-type="float" office:value="0.899598393574" calcext:value-type="float">
            <text:p>0,89959839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831325301" calcext:value-type="float">
            <text:p>0,8328313253</text:p>
          </table:table-cell>
          <table:table-cell office:value-type="float" office:value="0.945030120482" calcext:value-type="float">
            <text:p>0,94503012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563253012" calcext:value-type="float">
            <text:p>0,8456325301</text:p>
          </table:table-cell>
          <table:table-cell office:value-type="float" office:value="0.902108433735" calcext:value-type="float">
            <text:p>0,90210843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3225198038" calcext:value-type="float">
            <text:p>0,753225198</text:p>
          </table:table-cell>
          <table:table-cell office:value-type="float" office:value="0.781818181818" calcext:value-type="float">
            <text:p>0,78181818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6401357978" calcext:value-type="float">
            <text:p>0,736401358</text:p>
          </table:table-cell>
          <table:table-cell office:value-type="float" office:value="0.754507732931" calcext:value-type="float">
            <text:p>0,75450773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2727272727" calcext:value-type="float">
            <text:p>0,6827272727</text:p>
          </table:table-cell>
          <table:table-cell office:value-type="float" office:value="0.740833333333" calcext:value-type="float">
            <text:p>0,74083333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2878787879" calcext:value-type="float">
            <text:p>0,7728787879</text:p>
          </table:table-cell>
          <table:table-cell office:value-type="float" office:value="0.687878787879" calcext:value-type="float">
            <text:p>0,68787878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4696969697" calcext:value-type="float">
            <text:p>0,7146969697</text:p>
          </table:table-cell>
          <table:table-cell office:value-type="float" office:value="0.688106060606" calcext:value-type="float">
            <text:p>0,68810606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549444738" calcext:value-type="float">
            <text:p>0,7715494447</text:p>
          </table:table-cell>
          <table:table-cell office:value-type="float" office:value="0.686938127975" calcext:value-type="float">
            <text:p>0,6869381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267935836" calcext:value-type="float">
            <text:p>0,7602679358</text:p>
          </table:table-cell>
          <table:table-cell office:value-type="float" office:value="0.819319583994" calcext:value-type="float">
            <text:p>0,8193195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2430812621" calcext:value-type="float">
            <text:p>0,7724308126</text:p>
          </table:table-cell>
          <table:table-cell office:value-type="float" office:value="0.65097831835" calcext:value-type="float">
            <text:p>0,65097831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6012052464" calcext:value-type="float">
            <text:p>0,7460120525</text:p>
          </table:table-cell>
          <table:table-cell office:value-type="float" office:value="0.816199929103" calcext:value-type="float">
            <text:p>0,81619992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6926621765" calcext:value-type="float">
            <text:p>0,7669266218</text:p>
          </table:table-cell>
          <table:table-cell office:value-type="float" office:value="0.773307337823" calcext:value-type="float">
            <text:p>0,773307337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C by Time by ICU'.A1:'AUC by Time by ICU'.B51" table:orientation="column"/>
        <table:database-range table:name="__Anonymous_Sheet_DB__1" table:target-range-address="AUC.A1:AUC.C31" table:orientation="column"/>
        <table:database-range table:name="__Anonymous_Sheet_DB__2" table:target-range-address="log.A1:log.K60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avg_fold.A1:avg_fold.J12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avg_mode.A1:avg_mode.K3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Sheet6.A1:Sheet6.B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8:30:33.778581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32:14.288963353</dc:date>
    <meta:editing-duration>PT1H47M9S</meta:editing-duration>
    <meta:editing-cycles>7</meta:editing-cycles>
    <meta:generator>LibreOffice/5.1.6.2$Linux_X86_64 LibreOffice_project/10m0$Build-2</meta:generator>
    <meta:document-statistic meta:table-count="6" meta:cell-count="84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49cm" svg:height="9.969cm" xlink:href=".." xlink:type="simple" chart:class="chart:line" chart:style-name="ch1">
        <chart:title svg:x="5.013cm" svg:y="0.335cm" chart:style-name="ch2">
          <text:p>Average AUC by Time of Observation</text:p>
        </chart:title>
        <chart:legend chart:legend-position="end" svg:x="14.882cm" svg:y="4.187cm" style:legend-expansion="high" chart:style-name="ch3"/>
        <chart:plot-area chart:style-name="ch4" table:cell-range-address="AUC.A2:AUC.D11 AUC.B1:AUC.D1" chart:data-source-has-labels="both" svg:x="1.361cm" svg:y="1.313cm" svg:width="13.171cm" svg:height="7.476cm">
          <chartooo:coordinate-region svg:x="2.273cm" svg:y="1.513cm" svg:width="12.072cm" svg:height="6.63cm"/>
          <chart:axis chart:dimension="x" chart:name="primary-x" chart:style-name="ch5" chartooo:axis-type="auto">
            <chartooo:date-scale/>
            <chart:title svg:x="6.963cm" svg:y="8.988cm" chart:style-name="ch6">
              <text:p>Hours in ICU</text:p>
            </chart:title>
            <chart:categories table:cell-range-address="AUC.A2:AUC.A11"/>
          </chart:axis>
          <chart:axis chart:dimension="y" chart:name="primary-y" chart:style-name="ch5">
            <chart:title svg:x="0.451cm" svg:y="5.452cm" chart:style-name="ch7">
              <text:p>AUC</text:p>
            </chart:title>
            <chart:grid chart:style-name="ch8" chart:class="major"/>
          </chart:axis>
          <chart:series chart:style-name="ch9" chart:values-cell-range-address="AUC.B2:AUC.B11" chart:label-cell-address="AUC.B1:AUC.B1" chart:class="chart:line">
            <chart:data-point chart:repeated="10"/>
          </chart:series>
          <chart:series chart:style-name="ch10" chart:values-cell-range-address="AUC.C2:AUC.C11" chart:label-cell-address="AUC.C1:AUC.C1" chart:class="chart:line">
            <chart:data-point chart:repeated="10"/>
          </chart:series>
          <chart:series chart:style-name="ch11" chart:values-cell-range-address="AUC.D2:AUC.D11" chart:label-cell-address="AUC.D1:AUC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cused</text:p>
                <draw:g>
                  <svg:desc>AUC.B1:AUC.B1</svg:desc>
                </draw:g>
              </table:table-cell>
              <table:table-cell office:value-type="string">
                <text:p>FT</text:p>
                <draw:g>
                  <svg:desc>AUC.C1:AUC.C1</svg:desc>
                </draw:g>
              </table:table-cell>
              <table:table-cell office:value-type="string">
                <text:p>Mixed</text:p>
                <draw:g>
                  <svg:desc>AUC.D1:AUC.D1</svg:desc>
                </draw:g>
              </table:table-cell>
            </table:table-row>
          </table:table-header-rows>
          <table:table-rows>
            <table:table-row>
              <table:table-cell office:value-type="float" office:value="4.8">
                <text:p>4.8</text:p>
                <draw:g>
                  <svg:desc>AUC.A2:AUC.A11</svg:desc>
                </draw:g>
              </table:table-cell>
              <table:table-cell office:value-type="float" office:value="0.7083306095229">
                <text:p>0.7083306095229</text:p>
                <draw:g>
                  <svg:desc>AUC.B2:AUC.B11</svg:desc>
                </draw:g>
              </table:table-cell>
              <table:table-cell office:value-type="float" office:value="0.70902455902895">
                <text:p>0.70902455902895</text:p>
                <draw:g>
                  <svg:desc>AUC.C2:AUC.C11</svg:desc>
                </draw:g>
              </table:table-cell>
              <table:table-cell office:value-type="float" office:value="0.71947683468955">
                <text:p>0.71947683468955</text:p>
                <draw:g>
                  <svg:desc>AUC.D2:AUC.D11</svg:desc>
                </draw:g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219464319136">
                <text:p>0.7219464319136</text:p>
              </table:table-cell>
              <table:table-cell office:value-type="float" office:value="0.7335439151052">
                <text:p>0.7335439151052</text:p>
              </table:table-cell>
              <table:table-cell office:value-type="float" office:value="0.73782375779755">
                <text:p>0.7378237577975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73737035544285">
                <text:p>0.73737035544285</text:p>
              </table:table-cell>
              <table:table-cell office:value-type="float" office:value="0.7468359417262">
                <text:p>0.7468359417262</text:p>
              </table:table-cell>
              <table:table-cell office:value-type="float" office:value="0.7425262665393">
                <text:p>0.742526266539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7375811987474">
                <text:p>0.7375811987474</text:p>
              </table:table-cell>
              <table:table-cell office:value-type="float" office:value="0.7379485882759">
                <text:p>0.7379485882759</text:p>
              </table:table-cell>
              <table:table-cell office:value-type="float" office:value="0.74717423226395">
                <text:p>0.747174232263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495298700753">
                <text:p>0.7495298700753</text:p>
              </table:table-cell>
              <table:table-cell office:value-type="float" office:value="0.745261116592">
                <text:p>0.745261116592</text:p>
              </table:table-cell>
              <table:table-cell office:value-type="float" office:value="0.75489935131175">
                <text:p>0.75489935131175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74848286605055">
                <text:p>0.74848286605055</text:p>
              </table:table-cell>
              <table:table-cell office:value-type="float" office:value="0.7513539153856">
                <text:p>0.7513539153856</text:p>
              </table:table-cell>
              <table:table-cell office:value-type="float" office:value="0.7654797437128">
                <text:p>0.7654797437128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7404192987918">
                <text:p>0.7404192987918</text:p>
              </table:table-cell>
              <table:table-cell office:value-type="float" office:value="0.75492501463935">
                <text:p>0.75492501463935</text:p>
              </table:table-cell>
              <table:table-cell office:value-type="float" office:value="0.77612010300895">
                <text:p>0.77612010300895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.76131575668615">
                <text:p>0.76131575668615</text:p>
              </table:table-cell>
              <table:table-cell office:value-type="float" office:value="0.7522681478198">
                <text:p>0.7522681478198</text:p>
              </table:table-cell>
              <table:table-cell office:value-type="float" office:value="0.77391795956585">
                <text:p>0.77391795956585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.7715413872238">
                <text:p>0.7715413872238</text:p>
              </table:table-cell>
              <table:table-cell office:value-type="float" office:value="0.77258533179235">
                <text:p>0.77258533179235</text:p>
              </table:table-cell>
              <table:table-cell office:value-type="float" office:value="0.7752226654293">
                <text:p>0.77522266542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709915657315">
                <text:p>0.7709915657315</text:p>
              </table:table-cell>
              <table:table-cell office:value-type="float" office:value="0.77173141999005">
                <text:p>0.77173141999005</text:p>
              </table:table-cell>
              <table:table-cell office:value-type="float" office:value="0.77361904116905">
                <text:p>0.77361904116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96cm" svg:y="0.316cm" chart:style-name="ch2">
          <text:p>AUC by Time - Coronary</text:p>
        </chart:title>
        <chart:legend chart:legend-position="end" svg:x="12.725cm" svg:y="3.703cm" style:legend-expansion="high" chart:style-name="ch3"/>
        <chart:plot-area chart:style-name="ch4" table:cell-range-address="'AUC by Time by ICU'.A3:'AUC by Time by ICU'.D12 'AUC by Time by ICU'.B2:'AUC by Time by ICU'.D2" chart:data-source-has-labels="both" svg:x="1.331cm" svg:y="1.275cm" svg:width="11.074cm" svg:height="6.564cm">
          <chartooo:coordinate-region svg:x="2.243cm" svg:y="1.474cm" svg:width="9.975cm" svg:height="5.718cm"/>
          <chart:axis chart:dimension="x" chart:name="primary-x" chart:style-name="ch5" chartooo:axis-type="auto">
            <chartooo:date-scale/>
            <chart:title svg:x="6.454cm" svg:y="8.019cm" chart:style-name="ch6">
              <text:p>Hour</text:p>
            </chart:title>
            <chart:categories table:cell-range-address="'AUC by Time by ICU'.A3:'AUC by Time by ICU'.A12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'AUC by Time by ICU'.B3:'AUC by Time by ICU'.B12" chart:label-cell-address="'AUC by Time by ICU'.B2:'AUC by Time by ICU'.B2" chart:class="chart:line">
            <chart:data-point chart:repeated="10"/>
          </chart:series>
          <chart:series chart:style-name="ch10" chart:values-cell-range-address="'AUC by Time by ICU'.C3:'AUC by Time by ICU'.C12" chart:label-cell-address="'AUC by Time by ICU'.C2:'AUC by Time by ICU'.C2" chart:class="chart:line">
            <chart:data-point chart:repeated="10"/>
          </chart:series>
          <chart:series chart:style-name="ch11" chart:values-cell-range-address="'AUC by Time by ICU'.D3:'AUC by Time by ICU'.D12" chart:label-cell-address="'AUC by Time by ICU'.D2:'AUC by Time by ICU'.D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cused</text:p>
                <draw:g>
                  <svg:desc>'AUC by Time by ICU'.B2:'AUC by Time by ICU'.B2</svg:desc>
                </draw:g>
              </table:table-cell>
              <table:table-cell office:value-type="string">
                <text:p>Fine Tunning</text:p>
                <draw:g>
                  <svg:desc>'AUC by Time by ICU'.C2:'AUC by Time by ICU'.C2</svg:desc>
                </draw:g>
              </table:table-cell>
              <table:table-cell office:value-type="string">
                <text:p>Mixed</text:p>
                <draw:g>
                  <svg:desc>'AUC by Time by ICU'.D2:'AUC by Time by ICU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UC by Time by ICU'.A3:'AUC by Time by ICU'.A12</svg:desc>
                </draw:g>
              </table:table-cell>
              <table:table-cell office:value-type="float" office:value="0.7294792917166">
                <text:p>0.7294792917166</text:p>
                <draw:g>
                  <svg:desc>'AUC by Time by ICU'.B3:'AUC by Time by ICU'.B12</svg:desc>
                </draw:g>
              </table:table-cell>
              <table:table-cell office:value-type="float" office:value="0.7318985927704">
                <text:p>0.7318985927704</text:p>
                <draw:g>
                  <svg:desc>'AUC by Time by ICU'.C3:'AUC by Time by ICU'.C12</svg:desc>
                </draw:g>
              </table:table-cell>
              <table:table-cell office:value-type="float" office:value="0.7434298719486">
                <text:p>0.7434298719486</text:p>
                <draw:g>
                  <svg:desc>'AUC by Time by ICU'.D3:'AUC by Time by ICU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24558611324">
                <text:p>0.7324558611324</text:p>
              </table:table-cell>
              <table:table-cell office:value-type="float" office:value="0.7694596778104">
                <text:p>0.7694596778104</text:p>
              </table:table-cell>
              <table:table-cell office:value-type="float" office:value="0.7666508269974">
                <text:p>0.76665082699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6986188416">
                <text:p>0.7366986188416</text:p>
              </table:table-cell>
              <table:table-cell office:value-type="float" office:value="0.80780486437">
                <text:p>0.80780486437</text:p>
              </table:table-cell>
              <table:table-cell office:value-type="float" office:value="0.782606072732">
                <text:p>0.7826060727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58886584938">
                <text:p>0.7458886584938</text:p>
              </table:table-cell>
              <table:table-cell office:value-type="float" office:value="0.7898001624894">
                <text:p>0.7898001624894</text:p>
              </table:table-cell>
              <table:table-cell office:value-type="float" office:value="0.7855931008768">
                <text:p>0.78559310087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559190342804">
                <text:p>0.7559190342804</text:p>
              </table:table-cell>
              <table:table-cell office:value-type="float" office:value="0.8044764117768">
                <text:p>0.8044764117768</text:p>
              </table:table-cell>
              <table:table-cell office:value-type="float" office:value="0.8004898171392">
                <text:p>0.80048981713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1733663164">
                <text:p>0.7591733663164</text:p>
              </table:table-cell>
              <table:table-cell office:value-type="float" office:value="0.8028433343034">
                <text:p>0.8028433343034</text:p>
              </table:table-cell>
              <table:table-cell office:value-type="float" office:value="0.8068430402464">
                <text:p>0.80684304024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44989283592">
                <text:p>0.744989283592</text:p>
              </table:table-cell>
              <table:table-cell office:value-type="float" office:value="0.7967765894236">
                <text:p>0.7967765894236</text:p>
              </table:table-cell>
              <table:table-cell office:value-type="float" office:value="0.7998420580352">
                <text:p>0.79984205803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626611250562">
                <text:p>0.7626611250562</text:p>
              </table:table-cell>
              <table:table-cell office:value-type="float" office:value="0.7902876302036">
                <text:p>0.7902876302036</text:p>
              </table:table-cell>
              <table:table-cell office:value-type="float" office:value="0.7920316611494">
                <text:p>0.79203166114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65699992118">
                <text:p>0.765699992118</text:p>
              </table:table-cell>
              <table:table-cell office:value-type="float" office:value="0.8154946069338">
                <text:p>0.8154946069338</text:p>
              </table:table-cell>
              <table:table-cell office:value-type="float" office:value="0.8084166242254">
                <text:p>0.80841662422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83962524404">
                <text:p>0.7483962524404</text:p>
              </table:table-cell>
              <table:table-cell office:value-type="float" office:value="0.8162497574786">
                <text:p>0.8162497574786</text:p>
              </table:table-cell>
              <table:table-cell office:value-type="float" office:value="0.7820067420906">
                <text:p>0.7820067420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AUC by Time - Cardiac</text:p>
        </chart:title>
        <chart:legend chart:legend-position="end" svg:x="12.513cm" svg:y="3.703cm" style:legend-expansion="high" chart:style-name="ch3"/>
        <chart:plot-area chart:style-name="ch4" table:cell-range-address="'AUC by Time by ICU'.F3:'AUC by Time by ICU'.I12" chart:data-source-has-labels="both" svg:x="1.331cm" svg:y="1.275cm" svg:width="10.862cm" svg:height="6.564cm">
          <chartooo:coordinate-region svg:x="2.243cm" svg:y="1.475cm" svg:width="9.763cm" svg:height="5.717cm"/>
          <chart:axis chart:dimension="x" chart:name="primary-x" chart:style-name="ch5" chartooo:axis-type="auto">
            <chartooo:date-scale/>
            <chart:title svg:x="6.348cm" svg:y="8.019cm" chart:style-name="ch6">
              <text:p>Hour</text:p>
            </chart:title>
            <chart:categories table:cell-range-address="'AUC by Time by ICU'.F3:'AUC by Time by ICU'.F12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'AUC by Time by ICU'.G3:'AUC by Time by ICU'.G12" chart:label-cell-address="'AUC by Time by ICU'.G3:'AUC by Time by ICU'.G3" chart:class="chart:line">
            <chart:data-point chart:repeated="10"/>
          </chart:series>
          <chart:series chart:style-name="ch10" chart:values-cell-range-address="'AUC by Time by ICU'.H3:'AUC by Time by ICU'.H12" chart:label-cell-address="'AUC by Time by ICU'.H3:'AUC by Time by ICU'.H3" chart:class="chart:line">
            <chart:data-point chart:repeated="10"/>
          </chart:series>
          <chart:series chart:style-name="ch11" chart:values-cell-range-address="'AUC by Time by ICU'.I3:'AUC by Time by ICU'.I12" chart:label-cell-address="'AUC by Time by ICU'.I3:'AUC by Time by ICU'.I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7439330175</text:p>
                <draw:g>
                  <svg:desc>'AUC by Time by ICU'.G3:'AUC by Time by ICU'.G3</svg:desc>
                </draw:g>
              </table:table-cell>
              <table:table-cell office:value-type="string">
                <text:p>0,7880545135</text:p>
                <draw:g>
                  <svg:desc>'AUC by Time by ICU'.H3:'AUC by Time by ICU'.H3</svg:desc>
                </draw:g>
              </table:table-cell>
              <table:table-cell office:value-type="string">
                <text:p>0,8189443402</text:p>
                <draw:g>
                  <svg:desc>'AUC by Time by ICU'.I3:'AUC by Time by ICU'.I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UC by Time by ICU'.F3:'AUC by Time by ICU'.F12</svg:desc>
                </draw:g>
              </table:table-cell>
              <table:table-cell office:value-type="float" office:value="0.743933017499">
                <text:p>0.743933017499</text:p>
                <draw:g>
                  <svg:desc>'AUC by Time by ICU'.G3:'AUC by Time by ICU'.G12</svg:desc>
                </draw:g>
              </table:table-cell>
              <table:table-cell office:value-type="float" office:value="0.788054513463">
                <text:p>0.788054513463</text:p>
                <draw:g>
                  <svg:desc>'AUC by Time by ICU'.H3:'AUC by Time by ICU'.H12</svg:desc>
                </draw:g>
              </table:table-cell>
              <table:table-cell office:value-type="float" office:value="0.8189443402352">
                <text:p>0.8189443402352</text:p>
                <draw:g>
                  <svg:desc>'AUC by Time by ICU'.I3:'AUC by Time by ICU'.I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95072906396">
                <text:p>0.795072906396</text:p>
              </table:table-cell>
              <table:table-cell office:value-type="float" office:value="0.8221112994894">
                <text:p>0.8221112994894</text:p>
              </table:table-cell>
              <table:table-cell office:value-type="float" office:value="0.8195978524876">
                <text:p>0.8195978524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22494669296">
                <text:p>0.822494669296</text:p>
              </table:table-cell>
              <table:table-cell office:value-type="float" office:value="0.818099944689">
                <text:p>0.818099944689</text:p>
              </table:table-cell>
              <table:table-cell office:value-type="float" office:value="0.8121421815004">
                <text:p>0.8121421815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84893466078">
                <text:p>0.8084893466078</text:p>
              </table:table-cell>
              <table:table-cell office:value-type="float" office:value="0.8145518200546">
                <text:p>0.8145518200546</text:p>
              </table:table-cell>
              <table:table-cell office:value-type="float" office:value="0.8120494953866">
                <text:p>0.81204949538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093554858156">
                <text:p>0.8093554858156</text:p>
              </table:table-cell>
              <table:table-cell office:value-type="float" office:value="0.7968789328972">
                <text:p>0.7968789328972</text:p>
              </table:table-cell>
              <table:table-cell office:value-type="float" office:value="0.7923525439082">
                <text:p>0.7923525439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882116289508">
                <text:p>0.7882116289508</text:p>
              </table:table-cell>
              <table:table-cell office:value-type="float" office:value="0.8114889698516">
                <text:p>0.8114889698516</text:p>
              </table:table-cell>
              <table:table-cell office:value-type="float" office:value="0.819974308411">
                <text:p>0.8199743084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83674518433">
                <text:p>0.783674518433</text:p>
              </table:table-cell>
              <table:table-cell office:value-type="float" office:value="0.7951796206782">
                <text:p>0.7951796206782</text:p>
              </table:table-cell>
              <table:table-cell office:value-type="float" office:value="0.8549303000426">
                <text:p>0.85493030004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70132225508">
                <text:p>0.8370132225508</text:p>
              </table:table-cell>
              <table:table-cell office:value-type="float" office:value="0.801570152867">
                <text:p>0.801570152867</text:p>
              </table:table-cell>
              <table:table-cell office:value-type="float" office:value="0.8358477823468">
                <text:p>0.8358477823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98325838284">
                <text:p>0.8398325838284</text:p>
              </table:table-cell>
              <table:table-cell office:value-type="float" office:value="0.7981414680678">
                <text:p>0.7981414680678</text:p>
              </table:table-cell>
              <table:table-cell office:value-type="float" office:value="0.8149651500212">
                <text:p>0.8149651500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423910211704">
                <text:p>0.8423910211704</text:p>
              </table:table-cell>
              <table:table-cell office:value-type="float" office:value="0.8307758980034">
                <text:p>0.8307758980034</text:p>
              </table:table-cell>
              <table:table-cell office:value-type="float" office:value="0.8324919438232">
                <text:p>0.8324919438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AUC by Time - Medical</text:p>
        </chart:title>
        <chart:legend chart:legend-position="end" svg:x="12.513cm" svg:y="3.703cm" style:legend-expansion="high" chart:style-name="ch3"/>
        <chart:plot-area chart:style-name="ch4" table:cell-range-address="'AUC by Time by ICU'.K3:'AUC by Time by ICU'.N12" chart:data-source-has-labels="both" svg:x="1.331cm" svg:y="1.275cm" svg:width="10.862cm" svg:height="6.564cm">
          <chartooo:coordinate-region svg:x="2.243cm" svg:y="1.474cm" svg:width="9.763cm" svg:height="5.718cm"/>
          <chart:axis chart:dimension="x" chart:name="primary-x" chart:style-name="ch5" chartooo:axis-type="auto">
            <chartooo:date-scale/>
            <chart:title svg:x="6.348cm" svg:y="8.019cm" chart:style-name="ch6">
              <text:p>Hour</text:p>
            </chart:title>
            <chart:categories table:cell-range-address="'AUC by Time by ICU'.K3:'AUC by Time by ICU'.K12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'AUC by Time by ICU'.L3:'AUC by Time by ICU'.L12" chart:label-cell-address="'AUC by Time by ICU'.L3:'AUC by Time by ICU'.L3" chart:class="chart:line">
            <chart:data-point chart:repeated="10"/>
          </chart:series>
          <chart:series chart:style-name="ch10" chart:values-cell-range-address="'AUC by Time by ICU'.M3:'AUC by Time by ICU'.M12" chart:label-cell-address="'AUC by Time by ICU'.M3:'AUC by Time by ICU'.M3" chart:class="chart:line">
            <chart:data-point chart:repeated="10"/>
          </chart:series>
          <chart:series chart:style-name="ch11" chart:values-cell-range-address="'AUC by Time by ICU'.N3:'AUC by Time by ICU'.N12" chart:label-cell-address="'AUC by Time by ICU'.N3:'AUC by Time by ICU'.N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6760011945</text:p>
                <draw:g>
                  <svg:desc>'AUC by Time by ICU'.L3:'AUC by Time by ICU'.L3</svg:desc>
                </draw:g>
              </table:table-cell>
              <table:table-cell office:value-type="string">
                <text:p>0,6606975984</text:p>
                <draw:g>
                  <svg:desc>'AUC by Time by ICU'.M3:'AUC by Time by ICU'.M3</svg:desc>
                </draw:g>
              </table:table-cell>
              <table:table-cell office:value-type="string">
                <text:p>0,6677986294</text:p>
                <draw:g>
                  <svg:desc>'AUC by Time by ICU'.N3:'AUC by Time by ICU'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UC by Time by ICU'.K3:'AUC by Time by ICU'.K12</svg:desc>
                </draw:g>
              </table:table-cell>
              <table:table-cell office:value-type="float" office:value="0.6760011945178">
                <text:p>0.6760011945178</text:p>
                <draw:g>
                  <svg:desc>'AUC by Time by ICU'.L3:'AUC by Time by ICU'.L12</svg:desc>
                </draw:g>
              </table:table-cell>
              <table:table-cell office:value-type="float" office:value="0.6606975983906">
                <text:p>0.6606975983906</text:p>
                <draw:g>
                  <svg:desc>'AUC by Time by ICU'.M3:'AUC by Time by ICU'.M12</svg:desc>
                </draw:g>
              </table:table-cell>
              <table:table-cell office:value-type="float" office:value="0.667798629448">
                <text:p>0.667798629448</text:p>
                <draw:g>
                  <svg:desc>'AUC by Time by ICU'.N3:'AUC by Time by ICU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87227398466">
                <text:p>0.687227398466</text:p>
              </table:table-cell>
              <table:table-cell office:value-type="float" office:value="0.680492267069">
                <text:p>0.680492267069</text:p>
              </table:table-cell>
              <table:table-cell office:value-type="float" office:value="0.6845245819186">
                <text:p>0.6845245819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888860807246">
                <text:p>0.6888860807246</text:p>
              </table:table-cell>
              <table:table-cell office:value-type="float" office:value="0.685264365648">
                <text:p>0.685264365648</text:p>
              </table:table-cell>
              <table:table-cell office:value-type="float" office:value="0.6975118823086">
                <text:p>0.6975118823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94249968564">
                <text:p>0.6994249968564</text:p>
              </table:table-cell>
              <table:table-cell office:value-type="float" office:value="0.6920595372814">
                <text:p>0.6920595372814</text:p>
              </table:table-cell>
              <table:table-cell office:value-type="float" office:value="0.7101219036842">
                <text:p>0.71012190368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06220922922">
                <text:p>0.7106220922922</text:p>
              </table:table-cell>
              <table:table-cell office:value-type="float" office:value="0.6954967936626">
                <text:p>0.6954967936626</text:p>
              </table:table-cell>
              <table:table-cell office:value-type="float" office:value="0.705043757073">
                <text:p>0.7050437570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03174839683">
                <text:p>0.703174839683</text:p>
              </table:table-cell>
              <table:table-cell office:value-type="float" office:value="0.6917547466364">
                <text:p>0.6917547466364</text:p>
              </table:table-cell>
              <table:table-cell office:value-type="float" office:value="0.7033243430152">
                <text:p>0.70332434301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4514019868">
                <text:p>0.7004514019868</text:p>
              </table:table-cell>
              <table:table-cell office:value-type="float" office:value="0.69577983151">
                <text:p>0.69577983151</text:p>
              </table:table-cell>
              <table:table-cell office:value-type="float" office:value="0.7203242172764">
                <text:p>0.72032421727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195598516282">
                <text:p>0.7195598516282</text:p>
              </table:table-cell>
              <table:table-cell office:value-type="float" office:value="0.710115050924">
                <text:p>0.710115050924</text:p>
              </table:table-cell>
              <table:table-cell office:value-type="float" office:value="0.7278821199548">
                <text:p>0.72788211995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55514900038">
                <text:p>0.7355514900038</text:p>
              </table:table-cell>
              <table:table-cell office:value-type="float" office:value="0.7260192380234">
                <text:p>0.7260192380234</text:p>
              </table:table-cell>
              <table:table-cell office:value-type="float" office:value="0.7346430277882">
                <text:p>0.73464302778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9601408272">
                <text:p>0.7459601408272</text:p>
              </table:table-cell>
              <table:table-cell office:value-type="float" office:value="0.7181718848232">
                <text:p>0.7181718848232</text:p>
              </table:table-cell>
              <table:table-cell office:value-type="float" office:value="0.7306288193134">
                <text:p>0.7306288193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AUC by Time - Surgical</text:p>
        </chart:title>
        <chart:legend chart:legend-position="end" svg:x="12.513cm" svg:y="3.703cm" style:legend-expansion="high" chart:style-name="ch3"/>
        <chart:plot-area chart:style-name="ch4" table:cell-range-address="'AUC by Time by ICU'.P3:'AUC by Time by ICU'.S12" chart:data-source-has-labels="both" svg:x="1.331cm" svg:y="1.275cm" svg:width="10.862cm" svg:height="6.564cm">
          <chartooo:coordinate-region svg:x="2.243cm" svg:y="1.474cm" svg:width="9.763cm" svg:height="5.718cm"/>
          <chart:axis chart:dimension="x" chart:name="primary-x" chart:style-name="ch5" chartooo:axis-type="auto">
            <chartooo:date-scale/>
            <chart:title svg:x="6.348cm" svg:y="8.019cm" chart:style-name="ch6">
              <text:p>Hour</text:p>
            </chart:title>
            <chart:categories table:cell-range-address="'AUC by Time by ICU'.P3:'AUC by Time by ICU'.P12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'AUC by Time by ICU'.Q3:'AUC by Time by ICU'.Q12" chart:label-cell-address="'AUC by Time by ICU'.Q3:'AUC by Time by ICU'.Q3" chart:class="chart:line">
            <chart:data-point chart:repeated="10"/>
          </chart:series>
          <chart:series chart:style-name="ch10" chart:values-cell-range-address="'AUC by Time by ICU'.R3:'AUC by Time by ICU'.R12" chart:label-cell-address="'AUC by Time by ICU'.R3:'AUC by Time by ICU'.R3" chart:class="chart:line">
            <chart:data-point chart:repeated="10"/>
          </chart:series>
          <chart:series chart:style-name="ch11" chart:values-cell-range-address="'AUC by Time by ICU'.S3:'AUC by Time by ICU'.S12" chart:label-cell-address="'AUC by Time by ICU'.S3:'AUC by Time by ICU'.S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6839089344</text:p>
                <draw:g>
                  <svg:desc>'AUC by Time by ICU'.Q3:'AUC by Time by ICU'.Q3</svg:desc>
                </draw:g>
              </table:table-cell>
              <table:table-cell office:value-type="string">
                <text:p>0,6554475315</text:p>
                <draw:g>
                  <svg:desc>'AUC by Time by ICU'.R3:'AUC by Time by ICU'.R3</svg:desc>
                </draw:g>
              </table:table-cell>
              <table:table-cell office:value-type="string">
                <text:p>0,6477344971</text:p>
                <draw:g>
                  <svg:desc>'AUC by Time by ICU'.S3:'AUC by Time by ICU'.S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UC by Time by ICU'.P3:'AUC by Time by ICU'.P12</svg:desc>
                </draw:g>
              </table:table-cell>
              <table:table-cell office:value-type="float" office:value="0.6839089343582">
                <text:p>0.6839089343582</text:p>
                <draw:g>
                  <svg:desc>'AUC by Time by ICU'.Q3:'AUC by Time by ICU'.Q12</svg:desc>
                </draw:g>
              </table:table-cell>
              <table:table-cell office:value-type="float" office:value="0.6554475314918">
                <text:p>0.6554475314918</text:p>
                <draw:g>
                  <svg:desc>'AUC by Time by ICU'.R3:'AUC by Time by ICU'.R12</svg:desc>
                </draw:g>
              </table:table-cell>
              <table:table-cell office:value-type="float" office:value="0.6477344971264">
                <text:p>0.6477344971264</text:p>
                <draw:g>
                  <svg:desc>'AUC by Time by ICU'.S3:'AUC by Time by ICU'.S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7302956166">
                <text:p>0.67302956166</text:p>
              </table:table-cell>
              <table:table-cell office:value-type="float" office:value="0.662112416052">
                <text:p>0.662112416052</text:p>
              </table:table-cell>
              <table:table-cell office:value-type="float" office:value="0.6805217697866">
                <text:p>0.68052176978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14020529092">
                <text:p>0.7014020529092</text:p>
              </table:table-cell>
              <table:table-cell office:value-type="float" office:value="0.6761745921978">
                <text:p>0.6761745921978</text:p>
              </table:table-cell>
              <table:table-cell office:value-type="float" office:value="0.6778449296162">
                <text:p>0.67784492961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5217930316">
                <text:p>0.6965217930316</text:p>
              </table:table-cell>
              <table:table-cell office:value-type="float" office:value="0.6553828332782">
                <text:p>0.6553828332782</text:p>
              </table:table-cell>
              <table:table-cell office:value-type="float" office:value="0.6809324291082">
                <text:p>0.68093242910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2222867913">
                <text:p>0.722222867913</text:p>
              </table:table-cell>
              <table:table-cell office:value-type="float" office:value="0.6841923280314">
                <text:p>0.6841923280314</text:p>
              </table:table-cell>
              <table:table-cell office:value-type="float" office:value="0.7217112871266">
                <text:p>0.7217112871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43371629252">
                <text:p>0.743371629252</text:p>
              </table:table-cell>
              <table:table-cell office:value-type="float" office:value="0.699328610751">
                <text:p>0.699328610751</text:p>
              </table:table-cell>
              <table:table-cell office:value-type="float" office:value="0.7317772831786">
                <text:p>0.73177728317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25619911554">
                <text:p>0.7325619911554</text:p>
              </table:table-cell>
              <table:table-cell office:value-type="float" office:value="0.7319640169456">
                <text:p>0.7319640169456</text:p>
              </table:table-cell>
              <table:table-cell office:value-type="float" office:value="0.7293838366816">
                <text:p>0.7293838366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60288275094">
                <text:p>0.7260288275094</text:p>
              </table:table-cell>
              <table:table-cell office:value-type="float" office:value="0.7070997572846">
                <text:p>0.7070997572846</text:p>
              </table:table-cell>
              <table:table-cell office:value-type="float" office:value="0.7399102748124">
                <text:p>0.73991027481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5081482945">
                <text:p>0.745081482945</text:p>
              </table:table-cell>
              <table:table-cell office:value-type="float" office:value="0.7506860141444">
                <text:p>0.7506860141444</text:p>
              </table:table-cell>
              <table:table-cell office:value-type="float" office:value="0.7428658596824">
                <text:p>0.74286585968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7218848488">
                <text:p>0.747218848488</text:p>
              </table:table-cell>
              <table:table-cell office:value-type="float" office:value="0.721728139655">
                <text:p>0.721728139655</text:p>
              </table:table-cell>
              <table:table-cell office:value-type="float" office:value="0.749348659449">
                <text:p>0.7493486594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